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7A000000453F9734A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Black1" svg:font-family="'Arial Black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.002cm" fo:margin-left="-0.213cm" fo:margin-top="0cm" fo:margin-bottom="0cm" table:align="left"/>
    </style:style>
    <style:style style:name="Tabela1.A" style:family="table-column">
      <style:table-column-properties style:column-width="2.75cm"/>
    </style:style>
    <style:style style:name="Tabela1.B" style:family="table-column">
      <style:table-column-properties style:column-width="1.75cm"/>
    </style:style>
    <style:style style:name="Tabela1.C" style:family="table-column">
      <style:table-column-properties style:column-width="7.5cm"/>
    </style:style>
    <style:style style:name="Tabela1.D" style:family="table-column">
      <style:table-column-properties style:column-width="4.002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ffffff" fo:padding-left="0.203cm" fo:padding-right="0.191cm" fo:padding-top="0cm" fo:padding-bottom="0cm" fo:border="0.75pt solid #000001">
        <style:background-image/>
      </style:table-cell-properties>
    </style:style>
    <style:style style:name="Tabela1.2" style:family="table-row">
      <style:table-row-properties style:min-row-height="0.494cm" fo:keep-together="auto"/>
    </style:style>
    <style:style style:name="Tabela1.A2" style:family="table-cell">
      <style:table-cell-properties fo:padding-left="0.203cm" fo:padding-right="0.191cm" fo:padding-top="0cm" fo:padding-bottom="0cm" fo:border-left="0.5pt solid #000001" fo:border-right="none" fo:border-top="0.5pt solid #000001" fo:border-bottom="0.5pt solid #000001"/>
    </style:style>
    <style:style style:name="Tabela1.B2" style:family="table-cell">
      <style:table-cell-properties fo:padding-left="0.203cm" fo:padding-right="0.191cm" fo:padding-top="0cm" fo:padding-bottom="0cm" fo:border-left="0.5pt solid #000001" fo:border-right="none" fo:border-top="0.5pt solid #000001" fo:border-bottom="0.5pt solid #000001"/>
    </style:style>
    <style:style style:name="Tabela1.C2" style:family="table-cell">
      <style:table-cell-properties fo:padding-left="0.203cm" fo:padding-right="0.191cm" fo:padding-top="0cm" fo:padding-bottom="0cm" fo:border-left="0.5pt solid #000001" fo:border-right="none" fo:border-top="0.5pt solid #000001" fo:border-bottom="0.5pt solid #000001"/>
    </style:style>
    <style:style style:name="Tabela1.D2" style:family="table-cell">
      <style:table-cell-properties fo:padding-left="0.203cm" fo:padding-right="0.191cm" fo:padding-top="0cm" fo:padding-bottom="0cm" fo:border="0.5pt solid #000001"/>
    </style:style>
    <style:style style:name="Tabela2" style:family="table">
      <style:table-properties style:width="16.582cm" fo:margin-left="-0.492cm" fo:margin-top="0cm" fo:margin-bottom="0cm" table:align="left"/>
    </style:style>
    <style:style style:name="Tabela2.A" style:family="table-column">
      <style:table-column-properties style:column-width="16.582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ela3" style:family="table">
      <style:table-properties style:width="15.884cm" fo:margin-left="-0.402cm" fo:margin-top="0cm" fo:margin-bottom="0cm" table:align="left"/>
    </style:style>
    <style:style style:name="Tabela3.A" style:family="table-column">
      <style:table-column-properties style:column-width="3.971cm"/>
    </style:style>
    <style:style style:name="Tabela3.B" style:family="table-column">
      <style:table-column-properties style:column-width="2.302cm"/>
    </style:style>
    <style:style style:name="Tabela3.C" style:family="table-column">
      <style:table-column-properties style:column-width="5.636cm"/>
    </style:style>
    <style:style style:name="Tabela3.D" style:family="table-column">
      <style:table-column-properties style:column-width="3.976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-left="0.199cm" fo:padding-right="0.191cm" fo:padding-top="0cm" fo:padding-bottom="0cm" fo:border="0.5pt solid #000001"/>
    </style:style>
    <style:style style:name="Tabela3.A2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4" style:family="table">
      <style:table-properties style:width="16.582cm" fo:margin-left="-0.492cm" fo:margin-top="0cm" fo:margin-bottom="0cm" table:align="left"/>
    </style:style>
    <style:style style:name="Tabela4.A" style:family="table-column">
      <style:table-column-properties style:column-width="16.582cm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ela5" style:family="table">
      <style:table-properties style:width="15.884cm" fo:margin-left="-0.402cm" fo:margin-top="0cm" fo:margin-bottom="0cm" table:align="left"/>
    </style:style>
    <style:style style:name="Tabela5.A" style:family="table-column">
      <style:table-column-properties style:column-width="3.971cm"/>
    </style:style>
    <style:style style:name="Tabela5.B" style:family="table-column">
      <style:table-column-properties style:column-width="1.877cm"/>
    </style:style>
    <style:style style:name="Tabela5.C" style:family="table-column">
      <style:table-column-properties style:column-width="6.059cm"/>
    </style:style>
    <style:style style:name="Tabela5.D" style:family="table-column">
      <style:table-column-properties style:column-width="3.978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199cm" fo:padding-right="0.191cm" fo:padding-top="0cm" fo:padding-bottom="0cm" fo:border="0.5pt solid #000001"/>
    </style:style>
    <style:style style:name="Tabela5.A2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6" style:family="table">
      <style:table-properties style:width="16.582cm" fo:margin-left="-0.492cm" fo:margin-top="0cm" fo:margin-bottom="0cm" table:align="left"/>
    </style:style>
    <style:style style:name="Tabela6.A" style:family="table-column">
      <style:table-column-properties style:column-width="16.582cm"/>
    </style:style>
    <style:style style:name="Tabela6.1" style:family="table-row">
      <style:table-row-properties fo:keep-together="auto"/>
    </style:style>
    <style:style style:name="Tabela6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ela7" style:family="table">
      <style:table-properties style:width="15.884cm" fo:margin-left="-0.402cm" fo:margin-top="0cm" fo:margin-bottom="0cm" table:align="left"/>
    </style:style>
    <style:style style:name="Tabela7.A" style:family="table-column">
      <style:table-column-properties style:column-width="3.971cm"/>
    </style:style>
    <style:style style:name="Tabela7.B" style:family="table-column">
      <style:table-column-properties style:column-width="2.274cm"/>
    </style:style>
    <style:style style:name="Tabela7.C" style:family="table-column">
      <style:table-column-properties style:column-width="5.662cm"/>
    </style:style>
    <style:style style:name="Tabela7.D" style:family="table-column">
      <style:table-column-properties style:column-width="3.978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199cm" fo:padding-right="0.191cm" fo:padding-top="0cm" fo:padding-bottom="0cm" fo:border="0.5pt solid #000001"/>
    </style:style>
    <style:style style:name="Tabela7.A2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8" style:family="table">
      <style:table-properties style:width="16.582cm" fo:margin-left="-0.492cm" fo:margin-top="0cm" fo:margin-bottom="0cm" table:align="left"/>
    </style:style>
    <style:style style:name="Tabela8.A" style:family="table-column">
      <style:table-column-properties style:column-width="16.582cm"/>
    </style:style>
    <style:style style:name="Tabela8.1" style:family="table-row">
      <style:table-row-properties fo:keep-together="auto"/>
    </style:style>
    <style:style style:name="Tabela8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ela9" style:family="table">
      <style:table-properties style:width="15.884cm" fo:margin-left="-0.402cm" fo:margin-top="0cm" fo:margin-bottom="0cm" table:align="left"/>
    </style:style>
    <style:style style:name="Tabela9.A" style:family="table-column">
      <style:table-column-properties style:column-width="3.971cm"/>
    </style:style>
    <style:style style:name="Tabela9.B" style:family="table-column">
      <style:table-column-properties style:column-width="2.327cm"/>
    </style:style>
    <style:style style:name="Tabela9.C" style:family="table-column">
      <style:table-column-properties style:column-width="5.609cm"/>
    </style:style>
    <style:style style:name="Tabela9.D" style:family="table-column">
      <style:table-column-properties style:column-width="3.978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199cm" fo:padding-right="0.191cm" fo:padding-top="0cm" fo:padding-bottom="0cm" fo:border="0.5pt solid #000001"/>
    </style:style>
    <style:style style:name="Tabela9.A2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10" style:family="table">
      <style:table-properties style:width="16.582cm" fo:margin-left="-0.492cm" fo:margin-top="0cm" fo:margin-bottom="0cm" table:align="left"/>
    </style:style>
    <style:style style:name="Tabela10.A" style:family="table-column">
      <style:table-column-properties style:column-width="16.582cm"/>
    </style:style>
    <style:style style:name="Tabela10.1" style:family="table-row">
      <style:table-row-properties fo:keep-together="auto"/>
    </style:style>
    <style:style style:name="Tabela10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ela11" style:family="table">
      <style:table-properties style:width="15.879cm" fo:margin-left="-0.402cm" fo:margin-top="0cm" fo:margin-bottom="0cm" table:align="left"/>
    </style:style>
    <style:style style:name="Tabela11.A" style:family="table-column">
      <style:table-column-properties style:column-width="3.971cm"/>
    </style:style>
    <style:style style:name="Tabela11.B" style:family="table-column">
      <style:table-column-properties style:column-width="2.328cm"/>
    </style:style>
    <style:style style:name="Tabela11.C" style:family="table-column">
      <style:table-column-properties style:column-width="3.914cm"/>
    </style:style>
    <style:style style:name="Tabela11.D" style:family="table-column">
      <style:table-column-properties style:column-width="5.666cm"/>
    </style:style>
    <style:style style:name="Tabela11.1" style:family="table-row">
      <style:table-row-properties fo:keep-together="auto"/>
    </style:style>
    <style:style style:name="Tabela11.A1" style:family="table-cell">
      <style:table-cell-properties fo:padding-left="0.199cm" fo:padding-right="0.191cm" fo:padding-top="0cm" fo:padding-bottom="0cm" fo:border="0.5pt solid #000001"/>
    </style:style>
    <style:style style:name="Tabela11.A2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11.A3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ela12" style:family="table">
      <style:table-properties style:width="16.582cm" fo:margin-left="-0.492cm" fo:margin-top="0cm" fo:margin-bottom="0cm" table:align="left"/>
    </style:style>
    <style:style style:name="Tabela12.A" style:family="table-column">
      <style:table-column-properties style:column-width="16.582cm"/>
    </style:style>
    <style:style style:name="Tabela12.1" style:family="table-row">
      <style:table-row-properties fo:keep-together="auto"/>
    </style:style>
    <style:style style:name="Tabela12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ela13" style:family="table">
      <style:table-properties style:width="15.879cm" fo:margin-left="-0.402cm" fo:margin-top="0cm" fo:margin-bottom="0cm" table:align="left"/>
    </style:style>
    <style:style style:name="Tabela13.A" style:family="table-column">
      <style:table-column-properties style:column-width="3.971cm"/>
    </style:style>
    <style:style style:name="Tabela13.B" style:family="table-column">
      <style:table-column-properties style:column-width="2.328cm"/>
    </style:style>
    <style:style style:name="Tabela13.C" style:family="table-column">
      <style:table-column-properties style:column-width="3.676cm"/>
    </style:style>
    <style:style style:name="Tabela13.D" style:family="table-column">
      <style:table-column-properties style:column-width="5.904cm"/>
    </style:style>
    <style:style style:name="Tabela13.1" style:family="table-row">
      <style:table-row-properties fo:keep-together="auto"/>
    </style:style>
    <style:style style:name="Tabela13.A1" style:family="table-cell">
      <style:table-cell-properties fo:padding-left="0.199cm" fo:padding-right="0.191cm" fo:padding-top="0cm" fo:padding-bottom="0cm" fo:border="0.5pt solid #000001"/>
    </style:style>
    <style:style style:name="Tabela13.A2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14" style:family="table">
      <style:table-properties style:width="16.582cm" fo:margin-left="-0.492cm" fo:margin-top="0cm" fo:margin-bottom="0cm" table:align="left"/>
    </style:style>
    <style:style style:name="Tabela14.A" style:family="table-column">
      <style:table-column-properties style:column-width="16.582cm"/>
    </style:style>
    <style:style style:name="Tabela14.1" style:family="table-row">
      <style:table-row-properties fo:keep-together="auto"/>
    </style:style>
    <style:style style:name="Tabela14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ela15" style:family="table">
      <style:table-properties style:width="15.879cm" fo:margin-left="-0.402cm" fo:margin-top="0cm" fo:margin-bottom="0cm" table:align="left"/>
    </style:style>
    <style:style style:name="Tabela15.A" style:family="table-column">
      <style:table-column-properties style:column-width="3.971cm"/>
    </style:style>
    <style:style style:name="Tabela15.B" style:family="table-column">
      <style:table-column-properties style:column-width="2.328cm"/>
    </style:style>
    <style:style style:name="Tabela15.C" style:family="table-column">
      <style:table-column-properties style:column-width="5.237cm"/>
    </style:style>
    <style:style style:name="Tabela15.D" style:family="table-column">
      <style:table-column-properties style:column-width="4.343cm"/>
    </style:style>
    <style:style style:name="Tabela15.1" style:family="table-row">
      <style:table-row-properties fo:keep-together="auto"/>
    </style:style>
    <style:style style:name="Tabela15.A1" style:family="table-cell">
      <style:table-cell-properties fo:padding-left="0.199cm" fo:padding-right="0.191cm" fo:padding-top="0cm" fo:padding-bottom="0cm" fo:border="0.5pt solid #000001"/>
    </style:style>
    <style:style style:name="Tabela15.A2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16" style:family="table">
      <style:table-properties style:width="16.582cm" fo:margin-left="-0.492cm" fo:margin-top="0cm" fo:margin-bottom="0cm" table:align="left"/>
    </style:style>
    <style:style style:name="Tabela16.A" style:family="table-column">
      <style:table-column-properties style:column-width="16.582cm"/>
    </style:style>
    <style:style style:name="Tabela16.1" style:family="table-row">
      <style:table-row-properties fo:keep-together="auto"/>
    </style:style>
    <style:style style:name="Tabela16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ela17" style:family="table">
      <style:table-properties style:width="15.879cm" fo:margin-left="-0.402cm" fo:margin-top="0cm" fo:margin-bottom="0cm" table:align="left"/>
    </style:style>
    <style:style style:name="Tabela17.A" style:family="table-column">
      <style:table-column-properties style:column-width="3.971cm"/>
    </style:style>
    <style:style style:name="Tabela17.B" style:family="table-column">
      <style:table-column-properties style:column-width="2.328cm"/>
    </style:style>
    <style:style style:name="Tabela17.C" style:family="table-column">
      <style:table-column-properties style:column-width="5.237cm"/>
    </style:style>
    <style:style style:name="Tabela17.D" style:family="table-column">
      <style:table-column-properties style:column-width="4.343cm"/>
    </style:style>
    <style:style style:name="Tabela17.1" style:family="table-row">
      <style:table-row-properties fo:keep-together="auto"/>
    </style:style>
    <style:style style:name="Tabela17.A1" style:family="table-cell">
      <style:table-cell-properties fo:padding-left="0.199cm" fo:padding-right="0.191cm" fo:padding-top="0cm" fo:padding-bottom="0cm" fo:border="0.5pt solid #000001"/>
    </style:style>
    <style:style style:name="Tabela17.A2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18" style:family="table">
      <style:table-properties style:width="16.582cm" fo:margin-left="-0.492cm" fo:margin-top="0cm" fo:margin-bottom="0cm" table:align="left"/>
    </style:style>
    <style:style style:name="Tabela18.A" style:family="table-column">
      <style:table-column-properties style:column-width="16.582cm"/>
    </style:style>
    <style:style style:name="Tabela18.1" style:family="table-row">
      <style:table-row-properties fo:keep-together="auto"/>
    </style:style>
    <style:style style:name="Tabela18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ela19" style:family="table">
      <style:table-properties style:width="15.879cm" fo:margin-left="-0.402cm" fo:margin-top="0cm" fo:margin-bottom="0cm" table:align="left"/>
    </style:style>
    <style:style style:name="Tabela19.A" style:family="table-column">
      <style:table-column-properties style:column-width="3.971cm"/>
    </style:style>
    <style:style style:name="Tabela19.B" style:family="table-column">
      <style:table-column-properties style:column-width="2.328cm"/>
    </style:style>
    <style:style style:name="Tabela19.C" style:family="table-column">
      <style:table-column-properties style:column-width="5.306cm"/>
    </style:style>
    <style:style style:name="Tabela19.D" style:family="table-column">
      <style:table-column-properties style:column-width="4.274cm"/>
    </style:style>
    <style:style style:name="Tabela19.1" style:family="table-row">
      <style:table-row-properties fo:keep-together="auto"/>
    </style:style>
    <style:style style:name="Tabela19.A1" style:family="table-cell">
      <style:table-cell-properties fo:padding-left="0.199cm" fo:padding-right="0.191cm" fo:padding-top="0cm" fo:padding-bottom="0cm" fo:border="0.5pt solid #000001"/>
    </style:style>
    <style:style style:name="Tabela19.A2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20" style:family="table">
      <style:table-properties style:width="16.582cm" fo:margin-left="-0.492cm" fo:margin-top="0cm" fo:margin-bottom="0cm" table:align="left"/>
    </style:style>
    <style:style style:name="Tabela20.A" style:family="table-column">
      <style:table-column-properties style:column-width="16.582cm"/>
    </style:style>
    <style:style style:name="Tabela20.1" style:family="table-row">
      <style:table-row-properties fo:keep-together="auto"/>
    </style:style>
    <style:style style:name="Tabela20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ela21" style:family="table">
      <style:table-properties style:width="15.879cm" fo:margin-left="-0.402cm" fo:margin-top="0cm" fo:margin-bottom="0cm" table:align="left"/>
    </style:style>
    <style:style style:name="Tabela21.A" style:family="table-column">
      <style:table-column-properties style:column-width="3.971cm"/>
    </style:style>
    <style:style style:name="Tabela21.B" style:family="table-column">
      <style:table-column-properties style:column-width="2.328cm"/>
    </style:style>
    <style:style style:name="Tabela21.C" style:family="table-column">
      <style:table-column-properties style:column-width="5.237cm"/>
    </style:style>
    <style:style style:name="Tabela21.D" style:family="table-column">
      <style:table-column-properties style:column-width="4.343cm"/>
    </style:style>
    <style:style style:name="Tabela21.1" style:family="table-row">
      <style:table-row-properties fo:keep-together="auto"/>
    </style:style>
    <style:style style:name="Tabela21.A1" style:family="table-cell">
      <style:table-cell-properties fo:padding-left="0.199cm" fo:padding-right="0.191cm" fo:padding-top="0cm" fo:padding-bottom="0cm" fo:border="0.5pt solid #000001"/>
    </style:style>
    <style:style style:name="Tabela21.A2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22" style:family="table">
      <style:table-properties style:width="16.582cm" fo:margin-left="-0.492cm" fo:margin-top="0cm" fo:margin-bottom="0cm" table:align="left"/>
    </style:style>
    <style:style style:name="Tabela22.A" style:family="table-column">
      <style:table-column-properties style:column-width="16.582cm"/>
    </style:style>
    <style:style style:name="Tabela22.1" style:family="table-row">
      <style:table-row-properties fo:keep-together="auto"/>
    </style:style>
    <style:style style:name="Tabela22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ela23" style:family="table">
      <style:table-properties style:width="15.879cm" fo:margin-left="-0.402cm" fo:margin-top="0cm" fo:margin-bottom="0cm" table:align="left"/>
    </style:style>
    <style:style style:name="Tabela23.A" style:family="table-column">
      <style:table-column-properties style:column-width="3.971cm"/>
    </style:style>
    <style:style style:name="Tabela23.B" style:family="table-column">
      <style:table-column-properties style:column-width="2.328cm"/>
    </style:style>
    <style:style style:name="Tabela23.C" style:family="table-column">
      <style:table-column-properties style:column-width="5.237cm"/>
    </style:style>
    <style:style style:name="Tabela23.D" style:family="table-column">
      <style:table-column-properties style:column-width="4.343cm"/>
    </style:style>
    <style:style style:name="Tabela23.1" style:family="table-row">
      <style:table-row-properties fo:keep-together="auto"/>
    </style:style>
    <style:style style:name="Tabela23.A1" style:family="table-cell">
      <style:table-cell-properties fo:padding-left="0.199cm" fo:padding-right="0.191cm" fo:padding-top="0cm" fo:padding-bottom="0cm" fo:border="0.5pt solid #000001"/>
    </style:style>
    <style:style style:name="Tabela23.A2" style:family="table-cell">
      <style:table-cell-properties style:vertical-align="middle" fo:padding-left="0.199cm" fo:padding-right="0.191cm" fo:padding-top="0cm" fo:padding-bottom="0cm" fo:border="0.5pt solid #000001"/>
    </style:style>
    <style:style style:name="Tabela24" style:family="table">
      <style:table-properties style:width="16.582cm" fo:margin-left="-0.492cm" fo:margin-top="0cm" fo:margin-bottom="0cm" table:align="left"/>
    </style:style>
    <style:style style:name="Tabela24.A" style:family="table-column">
      <style:table-column-properties style:column-width="16.582cm"/>
    </style:style>
    <style:style style:name="Tabela24.1" style:family="table-row">
      <style:table-row-properties fo:keep-together="auto"/>
    </style:style>
    <style:style style:name="Tabela24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ela25" style:family="table">
      <style:table-properties style:width="15.879cm" fo:margin-left="-0.402cm" fo:margin-top="0cm" fo:margin-bottom="0cm" table:align="left"/>
    </style:style>
    <style:style style:name="Tabela25.A" style:family="table-column">
      <style:table-column-properties style:column-width="3.971cm"/>
    </style:style>
    <style:style style:name="Tabela25.B" style:family="table-column">
      <style:table-column-properties style:column-width="2.328cm"/>
    </style:style>
    <style:style style:name="Tabela25.C" style:family="table-column">
      <style:table-column-properties style:column-width="3.888cm"/>
    </style:style>
    <style:style style:name="Tabela25.D" style:family="table-column">
      <style:table-column-properties style:column-width="5.692cm"/>
    </style:style>
    <style:style style:name="Tabela25.1" style:family="table-row">
      <style:table-row-properties fo:keep-together="auto"/>
    </style:style>
    <style:style style:name="Tabela25.A1" style:family="table-cell">
      <style:table-cell-properties fo:padding-left="0.199cm" fo:padding-right="0.191cm" fo:padding-top="0cm" fo:padding-bottom="0cm" fo:border="0.5pt solid #000001"/>
    </style:style>
    <style:style style:name="Tabela25.A2" style:family="table-cell">
      <style:table-cell-properties style:vertical-align="middle" fo:padding-left="0.199cm" fo:padding-right="0.191cm" fo:padding-top="0cm" fo:padding-bottom="0cm" fo:border="0.5pt solid #000001"/>
    </style:style>
    <style:style style:name="P1" style:family="paragraph" style:parent-style-name="Standard">
      <style:paragraph-properties fo:margin-left="0cm" fo:margin-right="-1.092cm" fo:margin-top="1.139cm" fo:margin-bottom="0cm" loext:contextual-spacing="false" fo:line-height="100%" fo:text-align="end" style:justify-single-word="false" fo:text-indent="0cm" style:auto-text-indent="false"/>
      <style:text-properties style:font-name="Arial" fo:font-weight="bold" style:font-name-asian="Arial2" style:font-weight-asian="bold" style:font-name-complex="Arial2"/>
    </style:style>
    <style:style style:name="P2" style:family="paragraph" style:parent-style-name="Standard">
      <style:paragraph-properties fo:margin-left="0cm" fo:margin-right="-1.092cm" fo:margin-top="0cm" fo:margin-bottom="0cm" loext:contextual-spacing="false" fo:text-align="end" style:justify-single-word="false" fo:text-indent="0cm" style:auto-text-indent="false"/>
      <style:text-properties style:font-name="Arial" fo:font-style="italic" style:font-name-asian="Arial2" style:font-style-asian="italic" style:font-name-complex="Arial2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keep-with-next="auto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keep-with-next="auto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23e358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25ca5f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273c1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28b090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2a1d7a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2b6af9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2bbbda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368b12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384099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3adfdf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3bad7c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keep-with-next="auto"/>
      <style:text-properties fo:font-variant="normal" fo:text-transform="none" fo:color="#00b050" style:text-line-through-style="none" style:text-line-through-type="none" style:text-position="0% 100%" style:font-name="Arial" fo:font-size="10pt" fo:font-style="normal" style:text-underline-style="none" fo:font-weight="normal" style:font-name-asian="Arial2" style:font-size-asian="10pt" style:font-style-asian="normal" style:font-weight-asian="normal" style:font-name-complex="Arial2" style:font-size-complex="10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keep-with-next="auto"/>
      <style:text-properties fo:font-variant="normal" fo:text-transform="none" style:text-line-through-style="none" style:text-line-through-type="none" style:text-position="0% 100%" style:font-name="Arial" fo:font-size="9pt" fo:font-style="normal" style:text-underline-style="none" fo:font-weight="bold" style:font-name-asian="Arial2" style:font-size-asian="9pt" style:font-style-asian="normal" style:font-weight-asian="bold" style:font-name-complex="Arial2" style:font-size-complex="9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color="#ff0000" style:font-name="Arial" fo:font-size="9pt" fo:font-weight="bold" style:font-name-asian="Arial2" style:font-size-asian="9pt" style:font-weight-asian="bold" style:font-name-complex="Arial2" style:font-size-complex="9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/>
      <style:text-properties officeooo:paragraph-rsid="00384099"/>
    </style:style>
    <style:style style:name="P21" style:family="paragraph" style:parent-style-name="Standard">
      <style:paragraph-properties fo:margin-left="0cm" fo:margin-right="0cm" fo:margin-top="0cm" fo:margin-bottom="1.139cm" loext:contextual-spacing="false" fo:line-height="100%" fo:text-align="start" style:justify-single-word="false" fo:keep-together="auto" fo:orphans="0" fo:widows="0" fo:text-indent="0cm" style:auto-text-indent="false" fo:keep-with-next="auto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22" style:family="paragraph" style:parent-style-name="Standard">
      <style:paragraph-properties fo:margin-left="0cm" fo:margin-right="0cm" fo:margin-top="0cm" fo:margin-bottom="1.139cm" loext:contextual-spacing="false" fo:line-height="100%" fo:text-align="end" style:justify-single-word="false" fo:keep-together="auto" fo:orphans="0" fo:widows="0" fo:text-indent="0cm" style:auto-text-indent="false" fo:keep-with-next="auto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23" style:family="paragraph" style:parent-style-name="Standard">
      <style:paragraph-properties fo:margin-left="0cm" fo:margin-right="0cm" fo:margin-top="0.106cm" fo:margin-bottom="0.106cm" loext:contextual-spacing="false" fo:line-height="100%" fo:text-align="end" style:justify-single-word="false" fo:keep-together="auto" fo:orphans="0" fo:widows="0" fo:text-indent="0cm" style:auto-text-indent="false" fo:keep-with-next="auto"/>
    </style:style>
    <style:style style:name="P24" style:family="paragraph" style:parent-style-name="Standard">
      <style:paragraph-properties fo:margin-left="0cm" fo:margin-right="0cm" fo:margin-top="0.106cm" fo:margin-bottom="0.106cm" loext:contextual-spacing="false" fo:line-height="100%" fo:text-align="justify" style:justify-single-word="false" fo:keep-together="auto" fo:orphans="0" fo:widows="0" fo:text-indent="0cm" style:auto-text-indent="false" fo:keep-with-next="auto"/>
    </style:style>
    <style:style style:name="P25" style:family="paragraph" style:parent-style-name="Standard">
      <style:paragraph-properties fo:margin-left="0cm" fo:margin-right="0cm" fo:margin-top="0.106cm" fo:margin-bottom="0.106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font-variant="normal" fo:text-transform="none" style:text-line-through-style="none" style:text-line-through-type="none" style:text-position="0% 100%" style:font-name="Arial" fo:font-size="10pt" fo:font-style="normal" style:text-underline-style="none" fo:font-weight="normal" style:font-name-asian="Arial2" style:font-size-asian="10pt" style:font-style-asian="normal" style:font-weight-asian="normal" style:font-name-complex="Arial2" style:font-size-complex="10pt"/>
    </style:style>
    <style:style style:name="P26" style:family="paragraph" style:parent-style-name="Standard">
      <style:paragraph-properties fo:margin-left="0cm" fo:margin-right="0cm" fo:margin-top="0.106cm" fo:margin-bottom="0.106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variant="normal" fo:text-transform="none" style:text-line-through-style="none" style:text-line-through-type="none" style:text-position="0% 100%" style:font-name="Arial" fo:font-size="10pt" fo:font-style="normal" style:text-underline-style="none" fo:font-weight="normal" style:font-name-asian="Arial2" style:font-size-asian="10pt" style:font-style-asian="normal" style:font-weight-asian="normal" style:font-name-complex="Arial2" style:font-size-complex="10pt"/>
    </style:style>
    <style:style style:name="P27" style:family="paragraph" style:parent-style-name="Standard">
      <style:paragraph-properties fo:margin-left="0cm" fo:margin-right="0cm" fo:margin-top="0.106cm" fo:margin-bottom="0.106cm" loext:contextual-spacing="false" fo:line-height="100%" fo:text-align="justify" style:justify-single-word="false" fo:keep-together="auto" fo:orphans="0" fo:widows="0" fo:text-indent="0cm" style:auto-text-indent="false" fo:keep-with-next="auto"/>
      <style:text-properties fo:font-variant="normal" fo:text-transform="none" style:text-line-through-style="none" style:text-line-through-type="none" style:text-position="0% 100%" style:font-name="Arial" fo:font-size="10pt" fo:font-style="normal" style:text-underline-style="none" fo:font-weight="bold" style:font-name-asian="Arial2" style:font-size-asian="10pt" style:font-style-asian="normal" style:font-weight-asian="bold" style:font-name-complex="Arial2" style:font-size-complex="10pt"/>
    </style:style>
    <style:style style:name="P28" style:family="paragraph" style:parent-style-name="Standard">
      <style:paragraph-properties fo:margin-left="0cm" fo:margin-right="0cm" fo:margin-top="0.106cm" fo:margin-bottom="0.106cm" loext:contextual-spacing="false" fo:line-height="100%" fo:text-align="start" style:justify-single-word="false" fo:keep-together="auto" fo:orphans="0" fo:widows="0" fo:text-indent="0cm" style:auto-text-indent="false" fo:keep-with-next="auto"/>
      <style:text-properties style:font-name="Arial" style:font-name-asian="Arial2" style:font-name-complex="Arial2"/>
    </style:style>
    <style:style style:name="P29" style:family="paragraph" style:parent-style-name="Standard">
      <style:paragraph-properties fo:margin-left="0cm" fo:margin-right="0cm" fo:margin-top="0.212cm" fo:margin-bottom="0cm" loext:contextual-spacing="false" fo:line-height="100%" fo:text-align="start" style:justify-single-word="false" fo:keep-together="auto" fo:orphans="0" fo:widows="0" fo:text-indent="0cm" style:auto-text-indent="false" fo:keep-with-next="auto">
        <style:tab-stops>
          <style:tab-stop style:position="0.706cm"/>
          <style:tab-stop style:position="15.893cm" style:type="right"/>
        </style:tab-stops>
      </style:paragraph-properties>
    </style:style>
    <style:style style:name="P30" style:family="paragraph" style:parent-style-name="Heading_20_2">
      <style:paragraph-properties fo:margin-left="0cm" fo:margin-right="0cm" fo:margin-top="0.212cm" fo:margin-bottom="0cm" loext:contextual-spacing="false" fo:text-indent="0cm" style:auto-text-indent="false"/>
    </style:style>
    <style:style style:name="P31" style:family="paragraph" style:parent-style-name="Standard">
      <style:paragraph-properties fo:margin-top="0cm" fo:margin-bottom="0cm" loext:contextual-spacing="false"/>
    </style:style>
    <style:style style:name="P32" style:family="paragraph" style:parent-style-name="Standard">
      <style:paragraph-properties fo:margin-top="0cm" fo:margin-bottom="0cm" loext:contextual-spacing="false"/>
      <style:text-properties style:font-name="Arial" fo:font-size="8pt" style:font-name-asian="Arial2" style:font-size-asian="8pt" style:font-name-complex="Arial2" style:font-size-complex="8pt"/>
    </style:style>
    <style:style style:name="P33" style:family="paragraph" style:parent-style-name="Standard">
      <style:paragraph-properties fo:margin-top="0cm" fo:margin-bottom="0cm" loext:contextual-spacing="false"/>
      <style:text-properties style:font-name="Arial" fo:font-size="9pt" style:font-name-asian="Arial2" style:font-size-asian="9pt" style:font-name-complex="Arial2" style:font-size-complex="9pt"/>
    </style:style>
    <style:style style:name="P34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9pt" style:font-name-asian="Arial2" style:font-size-asian="9pt" style:font-name-complex="Arial2" style:font-size-complex="9pt"/>
    </style:style>
    <style:style style:name="P35" style:family="paragraph" style:parent-style-name="Standard">
      <style:paragraph-properties fo:margin-top="0cm" fo:margin-bottom="0cm" loext:contextual-spacing="false"/>
      <style:text-properties style:font-name="Arial" fo:font-size="9pt" officeooo:paragraph-rsid="0004f680" style:font-name-asian="Arial2" style:font-size-asian="9pt" style:font-name-complex="Arial2" style:font-size-complex="9pt"/>
    </style:style>
    <style:style style:name="P36" style:family="paragraph" style:parent-style-name="Standard">
      <style:paragraph-properties fo:margin-top="0cm" fo:margin-bottom="0cm" loext:contextual-spacing="false"/>
      <style:text-properties style:font-name="Arial" fo:font-size="9pt" officeooo:paragraph-rsid="00074545" style:font-name-asian="Arial2" style:font-size-asian="9pt" style:font-name-complex="Arial2" style:font-size-complex="9pt"/>
    </style:style>
    <style:style style:name="P37" style:family="paragraph" style:parent-style-name="Standard">
      <style:paragraph-properties fo:margin-top="0cm" fo:margin-bottom="0cm" loext:contextual-spacing="false"/>
      <style:text-properties style:font-name="Arial" fo:font-size="9pt" officeooo:paragraph-rsid="001c86b4" style:font-name-asian="Arial2" style:font-size-asian="9pt" style:font-name-complex="Arial2" style:font-size-complex="9pt"/>
    </style:style>
    <style:style style:name="P38" style:family="paragraph" style:parent-style-name="Standard">
      <style:paragraph-properties fo:margin-top="0cm" fo:margin-bottom="0cm" loext:contextual-spacing="false"/>
      <style:text-properties style:font-name="Arial" fo:font-size="9pt" officeooo:paragraph-rsid="001e6286" style:font-name-asian="Arial2" style:font-size-asian="9pt" style:font-name-complex="Arial2" style:font-size-complex="9pt"/>
    </style:style>
    <style:style style:name="P39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9pt" officeooo:rsid="001f98ab" officeooo:paragraph-rsid="001f98ab" style:font-name-asian="Arial2" style:font-size-asian="9pt" style:font-name-complex="Arial2" style:font-size-complex="9pt"/>
    </style:style>
    <style:style style:name="P40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9pt" officeooo:rsid="006687f8" officeooo:paragraph-rsid="006687f8" style:font-name-asian="Arial2" style:font-size-asian="9pt" style:font-name-complex="Arial2" style:font-size-complex="9pt"/>
    </style:style>
    <style:style style:name="P41" style:family="paragraph" style:parent-style-name="Standard">
      <style:paragraph-properties fo:margin-top="0cm" fo:margin-bottom="0cm" loext:contextual-spacing="false"/>
      <style:text-properties style:font-name="Arial" fo:font-size="9pt" officeooo:rsid="001a0efe" officeooo:paragraph-rsid="001bccc3" style:font-name-asian="Arial2" style:font-size-asian="9pt" style:font-name-complex="Arial2" style:font-size-complex="9pt"/>
    </style:style>
    <style:style style:name="P42" style:family="paragraph" style:parent-style-name="Standard">
      <style:paragraph-properties fo:margin-top="0cm" fo:margin-bottom="0cm" loext:contextual-spacing="false"/>
      <style:text-properties style:font-name="Arial" fo:font-size="9pt" fo:font-weight="bold" style:font-name-asian="Arial2" style:font-size-asian="9pt" style:font-weight-asian="bold" style:font-name-complex="Arial2" style:font-size-complex="9pt"/>
    </style:style>
    <style:style style:name="P43" style:family="paragraph" style:parent-style-name="Standard">
      <style:paragraph-properties fo:margin-top="0cm" fo:margin-bottom="0cm" loext:contextual-spacing="false"/>
      <style:text-properties style:font-name="Arial" fo:font-size="9pt" fo:font-weight="bold" officeooo:paragraph-rsid="00074545" style:font-name-asian="Arial2" style:font-size-asian="9pt" style:font-weight-asian="bold" style:font-name-complex="Arial2" style:font-size-complex="9pt"/>
    </style:style>
    <style:style style:name="P4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font-size="9pt" fo:font-weight="bold" style:font-name-asian="Arial2" style:font-size-asian="9pt" style:font-weight-asian="bold" style:font-name-complex="Arial2" style:font-size-complex="9pt"/>
    </style:style>
    <style:style style:name="P45" style:family="paragraph" style:parent-style-name="Standard">
      <style:paragraph-properties fo:margin-top="0cm" fo:margin-bottom="0cm" loext:contextual-spacing="false"/>
      <style:text-properties style:font-name="Arial" fo:font-size="9pt" fo:font-weight="bold" officeooo:paragraph-rsid="000cd750" style:font-name-asian="Arial2" style:font-size-asian="9pt" style:font-weight-asian="bold" style:font-name-complex="Arial2" style:font-size-complex="9pt"/>
    </style:style>
    <style:style style:name="P46" style:family="paragraph" style:parent-style-name="Standard">
      <style:paragraph-properties fo:margin-top="0cm" fo:margin-bottom="0cm" loext:contextual-spacing="false"/>
      <style:text-properties style:font-name="Arial" fo:font-size="9pt" fo:font-weight="bold" officeooo:paragraph-rsid="00108862" style:font-name-asian="Arial2" style:font-size-asian="9pt" style:font-weight-asian="bold" style:font-name-complex="Arial2" style:font-size-complex="9pt"/>
    </style:style>
    <style:style style:name="P47" style:family="paragraph" style:parent-style-name="Standard">
      <style:paragraph-properties fo:margin-top="0cm" fo:margin-bottom="0cm" loext:contextual-spacing="false"/>
      <style:text-properties style:font-name="Arial" fo:font-size="9pt" fo:font-weight="bold" officeooo:paragraph-rsid="00143740" style:font-name-asian="Arial2" style:font-size-asian="9pt" style:font-weight-asian="bold" style:font-name-complex="Arial2" style:font-size-complex="9pt"/>
    </style:style>
    <style:style style:name="P48" style:family="paragraph" style:parent-style-name="Standard">
      <style:paragraph-properties fo:margin-top="0cm" fo:margin-bottom="0cm" loext:contextual-spacing="false"/>
      <style:text-properties style:font-name="Arial" fo:font-size="9pt" fo:font-weight="bold" officeooo:paragraph-rsid="001bccc3" style:font-name-asian="Arial2" style:font-size-asian="9pt" style:font-weight-asian="bold" style:font-name-complex="Arial2" style:font-size-complex="9pt"/>
    </style:style>
    <style:style style:name="P49" style:family="paragraph" style:parent-style-name="Standard">
      <style:paragraph-properties fo:margin-top="0cm" fo:margin-bottom="0cm" loext:contextual-spacing="false"/>
      <style:text-properties style:font-name="Arial" fo:font-size="9pt" fo:font-weight="bold" officeooo:paragraph-rsid="001c86b4" style:font-name-asian="Arial2" style:font-size-asian="9pt" style:font-weight-asian="bold" style:font-name-complex="Arial2" style:font-size-complex="9pt"/>
    </style:style>
    <style:style style:name="P50" style:family="paragraph" style:parent-style-name="Standard">
      <style:paragraph-properties fo:margin-top="0cm" fo:margin-bottom="0cm" loext:contextual-spacing="false"/>
      <style:text-properties style:font-name="Arial" fo:font-size="9pt" fo:font-weight="bold" officeooo:paragraph-rsid="001e6286" style:font-name-asian="Arial2" style:font-size-asian="9pt" style:font-weight-asian="bold" style:font-name-complex="Arial2" style:font-size-complex="9pt"/>
    </style:style>
    <style:style style:name="P51" style:family="paragraph" style:parent-style-name="Standard">
      <style:paragraph-properties fo:margin-top="0cm" fo:margin-bottom="0cm" loext:contextual-spacing="false"/>
      <style:text-properties style:font-name="Arial" fo:font-size="9pt" fo:background-color="#00cc00" style:font-name-asian="Arial2" style:font-size-asian="9pt" style:font-name-complex="Arial2" style:font-size-complex="9pt"/>
    </style:style>
    <style:style style:name="P52" style:family="paragraph" style:parent-style-name="Standard">
      <style:paragraph-properties fo:margin-top="0cm" fo:margin-bottom="0cm" loext:contextual-spacing="false"/>
      <style:text-properties style:font-name="Arial" fo:font-size="9pt" officeooo:paragraph-rsid="009e74a8" fo:background-color="#00cc00" style:font-name-asian="Arial2" style:font-size-asian="9pt" style:font-name-complex="Arial2" style:font-size-complex="9pt"/>
    </style:style>
    <style:style style:name="P53" style:family="paragraph" style:parent-style-name="Standard">
      <style:paragraph-properties fo:margin-top="0cm" fo:margin-bottom="0cm" loext:contextual-spacing="false"/>
      <style:text-properties style:font-name="Arial" fo:font-size="9pt" fo:background-color="#00cc33" style:font-name-asian="Arial2" style:font-size-asian="9pt" style:font-name-complex="Arial2" style:font-size-complex="9pt"/>
    </style:style>
    <style:style style:name="P54" style:family="paragraph" style:parent-style-name="Standard">
      <style:paragraph-properties fo:margin-top="0cm" fo:margin-bottom="0cm" loext:contextual-spacing="false"/>
      <style:text-properties style:font-name="Arial" fo:font-size="9pt" officeooo:paragraph-rsid="001c86b4" fo:background-color="#00cc33" style:font-name-asian="Arial2" style:font-size-asian="9pt" style:font-name-complex="Arial2" style:font-size-complex="9pt"/>
    </style:style>
    <style:style style:name="P55" style:family="paragraph" style:parent-style-name="Standard">
      <style:paragraph-properties fo:margin-top="0cm" fo:margin-bottom="0cm" loext:contextual-spacing="false"/>
      <style:text-properties style:font-name="Arial" fo:font-size="9pt" officeooo:paragraph-rsid="001e6286" fo:background-color="#00cc33" style:font-name-asian="Arial2" style:font-size-asian="9pt" style:font-name-complex="Arial2" style:font-size-complex="9pt"/>
    </style:style>
    <style:style style:name="P56" style:family="paragraph" style:parent-style-name="Standard">
      <style:paragraph-properties fo:margin-top="0cm" fo:margin-bottom="0cm" loext:contextual-spacing="false"/>
      <style:text-properties style:font-name="Arial" fo:font-size="9pt" fo:background-color="#009933" style:font-name-asian="Arial2" style:font-size-asian="9pt" style:font-name-complex="Arial2" style:font-size-complex="9pt"/>
    </style:style>
    <style:style style:name="P57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9pt" fo:background-color="transparent" style:font-name-asian="Arial2" style:font-size-asian="9pt" style:font-name-complex="Arial2" style:font-size-complex="9pt"/>
    </style:style>
    <style:style style:name="P58" style:family="paragraph" style:parent-style-name="Standard">
      <style:paragraph-properties fo:margin-top="0cm" fo:margin-bottom="0cm" loext:contextual-spacing="false"/>
      <style:text-properties style:font-name="Arial" fo:font-size="9pt" fo:font-weight="normal" style:font-name-asian="Arial2" style:font-size-asian="9pt" style:font-weight-asian="normal" style:font-name-complex="Arial2" style:font-size-complex="9pt" style:font-weight-complex="normal"/>
    </style:style>
    <style:style style:name="P59" style:family="paragraph" style:parent-style-name="Standard">
      <style:paragraph-properties fo:margin-top="0cm" fo:margin-bottom="0cm" loext:contextual-spacing="false"/>
      <style:text-properties style:font-name="Arial" fo:font-size="9pt" fo:font-weight="normal" officeooo:paragraph-rsid="00468136" style:font-name-asian="Arial2" style:font-size-asian="9pt" style:font-weight-asian="normal" style:font-name-complex="Arial2" style:font-size-complex="9pt" style:font-weight-complex="normal"/>
    </style:style>
    <style:style style:name="P60" style:family="paragraph" style:parent-style-name="Standard">
      <style:paragraph-properties fo:margin-top="0cm" fo:margin-bottom="0cm" loext:contextual-spacing="false"/>
      <style:text-properties style:font-name="Arial" fo:font-size="9pt" fo:font-weight="normal" officeooo:rsid="004a6231" officeooo:paragraph-rsid="004a6231" style:font-name-asian="Arial2" style:font-size-asian="9pt" style:font-weight-asian="normal" style:font-name-complex="Arial2" style:font-size-complex="9pt" style:font-weight-complex="normal"/>
    </style:style>
    <style:style style:name="P61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style:font-name-asian="Arial2" style:font-name-complex="Arial2"/>
    </style:style>
    <style:style style:name="P62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4pt" fo:font-weight="bold" style:font-name-asian="Arial2" style:font-size-asian="14pt" style:font-weight-asian="bold" style:font-name-complex="Arial2" style:font-size-complex="14pt"/>
    </style:style>
    <style:style style:name="P63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64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65" style:family="paragraph" style:parent-style-name="Standard">
      <style:paragraph-properties fo:margin-top="0cm" fo:margin-bottom="0cm" loext:contextual-spacing="false">
        <style:tab-stops>
          <style:tab-stop style:position="1.251cm"/>
        </style:tab-stops>
      </style:paragraph-properties>
    </style:style>
    <style:style style:name="P66" style:family="paragraph" style:parent-style-name="Standard">
      <style:paragraph-properties fo:margin-top="0cm" fo:margin-bottom="0cm" loext:contextual-spacing="false"/>
      <style:text-properties officeooo:paragraph-rsid="00022066"/>
    </style:style>
    <style:style style:name="P67" style:family="paragraph" style:parent-style-name="Standard">
      <style:paragraph-properties fo:margin-top="0cm" fo:margin-bottom="0cm" loext:contextual-spacing="false"/>
      <style:text-properties officeooo:paragraph-rsid="0003d944"/>
    </style:style>
    <style:style style:name="P68" style:family="paragraph" style:parent-style-name="Standard">
      <style:paragraph-properties fo:margin-top="0cm" fo:margin-bottom="0cm" loext:contextual-spacing="false"/>
      <style:text-properties fo:background-color="#00cc00"/>
    </style:style>
    <style:style style:name="P69" style:family="paragraph" style:parent-style-name="Standard">
      <style:paragraph-properties fo:margin-top="0cm" fo:margin-bottom="0cm" loext:contextual-spacing="false"/>
      <style:text-properties officeooo:paragraph-rsid="0004d135"/>
    </style:style>
    <style:style style:name="P70" style:family="paragraph" style:parent-style-name="Standard">
      <style:paragraph-properties fo:margin-top="0cm" fo:margin-bottom="0cm" loext:contextual-spacing="false"/>
      <style:text-properties officeooo:paragraph-rsid="0004f680"/>
    </style:style>
    <style:style style:name="P71" style:family="paragraph" style:parent-style-name="Standard">
      <style:paragraph-properties fo:margin-top="0cm" fo:margin-bottom="0cm" loext:contextual-spacing="false"/>
      <style:text-properties officeooo:paragraph-rsid="0005eafd"/>
    </style:style>
    <style:style style:name="P72" style:family="paragraph" style:parent-style-name="Standard">
      <style:paragraph-properties fo:margin-top="0cm" fo:margin-bottom="0cm" loext:contextual-spacing="false"/>
      <style:text-properties officeooo:paragraph-rsid="00074545"/>
    </style:style>
    <style:style style:name="P73" style:family="paragraph" style:parent-style-name="Standard">
      <style:paragraph-properties fo:margin-top="0cm" fo:margin-bottom="0cm" loext:contextual-spacing="false"/>
      <style:text-properties fo:color="#ff0000" style:font-name="Arial" fo:font-size="9pt" fo:font-weight="bold" style:font-name-asian="Arial2" style:font-size-asian="9pt" style:font-weight-asian="bold" style:font-name-complex="Arial2" style:font-size-complex="9pt"/>
    </style:style>
    <style:style style:name="P74" style:family="paragraph" style:parent-style-name="Standard">
      <style:paragraph-properties fo:margin-top="0cm" fo:margin-bottom="0cm" loext:contextual-spacing="false"/>
      <style:text-properties fo:color="#ff0000" style:font-name="Arial" fo:font-size="9pt" fo:font-weight="bold" officeooo:paragraph-rsid="002a1d7a" style:font-name-asian="Arial2" style:font-size-asian="9pt" style:font-weight-asian="bold" style:font-name-complex="Arial2" style:font-size-complex="9pt"/>
    </style:style>
    <style:style style:name="P75" style:family="paragraph" style:parent-style-name="Standard">
      <style:paragraph-properties fo:margin-top="0cm" fo:margin-bottom="0cm" loext:contextual-spacing="false"/>
      <style:text-properties fo:color="#ff0000" style:font-name="Arial" fo:font-size="9pt" fo:font-weight="bold" officeooo:paragraph-rsid="00b4c0aa" style:font-name-asian="Arial2" style:font-size-asian="9pt" style:font-weight-asian="bold" style:font-name-complex="Arial2" style:font-size-complex="9pt"/>
    </style:style>
    <style:style style:name="P76" style:family="paragraph" style:parent-style-name="Standard">
      <style:paragraph-properties fo:margin-top="0cm" fo:margin-bottom="0cm" loext:contextual-spacing="false"/>
      <style:text-properties fo:color="#ff0000" style:font-name="Arial" fo:font-size="9pt" fo:font-weight="bold" fo:background-color="transparent" style:font-name-asian="Arial2" style:font-size-asian="9pt" style:font-weight-asian="bold" style:font-name-complex="Arial2" style:font-size-complex="9pt"/>
    </style:style>
    <style:style style:name="P77" style:family="paragraph" style:parent-style-name="Standard">
      <style:paragraph-properties fo:margin-top="0cm" fo:margin-bottom="0cm" loext:contextual-spacing="false"/>
      <style:text-properties fo:color="#ff0000" style:font-name="Arial" fo:font-size="9pt" style:font-name-asian="Arial2" style:font-size-asian="9pt" style:font-name-complex="Arial2" style:font-size-complex="9pt"/>
    </style:style>
    <style:style style:name="P78" style:family="paragraph" style:parent-style-name="Standard">
      <style:paragraph-properties fo:margin-top="0cm" fo:margin-bottom="0cm" loext:contextual-spacing="false">
        <style:tab-stops>
          <style:tab-stop style:position="1.251cm"/>
        </style:tab-stops>
      </style:paragraph-properties>
      <style:text-properties fo:color="#ff0000" style:font-name="Arial" fo:font-size="9pt" style:font-name-asian="Arial2" style:font-size-asian="9pt" style:font-name-complex="Arial2" style:font-size-complex="9pt"/>
    </style:style>
    <style:style style:name="P79" style:family="paragraph" style:parent-style-name="Standard">
      <style:paragraph-properties fo:margin-top="0cm" fo:margin-bottom="0cm" loext:contextual-spacing="false">
        <style:tab-stops>
          <style:tab-stop style:position="1.251cm"/>
        </style:tab-stops>
      </style:paragraph-properties>
      <style:text-properties fo:color="#ff0000" style:font-name="Arial" fo:font-size="9pt" fo:background-color="#66ff99" style:font-name-asian="Arial2" style:font-size-asian="9pt" style:font-name-complex="Arial2" style:font-size-complex="9pt"/>
    </style:style>
    <style:style style:name="P80" style:family="paragraph" style:parent-style-name="Standard">
      <style:paragraph-properties fo:margin-top="0cm" fo:margin-bottom="0cm" loext:contextual-spacing="false"/>
      <style:text-properties officeooo:paragraph-rsid="000aa1d9"/>
    </style:style>
    <style:style style:name="P81" style:family="paragraph" style:parent-style-name="Standard">
      <style:paragraph-properties fo:margin-top="0cm" fo:margin-bottom="0cm" loext:contextual-spacing="false"/>
      <style:text-properties officeooo:paragraph-rsid="000b3210"/>
    </style:style>
    <style:style style:name="P82" style:family="paragraph" style:parent-style-name="Standard">
      <style:paragraph-properties fo:margin-top="0cm" fo:margin-bottom="0cm" loext:contextual-spacing="false"/>
      <style:text-properties officeooo:paragraph-rsid="000cd750"/>
    </style:style>
    <style:style style:name="P83" style:family="paragraph" style:parent-style-name="Standard">
      <style:paragraph-properties fo:margin-top="0cm" fo:margin-bottom="0cm" loext:contextual-spacing="false"/>
      <style:text-properties officeooo:paragraph-rsid="000e9f6c"/>
    </style:style>
    <style:style style:name="P84" style:family="paragraph" style:parent-style-name="Standard">
      <style:paragraph-properties fo:margin-top="0cm" fo:margin-bottom="0cm" loext:contextual-spacing="false"/>
      <style:text-properties officeooo:paragraph-rsid="00108862"/>
    </style:style>
    <style:style style:name="P85" style:family="paragraph" style:parent-style-name="Standard">
      <style:paragraph-properties fo:margin-top="0cm" fo:margin-bottom="0cm" loext:contextual-spacing="false"/>
      <style:text-properties fo:background-color="#00cc33"/>
    </style:style>
    <style:style style:name="P86" style:family="paragraph" style:parent-style-name="Standard">
      <style:paragraph-properties fo:margin-top="0cm" fo:margin-bottom="0cm" loext:contextual-spacing="false">
        <style:tab-stops>
          <style:tab-stop style:position="1.251cm"/>
        </style:tab-stops>
      </style:paragraph-properties>
      <style:text-properties fo:background-color="#00cc33"/>
    </style:style>
    <style:style style:name="P87" style:family="paragraph" style:parent-style-name="Standard">
      <style:paragraph-properties fo:margin-top="0cm" fo:margin-bottom="0cm" loext:contextual-spacing="false"/>
      <style:text-properties officeooo:rsid="000436dd" officeooo:paragraph-rsid="00999074" fo:background-color="#00cc33"/>
    </style:style>
    <style:style style:name="P88" style:family="paragraph" style:parent-style-name="Standard">
      <style:paragraph-properties fo:margin-top="0cm" fo:margin-bottom="0cm" loext:contextual-spacing="false"/>
      <style:text-properties officeooo:paragraph-rsid="00125e00"/>
    </style:style>
    <style:style style:name="P89" style:family="paragraph" style:parent-style-name="Standard">
      <style:paragraph-properties fo:margin-top="0cm" fo:margin-bottom="0cm" loext:contextual-spacing="false"/>
      <style:text-properties officeooo:paragraph-rsid="00143740"/>
    </style:style>
    <style:style style:name="P90" style:family="paragraph" style:parent-style-name="Standard">
      <style:paragraph-properties fo:margin-top="0cm" fo:margin-bottom="0cm" loext:contextual-spacing="false"/>
      <style:text-properties officeooo:paragraph-rsid="001604ab"/>
    </style:style>
    <style:style style:name="P91" style:family="paragraph" style:parent-style-name="Standard">
      <style:paragraph-properties fo:margin-top="0cm" fo:margin-bottom="0cm" loext:contextual-spacing="false"/>
      <style:text-properties officeooo:paragraph-rsid="0016d9f6"/>
    </style:style>
    <style:style style:name="P92" style:family="paragraph" style:parent-style-name="Standard">
      <style:paragraph-properties fo:margin-top="0cm" fo:margin-bottom="0cm" loext:contextual-spacing="false"/>
      <style:text-properties officeooo:paragraph-rsid="00171350"/>
    </style:style>
    <style:style style:name="P93" style:family="paragraph" style:parent-style-name="Standard">
      <style:paragraph-properties fo:margin-top="0cm" fo:margin-bottom="0cm" loext:contextual-spacing="false"/>
      <style:text-properties officeooo:paragraph-rsid="0017e1c0"/>
    </style:style>
    <style:style style:name="P94" style:family="paragraph" style:parent-style-name="Standard">
      <style:paragraph-properties fo:margin-top="0cm" fo:margin-bottom="0cm" loext:contextual-spacing="false"/>
      <style:text-properties officeooo:paragraph-rsid="00195b08"/>
    </style:style>
    <style:style style:name="P95" style:family="paragraph" style:parent-style-name="Standard">
      <style:paragraph-properties fo:margin-top="0cm" fo:margin-bottom="0cm" loext:contextual-spacing="false"/>
      <style:text-properties officeooo:paragraph-rsid="001a0efe"/>
    </style:style>
    <style:style style:name="P96" style:family="paragraph" style:parent-style-name="Standard">
      <style:paragraph-properties fo:margin-top="0cm" fo:margin-bottom="0cm" loext:contextual-spacing="false"/>
      <style:text-properties officeooo:paragraph-rsid="001bccc3"/>
    </style:style>
    <style:style style:name="P97" style:family="paragraph" style:parent-style-name="Standard">
      <style:paragraph-properties fo:margin-top="0cm" fo:margin-bottom="0cm" loext:contextual-spacing="false"/>
      <style:text-properties fo:background-color="#009933"/>
    </style:style>
    <style:style style:name="P98" style:family="paragraph" style:parent-style-name="Standard">
      <style:paragraph-properties fo:margin-top="0cm" fo:margin-bottom="0cm" loext:contextual-spacing="false"/>
      <style:text-properties officeooo:paragraph-rsid="001c86b4"/>
    </style:style>
    <style:style style:name="P99" style:family="paragraph" style:parent-style-name="Standard">
      <style:paragraph-properties fo:margin-top="0cm" fo:margin-bottom="0cm" loext:contextual-spacing="false"/>
      <style:text-properties officeooo:paragraph-rsid="001d2fd8"/>
    </style:style>
    <style:style style:name="P100" style:family="paragraph" style:parent-style-name="Standard">
      <style:paragraph-properties fo:margin-top="0cm" fo:margin-bottom="0cm" loext:contextual-spacing="false"/>
      <style:text-properties officeooo:paragraph-rsid="001e6286"/>
    </style:style>
    <style:style style:name="P101" style:family="paragraph" style:parent-style-name="Standard">
      <style:paragraph-properties fo:margin-top="0cm" fo:margin-bottom="0cm" loext:contextual-spacing="false"/>
      <style:text-properties fo:background-color="transparent"/>
    </style:style>
    <style:style style:name="P102" style:family="paragraph" style:parent-style-name="Standard">
      <style:paragraph-properties fo:margin-top="0cm" fo:margin-bottom="0cm" loext:contextual-spacing="false"/>
      <style:text-properties officeooo:paragraph-rsid="0031f734" fo:background-color="transparent"/>
    </style:style>
    <style:style style:name="P103" style:family="paragraph" style:parent-style-name="Standard">
      <style:paragraph-properties fo:margin-top="0cm" fo:margin-bottom="0cm" loext:contextual-spacing="false"/>
      <style:text-properties officeooo:paragraph-rsid="009c9aea" fo:background-color="transparent"/>
    </style:style>
    <style:style style:name="P104" style:family="paragraph" style:parent-style-name="Standard">
      <style:paragraph-properties fo:margin-top="0cm" fo:margin-bottom="0cm" loext:contextual-spacing="false"/>
      <style:text-properties officeooo:paragraph-rsid="00a00cef" fo:background-color="transparent"/>
    </style:style>
    <style:style style:name="P105" style:family="paragraph" style:parent-style-name="Standard">
      <style:paragraph-properties fo:margin-top="0cm" fo:margin-bottom="0cm" loext:contextual-spacing="false"/>
      <style:text-properties officeooo:paragraph-rsid="00be8888" fo:background-color="transparent"/>
    </style:style>
    <style:style style:name="P106" style:family="paragraph" style:parent-style-name="Standard">
      <style:paragraph-properties fo:margin-top="0cm" fo:margin-bottom="0cm" loext:contextual-spacing="false"/>
      <style:text-properties officeooo:paragraph-rsid="00c1c689" fo:background-color="transparent"/>
    </style:style>
    <style:style style:name="P107" style:family="paragraph" style:parent-style-name="Standard">
      <style:paragraph-properties fo:margin-top="0cm" fo:margin-bottom="0cm" loext:contextual-spacing="false"/>
      <style:text-properties officeooo:paragraph-rsid="001ee651"/>
    </style:style>
    <style:style style:name="P108" style:family="paragraph" style:parent-style-name="Standard">
      <style:paragraph-properties fo:margin-top="0cm" fo:margin-bottom="0cm" loext:contextual-spacing="false"/>
      <style:text-properties officeooo:paragraph-rsid="0023e358"/>
    </style:style>
    <style:style style:name="P109" style:family="paragraph" style:parent-style-name="Standard">
      <style:paragraph-properties fo:margin-top="0cm" fo:margin-bottom="0cm" loext:contextual-spacing="false"/>
      <style:text-properties officeooo:paragraph-rsid="00241231"/>
    </style:style>
    <style:style style:name="P110" style:family="paragraph" style:parent-style-name="Standard">
      <style:paragraph-properties fo:margin-top="0cm" fo:margin-bottom="0cm" loext:contextual-spacing="false"/>
      <style:text-properties officeooo:paragraph-rsid="002577bb"/>
    </style:style>
    <style:style style:name="P111" style:family="paragraph" style:parent-style-name="Standard">
      <style:paragraph-properties fo:margin-top="0cm" fo:margin-bottom="0cm" loext:contextual-spacing="false"/>
      <style:text-properties officeooo:paragraph-rsid="0025ac05"/>
    </style:style>
    <style:style style:name="P112" style:family="paragraph" style:parent-style-name="Standard">
      <style:paragraph-properties fo:margin-top="0cm" fo:margin-bottom="0cm" loext:contextual-spacing="false"/>
      <style:text-properties officeooo:paragraph-rsid="0025ca5f"/>
    </style:style>
    <style:style style:name="P113" style:family="paragraph" style:parent-style-name="Standard">
      <style:paragraph-properties fo:margin-top="0cm" fo:margin-bottom="0cm" loext:contextual-spacing="false"/>
      <style:text-properties officeooo:paragraph-rsid="0028b090"/>
    </style:style>
    <style:style style:name="P114" style:family="paragraph" style:parent-style-name="Standard">
      <style:paragraph-properties fo:margin-top="0cm" fo:margin-bottom="0cm" loext:contextual-spacing="false"/>
      <style:text-properties officeooo:paragraph-rsid="002a1d7a"/>
    </style:style>
    <style:style style:name="P115" style:family="paragraph" style:parent-style-name="Standard">
      <style:paragraph-properties fo:margin-top="0cm" fo:margin-bottom="0cm" loext:contextual-spacing="false"/>
      <style:text-properties officeooo:paragraph-rsid="002ee2d8"/>
    </style:style>
    <style:style style:name="P116" style:family="paragraph" style:parent-style-name="Standard">
      <style:paragraph-properties fo:margin-top="0cm" fo:margin-bottom="0cm" loext:contextual-spacing="false"/>
      <style:text-properties officeooo:paragraph-rsid="00316b35"/>
    </style:style>
    <style:style style:name="P117" style:family="paragraph" style:parent-style-name="Standard">
      <style:paragraph-properties fo:margin-top="0cm" fo:margin-bottom="0cm" loext:contextual-spacing="false"/>
      <style:text-properties officeooo:paragraph-rsid="00323e31"/>
    </style:style>
    <style:style style:name="P118" style:family="paragraph" style:parent-style-name="Standard">
      <style:paragraph-properties fo:margin-top="0cm" fo:margin-bottom="0cm" loext:contextual-spacing="false"/>
      <style:text-properties officeooo:paragraph-rsid="00341a9f"/>
    </style:style>
    <style:style style:name="P119" style:family="paragraph" style:parent-style-name="Standard">
      <style:paragraph-properties fo:margin-top="0cm" fo:margin-bottom="0cm" loext:contextual-spacing="false"/>
      <style:text-properties officeooo:paragraph-rsid="0036190e"/>
    </style:style>
    <style:style style:name="P120" style:family="paragraph" style:parent-style-name="Standard">
      <style:paragraph-properties fo:margin-top="0cm" fo:margin-bottom="0cm" loext:contextual-spacing="false"/>
      <style:text-properties officeooo:paragraph-rsid="00368b12"/>
    </style:style>
    <style:style style:name="P121" style:family="paragraph" style:parent-style-name="Standard">
      <style:paragraph-properties fo:margin-top="0cm" fo:margin-bottom="0cm" loext:contextual-spacing="false"/>
      <style:text-properties officeooo:paragraph-rsid="00384099"/>
    </style:style>
    <style:style style:name="P122" style:family="paragraph" style:parent-style-name="Standard">
      <style:paragraph-properties fo:margin-top="0cm" fo:margin-bottom="0cm" loext:contextual-spacing="false"/>
      <style:text-properties officeooo:paragraph-rsid="003a21ea"/>
    </style:style>
    <style:style style:name="P123" style:family="paragraph" style:parent-style-name="Standard">
      <style:paragraph-properties fo:margin-top="0cm" fo:margin-bottom="0cm" loext:contextual-spacing="false"/>
      <style:text-properties officeooo:paragraph-rsid="003adfdf"/>
    </style:style>
    <style:style style:name="P124" style:family="paragraph" style:parent-style-name="Standard">
      <style:paragraph-properties fo:margin-top="0cm" fo:margin-bottom="0cm" loext:contextual-spacing="false"/>
      <style:text-properties officeooo:paragraph-rsid="003bad7c"/>
    </style:style>
    <style:style style:name="P125" style:family="paragraph" style:parent-style-name="Standard">
      <style:paragraph-properties fo:margin-top="0cm" fo:margin-bottom="0cm" loext:contextual-spacing="false"/>
      <style:text-properties officeooo:paragraph-rsid="003ca755"/>
    </style:style>
    <style:style style:name="P126" style:family="paragraph" style:parent-style-name="Standard">
      <style:paragraph-properties fo:margin-top="0cm" fo:margin-bottom="0cm" loext:contextual-spacing="false"/>
      <style:text-properties officeooo:paragraph-rsid="003e91bb"/>
    </style:style>
    <style:style style:name="P127" style:family="paragraph" style:parent-style-name="Standard">
      <style:paragraph-properties fo:margin-top="0cm" fo:margin-bottom="0cm" loext:contextual-spacing="false"/>
      <style:text-properties officeooo:paragraph-rsid="00400f9c"/>
    </style:style>
    <style:style style:name="P128" style:family="paragraph" style:parent-style-name="Standard">
      <style:paragraph-properties fo:margin-top="0cm" fo:margin-bottom="0cm" loext:contextual-spacing="false"/>
      <style:text-properties officeooo:paragraph-rsid="00429ff9"/>
    </style:style>
    <style:style style:name="P129" style:family="paragraph" style:parent-style-name="Standard">
      <style:paragraph-properties fo:margin-top="0cm" fo:margin-bottom="0cm" loext:contextual-spacing="false"/>
      <style:text-properties officeooo:paragraph-rsid="00430700"/>
    </style:style>
    <style:style style:name="P130" style:family="paragraph" style:parent-style-name="Standard">
      <style:paragraph-properties fo:margin-top="0cm" fo:margin-bottom="0cm" loext:contextual-spacing="false"/>
      <style:text-properties officeooo:paragraph-rsid="00456e49"/>
    </style:style>
    <style:style style:name="P131" style:family="paragraph" style:parent-style-name="Standard">
      <style:paragraph-properties fo:margin-top="0cm" fo:margin-bottom="0cm" loext:contextual-spacing="false"/>
      <style:text-properties officeooo:paragraph-rsid="0045b743"/>
    </style:style>
    <style:style style:name="P132" style:family="paragraph" style:parent-style-name="Standard">
      <style:paragraph-properties fo:margin-top="0cm" fo:margin-bottom="0cm" loext:contextual-spacing="false"/>
      <style:text-properties officeooo:paragraph-rsid="004a6231"/>
    </style:style>
    <style:style style:name="P133" style:family="paragraph" style:parent-style-name="Standard">
      <style:paragraph-properties fo:margin-top="0cm" fo:margin-bottom="0cm" loext:contextual-spacing="false"/>
      <style:text-properties officeooo:paragraph-rsid="004b7803"/>
    </style:style>
    <style:style style:name="P134" style:family="paragraph" style:parent-style-name="Standard">
      <style:paragraph-properties fo:margin-top="0cm" fo:margin-bottom="0cm" loext:contextual-spacing="false"/>
      <style:text-properties officeooo:paragraph-rsid="004c7b61"/>
    </style:style>
    <style:style style:name="P135" style:family="paragraph" style:parent-style-name="Standard">
      <style:paragraph-properties fo:margin-top="0cm" fo:margin-bottom="0cm" loext:contextual-spacing="false"/>
      <style:text-properties fo:background-color="#00ff66"/>
    </style:style>
    <style:style style:name="P136" style:family="paragraph" style:parent-style-name="Standard">
      <style:paragraph-properties fo:margin-top="0cm" fo:margin-bottom="0cm" loext:contextual-spacing="false"/>
      <style:text-properties officeooo:paragraph-rsid="005de1cd" fo:background-color="#00ff66"/>
    </style:style>
    <style:style style:name="P137" style:family="paragraph" style:parent-style-name="Standard">
      <style:paragraph-properties fo:margin-top="0cm" fo:margin-bottom="0cm" loext:contextual-spacing="false">
        <style:tab-stops>
          <style:tab-stop style:position="1.251cm"/>
        </style:tab-stops>
      </style:paragraph-properties>
      <style:text-properties fo:background-color="#00ff66"/>
    </style:style>
    <style:style style:name="P138" style:family="paragraph" style:parent-style-name="Standard">
      <style:paragraph-properties fo:margin-top="0cm" fo:margin-bottom="0cm" loext:contextual-spacing="false"/>
      <style:text-properties officeooo:paragraph-rsid="0055c31f"/>
    </style:style>
    <style:style style:name="P139" style:family="paragraph" style:parent-style-name="Standard">
      <style:paragraph-properties fo:margin-top="0cm" fo:margin-bottom="0cm" loext:contextual-spacing="false"/>
      <style:text-properties fo:background-color="#66ff99"/>
    </style:style>
    <style:style style:name="P140" style:family="paragraph" style:parent-style-name="Standard">
      <style:paragraph-properties fo:margin-top="0cm" fo:margin-bottom="0cm" loext:contextual-spacing="false"/>
      <style:text-properties officeooo:paragraph-rsid="00560715"/>
    </style:style>
    <style:style style:name="P141" style:family="paragraph" style:parent-style-name="Standard">
      <style:paragraph-properties fo:margin-top="0cm" fo:margin-bottom="0cm" loext:contextual-spacing="false"/>
      <style:text-properties officeooo:paragraph-rsid="005792a1"/>
    </style:style>
    <style:style style:name="P142" style:family="paragraph" style:parent-style-name="Standard">
      <style:paragraph-properties fo:margin-top="0cm" fo:margin-bottom="0cm" loext:contextual-spacing="false"/>
      <style:text-properties officeooo:paragraph-rsid="0058b9fb"/>
    </style:style>
    <style:style style:name="P143" style:family="paragraph" style:parent-style-name="Standard">
      <style:paragraph-properties fo:margin-top="0cm" fo:margin-bottom="0cm" loext:contextual-spacing="false"/>
      <style:text-properties officeooo:paragraph-rsid="00597f89"/>
    </style:style>
    <style:style style:name="P144" style:family="paragraph" style:parent-style-name="Standard">
      <style:paragraph-properties fo:margin-top="0cm" fo:margin-bottom="0cm" loext:contextual-spacing="false"/>
      <style:text-properties officeooo:paragraph-rsid="005de1cd"/>
    </style:style>
    <style:style style:name="P145" style:family="paragraph" style:parent-style-name="Standard">
      <style:paragraph-properties fo:margin-top="0cm" fo:margin-bottom="0cm" loext:contextual-spacing="false"/>
      <style:text-properties officeooo:paragraph-rsid="00805fb9"/>
    </style:style>
    <style:style style:name="P146" style:family="paragraph" style:parent-style-name="Standard">
      <style:paragraph-properties fo:margin-top="0cm" fo:margin-bottom="0cm" loext:contextual-spacing="false"/>
      <style:text-properties officeooo:paragraph-rsid="00844fb4"/>
    </style:style>
    <style:style style:name="P147" style:family="paragraph" style:parent-style-name="Standard">
      <style:paragraph-properties fo:margin-top="0cm" fo:margin-bottom="0cm" loext:contextual-spacing="false"/>
      <style:text-properties officeooo:paragraph-rsid="00779277"/>
    </style:style>
    <style:style style:name="P148" style:family="paragraph" style:parent-style-name="Standard">
      <style:paragraph-properties fo:margin-top="0cm" fo:margin-bottom="0cm" loext:contextual-spacing="false"/>
      <style:text-properties officeooo:paragraph-rsid="008afa8a"/>
    </style:style>
    <style:style style:name="P149" style:family="paragraph" style:parent-style-name="Standard">
      <style:paragraph-properties fo:margin-top="0cm" fo:margin-bottom="0cm" loext:contextual-spacing="false"/>
      <style:text-properties officeooo:paragraph-rsid="0097cfa4"/>
    </style:style>
    <style:style style:name="P150" style:family="paragraph" style:parent-style-name="Standard">
      <style:paragraph-properties fo:margin-top="0cm" fo:margin-bottom="0cm" loext:contextual-spacing="false"/>
      <style:text-properties officeooo:paragraph-rsid="00999074"/>
    </style:style>
    <style:style style:name="P151" style:family="paragraph" style:parent-style-name="Standard">
      <style:paragraph-properties fo:margin-top="0cm" fo:margin-bottom="0cm" loext:contextual-spacing="false"/>
      <style:text-properties officeooo:paragraph-rsid="009ac446"/>
    </style:style>
    <style:style style:name="P152" style:family="paragraph" style:parent-style-name="Standard">
      <style:paragraph-properties fo:margin-top="0cm" fo:margin-bottom="0cm" loext:contextual-spacing="false"/>
      <style:text-properties officeooo:paragraph-rsid="009c9aea"/>
    </style:style>
    <style:style style:name="P153" style:family="paragraph" style:parent-style-name="Standard">
      <style:paragraph-properties fo:margin-top="0cm" fo:margin-bottom="0cm" loext:contextual-spacing="false"/>
      <style:text-properties officeooo:paragraph-rsid="009e74a8"/>
    </style:style>
    <style:style style:name="P154" style:family="paragraph" style:parent-style-name="Standard">
      <style:paragraph-properties fo:margin-top="0cm" fo:margin-bottom="0cm" loext:contextual-spacing="false"/>
      <style:text-properties officeooo:paragraph-rsid="009e74a8" fo:background-color="#00ffff"/>
    </style:style>
    <style:style style:name="P155" style:family="paragraph" style:parent-style-name="Standard">
      <style:paragraph-properties fo:margin-top="0cm" fo:margin-bottom="0cm" loext:contextual-spacing="false"/>
      <style:text-properties officeooo:paragraph-rsid="00a00cef"/>
    </style:style>
    <style:style style:name="P156" style:family="paragraph" style:parent-style-name="Standard">
      <style:paragraph-properties fo:margin-top="0cm" fo:margin-bottom="0cm" loext:contextual-spacing="false"/>
      <style:text-properties fo:background-color="#ff3333"/>
    </style:style>
    <style:style style:name="P157" style:family="paragraph" style:parent-style-name="Standard">
      <style:paragraph-properties fo:margin-top="0cm" fo:margin-bottom="0cm" loext:contextual-spacing="false"/>
      <style:text-properties officeooo:paragraph-rsid="000cd750" fo:background-color="#ff3333"/>
    </style:style>
    <style:style style:name="P158" style:family="paragraph" style:parent-style-name="Standard">
      <style:paragraph-properties fo:margin-top="0cm" fo:margin-bottom="0cm" loext:contextual-spacing="false"/>
      <style:text-properties officeooo:paragraph-rsid="00108862" fo:background-color="#ff3333"/>
    </style:style>
    <style:style style:name="P159" style:family="paragraph" style:parent-style-name="Standard">
      <style:paragraph-properties fo:margin-top="0cm" fo:margin-bottom="0cm" loext:contextual-spacing="false"/>
      <style:text-properties officeooo:paragraph-rsid="001bccc3" fo:background-color="#ff3333"/>
    </style:style>
    <style:style style:name="P160" style:family="paragraph" style:parent-style-name="Standard">
      <style:paragraph-properties fo:margin-top="0cm" fo:margin-bottom="0cm" loext:contextual-spacing="false"/>
      <style:text-properties officeooo:paragraph-rsid="00a19d57"/>
    </style:style>
    <style:style style:name="P161" style:family="paragraph" style:parent-style-name="Standard">
      <style:paragraph-properties fo:margin-top="0cm" fo:margin-bottom="0cm" loext:contextual-spacing="false"/>
      <style:text-properties officeooo:paragraph-rsid="001439ea"/>
    </style:style>
    <style:style style:name="P162" style:family="paragraph" style:parent-style-name="Standard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163" style:family="paragraph" style:parent-style-name="Standard">
      <style:paragraph-properties fo:margin-top="0cm" fo:margin-bottom="0cm" loext:contextual-spacing="false"/>
      <style:text-properties fo:font-weight="bold" officeooo:paragraph-rsid="00a19d57" style:font-weight-asian="bold" style:font-weight-complex="bold"/>
    </style:style>
    <style:style style:name="P164" style:family="paragraph" style:parent-style-name="Standard">
      <style:paragraph-properties fo:margin-top="0cm" fo:margin-bottom="0cm" loext:contextual-spacing="false"/>
      <style:text-properties fo:font-weight="bold" officeooo:rsid="00a2e4c1" officeooo:paragraph-rsid="00a2e4c1" style:font-weight-asian="bold" style:font-weight-complex="bold"/>
    </style:style>
    <style:style style:name="P165" style:family="paragraph" style:parent-style-name="Standard">
      <style:paragraph-properties fo:margin-top="0cm" fo:margin-bottom="0cm" loext:contextual-spacing="false"/>
      <style:text-properties fo:font-weight="bold" officeooo:paragraph-rsid="001e6286" fo:background-color="transparent" style:font-weight-asian="bold" style:font-weight-complex="bold"/>
    </style:style>
    <style:style style:name="P166" style:family="paragraph" style:parent-style-name="Standard">
      <style:paragraph-properties fo:margin-top="0cm" fo:margin-bottom="0cm" loext:contextual-spacing="false"/>
      <style:text-properties officeooo:paragraph-rsid="00a1eb7e"/>
    </style:style>
    <style:style style:name="P167" style:family="paragraph" style:parent-style-name="Standard">
      <style:paragraph-properties fo:margin-top="0cm" fo:margin-bottom="0cm" loext:contextual-spacing="false"/>
      <style:text-properties officeooo:paragraph-rsid="00a2e4c1"/>
    </style:style>
    <style:style style:name="P168" style:family="paragraph" style:parent-style-name="Standard">
      <style:paragraph-properties fo:margin-top="0cm" fo:margin-bottom="0cm" loext:contextual-spacing="false"/>
      <style:text-properties officeooo:paragraph-rsid="00aa7ef6"/>
    </style:style>
    <style:style style:name="P169" style:family="paragraph" style:parent-style-name="Standard">
      <style:paragraph-properties fo:margin-top="0cm" fo:margin-bottom="0cm" loext:contextual-spacing="false"/>
      <style:text-properties officeooo:paragraph-rsid="00ae61f4"/>
    </style:style>
    <style:style style:name="P170" style:family="paragraph" style:parent-style-name="Standard">
      <style:paragraph-properties fo:margin-top="0cm" fo:margin-bottom="0cm" loext:contextual-spacing="false"/>
      <style:text-properties officeooo:paragraph-rsid="00b0450a"/>
    </style:style>
    <style:style style:name="P171" style:family="paragraph" style:parent-style-name="Standard">
      <style:paragraph-properties fo:margin-top="0cm" fo:margin-bottom="0cm" loext:contextual-spacing="false"/>
      <style:text-properties officeooo:paragraph-rsid="00b20d9e"/>
    </style:style>
    <style:style style:name="P172" style:family="paragraph" style:parent-style-name="Standard">
      <style:paragraph-properties fo:margin-top="0cm" fo:margin-bottom="0cm" loext:contextual-spacing="false"/>
      <style:text-properties officeooo:paragraph-rsid="00b4bdeb"/>
    </style:style>
    <style:style style:name="P173" style:family="paragraph" style:parent-style-name="Standard">
      <style:paragraph-properties fo:margin-top="0cm" fo:margin-bottom="0cm" loext:contextual-spacing="false"/>
      <style:text-properties officeooo:paragraph-rsid="00ac4475"/>
    </style:style>
    <style:style style:name="P174" style:family="paragraph" style:parent-style-name="Standard">
      <style:paragraph-properties fo:margin-top="0cm" fo:margin-bottom="0cm" loext:contextual-spacing="false"/>
      <style:text-properties officeooo:paragraph-rsid="00b4c0aa"/>
    </style:style>
    <style:style style:name="P175" style:family="paragraph" style:parent-style-name="Standard">
      <style:paragraph-properties fo:margin-top="0cm" fo:margin-bottom="0cm" loext:contextual-spacing="false"/>
      <style:text-properties officeooo:paragraph-rsid="00b9c7b9"/>
    </style:style>
    <style:style style:name="P176" style:family="paragraph" style:parent-style-name="Standard">
      <style:paragraph-properties fo:margin-top="0cm" fo:margin-bottom="0cm" loext:contextual-spacing="false"/>
      <style:text-properties officeooo:paragraph-rsid="00bd22a5"/>
    </style:style>
    <style:style style:name="P177" style:family="paragraph" style:parent-style-name="Standard">
      <style:paragraph-properties fo:margin-top="0cm" fo:margin-bottom="0cm" loext:contextual-spacing="false"/>
      <style:text-properties officeooo:paragraph-rsid="00be8888"/>
    </style:style>
    <style:style style:name="P178" style:family="paragraph" style:parent-style-name="Standard">
      <style:paragraph-properties fo:margin-top="0cm" fo:margin-bottom="0cm" loext:contextual-spacing="false"/>
      <style:text-properties officeooo:paragraph-rsid="00c05625"/>
    </style:style>
    <style:style style:name="P179" style:family="paragraph" style:parent-style-name="Standard">
      <style:paragraph-properties fo:margin-top="0cm" fo:margin-bottom="0cm" loext:contextual-spacing="false"/>
      <style:text-properties officeooo:paragraph-rsid="008b673e"/>
    </style:style>
    <style:style style:name="P180" style:family="paragraph" style:parent-style-name="Standard">
      <style:paragraph-properties fo:margin-top="0cm" fo:margin-bottom="0cm" loext:contextual-spacing="false"/>
      <style:text-properties style:use-window-font-color="true" officeooo:paragraph-rsid="00c1c689"/>
    </style:style>
    <style:style style:name="P181" style:family="paragraph" style:parent-style-name="Standard">
      <style:paragraph-properties fo:margin-top="0cm" fo:margin-bottom="0cm" loext:contextual-spacing="false"/>
      <style:text-properties style:use-window-font-color="true" style:font-name="Times New Roman" fo:font-size="9pt" fo:font-weight="normal" officeooo:rsid="004a6231" officeooo:paragraph-rsid="004a6231" fo:background-color="transparent" style:font-name-asian="Arial2" style:font-size-asian="9pt" style:font-weight-asian="normal" style:font-name-complex="Arial2" style:font-size-complex="9pt" style:font-weight-complex="normal"/>
    </style:style>
    <style:style style:name="P182" style:family="paragraph" style:parent-style-name="Standard">
      <style:paragraph-properties fo:margin-top="0cm" fo:margin-bottom="0cm" loext:contextual-spacing="false"/>
      <style:text-properties officeooo:paragraph-rsid="00c30ff5"/>
    </style:style>
    <style:style style:name="P183" style:family="paragraph" style:parent-style-name="Standard">
      <style:paragraph-properties fo:margin-top="0cm" fo:margin-bottom="0cm" loext:contextual-spacing="false"/>
      <style:text-properties officeooo:paragraph-rsid="00c390ff"/>
    </style:style>
    <style:style style:name="P184" style:family="paragraph" style:parent-style-name="Standard">
      <style:paragraph-properties fo:margin-top="0cm" fo:margin-bottom="0cm" loext:contextual-spacing="false"/>
      <style:text-properties officeooo:paragraph-rsid="00c65238"/>
    </style:style>
    <style:style style:name="P185" style:family="paragraph" style:parent-style-name="Standard">
      <style:paragraph-properties fo:margin-top="0cm" fo:margin-bottom="0cm" loext:contextual-spacing="false"/>
      <style:text-properties officeooo:paragraph-rsid="00c67f6b"/>
    </style:style>
    <style:style style:name="P186" style:family="paragraph" style:parent-style-name="Standard">
      <style:paragraph-properties fo:margin-top="0cm" fo:margin-bottom="0cm" loext:contextual-spacing="false"/>
      <style:text-properties officeooo:paragraph-rsid="00c7d285"/>
    </style:style>
    <style:style style:name="P187" style:family="paragraph" style:parent-style-name="Standard">
      <style:paragraph-properties fo:margin-top="0cm" fo:margin-bottom="0cm" loext:contextual-spacing="false"/>
      <style:text-properties officeooo:paragraph-rsid="00c989da"/>
    </style:style>
    <style:style style:name="P188" style:family="paragraph" style:parent-style-name="Standard">
      <style:paragraph-properties fo:margin-top="0cm" fo:margin-bottom="0cm" loext:contextual-spacing="false"/>
      <style:text-properties officeooo:paragraph-rsid="00c9f755"/>
    </style:style>
    <style:style style:name="P189" style:family="paragraph" style:parent-style-name="Standard">
      <style:paragraph-properties fo:margin-top="0cm" fo:margin-bottom="0cm" loext:contextual-spacing="false"/>
      <style:text-properties officeooo:paragraph-rsid="00cae196"/>
    </style:style>
    <style:style style:name="P190" style:family="paragraph" style:parent-style-name="Standard">
      <style:paragraph-properties fo:margin-top="0cm" fo:margin-bottom="0cm" loext:contextual-spacing="false"/>
      <style:text-properties officeooo:paragraph-rsid="00d1153b"/>
    </style:style>
    <style:style style:name="P191" style:family="paragraph" style:parent-style-name="Standard">
      <style:paragraph-properties fo:margin-top="0cm" fo:margin-bottom="0cm" loext:contextual-spacing="false"/>
      <style:text-properties officeooo:paragraph-rsid="00d4153c"/>
    </style:style>
    <style:style style:name="P192" style:family="paragraph" style:parent-style-name="Standard">
      <style:paragraph-properties fo:margin-top="0cm" fo:margin-bottom="0cm" loext:contextual-spacing="false"/>
      <style:text-properties officeooo:paragraph-rsid="00d59d72"/>
    </style:style>
    <style:style style:name="P193" style:family="paragraph" style:parent-style-name="Standard">
      <style:paragraph-properties fo:margin-top="0cm" fo:margin-bottom="0cm" loext:contextual-spacing="false"/>
      <style:text-properties officeooo:paragraph-rsid="00d6454f"/>
    </style:style>
    <style:style style:name="P194" style:family="paragraph" style:parent-style-name="Standard">
      <style:paragraph-properties fo:margin-top="0cm" fo:margin-bottom="0cm" loext:contextual-spacing="false"/>
      <style:text-properties officeooo:paragraph-rsid="00d65b56"/>
    </style:style>
    <style:style style:name="P195" style:family="paragraph" style:parent-style-name="Standard">
      <style:paragraph-properties fo:margin-top="0cm" fo:margin-bottom="0cm" loext:contextual-spacing="false"/>
      <style:text-properties officeooo:paragraph-rsid="00d6d480"/>
    </style:style>
    <style:style style:name="P196" style:family="paragraph" style:parent-style-name="Standard">
      <style:paragraph-properties fo:margin-top="0cm" fo:margin-bottom="0cm" loext:contextual-spacing="false" fo:break-before="page"/>
    </style:style>
    <style:style style:name="P197" style:family="paragraph" style:parent-style-name="Standard">
      <style:paragraph-properties fo:margin-top="0cm" fo:margin-bottom="0cm" loext:contextual-spacing="false" fo:break-before="page"/>
      <style:text-properties style:font-name="Cambria" fo:font-size="16pt" fo:font-weight="bold" style:font-name-asian="Cambria1" style:font-size-asian="16pt" style:font-weight-asian="bold" style:font-name-complex="Cambria1" style:font-size-complex="16pt"/>
    </style:style>
    <style:style style:name="P198" style:family="paragraph" style:parent-style-name="Text_20_body">
      <style:paragraph-properties fo:margin-top="0cm" fo:margin-bottom="0cm" loext:contextual-spacing="false"/>
      <style:text-properties fo:background-color="#00cc00"/>
    </style:style>
    <style:style style:name="P199" style:family="paragraph" style:parent-style-name="Text_20_body">
      <style:paragraph-properties fo:margin-top="0cm" fo:margin-bottom="0cm" loext:contextual-spacing="false"/>
      <style:text-properties fo:background-color="#00cc33"/>
    </style:style>
    <style:style style:name="P200" style:family="paragraph" style:parent-style-name="Text_20_body">
      <style:paragraph-properties fo:margin-top="0cm" fo:margin-bottom="0cm" loext:contextual-spacing="false"/>
      <style:text-properties fo:background-color="#009933"/>
    </style:style>
    <style:style style:name="P201" style:family="paragraph" style:parent-style-name="Text_20_body">
      <style:paragraph-properties fo:margin-top="0cm" fo:margin-bottom="0cm" loext:contextual-spacing="false"/>
      <style:text-properties fo:background-color="#00ff66"/>
    </style:style>
    <style:style style:name="P202" style:family="paragraph" style:parent-style-name="Text_20_body">
      <style:paragraph-properties fo:margin-top="0cm" fo:margin-bottom="0cm" loext:contextual-spacing="false">
        <style:tab-stops>
          <style:tab-stop style:position="1.251cm"/>
        </style:tab-stops>
      </style:paragraph-properties>
      <style:text-properties fo:background-color="#00ff66"/>
    </style:style>
    <style:style style:name="P203" style:family="paragraph" style:parent-style-name="Text_20_body">
      <style:paragraph-properties fo:margin-top="0cm" fo:margin-bottom="0cm" loext:contextual-spacing="false"/>
      <style:text-properties fo:background-color="#66ff99"/>
    </style:style>
    <style:style style:name="P204" style:family="paragraph" style:parent-style-name="Text_20_body">
      <style:paragraph-properties fo:margin-top="0cm" fo:margin-bottom="0cm" loext:contextual-spacing="false">
        <style:tab-stops>
          <style:tab-stop style:position="1.251cm"/>
        </style:tab-stops>
      </style:paragraph-properties>
      <style:text-properties fo:background-color="#66ff99"/>
    </style:style>
    <style:style style:name="P205" style:family="paragraph" style:parent-style-name="Standard">
      <style:paragraph-properties fo:margin-top="0cm" fo:margin-bottom="0cm" loext:contextual-spacing="false" fo:background-color="transparent">
        <style:background-image/>
      </style:paragraph-properties>
      <style:text-properties officeooo:paragraph-rsid="0031f734" fo:background-color="transparent"/>
    </style:style>
    <style:style style:name="P206" style:family="paragraph" style:parent-style-name="Standard">
      <style:paragraph-properties fo:margin-top="0cm" fo:margin-bottom="0cm" loext:contextual-spacing="false" fo:background-color="transparent">
        <style:background-image/>
      </style:paragraph-properties>
      <style:text-properties officeooo:paragraph-rsid="0044d9c6" fo:background-color="transparent"/>
    </style:style>
    <style:style style:name="P207" style:family="paragraph" style:parent-style-name="Standard">
      <style:paragraph-properties fo:margin-top="0cm" fo:margin-bottom="0cm" loext:contextual-spacing="false" fo:background-color="transparent">
        <style:background-image/>
      </style:paragraph-properties>
      <style:text-properties officeooo:paragraph-rsid="00a2e4c1"/>
    </style:style>
    <style:style style:name="P208" style:family="paragraph" style:parent-style-name="Standard">
      <style:paragraph-properties fo:margin-top="0cm" fo:margin-bottom="0cm" loext:contextual-spacing="false" fo:background-color="transparent">
        <style:background-image/>
      </style:paragraph-properties>
      <style:text-properties style:use-window-font-color="true" style:font-name="Times" fo:font-size="9pt" fo:font-weight="normal" officeooo:rsid="001a0efe" officeooo:paragraph-rsid="00a2e4c1" fo:background-color="transparent" style:font-name-asian="Arial2" style:font-size-asian="9pt" style:font-weight-asian="normal" style:font-name-complex="Arial2" style:font-size-complex="9pt" style:font-weight-complex="normal"/>
    </style:style>
    <style:style style:name="P209" style:family="paragraph" style:parent-style-name="Standard">
      <style:paragraph-properties fo:margin-top="0cm" fo:margin-bottom="0cm" loext:contextual-spacing="false" fo:background-color="#ff3333">
        <style:background-image/>
      </style:paragraph-properties>
    </style:style>
    <style:style style:name="P210" style:family="paragraph" style:parent-style-name="Standard">
      <style:paragraph-properties fo:margin-top="0cm" fo:margin-bottom="0cm" loext:contextual-spacing="false" fo:background-color="#ff3333">
        <style:background-image/>
      </style:paragraph-properties>
      <style:text-properties officeooo:paragraph-rsid="00171350"/>
    </style:style>
    <style:style style:name="P211" style:family="paragraph" style:parent-style-name="Standard">
      <style:paragraph-properties fo:margin-top="0cm" fo:margin-bottom="0cm" loext:contextual-spacing="false" fo:background-color="#ff3333">
        <style:background-image/>
      </style:paragraph-properties>
      <style:text-properties officeooo:paragraph-rsid="0004d135"/>
    </style:style>
    <style:style style:name="P212" style:family="paragraph" style:parent-style-name="Standard">
      <style:paragraph-properties fo:margin-top="0cm" fo:margin-bottom="0cm" loext:contextual-spacing="false" fo:background-color="#ff3333">
        <style:background-image/>
      </style:paragraph-properties>
      <style:text-properties officeooo:paragraph-rsid="001c86b4"/>
    </style:style>
    <style:style style:name="P213" style:family="paragraph" style:parent-style-name="Standard">
      <style:paragraph-properties fo:margin-left="0.353cm" fo:margin-right="0cm" fo:margin-top="0.212cm" fo:margin-bottom="0cm" loext:contextual-spacing="false" fo:line-height="100%" fo:text-align="start" style:justify-single-word="false" fo:keep-together="auto" fo:orphans="0" fo:widows="0" fo:text-indent="0cm" style:auto-text-indent="false" fo:keep-with-next="auto">
        <style:tab-stops>
          <style:tab-stop style:position="1.411cm"/>
          <style:tab-stop style:position="15.893cm" style:type="right"/>
        </style:tab-stops>
      </style:paragraph-properties>
    </style:style>
    <style:style style:name="P214" style:family="paragraph" style:parent-style-name="Standard">
      <style:paragraph-properties fo:margin-left="0.353cm" fo:margin-right="0cm" fo:margin-top="0.212cm" fo:margin-bottom="0cm" loext:contextual-spacing="false" fo:line-height="100%" fo:text-indent="0cm" style:auto-text-indent="false">
        <style:tab-stops>
          <style:tab-stop style:position="1.411cm"/>
          <style:tab-stop style:position="15.893cm" style:type="right"/>
        </style:tab-stops>
      </style:paragraph-properties>
    </style:style>
    <style:style style:name="P215" style:family="paragraph" style:parent-style-name="Standard">
      <style:paragraph-properties fo:margin-left="0.706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>
        <style:tab-stops>
          <style:tab-stop style:position="2.117cm"/>
          <style:tab-stop style:position="15.893cm" style:type="right"/>
        </style:tab-stops>
      </style:paragraph-properties>
    </style:style>
    <style:style style:name="P216" style:family="paragraph" style:parent-style-name="Standard">
      <style:paragraph-properties fo:margin-left="0.706cm" fo:margin-right="0cm" fo:margin-top="0cm" fo:margin-bottom="0cm" loext:contextual-spacing="false" fo:text-indent="0cm" style:auto-text-indent="false">
        <style:tab-stops>
          <style:tab-stop style:position="2.117cm"/>
          <style:tab-stop style:position="15.893cm" style:type="right"/>
        </style:tab-stops>
      </style:paragraph-properties>
    </style:style>
    <style:style style:name="P217" style:family="paragraph" style:parent-style-name="Standard">
      <style:paragraph-properties fo:margin-top="0.106cm" fo:margin-bottom="0.106cm" loext:contextual-spacing="false" fo:line-height="100%" fo:text-align="justify" style:justify-single-word="false"/>
    </style:style>
    <style:style style:name="P218" style:family="paragraph" style:parent-style-name="Standard">
      <style:paragraph-properties fo:margin-top="0.106cm" fo:margin-bottom="0.106cm" loext:contextual-spacing="false" fo:line-height="100%"/>
      <style:text-properties style:font-name="Arial" fo:font-weight="bold" style:font-name-asian="Arial2" style:font-weight-asian="bold" style:font-name-complex="Arial2"/>
    </style:style>
    <style:style style:name="P219" style:family="paragraph" style:parent-style-name="Standard">
      <style:paragraph-properties fo:margin-top="0.106cm" fo:margin-bottom="0.106cm" loext:contextual-spacing="false" fo:line-height="100%" fo:text-align="justify" style:justify-single-word="false"/>
      <style:text-properties style:font-name="Arial" fo:font-weight="bold" style:font-name-asian="Arial2" style:font-weight-asian="bold" style:font-name-complex="Arial2"/>
    </style:style>
    <style:style style:name="P220" style:family="paragraph" style:parent-style-name="Standard">
      <style:paragraph-properties fo:margin-top="0.106cm" fo:margin-bottom="0.106cm" loext:contextual-spacing="false" fo:line-height="100%" fo:text-align="justify" style:justify-single-word="false"/>
      <style:text-properties style:font-name="Arial" fo:font-weight="bold" officeooo:paragraph-rsid="0021e386" style:font-name-asian="Arial2" style:font-weight-asian="bold" style:font-name-complex="Arial2"/>
    </style:style>
    <style:style style:name="P221" style:family="paragraph" style:parent-style-name="Standard">
      <style:paragraph-properties fo:margin-left="0.635cm" fo:margin-right="0cm" fo:margin-top="0.085cm" fo:margin-bottom="0.085cm" loext:contextual-spacing="false" fo:line-height="100%" fo:text-align="justify" style:justify-single-word="false" fo:text-indent="0cm" style:auto-text-indent="false"/>
    </style:style>
    <style:style style:name="P222" style:family="paragraph" style:parent-style-name="Standard">
      <style:paragraph-properties fo:margin-top="0cm" fo:margin-bottom="0.212cm" loext:contextual-spacing="false" fo:line-height="100%" fo:text-align="justify" style:justify-single-word="false">
        <style:tab-stops>
          <style:tab-stop style:position="1.251cm"/>
        </style:tab-stops>
      </style:paragraph-properties>
    </style:style>
    <style:style style:name="P223" style:family="paragraph" style:parent-style-name="Standard">
      <style:paragraph-properties fo:margin-top="0cm" fo:margin-bottom="0.212cm" loext:contextual-spacing="false" fo:line-height="100%" fo:text-align="justify" style:justify-single-word="false">
        <style:tab-stops>
          <style:tab-stop style:position="1.251cm"/>
        </style:tab-stops>
      </style:paragraph-properties>
      <style:text-properties officeooo:paragraph-rsid="001f195b"/>
    </style:style>
    <style:style style:name="P224" style:family="paragraph" style:parent-style-name="Standard">
      <style:paragraph-properties fo:margin-top="0cm" fo:margin-bottom="0.212cm" loext:contextual-spacing="false" fo:line-height="100%" fo:text-align="justify" style:justify-single-word="false">
        <style:tab-stops>
          <style:tab-stop style:position="1.251cm"/>
        </style:tab-stops>
      </style:paragraph-properties>
      <style:text-properties officeooo:paragraph-rsid="001f98ab"/>
    </style:style>
    <style:style style:name="P225" style:family="paragraph" style:parent-style-name="Standard">
      <style:paragraph-properties fo:margin-top="0cm" fo:margin-bottom="0.212cm" loext:contextual-spacing="false" fo:line-height="100%" fo:text-align="justify" style:justify-single-word="false">
        <style:tab-stops>
          <style:tab-stop style:position="1.251cm"/>
        </style:tab-stops>
      </style:paragraph-properties>
      <style:text-properties officeooo:paragraph-rsid="00212dfd"/>
    </style:style>
    <style:style style:name="P226" style:family="paragraph" style:parent-style-name="Standard">
      <style:paragraph-properties fo:margin-top="0cm" fo:margin-bottom="0.212cm" loext:contextual-spacing="false" fo:line-height="100%" fo:text-align="justify" style:justify-single-word="false">
        <style:tab-stops>
          <style:tab-stop style:position="1.251cm"/>
        </style:tab-stops>
      </style:paragraph-properties>
      <style:text-properties officeooo:paragraph-rsid="00218587"/>
    </style:style>
    <style:style style:name="P227" style:family="paragraph" style:parent-style-name="Standard">
      <style:paragraph-properties fo:margin-top="0cm" fo:margin-bottom="0.212cm" loext:contextual-spacing="false" fo:line-height="100%" fo:text-align="justify" style:justify-single-word="false">
        <style:tab-stops>
          <style:tab-stop style:position="1.251cm"/>
        </style:tab-stops>
      </style:paragraph-properties>
      <style:text-properties officeooo:paragraph-rsid="007013e7"/>
    </style:style>
    <style:style style:name="P228" style:family="paragraph" style:parent-style-name="Standard">
      <style:paragraph-properties fo:margin-top="0cm" fo:margin-bottom="0.212cm" loext:contextual-spacing="false" fo:line-height="100%" fo:text-align="justify" style:justify-single-word="false">
        <style:tab-stops>
          <style:tab-stop style:position="1.251cm"/>
        </style:tab-stops>
      </style:paragraph-properties>
      <style:text-properties officeooo:paragraph-rsid="0091d95d"/>
    </style:style>
    <style:style style:name="P229" style:family="paragraph" style:parent-style-name="Standard">
      <style:paragraph-properties fo:margin-top="0cm" fo:margin-bottom="0.212cm" loext:contextual-spacing="false" fo:line-height="100%" fo:text-align="justify" style:justify-single-word="false">
        <style:tab-stops>
          <style:tab-stop style:position="1.251cm"/>
        </style:tab-stops>
      </style:paragraph-properties>
      <style:text-properties officeooo:paragraph-rsid="00cf685a"/>
    </style:style>
    <style:style style:name="P230" style:family="paragraph" style:parent-style-name="Standard">
      <style:paragraph-properties fo:margin-top="0cm" fo:margin-bottom="0.212cm" loext:contextual-spacing="false" fo:line-height="100%" fo:text-align="justify" style:justify-single-word="false">
        <style:tab-stops>
          <style:tab-stop style:position="1.251cm"/>
        </style:tab-stops>
      </style:paragraph-properties>
      <style:text-properties fo:background-color="#00cc33"/>
    </style:style>
    <style:style style:name="P231" style:family="paragraph" style:parent-style-name="Standard">
      <style:paragraph-properties fo:margin-top="0cm" fo:margin-bottom="0.212cm" loext:contextual-spacing="false" fo:line-height="100%" fo:text-align="justify" style:justify-single-word="false">
        <style:tab-stops>
          <style:tab-stop style:position="1.251cm"/>
        </style:tab-stops>
      </style:paragraph-properties>
      <style:text-properties fo:background-color="#66ffff"/>
    </style:style>
    <style:style style:name="P232" style:family="paragraph" style:parent-style-name="Standard">
      <style:paragraph-properties fo:margin-top="0cm" fo:margin-bottom="0.212cm" loext:contextual-spacing="false" fo:line-height="100%" fo:text-align="justify" style:justify-single-word="false">
        <style:tab-stops>
          <style:tab-stop style:position="1.251cm"/>
        </style:tab-stops>
      </style:paragraph-properties>
      <style:text-properties fo:background-color="#66ff99"/>
    </style:style>
    <style:style style:name="P233" style:family="paragraph" style:parent-style-name="Standard">
      <style:paragraph-properties fo:margin-top="0cm" fo:margin-bottom="0.212cm" loext:contextual-spacing="false" fo:line-height="100%" fo:text-align="justify" style:justify-single-word="false">
        <style:tab-stops>
          <style:tab-stop style:position="1.251cm"/>
        </style:tab-stops>
      </style:paragraph-properties>
      <style:text-properties officeooo:paragraph-rsid="00ae61f4" fo:background-color="#66ff99"/>
    </style:style>
    <style:style style:name="P234" style:family="paragraph" style:parent-style-name="Standard">
      <style:paragraph-properties fo:margin-top="0cm" fo:margin-bottom="0.212cm" loext:contextual-spacing="false" fo:line-height="100%" fo:text-align="justify" style:justify-single-word="false">
        <style:tab-stops>
          <style:tab-stop style:position="1.251cm"/>
        </style:tab-stops>
      </style:paragraph-properties>
      <style:text-properties fo:background-color="#00ff66"/>
    </style:style>
    <style:style style:name="P235" style:family="paragraph" style:parent-style-name="Text_20_body">
      <style:paragraph-properties fo:margin-top="0cm" fo:margin-bottom="0.212cm" loext:contextual-spacing="false" fo:line-height="100%" fo:text-align="justify" style:justify-single-word="false">
        <style:tab-stops>
          <style:tab-stop style:position="1.251cm"/>
        </style:tab-stops>
      </style:paragraph-properties>
      <style:text-properties fo:background-color="#009933"/>
    </style:style>
    <style:style style:name="P236" style:family="paragraph" style:parent-style-name="Text_20_body">
      <style:paragraph-properties fo:margin-top="0cm" fo:margin-bottom="0.212cm" loext:contextual-spacing="false" fo:line-height="100%" fo:text-align="justify" style:justify-single-word="false">
        <style:tab-stops>
          <style:tab-stop style:position="1.251cm"/>
        </style:tab-stops>
      </style:paragraph-properties>
      <style:text-properties fo:background-color="#00cc33"/>
    </style:style>
    <style:style style:name="P237" style:family="paragraph" style:parent-style-name="Text_20_body">
      <style:paragraph-properties fo:margin-top="0cm" fo:margin-bottom="0.212cm" loext:contextual-spacing="false" fo:line-height="100%" fo:text-align="justify" style:justify-single-word="false">
        <style:tab-stops>
          <style:tab-stop style:position="1.251cm"/>
        </style:tab-stops>
      </style:paragraph-properties>
      <style:text-properties fo:background-color="#66ff99"/>
    </style:style>
    <style:style style:name="P238" style:family="paragraph" style:parent-style-name="Text_20_body">
      <style:paragraph-properties fo:margin-top="0cm" fo:margin-bottom="0.212cm" loext:contextual-spacing="false" fo:line-height="100%" fo:text-align="justify" style:justify-single-word="false">
        <style:tab-stops>
          <style:tab-stop style:position="1.251cm"/>
        </style:tab-stops>
      </style:paragraph-properties>
      <style:text-properties officeooo:paragraph-rsid="003e91bb" fo:background-color="#66ff99"/>
    </style:style>
    <style:style style:name="P239" style:family="paragraph" style:parent-style-name="Text_20_body">
      <style:paragraph-properties fo:margin-top="0cm" fo:margin-bottom="0.212cm" loext:contextual-spacing="false" fo:line-height="100%" fo:text-align="justify" style:justify-single-word="false">
        <style:tab-stops>
          <style:tab-stop style:position="1.251cm"/>
        </style:tab-stops>
      </style:paragraph-properties>
      <style:text-properties officeooo:paragraph-rsid="00ae61f4" fo:background-color="#66ff99"/>
    </style:style>
    <style:style style:name="P240" style:family="paragraph" style:parent-style-name="Text_20_body">
      <style:paragraph-properties fo:margin-top="0cm" fo:margin-bottom="0.212cm" loext:contextual-spacing="false" fo:line-height="100%" fo:text-align="justify" style:justify-single-word="false">
        <style:tab-stops>
          <style:tab-stop style:position="1.251cm"/>
        </style:tab-stops>
      </style:paragraph-properties>
      <style:text-properties fo:background-color="#00ff66"/>
    </style:style>
    <style:style style:name="P241" style:family="paragraph" style:parent-style-name="Text_20_body">
      <style:paragraph-properties fo:margin-top="0cm" fo:margin-bottom="0.212cm" loext:contextual-spacing="false" fo:line-height="100%" fo:text-align="justify" style:justify-single-word="false">
        <style:tab-stops>
          <style:tab-stop style:position="1.251cm"/>
        </style:tab-stops>
      </style:paragraph-properties>
      <style:text-properties officeooo:paragraph-rsid="0045b743" fo:background-color="#00ff66"/>
    </style:style>
    <style:style style:name="P242" style:family="paragraph" style:parent-style-name="Heading_20_2">
      <style:paragraph-properties fo:margin-left="0cm" fo:margin-right="0cm" fo:margin-top="0.212cm" fo:margin-bottom="0cm" loext:contextual-spacing="false" fo:text-indent="-1.016cm" style:auto-text-indent="false"/>
    </style:style>
    <style:style style:name="P243" style:family="paragraph" style:parent-style-name="Standard">
      <style:paragraph-properties fo:margin-top="0cm" fo:margin-bottom="0cm" loext:contextual-spacing="false"/>
      <style:text-properties fo:background-color="#009933"/>
    </style:style>
    <style:style style:name="P244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</style:style>
    <style:style style:name="P245" style:family="paragraph" style:parent-style-name="Standard" style:list-style-name="WWNum26">
      <style:paragraph-properties fo:margin-left="0.852cm" fo:margin-right="0cm" fo:margin-top="0.106cm" fo:margin-bottom="0.106cm" loext:contextual-spacing="false" fo:line-height="100%" fo:text-align="justify" style:justify-single-word="false" fo:text-indent="1.408cm" style:auto-text-indent="false"/>
      <style:text-properties style:font-name="Arial" style:font-name-asian="Arial2" style:font-name-complex="Arial2"/>
    </style:style>
    <style:style style:name="P246" style:family="paragraph" style:parent-style-name="Standard" style:list-style-name="WWNum26">
      <style:paragraph-properties fo:margin-left="0.852cm" fo:margin-right="0cm" fo:margin-top="0.106cm" fo:margin-bottom="0.106cm" loext:contextual-spacing="false" fo:line-height="100%" fo:text-align="justify" style:justify-single-word="false" fo:keep-together="auto" fo:orphans="0" fo:widows="0" fo:text-indent="1.408cm" style:auto-text-indent="false" fo:keep-with-next="auto"/>
      <style:text-properties style:font-name="Arial" style:font-name-asian="Arial2" style:font-name-complex="Arial2"/>
    </style:style>
    <style:style style:name="P247" style:family="paragraph" style:parent-style-name="Standard" style:list-style-name="WWNum26">
      <style:paragraph-properties fo:margin-left="0.852cm" fo:margin-right="0cm" fo:margin-top="0.106cm" fo:margin-bottom="0.106cm" loext:contextual-spacing="true" fo:line-height="100%" fo:text-align="justify" style:justify-single-word="false" fo:text-indent="1.408cm" style:auto-text-indent="false"/>
      <style:text-properties style:font-name="Arial" style:font-name-asian="Arial2" style:font-name-complex="Arial2"/>
    </style:style>
    <style:style style:name="P248" style:family="paragraph" style:parent-style-name="Standard" style:list-style-name="WWNum26">
      <style:paragraph-properties fo:margin-left="0.852cm" fo:margin-right="0cm" fo:margin-top="0.106cm" fo:margin-bottom="0.106cm" loext:contextual-spacing="true" fo:line-height="100%" fo:text-align="justify" style:justify-single-word="false" fo:text-indent="1.408cm" style:auto-text-indent="false"/>
    </style:style>
    <style:style style:name="P249" style:family="paragraph" style:parent-style-name="Standard" style:list-style-name="WWNum8">
      <style:paragraph-properties fo:margin-left="0.635cm" fo:margin-right="0cm" fo:margin-top="0cm" fo:margin-bottom="0.212cm" loext:contextual-spacing="false" fo:line-height="100%" fo:text-align="justify" style:justify-single-word="false" fo:keep-together="auto" fo:orphans="0" fo:widows="0" fo:text-indent="-0.635cm" style:auto-text-indent="false" fo:keep-with-next="auto">
        <style:tab-stops>
          <style:tab-stop style:position="1.251cm"/>
        </style:tab-stops>
      </style:paragraph-properties>
    </style:style>
    <style:style style:name="P250" style:family="paragraph" style:parent-style-name="Standard" style:list-style-name="WWNum20">
      <style:paragraph-properties fo:margin-left="0.635cm" fo:margin-right="0cm" fo:margin-top="0cm" fo:margin-bottom="0.212cm" loext:contextual-spacing="false" fo:line-height="100%" fo:text-align="justify" style:justify-single-word="false" fo:keep-together="auto" fo:orphans="0" fo:widows="0" fo:text-indent="-0.635cm" style:auto-text-indent="false" fo:keep-with-next="auto">
        <style:tab-stops>
          <style:tab-stop style:position="1.251cm"/>
        </style:tab-stops>
      </style:paragraph-properties>
    </style:style>
    <style:style style:name="P251" style:family="paragraph" style:parent-style-name="Standard" style:list-style-name="WWNum20">
      <style:paragraph-properties fo:margin-left="0.635cm" fo:margin-right="0cm" fo:margin-top="0cm" fo:margin-bottom="0.212cm" loext:contextual-spacing="false" fo:line-height="100%" fo:text-align="justify" style:justify-single-word="false" fo:keep-together="auto" fo:orphans="0" fo:widows="0" fo:text-indent="-0.635cm" style:auto-text-indent="false" fo:keep-with-next="auto">
        <style:tab-stops>
          <style:tab-stop style:position="1.251cm"/>
        </style:tab-stops>
      </style:paragraph-properties>
      <style:text-properties style:font-name="Arial" fo:font-size="9pt" style:font-name-asian="Arial2" style:font-size-asian="9pt" style:font-name-complex="Arial2" style:font-size-complex="9pt"/>
    </style:style>
    <style:style style:name="P252" style:family="paragraph" style:parent-style-name="Standard" style:list-style-name="WWNum1">
      <style:paragraph-properties fo:margin-left="0.635cm" fo:margin-right="0cm" fo:margin-top="0.106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253" style:family="paragraph" style:parent-style-name="Standard" style:list-style-name="WWNum1">
      <style:paragraph-properties fo:margin-left="0.635cm" fo:margin-right="0cm" fo:margin-top="0.106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  <style:text-properties style:font-name="Arial" fo:font-size="9pt" style:font-name-asian="Arial2" style:font-size-asian="9pt" style:font-name-complex="Arial2" style:font-size-complex="9pt"/>
    </style:style>
    <style:style style:name="P254" style:family="paragraph" style:parent-style-name="Standard" style:list-style-name="WWNum20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  <style:text-properties style:font-name="Arial" fo:font-size="9pt" style:font-name-asian="Arial2" style:font-size-asian="9pt" style:font-name-complex="Arial2" style:font-size-complex="9pt"/>
    </style:style>
    <style:style style:name="P255" style:family="paragraph" style:parent-style-name="Standard" style:list-style-name="WWNum14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  <style:text-properties style:font-name="Arial" fo:font-size="9pt" style:font-name-asian="Arial2" style:font-size-asian="9pt" style:font-name-complex="Arial2" style:font-size-complex="9pt"/>
    </style:style>
    <style:style style:name="P256" style:family="paragraph" style:parent-style-name="Standard" style:list-style-name="WWNum46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  <style:text-properties style:font-name="Arial" fo:font-size="9pt" style:font-name-asian="Arial2" style:font-size-asian="9pt" style:font-name-complex="Arial2" style:font-size-complex="9pt"/>
    </style:style>
    <style:style style:name="P257" style:family="paragraph" style:parent-style-name="Standard" style:list-style-name="WWNum34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  <style:text-properties style:font-name="Arial" fo:font-size="9pt" style:font-name-asian="Arial2" style:font-size-asian="9pt" style:font-name-complex="Arial2" style:font-size-complex="9pt"/>
    </style:style>
    <style:style style:name="P258" style:family="paragraph" style:parent-style-name="Standard" style:list-style-name="WWNum22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  <style:text-properties style:font-name="Arial" fo:font-size="9pt" style:font-name-asian="Arial2" style:font-size-asian="9pt" style:font-name-complex="Arial2" style:font-size-complex="9pt"/>
    </style:style>
    <style:style style:name="P259" style:family="paragraph" style:parent-style-name="Standard" style:list-style-name="WWNum30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  <style:text-properties style:font-name="Arial" fo:font-size="9pt" style:font-name-asian="Arial2" style:font-size-asian="9pt" style:font-name-complex="Arial2" style:font-size-complex="9pt"/>
    </style:style>
    <style:style style:name="P260" style:family="paragraph" style:parent-style-name="Standard" style:list-style-name="WWNum10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  <style:text-properties style:font-name="Arial" fo:font-size="9pt" style:font-name-asian="Arial2" style:font-size-asian="9pt" style:font-name-complex="Arial2" style:font-size-complex="9pt"/>
    </style:style>
    <style:style style:name="P261" style:family="paragraph" style:parent-style-name="Standard" style:list-style-name="WWNum41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  <style:text-properties style:font-name="Arial" fo:font-size="9pt" style:font-name-asian="Arial2" style:font-size-asian="9pt" style:font-name-complex="Arial2" style:font-size-complex="9pt"/>
    </style:style>
    <style:style style:name="P262" style:family="paragraph" style:parent-style-name="Standard" style:list-style-name="WWNum6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  <style:text-properties style:font-name="Arial" fo:font-size="9pt" style:font-name-asian="Arial2" style:font-size-asian="9pt" style:font-name-complex="Arial2" style:font-size-complex="9pt"/>
    </style:style>
    <style:style style:name="P263" style:family="paragraph" style:parent-style-name="Standard" style:list-style-name="WWNum15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  <style:text-properties style:font-name="Arial" fo:font-size="9pt" style:font-name-asian="Arial2" style:font-size-asian="9pt" style:font-name-complex="Arial2" style:font-size-complex="9pt"/>
    </style:style>
    <style:style style:name="P264" style:family="paragraph" style:parent-style-name="Standard" style:list-style-name="WWNum13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  <style:text-properties style:font-name="Arial" fo:font-size="9pt" style:font-name-asian="Arial2" style:font-size-asian="9pt" style:font-name-complex="Arial2" style:font-size-complex="9pt"/>
    </style:style>
    <style:style style:name="P265" style:family="paragraph" style:parent-style-name="Standard" style:list-style-name="WWNum11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  <style:text-properties style:font-name="Arial" fo:font-size="9pt" style:font-name-asian="Arial2" style:font-size-asian="9pt" style:font-name-complex="Arial2" style:font-size-complex="9pt"/>
    </style:style>
    <style:style style:name="P266" style:family="paragraph" style:parent-style-name="Standard" style:list-style-name="WWNum40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  <style:text-properties style:font-name="Arial" fo:font-size="9pt" style:font-name-asian="Arial2" style:font-size-asian="9pt" style:font-name-complex="Arial2" style:font-size-complex="9pt"/>
    </style:style>
    <style:style style:name="P267" style:family="paragraph" style:parent-style-name="Standard" style:list-style-name="WWNum33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  <style:text-properties style:font-name="Arial" fo:font-size="9pt" style:font-name-asian="Arial2" style:font-size-asian="9pt" style:font-name-complex="Arial2" style:font-size-complex="9pt"/>
    </style:style>
    <style:style style:name="P268" style:family="paragraph" style:parent-style-name="Standard" style:list-style-name="WWNum12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  <style:text-properties style:font-name="Arial" fo:font-size="9pt" style:font-name-asian="Arial2" style:font-size-asian="9pt" style:font-name-complex="Arial2" style:font-size-complex="9pt"/>
    </style:style>
    <style:style style:name="P269" style:family="paragraph" style:parent-style-name="Standard" style:list-style-name="WWNum19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  <style:text-properties style:font-name="Arial" fo:font-size="9pt" style:font-name-asian="Arial2" style:font-size-asian="9pt" style:font-name-complex="Arial2" style:font-size-complex="9pt"/>
    </style:style>
    <style:style style:name="P270" style:family="paragraph" style:parent-style-name="Standard" style:list-style-name="WWNum17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  <style:text-properties style:font-name="Arial" fo:font-size="9pt" style:font-name-asian="Arial2" style:font-size-asian="9pt" style:font-name-complex="Arial2" style:font-size-complex="9pt"/>
    </style:style>
    <style:style style:name="P271" style:family="paragraph" style:parent-style-name="Standard" style:list-style-name="WWNum36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  <style:text-properties style:font-name="Arial" fo:font-size="9pt" style:font-name-asian="Arial2" style:font-size-asian="9pt" style:font-name-complex="Arial2" style:font-size-complex="9pt"/>
    </style:style>
    <style:style style:name="P272" style:family="paragraph" style:parent-style-name="Standard" style:list-style-name="WWNum29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  <style:text-properties style:font-name="Arial" fo:font-size="9pt" style:font-name-asian="Arial2" style:font-size-asian="9pt" style:font-name-complex="Arial2" style:font-size-complex="9pt"/>
    </style:style>
    <style:style style:name="P273" style:family="paragraph" style:parent-style-name="Standard" style:list-style-name="WWNum21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  <style:text-properties style:font-name="Arial" fo:font-size="9pt" style:font-name-asian="Arial2" style:font-size-asian="9pt" style:font-name-complex="Arial2" style:font-size-complex="9pt"/>
    </style:style>
    <style:style style:name="P274" style:family="paragraph" style:parent-style-name="Standard" style:list-style-name="WWNum23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  <style:text-properties style:font-name="Arial" fo:font-size="9pt" style:font-name-asian="Arial2" style:font-size-asian="9pt" style:font-name-complex="Arial2" style:font-size-complex="9pt"/>
    </style:style>
    <style:style style:name="P275" style:family="paragraph" style:parent-style-name="Standard" style:list-style-name="WWNum2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  <style:text-properties style:font-name="Arial" fo:font-size="9pt" style:font-name-asian="Arial2" style:font-size-asian="9pt" style:font-name-complex="Arial2" style:font-size-complex="9pt"/>
    </style:style>
    <style:style style:name="P276" style:family="paragraph" style:parent-style-name="Standard" style:list-style-name="WWNum42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  <style:text-properties style:font-name="Arial" fo:font-size="9pt" style:font-name-asian="Arial2" style:font-size-asian="9pt" style:font-name-complex="Arial2" style:font-size-complex="9pt"/>
    </style:style>
    <style:style style:name="P277" style:family="paragraph" style:parent-style-name="Standard" style:list-style-name="WWNum37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  <style:text-properties style:font-name="Arial" fo:font-size="9pt" style:font-name-asian="Arial2" style:font-size-asian="9pt" style:font-name-complex="Arial2" style:font-size-complex="9pt"/>
    </style:style>
    <style:style style:name="P278" style:family="paragraph" style:parent-style-name="Standard" style:list-style-name="WWNum31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  <style:text-properties style:font-name="Arial" fo:font-size="9pt" style:font-name-asian="Arial2" style:font-size-asian="9pt" style:font-name-complex="Arial2" style:font-size-complex="9pt"/>
    </style:style>
    <style:style style:name="P279" style:family="paragraph" style:parent-style-name="Standard" style:list-style-name="WWNum44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  <style:text-properties style:font-name="Arial" fo:font-size="9pt" style:font-name-asian="Arial2" style:font-size-asian="9pt" style:font-name-complex="Arial2" style:font-size-complex="9pt"/>
    </style:style>
    <style:style style:name="P280" style:family="paragraph" style:parent-style-name="Standard" style:list-style-name="WWNum18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  <style:text-properties style:font-name="Arial" fo:font-size="9pt" style:font-name-asian="Arial2" style:font-size-asian="9pt" style:font-name-complex="Arial2" style:font-size-complex="9pt"/>
    </style:style>
    <style:style style:name="P281" style:family="paragraph" style:parent-style-name="Standard" style:list-style-name="WWNum38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  <style:text-properties style:font-name="Arial" fo:font-size="9pt" style:font-name-asian="Arial2" style:font-size-asian="9pt" style:font-name-complex="Arial2" style:font-size-complex="9pt"/>
    </style:style>
    <style:style style:name="P282" style:family="paragraph" style:parent-style-name="Standard" style:list-style-name="WWNum43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  <style:text-properties style:font-name="Arial" fo:font-size="9pt" style:font-name-asian="Arial2" style:font-size-asian="9pt" style:font-name-complex="Arial2" style:font-size-complex="9pt"/>
    </style:style>
    <style:style style:name="P283" style:family="paragraph" style:parent-style-name="Standard" style:list-style-name="WWNum45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  <style:text-properties style:font-name="Arial" fo:font-size="9pt" style:font-name-asian="Arial2" style:font-size-asian="9pt" style:font-name-complex="Arial2" style:font-size-complex="9pt"/>
    </style:style>
    <style:style style:name="P284" style:family="paragraph" style:parent-style-name="Standard" style:list-style-name="WWNum16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  <style:text-properties style:font-name="Arial" fo:font-size="9pt" style:font-name-asian="Arial2" style:font-size-asian="9pt" style:font-name-complex="Arial2" style:font-size-complex="9pt"/>
    </style:style>
    <style:style style:name="P285" style:family="paragraph" style:parent-style-name="Standard" style:list-style-name="WWNum9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  <style:text-properties style:font-name="Arial" fo:font-size="9pt" style:font-name-asian="Arial2" style:font-size-asian="9pt" style:font-name-complex="Arial2" style:font-size-complex="9pt"/>
    </style:style>
    <style:style style:name="P286" style:family="paragraph" style:parent-style-name="Standard" style:list-style-name="WWNum39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  <style:text-properties style:font-name="Arial" fo:font-size="9pt" style:font-name-asian="Arial2" style:font-size-asian="9pt" style:font-name-complex="Arial2" style:font-size-complex="9pt"/>
    </style:style>
    <style:style style:name="P287" style:family="paragraph" style:parent-style-name="Standard" style:list-style-name="WWNum25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  <style:text-properties style:font-name="Arial" fo:font-size="9pt" style:font-name-asian="Arial2" style:font-size-asian="9pt" style:font-name-complex="Arial2" style:font-size-complex="9pt"/>
    </style:style>
    <style:style style:name="P288" style:family="paragraph" style:parent-style-name="Standard" style:list-style-name="WWNum5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  <style:text-properties style:font-name="Arial" fo:font-size="9pt" style:font-name-asian="Arial2" style:font-size-asian="9pt" style:font-name-complex="Arial2" style:font-size-complex="9pt"/>
    </style:style>
    <style:style style:name="P289" style:family="paragraph" style:parent-style-name="Standard" style:list-style-name="WWNum35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  <style:text-properties style:font-name="Arial" fo:font-size="9pt" style:font-name-asian="Arial2" style:font-size-asian="9pt" style:font-name-complex="Arial2" style:font-size-complex="9pt"/>
    </style:style>
    <style:style style:name="P290" style:family="paragraph" style:parent-style-name="Standard" style:list-style-name="WWNum7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  <style:text-properties style:font-name="Arial" fo:font-size="9pt" style:font-name-asian="Arial2" style:font-size-asian="9pt" style:font-name-complex="Arial2" style:font-size-complex="9pt"/>
    </style:style>
    <style:style style:name="P291" style:family="paragraph" style:parent-style-name="Standard" style:list-style-name="WWNum27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  <style:text-properties style:font-name="Arial" fo:font-size="9pt" style:font-name-asian="Arial2" style:font-size-asian="9pt" style:font-name-complex="Arial2" style:font-size-complex="9pt"/>
    </style:style>
    <style:style style:name="P292" style:family="paragraph" style:parent-style-name="Standard" style:list-style-name="WWNum47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  <style:text-properties style:font-name="Arial" fo:font-size="9pt" style:font-name-asian="Arial2" style:font-size-asian="9pt" style:font-name-complex="Arial2" style:font-size-complex="9pt"/>
    </style:style>
    <style:style style:name="P293" style:family="paragraph" style:parent-style-name="Standard" style:list-style-name="WWNum24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  <style:text-properties style:font-name="Arial" fo:font-size="9pt" style:font-name-asian="Arial2" style:font-size-asian="9pt" style:font-name-complex="Arial2" style:font-size-complex="9pt"/>
    </style:style>
    <style:style style:name="P294" style:family="paragraph" style:parent-style-name="Standard" style:list-style-name="WWNum28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  <style:text-properties style:font-name="Arial" fo:font-size="9pt" style:font-name-asian="Arial2" style:font-size-asian="9pt" style:font-name-complex="Arial2" style:font-size-complex="9pt"/>
    </style:style>
    <style:style style:name="P295" style:family="paragraph" style:parent-style-name="Standard" style:list-style-name="WWNum32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  <style:text-properties style:font-name="Arial" fo:font-size="9pt" style:font-name-asian="Arial2" style:font-size-asian="9pt" style:font-name-complex="Arial2" style:font-size-complex="9pt"/>
    </style:style>
    <style:style style:name="P296" style:family="paragraph" style:parent-style-name="Standard" style:list-style-name="WWNum14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297" style:family="paragraph" style:parent-style-name="Standard" style:list-style-name="WWNum46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298" style:family="paragraph" style:parent-style-name="Standard" style:list-style-name="WWNum34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299" style:family="paragraph" style:parent-style-name="Standard" style:list-style-name="WWNum22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300" style:family="paragraph" style:parent-style-name="Standard" style:list-style-name="WWNum30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301" style:family="paragraph" style:parent-style-name="Standard" style:list-style-name="WWNum10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302" style:family="paragraph" style:parent-style-name="Standard" style:list-style-name="WWNum41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303" style:family="paragraph" style:parent-style-name="Standard" style:list-style-name="WWNum6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304" style:family="paragraph" style:parent-style-name="Standard" style:list-style-name="WWNum15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305" style:family="paragraph" style:parent-style-name="Standard" style:list-style-name="WWNum13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306" style:family="paragraph" style:parent-style-name="Standard" style:list-style-name="WWNum11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307" style:family="paragraph" style:parent-style-name="Standard" style:list-style-name="WWNum40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308" style:family="paragraph" style:parent-style-name="Standard" style:list-style-name="WWNum33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309" style:family="paragraph" style:parent-style-name="Standard" style:list-style-name="WWNum12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310" style:family="paragraph" style:parent-style-name="Standard" style:list-style-name="WWNum19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311" style:family="paragraph" style:parent-style-name="Standard" style:list-style-name="WWNum17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312" style:family="paragraph" style:parent-style-name="Standard" style:list-style-name="WWNum36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313" style:family="paragraph" style:parent-style-name="Standard" style:list-style-name="WWNum29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314" style:family="paragraph" style:parent-style-name="Standard" style:list-style-name="WWNum21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315" style:family="paragraph" style:parent-style-name="Standard" style:list-style-name="WWNum23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316" style:family="paragraph" style:parent-style-name="Standard" style:list-style-name="WWNum2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317" style:family="paragraph" style:parent-style-name="Standard" style:list-style-name="WWNum42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318" style:family="paragraph" style:parent-style-name="Standard" style:list-style-name="WWNum37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319" style:family="paragraph" style:parent-style-name="Standard" style:list-style-name="WWNum31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320" style:family="paragraph" style:parent-style-name="Standard" style:list-style-name="WWNum44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321" style:family="paragraph" style:parent-style-name="Standard" style:list-style-name="WWNum18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322" style:family="paragraph" style:parent-style-name="Standard" style:list-style-name="WWNum38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323" style:family="paragraph" style:parent-style-name="Standard" style:list-style-name="WWNum43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324" style:family="paragraph" style:parent-style-name="Standard" style:list-style-name="WWNum45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325" style:family="paragraph" style:parent-style-name="Standard" style:list-style-name="WWNum16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326" style:family="paragraph" style:parent-style-name="Standard" style:list-style-name="WWNum9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327" style:family="paragraph" style:parent-style-name="Standard" style:list-style-name="WWNum39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328" style:family="paragraph" style:parent-style-name="Standard" style:list-style-name="WWNum25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329" style:family="paragraph" style:parent-style-name="Standard" style:list-style-name="WWNum5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330" style:family="paragraph" style:parent-style-name="Standard" style:list-style-name="WWNum35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331" style:family="paragraph" style:parent-style-name="Standard" style:list-style-name="WWNum7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332" style:family="paragraph" style:parent-style-name="Standard" style:list-style-name="WWNum27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333" style:family="paragraph" style:parent-style-name="Standard" style:list-style-name="WWNum47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334" style:family="paragraph" style:parent-style-name="Standard" style:list-style-name="WWNum24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335" style:family="paragraph" style:parent-style-name="Standard" style:list-style-name="WWNum28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336" style:family="paragraph" style:parent-style-name="Standard" style:list-style-name="WWNum32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337" style:family="paragraph" style:parent-style-name="Standard" style:list-style-name="WWNum3">
      <style:paragraph-properties fo:margin-left="0.635cm" fo:margin-right="0cm" fo:margin-top="0cm" fo:margin-bottom="0.212cm" loext:contextual-spacing="true" fo:line-height="100%" fo:text-align="justify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338" style:family="paragraph" style:parent-style-name="Heading_20_2" style:list-style-name="WWNum4">
      <style:text-properties officeooo:paragraph-rsid="006ce4a8"/>
    </style:style>
    <style:style style:name="P339" style:family="paragraph" style:parent-style-name="Heading_20_2" style:list-style-name="WWNum4">
      <style:paragraph-properties fo:margin-left="1.016cm" fo:margin-right="0cm" fo:text-indent="-1.016cm" style:auto-text-indent="false"/>
    </style:style>
    <style:style style:name="P340" style:family="paragraph" style:parent-style-name="Heading_20_2" style:list-style-name="WWNum4">
      <style:paragraph-properties fo:margin-top="0.212cm" fo:margin-bottom="0cm" loext:contextual-spacing="true"/>
    </style:style>
    <style:style style:name="P341" style:family="paragraph" style:parent-style-name="Heading_20_2" style:list-style-name="WWNum4">
      <style:paragraph-properties fo:margin-top="0.212cm" fo:margin-bottom="0cm" loext:contextual-spacing="true"/>
      <style:text-properties officeooo:paragraph-rsid="008826be"/>
    </style:style>
    <style:style style:name="P342" style:family="paragraph" style:parent-style-name="Heading_20_2" style:list-style-name="WWNum4">
      <style:paragraph-properties fo:margin-top="0.212cm" fo:margin-bottom="0cm" loext:contextual-spacing="true"/>
      <style:text-properties officeooo:paragraph-rsid="006e4058"/>
    </style:style>
    <style:style style:name="P343" style:family="paragraph" style:parent-style-name="Heading_20_2" style:list-style-name="WWNum4">
      <style:paragraph-properties fo:margin-top="0.212cm" fo:margin-bottom="0cm" loext:contextual-spacing="true"/>
      <style:text-properties officeooo:paragraph-rsid="0087400e"/>
    </style:style>
    <style:style style:name="P344" style:family="paragraph" style:parent-style-name="Heading_20_2" style:list-style-name="WWNum4">
      <style:paragraph-properties fo:margin-top="0.212cm" fo:margin-bottom="0cm" loext:contextual-spacing="true"/>
      <style:text-properties officeooo:paragraph-rsid="00852ce9"/>
    </style:style>
    <style:style style:name="P345" style:family="paragraph" style:parent-style-name="Heading_20_1" style:list-style-name="WWNum4">
      <style:paragraph-properties fo:margin-left="0.762cm" fo:margin-right="0cm" fo:text-indent="-0.762cm" style:auto-text-indent="false"/>
      <style:text-properties style:font-name="Arial" fo:font-weight="bold" style:font-name-asian="Arial2" style:font-weight-asian="bold" style:font-name-complex="Arial2"/>
    </style:style>
    <style:style style:name="P346" style:family="paragraph" style:parent-style-name="Heading_20_3" style:list-style-name="WWNum4">
      <style:paragraph-properties fo:margin-left="1.27cm" fo:margin-right="0cm" fo:text-indent="-1.27cm" style:auto-text-indent="false"/>
      <style:text-properties style:font-name="Arial" fo:font-size="10pt" style:font-name-asian="Arial2" style:font-size-asian="10pt" style:font-name-complex="Arial2" style:font-size-complex="10pt"/>
    </style:style>
    <style:style style:name="P347" style:family="paragraph" style:parent-style-name="Heading_20_3" style:list-style-name="WWNum4">
      <style:paragraph-properties fo:margin-top="0.212cm" fo:margin-bottom="0cm" loext:contextual-spacing="true"/>
      <style:text-properties style:font-name="Arial" fo:font-size="10pt" style:font-name-asian="Arial2" style:font-size-asian="10pt" style:font-name-complex="Arial2" style:font-size-complex="10pt"/>
    </style:style>
    <style:style style:name="P34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normal" style:font-name-asian="Arial2" style:font-size-asian="8pt" style:font-style-asian="normal" style:font-weight-asian="normal" style:font-name-complex="Arial2" style:font-size-complex="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italic" style:text-underline-style="none" fo:font-weight="bold" style:font-name-asian="Arial2" style:font-size-asian="12pt" style:font-style-asian="italic" style:font-weight-asian="bold" style:font-name-complex="Arial2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2" style:font-size-asian="10pt" style:font-style-asian="normal" style:font-weight-asian="normal" style:font-name-complex="Arial2" style:font-size-complex="10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italic" style:text-underline-style="none" fo:font-weight="bold" style:font-name-asian="Calibri1" style:font-size-asian="12pt" style:font-style-asian="italic" style:font-weight-asian="bold" style:font-name-complex="Calibri1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T9" style:family="text">
      <style:text-properties fo:font-variant="normal" fo:text-transform="none" style:text-line-through-style="none" style:text-line-through-type="none" style:text-position="0% 100%" style:font-name="Arial" fo:font-size="12pt" fo:font-style="normal" style:text-underline-style="none" fo:font-weight="bold" style:font-name-asian="Arial2" style:font-size-asian="12pt" style:font-style-asian="normal" style:font-weight-asian="bold" style:font-name-complex="Arial2" style:font-size-complex="12pt"/>
    </style:style>
    <style:style style:name="T10" style:family="text">
      <style:text-properties fo:font-variant="normal" fo:text-transform="none" style:text-line-through-style="none" style:text-line-through-type="none" style:text-position="0% 100%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/>
    </style:style>
    <style:style style:name="T11" style:family="text">
      <style:text-properties fo:font-variant="normal" fo:text-transform="none" style:text-line-through-style="none" style:text-line-through-type="none" style:text-position="0% 100%" style:font-name="Arial" fo:font-size="12pt" style:text-underline-style="none" fo:font-weight="bold" style:font-name-asian="Arial2" style:font-size-asian="12pt" style:font-weight-asian="bold" style:font-name-complex="Arial2" style:font-size-complex="12pt"/>
    </style:style>
    <style:style style:name="T12" style:family="text">
      <style:text-properties fo:font-variant="normal" fo:text-transform="none" style:text-line-through-style="none" style:text-line-through-type="none" style:text-position="0% 100%" style:font-name="Arial" fo:font-size="10pt" fo:font-style="normal" style:text-underline-style="none" fo:font-weight="normal" style:font-name-asian="Arial2" style:font-size-asian="10pt" style:font-style-asian="normal" style:font-weight-asian="normal" style:font-name-complex="Arial2" style:font-size-complex="10pt"/>
    </style:style>
    <style:style style:name="T13" style:family="text">
      <style:text-properties fo:font-variant="normal" fo:text-transform="none" style:text-line-through-style="none" style:text-line-through-type="none" style:text-position="0% 100%" style:font-name="Arial" fo:font-size="9pt" fo:font-style="normal" style:text-underline-style="none" fo:font-weight="normal" style:font-name-asian="Arial2" style:font-size-asian="9pt" style:font-style-asian="normal" style:font-weight-asian="normal" style:font-name-complex="Arial2" style:font-size-complex="9pt"/>
    </style:style>
    <style:style style:name="T14" style:family="text">
      <style:text-properties style:font-name="Arial" fo:font-weight="bold" style:font-name-asian="Arial2" style:font-weight-asian="bold" style:font-name-complex="Arial2"/>
    </style:style>
    <style:style style:name="T15" style:family="text">
      <style:text-properties style:font-name="Arial" fo:font-size="24pt" style:font-name-asian="Arial2" style:font-size-asian="24pt" style:font-name-complex="Arial2" style:font-size-complex="24pt"/>
    </style:style>
    <style:style style:name="T16" style:family="text">
      <style:text-properties style:font-name="Arial" fo:font-size="12pt" style:font-name-asian="Arial2" style:font-size-asian="12pt" style:font-name-complex="Arial2" style:font-size-complex="12pt"/>
    </style:style>
    <style:style style:name="T17" style:family="text">
      <style:text-properties style:font-name="Arial" fo:font-size="12pt" fo:font-weight="bold" style:font-name-asian="Arial2" style:font-size-asian="12pt" style:font-weight-asian="bold" style:font-name-complex="Arial2" style:font-size-complex="12pt"/>
    </style:style>
    <style:style style:name="T18" style:family="text">
      <style:text-properties style:font-name="Arial" style:font-name-asian="Arial2" style:font-name-complex="Arial2"/>
    </style:style>
    <style:style style:name="T19" style:family="text">
      <style:text-properties style:font-name="Arial" officeooo:rsid="00376b4d" style:font-name-asian="Arial2" style:font-name-complex="Arial2"/>
    </style:style>
    <style:style style:name="T20" style:family="text">
      <style:text-properties style:font-name="Arial" officeooo:rsid="00384099" style:font-name-asian="Arial2" style:font-name-complex="Arial2"/>
    </style:style>
    <style:style style:name="T21" style:family="text">
      <style:text-properties style:font-name="Arial" fo:font-size="9pt" style:font-name-asian="Arial2" style:font-size-asian="9pt" style:font-name-complex="Arial2" style:font-size-complex="9pt"/>
    </style:style>
    <style:style style:name="T22" style:family="text">
      <style:text-properties style:font-name="Arial" fo:font-size="9pt" officeooo:rsid="0003d944" style:font-name-asian="Arial2" style:font-size-asian="9pt" style:font-name-complex="Arial2" style:font-size-complex="9pt"/>
    </style:style>
    <style:style style:name="T23" style:family="text">
      <style:text-properties style:font-name="Arial" fo:font-size="9pt" officeooo:rsid="0004d135" style:font-name-asian="Arial2" style:font-size-asian="9pt" style:font-name-complex="Arial2" style:font-size-complex="9pt"/>
    </style:style>
    <style:style style:name="T24" style:family="text">
      <style:text-properties style:font-name="Arial" fo:font-size="9pt" officeooo:rsid="0004f680" style:font-name-asian="Arial2" style:font-size-asian="9pt" style:font-name-complex="Arial2" style:font-size-complex="9pt"/>
    </style:style>
    <style:style style:name="T25" style:family="text">
      <style:text-properties style:font-name="Arial" fo:font-size="9pt" officeooo:rsid="000aa1d9" style:font-name-asian="Arial2" style:font-size-asian="9pt" style:font-name-complex="Arial2" style:font-size-complex="9pt"/>
    </style:style>
    <style:style style:name="T26" style:family="text">
      <style:text-properties style:font-name="Arial" fo:font-size="9pt" officeooo:rsid="000b3210" style:font-name-asian="Arial2" style:font-size-asian="9pt" style:font-name-complex="Arial2" style:font-size-complex="9pt"/>
    </style:style>
    <style:style style:name="T27" style:family="text">
      <style:text-properties style:font-name="Arial" fo:font-size="9pt" officeooo:rsid="000cd750" style:font-name-asian="Arial2" style:font-size-asian="9pt" style:font-name-complex="Arial2" style:font-size-complex="9pt"/>
    </style:style>
    <style:style style:name="T28" style:family="text">
      <style:text-properties style:font-name="Arial" fo:font-size="9pt" officeooo:rsid="000e9f6c" style:font-name-asian="Arial2" style:font-size-asian="9pt" style:font-name-complex="Arial2" style:font-size-complex="9pt"/>
    </style:style>
    <style:style style:name="T29" style:family="text">
      <style:text-properties style:font-name="Arial" fo:font-size="9pt" officeooo:rsid="00108862" style:font-name-asian="Arial2" style:font-size-asian="9pt" style:font-name-complex="Arial2" style:font-size-complex="9pt"/>
    </style:style>
    <style:style style:name="T30" style:family="text">
      <style:text-properties style:font-name="Arial" fo:font-size="9pt" officeooo:rsid="00125e00" style:font-name-asian="Arial2" style:font-size-asian="9pt" style:font-name-complex="Arial2" style:font-size-complex="9pt"/>
    </style:style>
    <style:style style:name="T31" style:family="text">
      <style:text-properties style:font-name="Arial" fo:font-size="9pt" officeooo:rsid="0016d9f6" style:font-name-asian="Arial2" style:font-size-asian="9pt" style:font-name-complex="Arial2" style:font-size-complex="9pt"/>
    </style:style>
    <style:style style:name="T32" style:family="text">
      <style:text-properties style:font-name="Arial" fo:font-size="9pt" officeooo:rsid="00171350" style:font-name-asian="Arial2" style:font-size-asian="9pt" style:font-name-complex="Arial2" style:font-size-complex="9pt"/>
    </style:style>
    <style:style style:name="T33" style:family="text">
      <style:text-properties style:font-name="Arial" fo:font-size="9pt" officeooo:rsid="00195b08" style:font-name-asian="Arial2" style:font-size-asian="9pt" style:font-name-complex="Arial2" style:font-size-complex="9pt"/>
    </style:style>
    <style:style style:name="T34" style:family="text">
      <style:text-properties style:font-name="Arial" fo:font-size="9pt" officeooo:rsid="001a0efe" style:font-name-asian="Arial2" style:font-size-asian="9pt" style:font-name-complex="Arial2" style:font-size-complex="9pt"/>
    </style:style>
    <style:style style:name="T35" style:family="text">
      <style:text-properties style:font-name="Arial" fo:font-size="9pt" officeooo:rsid="001c86b4" style:font-name-asian="Arial2" style:font-size-asian="9pt" style:font-name-complex="Arial2" style:font-size-complex="9pt"/>
    </style:style>
    <style:style style:name="T36" style:family="text">
      <style:text-properties style:font-name="Arial" fo:font-size="9pt" officeooo:rsid="001d2fd8" style:font-name-asian="Arial2" style:font-size-asian="9pt" style:font-name-complex="Arial2" style:font-size-complex="9pt"/>
    </style:style>
    <style:style style:name="T37" style:family="text">
      <style:text-properties style:font-name="Arial" fo:font-size="9pt" officeooo:rsid="001f195b" style:font-name-asian="Arial2" style:font-size-asian="9pt" style:font-name-complex="Arial2" style:font-size-complex="9pt"/>
    </style:style>
    <style:style style:name="T38" style:family="text">
      <style:text-properties style:font-name="Arial" fo:font-size="9pt" officeooo:rsid="00212dfd" style:font-name-asian="Arial2" style:font-size-asian="9pt" style:font-name-complex="Arial2" style:font-size-complex="9pt"/>
    </style:style>
    <style:style style:name="T39" style:family="text">
      <style:text-properties style:font-name="Arial" fo:font-size="9pt" officeooo:rsid="0023e358" style:font-name-asian="Arial2" style:font-size-asian="9pt" style:font-name-complex="Arial2" style:font-size-complex="9pt"/>
    </style:style>
    <style:style style:name="T40" style:family="text">
      <style:text-properties style:font-name="Arial" fo:font-size="9pt" officeooo:rsid="002577bb" style:font-name-asian="Arial2" style:font-size-asian="9pt" style:font-name-complex="Arial2" style:font-size-complex="9pt"/>
    </style:style>
    <style:style style:name="T41" style:family="text">
      <style:text-properties style:font-name="Arial" fo:font-size="9pt" officeooo:rsid="0025ca5f" style:font-name-asian="Arial2" style:font-size-asian="9pt" style:font-name-complex="Arial2" style:font-size-complex="9pt"/>
    </style:style>
    <style:style style:name="T42" style:family="text">
      <style:text-properties style:font-name="Arial" fo:font-size="9pt" officeooo:rsid="002bbbda" style:font-name-asian="Arial2" style:font-size-asian="9pt" style:font-name-complex="Arial2" style:font-size-complex="9pt"/>
    </style:style>
    <style:style style:name="T43" style:family="text">
      <style:text-properties style:font-name="Arial" fo:font-size="9pt" officeooo:rsid="00305d84" style:font-name-asian="Arial2" style:font-size-asian="9pt" style:font-name-complex="Arial2" style:font-size-complex="9pt"/>
    </style:style>
    <style:style style:name="T44" style:family="text">
      <style:text-properties style:font-name="Arial" fo:font-size="9pt" officeooo:rsid="00316b35" style:font-name-asian="Arial2" style:font-size-asian="9pt" style:font-name-complex="Arial2" style:font-size-complex="9pt"/>
    </style:style>
    <style:style style:name="T45" style:family="text">
      <style:text-properties style:font-name="Arial" fo:font-size="9pt" officeooo:rsid="0036190e" style:font-name-asian="Arial2" style:font-size-asian="9pt" style:font-name-complex="Arial2" style:font-size-complex="9pt"/>
    </style:style>
    <style:style style:name="T46" style:family="text">
      <style:text-properties style:font-name="Arial" fo:font-size="9pt" officeooo:rsid="00368b12" style:font-name-asian="Arial2" style:font-size-asian="9pt" style:font-name-complex="Arial2" style:font-size-complex="9pt"/>
    </style:style>
    <style:style style:name="T47" style:family="text">
      <style:text-properties style:font-name="Arial" fo:font-size="9pt" officeooo:rsid="00384099" style:font-name-asian="Arial2" style:font-size-asian="9pt" style:font-name-complex="Arial2" style:font-size-complex="9pt"/>
    </style:style>
    <style:style style:name="T48" style:family="text">
      <style:text-properties style:font-name="Arial" fo:font-size="9pt" officeooo:rsid="003e91bb" style:font-name-asian="Arial2" style:font-size-asian="9pt" style:font-name-complex="Arial2" style:font-size-complex="9pt"/>
    </style:style>
    <style:style style:name="T49" style:family="text">
      <style:text-properties style:font-name="Arial" fo:font-size="9pt" officeooo:rsid="0045b743" style:font-name-asian="Arial2" style:font-size-asian="9pt" style:font-name-complex="Arial2" style:font-size-complex="9pt"/>
    </style:style>
    <style:style style:name="T50" style:family="text">
      <style:text-properties style:font-name="Arial" fo:font-size="9pt" officeooo:rsid="004e62cc" style:font-name-asian="Arial2" style:font-size-asian="9pt" style:font-name-complex="Arial2" style:font-size-complex="9pt"/>
    </style:style>
    <style:style style:name="T51" style:family="text">
      <style:text-properties style:font-name="Arial" fo:font-size="9pt" officeooo:rsid="0055c31f" style:font-name-asian="Arial2" style:font-size-asian="9pt" style:font-name-complex="Arial2" style:font-size-complex="9pt"/>
    </style:style>
    <style:style style:name="T52" style:family="text">
      <style:text-properties style:font-name="Arial" fo:font-size="9pt" officeooo:rsid="00597f89" style:font-name-asian="Arial2" style:font-size-asian="9pt" style:font-name-complex="Arial2" style:font-size-complex="9pt"/>
    </style:style>
    <style:style style:name="T53" style:family="text">
      <style:text-properties style:font-name="Arial" fo:font-size="9pt" officeooo:rsid="007127d7" style:font-name-asian="Arial2" style:font-size-asian="9pt" style:font-name-complex="Arial2" style:font-size-complex="9pt"/>
    </style:style>
    <style:style style:name="T54" style:family="text">
      <style:text-properties style:font-name="Arial" fo:font-size="9pt" officeooo:rsid="00844fb4" style:font-name-asian="Arial2" style:font-size-asian="9pt" style:font-name-complex="Arial2" style:font-size-complex="9pt"/>
    </style:style>
    <style:style style:name="T55" style:family="text">
      <style:text-properties style:font-name="Arial" fo:font-size="9pt" officeooo:rsid="00999074" style:font-name-asian="Arial2" style:font-size-asian="9pt" style:font-name-complex="Arial2" style:font-size-complex="9pt"/>
    </style:style>
    <style:style style:name="T56" style:family="text">
      <style:text-properties style:font-name="Arial" fo:font-size="9pt" officeooo:rsid="009ac446" style:font-name-asian="Arial2" style:font-size-asian="9pt" style:font-name-complex="Arial2" style:font-size-complex="9pt"/>
    </style:style>
    <style:style style:name="T57" style:family="text">
      <style:text-properties style:font-name="Arial" fo:font-size="9pt" officeooo:rsid="009c9aea" style:font-name-asian="Arial2" style:font-size-asian="9pt" style:font-name-complex="Arial2" style:font-size-complex="9pt"/>
    </style:style>
    <style:style style:name="T58" style:family="text">
      <style:text-properties style:font-name="Arial" fo:font-size="9pt" officeooo:rsid="0005eafd" style:font-name-asian="Arial2" style:font-size-asian="9pt" style:font-name-complex="Arial2" style:font-size-complex="9pt"/>
    </style:style>
    <style:style style:name="T59" style:family="text">
      <style:text-properties style:font-name="Arial" fo:font-size="9pt" officeooo:rsid="009e74a8" style:font-name-asian="Arial2" style:font-size-asian="9pt" style:font-name-complex="Arial2" style:font-size-complex="9pt"/>
    </style:style>
    <style:style style:name="T60" style:family="text">
      <style:text-properties style:font-name="Arial" fo:font-size="9pt" officeooo:rsid="00a00cef" style:font-name-asian="Arial2" style:font-size-asian="9pt" style:font-name-complex="Arial2" style:font-size-complex="9pt"/>
    </style:style>
    <style:style style:name="T61" style:family="text">
      <style:text-properties style:font-name="Arial" fo:font-size="9pt" officeooo:rsid="00a1eb7e" style:font-name-asian="Arial2" style:font-size-asian="9pt" style:font-name-complex="Arial2" style:font-size-complex="9pt"/>
    </style:style>
    <style:style style:name="T62" style:family="text">
      <style:text-properties style:font-name="Arial" fo:font-size="9pt" officeooo:rsid="00aa7ef6" style:font-name-asian="Arial2" style:font-size-asian="9pt" style:font-name-complex="Arial2" style:font-size-complex="9pt"/>
    </style:style>
    <style:style style:name="T63" style:family="text">
      <style:text-properties style:font-name="Arial" fo:font-size="9pt" officeooo:rsid="00ac4475" style:font-name-asian="Arial2" style:font-size-asian="9pt" style:font-name-complex="Arial2" style:font-size-complex="9pt"/>
    </style:style>
    <style:style style:name="T64" style:family="text">
      <style:text-properties style:font-name="Arial" fo:font-size="9pt" officeooo:rsid="00ae61f4" style:font-name-asian="Arial2" style:font-size-asian="9pt" style:font-name-complex="Arial2" style:font-size-complex="9pt"/>
    </style:style>
    <style:style style:name="T65" style:family="text">
      <style:text-properties style:font-name="Arial" fo:font-size="9pt" officeooo:rsid="00b0450a" style:font-name-asian="Arial2" style:font-size-asian="9pt" style:font-name-complex="Arial2" style:font-size-complex="9pt"/>
    </style:style>
    <style:style style:name="T66" style:family="text">
      <style:text-properties style:font-name="Arial" fo:font-size="9pt" officeooo:rsid="00b20d9e" style:font-name-asian="Arial2" style:font-size-asian="9pt" style:font-name-complex="Arial2" style:font-size-complex="9pt"/>
    </style:style>
    <style:style style:name="T67" style:family="text">
      <style:text-properties style:font-name="Arial" fo:font-size="9pt" officeooo:rsid="00b4bdeb" style:font-name-asian="Arial2" style:font-size-asian="9pt" style:font-name-complex="Arial2" style:font-size-complex="9pt"/>
    </style:style>
    <style:style style:name="T68" style:family="text">
      <style:text-properties style:font-name="Arial" fo:font-size="9pt" officeooo:rsid="00b4c0aa" style:font-name-asian="Arial2" style:font-size-asian="9pt" style:font-name-complex="Arial2" style:font-size-complex="9pt"/>
    </style:style>
    <style:style style:name="T69" style:family="text">
      <style:text-properties style:font-name="Arial" fo:font-size="9pt" officeooo:rsid="00b9c7b9" style:font-name-asian="Arial2" style:font-size-asian="9pt" style:font-name-complex="Arial2" style:font-size-complex="9pt"/>
    </style:style>
    <style:style style:name="T70" style:family="text">
      <style:text-properties style:font-name="Arial" fo:font-size="9pt" officeooo:rsid="00bd22a5" style:font-name-asian="Arial2" style:font-size-asian="9pt" style:font-name-complex="Arial2" style:font-size-complex="9pt"/>
    </style:style>
    <style:style style:name="T71" style:family="text">
      <style:text-properties style:font-name="Arial" fo:font-size="9pt" officeooo:rsid="00be8888" style:font-name-asian="Arial2" style:font-size-asian="9pt" style:font-name-complex="Arial2" style:font-size-complex="9pt"/>
    </style:style>
    <style:style style:name="T72" style:family="text">
      <style:text-properties style:font-name="Arial" fo:font-size="9pt" officeooo:rsid="00c30ff5" style:font-name-asian="Arial2" style:font-size-asian="9pt" style:font-name-complex="Arial2" style:font-size-complex="9pt"/>
    </style:style>
    <style:style style:name="T73" style:family="text">
      <style:text-properties style:font-name="Arial" fo:font-size="9pt" officeooo:rsid="00c390ff" style:font-name-asian="Arial2" style:font-size-asian="9pt" style:font-name-complex="Arial2" style:font-size-complex="9pt"/>
    </style:style>
    <style:style style:name="T74" style:family="text">
      <style:text-properties style:font-name="Arial" fo:font-size="9pt" officeooo:rsid="00c65238" style:font-name-asian="Arial2" style:font-size-asian="9pt" style:font-name-complex="Arial2" style:font-size-complex="9pt"/>
    </style:style>
    <style:style style:name="T75" style:family="text">
      <style:text-properties style:font-name="Arial" fo:font-size="9pt" officeooo:rsid="00c67f6b" style:font-name-asian="Arial2" style:font-size-asian="9pt" style:font-name-complex="Arial2" style:font-size-complex="9pt"/>
    </style:style>
    <style:style style:name="T76" style:family="text">
      <style:text-properties style:font-name="Arial" fo:font-size="9pt" officeooo:rsid="00d1153b" style:font-name-asian="Arial2" style:font-size-asian="9pt" style:font-name-complex="Arial2" style:font-size-complex="9pt"/>
    </style:style>
    <style:style style:name="T77" style:family="text">
      <style:text-properties style:font-name="Arial" fo:font-size="9pt" officeooo:rsid="00d59d72" style:font-name-asian="Arial2" style:font-size-asian="9pt" style:font-name-complex="Arial2" style:font-size-complex="9pt"/>
    </style:style>
    <style:style style:name="T78" style:family="text">
      <style:text-properties style:font-name="Arial" fo:font-size="9pt" fo:font-weight="bold" style:font-name-asian="Arial2" style:font-size-asian="9pt" style:font-weight-asian="bold" style:font-name-complex="Arial2" style:font-size-complex="9pt"/>
    </style:style>
    <style:style style:name="T79" style:family="text">
      <style:text-properties style:font-name="Arial" fo:font-size="9pt" fo:font-weight="bold" officeooo:rsid="0004f680" style:font-name-asian="Arial2" style:font-size-asian="9pt" style:font-weight-asian="bold" style:font-name-complex="Arial2" style:font-size-complex="9pt"/>
    </style:style>
    <style:style style:name="T80" style:family="text">
      <style:text-properties style:font-name="Arial" fo:font-size="9pt" fo:font-weight="bold" officeooo:rsid="00074545" style:font-name-asian="Arial2" style:font-size-asian="9pt" style:font-weight-asian="bold" style:font-name-complex="Arial2" style:font-size-complex="9pt"/>
    </style:style>
    <style:style style:name="T81" style:family="text">
      <style:text-properties style:font-name="Arial" fo:font-size="9pt" fo:font-weight="bold" officeooo:rsid="0007f45b" style:font-name-asian="Arial2" style:font-size-asian="9pt" style:font-weight-asian="bold" style:font-name-complex="Arial2" style:font-size-complex="9pt"/>
    </style:style>
    <style:style style:name="T82" style:family="text">
      <style:text-properties style:font-name="Arial" fo:font-size="9pt" fo:font-weight="bold" officeooo:rsid="000cd750" style:font-name-asian="Arial2" style:font-size-asian="9pt" style:font-weight-asian="bold" style:font-name-complex="Arial2" style:font-size-complex="9pt"/>
    </style:style>
    <style:style style:name="T83" style:family="text">
      <style:text-properties style:font-name="Arial" fo:font-size="9pt" fo:font-weight="bold" officeooo:rsid="000e9f6c" style:font-name-asian="Arial2" style:font-size-asian="9pt" style:font-weight-asian="bold" style:font-name-complex="Arial2" style:font-size-complex="9pt"/>
    </style:style>
    <style:style style:name="T84" style:family="text">
      <style:text-properties style:font-name="Arial" fo:font-size="9pt" fo:font-weight="bold" officeooo:rsid="00125e00" style:font-name-asian="Arial2" style:font-size-asian="9pt" style:font-weight-asian="bold" style:font-name-complex="Arial2" style:font-size-complex="9pt"/>
    </style:style>
    <style:style style:name="T85" style:family="text">
      <style:text-properties style:font-name="Arial" fo:font-size="9pt" fo:font-weight="bold" officeooo:rsid="00171350" style:font-name-asian="Arial2" style:font-size-asian="9pt" style:font-weight-asian="bold" style:font-name-complex="Arial2" style:font-size-complex="9pt"/>
    </style:style>
    <style:style style:name="T86" style:family="text">
      <style:text-properties style:font-name="Arial" fo:font-size="9pt" fo:font-weight="bold" officeooo:rsid="00195b08" style:font-name-asian="Arial2" style:font-size-asian="9pt" style:font-weight-asian="bold" style:font-name-complex="Arial2" style:font-size-complex="9pt"/>
    </style:style>
    <style:style style:name="T87" style:family="text">
      <style:text-properties style:font-name="Arial" fo:font-size="9pt" fo:font-weight="bold" officeooo:rsid="001a0efe" style:font-name-asian="Arial2" style:font-size-asian="9pt" style:font-weight-asian="bold" style:font-name-complex="Arial2" style:font-size-complex="9pt"/>
    </style:style>
    <style:style style:name="T88" style:family="text">
      <style:text-properties style:font-name="Arial" fo:font-size="9pt" fo:font-weight="bold" officeooo:rsid="001c86b4" style:font-name-asian="Arial2" style:font-size-asian="9pt" style:font-weight-asian="bold" style:font-name-complex="Arial2" style:font-size-complex="9pt"/>
    </style:style>
    <style:style style:name="T89" style:family="text">
      <style:text-properties style:font-name="Arial" fo:font-size="9pt" fo:font-weight="bold" style:font-name-asian="Arial2" style:font-size-asian="9pt" style:font-weight-asian="bold" style:font-name-complex="Arial2" style:font-size-complex="9pt" style:font-weight-complex="bold"/>
    </style:style>
    <style:style style:name="T90" style:family="text">
      <style:text-properties style:font-name="Arial" fo:font-size="9pt" fo:font-weight="bold" officeooo:rsid="001f195b" style:font-name-asian="Arial2" style:font-size-asian="9pt" style:font-weight-asian="bold" style:font-name-complex="Arial2" style:font-size-complex="9pt"/>
    </style:style>
    <style:style style:name="T91" style:family="text">
      <style:text-properties style:font-name="Arial" fo:font-size="9pt" fo:font-weight="bold" officeooo:rsid="00212dfd" style:font-name-asian="Arial2" style:font-size-asian="9pt" style:font-weight-asian="bold" style:font-name-complex="Arial2" style:font-size-complex="9pt"/>
    </style:style>
    <style:style style:name="T92" style:family="text">
      <style:text-properties style:font-name="Arial" fo:font-size="9pt" fo:font-weight="bold" officeooo:rsid="0023e358" style:font-name-asian="Arial2" style:font-size-asian="9pt" style:font-weight-asian="bold" style:font-name-complex="Arial2" style:font-size-complex="9pt"/>
    </style:style>
    <style:style style:name="T93" style:family="text">
      <style:text-properties style:font-name="Arial" fo:font-size="9pt" fo:font-weight="bold" officeooo:rsid="002577bb" style:font-name-asian="Arial2" style:font-size-asian="9pt" style:font-weight-asian="bold" style:font-name-complex="Arial2" style:font-size-complex="9pt"/>
    </style:style>
    <style:style style:name="T94" style:family="text">
      <style:text-properties style:font-name="Arial" fo:font-size="9pt" fo:font-weight="bold" officeooo:rsid="002577bb" style:font-name-asian="Arial2" style:font-size-asian="9pt" style:font-weight-asian="bold" style:font-name-complex="Arial2" style:font-size-complex="9pt" style:font-weight-complex="normal"/>
    </style:style>
    <style:style style:name="T95" style:family="text">
      <style:text-properties style:font-name="Arial" fo:font-size="9pt" fo:font-weight="bold" officeooo:rsid="002b6af9" style:font-name-asian="Arial2" style:font-size-asian="9pt" style:font-weight-asian="bold" style:font-name-complex="Arial2" style:font-size-complex="9pt" style:font-weight-complex="normal"/>
    </style:style>
    <style:style style:name="T96" style:family="text">
      <style:text-properties style:font-name="Arial" fo:font-size="9pt" fo:font-weight="bold" officeooo:rsid="00a00cef" style:font-name-asian="Arial2" style:font-size-asian="9pt" style:font-weight-asian="bold" style:font-name-complex="Arial2" style:font-size-complex="9pt" style:font-weight-complex="normal"/>
    </style:style>
    <style:style style:name="T97" style:family="text">
      <style:text-properties style:font-name="Arial" fo:font-size="9pt" fo:font-weight="bold" officeooo:rsid="001a0efe" style:font-name-asian="Arial2" style:font-size-asian="9pt" style:font-weight-asian="bold" style:font-name-complex="Arial2" style:font-size-complex="9pt" style:font-weight-complex="normal"/>
    </style:style>
    <style:style style:name="T98" style:family="text">
      <style:text-properties style:font-name="Arial" fo:font-size="9pt" fo:font-weight="bold" officeooo:rsid="006bf454" style:font-name-asian="Arial2" style:font-size-asian="9pt" style:font-weight-asian="bold" style:font-name-complex="Arial2" style:font-size-complex="9pt"/>
    </style:style>
    <style:style style:name="T99" style:family="text">
      <style:text-properties style:font-name="Arial" fo:font-size="9pt" fo:font-weight="bold" officeooo:rsid="0003d944" style:font-name-asian="Arial2" style:font-size-asian="9pt" style:font-weight-asian="bold" style:font-name-complex="Arial2" style:font-size-complex="9pt"/>
    </style:style>
    <style:style style:name="T100" style:family="text">
      <style:text-properties style:font-name="Arial" fo:font-size="9pt" fo:font-weight="bold" officeooo:rsid="0005eafd" style:font-name-asian="Arial2" style:font-size-asian="9pt" style:font-weight-asian="bold" style:font-name-complex="Arial2" style:font-size-complex="9pt"/>
    </style:style>
    <style:style style:name="T101" style:family="text">
      <style:text-properties style:font-name="Arial" fo:font-size="9pt" fo:font-weight="bold" officeooo:rsid="009e74a8" style:font-name-asian="Arial2" style:font-size-asian="9pt" style:font-weight-asian="bold" style:font-name-complex="Arial2" style:font-size-complex="9pt"/>
    </style:style>
    <style:style style:name="T102" style:family="text">
      <style:text-properties style:font-name="Arial" fo:font-size="9pt" fo:font-weight="bold" officeooo:rsid="00b4c0aa" style:font-name-asian="Arial2" style:font-size-asian="9pt" style:font-weight-asian="bold" style:font-name-complex="Arial2" style:font-size-complex="9pt"/>
    </style:style>
    <style:style style:name="T103" style:family="text">
      <style:text-properties style:font-name="Arial" fo:font-size="9pt" fo:font-weight="bold" fo:background-color="transparent" loext:char-shading-value="0" style:font-name-asian="Arial2" style:font-size-asian="9pt" style:font-weight-asian="bold" style:font-name-complex="Arial2" style:font-size-complex="9pt"/>
    </style:style>
    <style:style style:name="T104" style:family="text">
      <style:text-properties style:font-name="Arial" fo:font-size="9pt" fo:font-weight="bold" officeooo:rsid="001c86b4" fo:background-color="transparent" loext:char-shading-value="0" style:font-name-asian="Arial2" style:font-size-asian="9pt" style:font-weight-asian="bold" style:font-name-complex="Arial2" style:font-size-complex="9pt"/>
    </style:style>
    <style:style style:name="T105" style:family="text">
      <style:text-properties style:font-name="Arial" fo:font-size="9pt" fo:font-weight="normal" style:font-name-asian="Arial2" style:font-size-asian="9pt" style:font-weight-asian="normal" style:font-name-complex="Arial2" style:font-size-complex="9pt" style:font-weight-complex="normal"/>
    </style:style>
    <style:style style:name="T106" style:family="text">
      <style:text-properties style:font-name="Arial" fo:font-size="9pt" fo:font-weight="normal" officeooo:rsid="00022066" style:font-name-asian="Arial2" style:font-size-asian="9pt" style:font-weight-asian="normal" style:font-name-complex="Arial2" style:font-size-complex="9pt" style:font-weight-complex="normal"/>
    </style:style>
    <style:style style:name="T107" style:family="text">
      <style:text-properties style:font-name="Arial" fo:font-size="9pt" fo:font-weight="normal" officeooo:rsid="0003d944" style:font-name-asian="Arial2" style:font-size-asian="9pt" style:font-weight-asian="normal" style:font-name-complex="Arial2" style:font-size-complex="9pt" style:font-weight-complex="normal"/>
    </style:style>
    <style:style style:name="T108" style:family="text">
      <style:text-properties style:font-name="Arial" fo:font-size="9pt" fo:font-weight="normal" officeooo:rsid="0004d135" style:font-name-asian="Arial2" style:font-size-asian="9pt" style:font-weight-asian="normal" style:font-name-complex="Arial2" style:font-size-complex="9pt" style:font-weight-complex="normal"/>
    </style:style>
    <style:style style:name="T109" style:family="text">
      <style:text-properties style:font-name="Arial" fo:font-size="9pt" fo:font-weight="normal" officeooo:rsid="00108862" style:font-name-asian="Arial2" style:font-size-asian="9pt" style:font-weight-asian="normal" style:font-name-complex="Arial2" style:font-size-complex="9pt" style:font-weight-complex="normal"/>
    </style:style>
    <style:style style:name="T110" style:family="text">
      <style:text-properties style:font-name="Arial" fo:font-size="9pt" fo:font-weight="normal" officeooo:rsid="000e9f6c" style:font-name-asian="Arial2" style:font-size-asian="9pt" style:font-weight-asian="normal" style:font-name-complex="Arial2" style:font-size-complex="9pt" style:font-weight-complex="normal"/>
    </style:style>
    <style:style style:name="T111" style:family="text">
      <style:text-properties style:font-name="Arial" fo:font-size="9pt" fo:font-weight="normal" officeooo:rsid="00125e00" style:font-name-asian="Arial2" style:font-size-asian="9pt" style:font-weight-asian="normal" style:font-name-complex="Arial2" style:font-size-complex="9pt" style:font-weight-complex="normal"/>
    </style:style>
    <style:style style:name="T112" style:family="text">
      <style:text-properties style:font-name="Arial" fo:font-size="9pt" fo:font-weight="normal" officeooo:rsid="0017e1c0" style:font-name-asian="Arial2" style:font-size-asian="9pt" style:font-weight-asian="normal" style:font-name-complex="Arial2" style:font-size-complex="9pt" style:font-weight-complex="normal"/>
    </style:style>
    <style:style style:name="T113" style:family="text">
      <style:text-properties style:font-name="Arial" fo:font-size="9pt" fo:font-weight="normal" officeooo:rsid="001a0efe" style:font-name-asian="Arial2" style:font-size-asian="9pt" style:font-weight-asian="normal" style:font-name-complex="Arial2" style:font-size-complex="9pt" style:font-weight-complex="normal"/>
    </style:style>
    <style:style style:name="T114" style:family="text">
      <style:text-properties style:font-name="Arial" fo:font-size="9pt" fo:font-weight="normal" officeooo:rsid="001ee651" style:font-name-asian="Arial2" style:font-size-asian="9pt" style:font-weight-asian="normal" style:font-name-complex="Arial2" style:font-size-complex="9pt" style:font-weight-complex="normal"/>
    </style:style>
    <style:style style:name="T115" style:family="text">
      <style:text-properties style:font-name="Arial" fo:font-size="9pt" fo:font-weight="normal" officeooo:rsid="001f98ab" style:font-name-asian="Arial2" style:font-size-asian="9pt" style:font-weight-asian="normal" style:font-name-complex="Arial2" style:font-size-complex="9pt" style:font-weight-complex="normal"/>
    </style:style>
    <style:style style:name="T116" style:family="text">
      <style:text-properties style:font-name="Arial" fo:font-size="9pt" fo:font-weight="normal" officeooo:rsid="00212dfd" style:font-name-asian="Arial2" style:font-size-asian="9pt" style:font-weight-asian="normal" style:font-name-complex="Arial2" style:font-size-complex="9pt" style:font-weight-complex="normal"/>
    </style:style>
    <style:style style:name="T117" style:family="text">
      <style:text-properties style:font-name="Arial" fo:font-size="9pt" fo:font-weight="normal" officeooo:rsid="0023e358" style:font-name-asian="Arial2" style:font-size-asian="9pt" style:font-weight-asian="normal" style:font-name-complex="Arial2" style:font-size-complex="9pt" style:font-weight-complex="normal"/>
    </style:style>
    <style:style style:name="T118" style:family="text">
      <style:text-properties style:font-name="Arial" fo:font-size="9pt" fo:font-weight="normal" officeooo:rsid="002577bb" style:font-name-asian="Arial2" style:font-size-asian="9pt" style:font-weight-asian="normal" style:font-name-complex="Arial2" style:font-size-complex="9pt" style:font-weight-complex="normal"/>
    </style:style>
    <style:style style:name="T119" style:family="text">
      <style:text-properties style:font-name="Arial" fo:font-size="9pt" fo:font-weight="normal" officeooo:rsid="0028b090" style:font-name-asian="Arial2" style:font-size-asian="9pt" style:font-weight-asian="normal" style:font-name-complex="Arial2" style:font-size-complex="9pt" style:font-weight-complex="normal"/>
    </style:style>
    <style:style style:name="T120" style:family="text">
      <style:text-properties style:font-name="Arial" fo:font-size="9pt" fo:font-weight="normal" officeooo:rsid="002b6af9" style:font-name-asian="Arial2" style:font-size-asian="9pt" style:font-weight-asian="normal" style:font-name-complex="Arial2" style:font-size-complex="9pt" style:font-weight-complex="normal"/>
    </style:style>
    <style:style style:name="T121" style:family="text">
      <style:text-properties style:font-name="Arial" fo:font-size="9pt" fo:font-weight="normal" officeooo:rsid="002ee2d8" style:font-name-asian="Arial2" style:font-size-asian="9pt" style:font-weight-asian="normal" style:font-name-complex="Arial2" style:font-size-complex="9pt" style:font-weight-complex="normal"/>
    </style:style>
    <style:style style:name="T122" style:family="text">
      <style:text-properties style:font-name="Arial" fo:font-size="9pt" fo:font-weight="normal" officeooo:rsid="0036190e" style:font-name-asian="Arial2" style:font-size-asian="9pt" style:font-weight-asian="normal" style:font-name-complex="Arial2" style:font-size-complex="9pt" style:font-weight-complex="normal"/>
    </style:style>
    <style:style style:name="T123" style:family="text">
      <style:text-properties style:font-name="Arial" fo:font-size="9pt" fo:font-weight="normal" officeooo:rsid="00368b12" style:font-name-asian="Arial2" style:font-size-asian="9pt" style:font-weight-asian="normal" style:font-name-complex="Arial2" style:font-size-complex="9pt" style:font-weight-complex="normal"/>
    </style:style>
    <style:style style:name="T124" style:family="text">
      <style:text-properties style:font-name="Arial" fo:font-size="9pt" fo:font-weight="normal" officeooo:rsid="00384099" style:font-name-asian="Arial2" style:font-size-asian="9pt" style:font-weight-asian="normal" style:font-name-complex="Arial2" style:font-size-complex="9pt" style:font-weight-complex="normal"/>
    </style:style>
    <style:style style:name="T125" style:family="text">
      <style:text-properties style:font-name="Arial" fo:font-size="9pt" fo:font-weight="normal" officeooo:rsid="003e91bb" style:font-name-asian="Arial2" style:font-size-asian="9pt" style:font-weight-asian="normal" style:font-name-complex="Arial2" style:font-size-complex="9pt" style:font-weight-complex="normal"/>
    </style:style>
    <style:style style:name="T126" style:family="text">
      <style:text-properties style:font-name="Arial" fo:font-size="9pt" fo:font-weight="normal" officeooo:rsid="0044d9c6" style:font-name-asian="Arial2" style:font-size-asian="9pt" style:font-weight-asian="normal" style:font-name-complex="Arial2" style:font-size-complex="9pt" style:font-weight-complex="normal"/>
    </style:style>
    <style:style style:name="T127" style:family="text">
      <style:text-properties style:font-name="Arial" fo:font-size="9pt" fo:font-weight="normal" officeooo:rsid="00456e49" style:font-name-asian="Arial2" style:font-size-asian="9pt" style:font-weight-asian="normal" style:font-name-complex="Arial2" style:font-size-complex="9pt" style:font-weight-complex="normal"/>
    </style:style>
    <style:style style:name="T128" style:family="text">
      <style:text-properties style:font-name="Arial" fo:font-size="9pt" fo:font-weight="normal" officeooo:rsid="004a6231" style:font-name-asian="Arial2" style:font-size-asian="9pt" style:font-weight-asian="normal" style:font-name-complex="Arial2" style:font-size-complex="9pt" style:font-weight-complex="normal"/>
    </style:style>
    <style:style style:name="T129" style:family="text">
      <style:text-properties style:font-name="Arial" fo:font-size="9pt" fo:font-weight="normal" officeooo:rsid="00560715" style:font-name-asian="Arial2" style:font-size-asian="9pt" style:font-weight-asian="normal" style:font-name-complex="Arial2" style:font-size-complex="9pt" style:font-weight-complex="normal"/>
    </style:style>
    <style:style style:name="T130" style:family="text">
      <style:text-properties style:font-name="Arial" fo:font-size="9pt" fo:font-weight="normal" officeooo:rsid="001f195b" style:font-name-asian="Arial2" style:font-size-asian="9pt" style:font-weight-asian="normal" style:font-name-complex="Arial2" style:font-size-complex="9pt" style:font-weight-complex="normal"/>
    </style:style>
    <style:style style:name="T131" style:family="text">
      <style:text-properties style:font-name="Arial" fo:font-size="9pt" fo:font-weight="normal" officeooo:rsid="00779277" style:font-name-asian="Arial2" style:font-size-asian="9pt" style:font-weight-asian="normal" style:font-name-complex="Arial2" style:font-size-complex="9pt" style:font-weight-complex="normal"/>
    </style:style>
    <style:style style:name="T132" style:family="text">
      <style:text-properties style:font-name="Arial" fo:font-size="9pt" fo:font-weight="normal" officeooo:rsid="0097cfa4" style:font-name-asian="Arial2" style:font-size-asian="9pt" style:font-weight-asian="normal" style:font-name-complex="Arial2" style:font-size-complex="9pt" style:font-weight-complex="normal"/>
    </style:style>
    <style:style style:name="T133" style:family="text">
      <style:text-properties style:font-name="Arial" fo:font-size="9pt" fo:font-weight="normal" officeooo:rsid="00999074" style:font-name-asian="Arial2" style:font-size-asian="9pt" style:font-weight-asian="normal" style:font-name-complex="Arial2" style:font-size-complex="9pt" style:font-weight-complex="normal"/>
    </style:style>
    <style:style style:name="T134" style:family="text">
      <style:text-properties style:font-name="Arial" fo:font-size="9pt" fo:font-weight="normal" officeooo:rsid="009ac446" style:font-name-asian="Arial2" style:font-size-asian="9pt" style:font-weight-asian="normal" style:font-name-complex="Arial2" style:font-size-complex="9pt" style:font-weight-complex="normal"/>
    </style:style>
    <style:style style:name="T135" style:family="text">
      <style:text-properties style:font-name="Arial" fo:font-size="9pt" fo:font-weight="normal" officeooo:rsid="009c9aea" style:font-name-asian="Arial2" style:font-size-asian="9pt" style:font-weight-asian="normal" style:font-name-complex="Arial2" style:font-size-complex="9pt" style:font-weight-complex="normal"/>
    </style:style>
    <style:style style:name="T136" style:family="text">
      <style:text-properties style:font-name="Arial" fo:font-size="9pt" fo:font-weight="normal" officeooo:rsid="009e74a8" style:font-name-asian="Arial2" style:font-size-asian="9pt" style:font-weight-asian="normal" style:font-name-complex="Arial2" style:font-size-complex="9pt" style:font-weight-complex="normal"/>
    </style:style>
    <style:style style:name="T137" style:family="text">
      <style:text-properties style:font-name="Arial" fo:font-size="9pt" fo:font-weight="normal" officeooo:rsid="00a00cef" style:font-name-asian="Arial2" style:font-size-asian="9pt" style:font-weight-asian="normal" style:font-name-complex="Arial2" style:font-size-complex="9pt" style:font-weight-complex="normal"/>
    </style:style>
    <style:style style:name="T138" style:family="text">
      <style:text-properties style:font-name="Arial" fo:font-size="9pt" fo:font-weight="normal" officeooo:rsid="000cd750" style:font-name-asian="Arial2" style:font-size-asian="9pt" style:font-weight-asian="normal" style:font-name-complex="Arial2" style:font-size-complex="9pt" style:font-weight-complex="normal"/>
    </style:style>
    <style:style style:name="T139" style:family="text">
      <style:text-properties style:font-name="Arial" fo:font-size="9pt" fo:font-weight="normal" officeooo:rsid="00a19d57" style:font-name-asian="Arial2" style:font-size-asian="9pt" style:font-weight-asian="normal" style:font-name-complex="Arial2" style:font-size-complex="9pt" style:font-weight-complex="normal"/>
    </style:style>
    <style:style style:name="T140" style:family="text">
      <style:text-properties style:font-name="Arial" fo:font-size="9pt" fo:font-weight="normal" officeooo:rsid="00a1eb7e" style:font-name-asian="Arial2" style:font-size-asian="9pt" style:font-weight-asian="normal" style:font-name-complex="Arial2" style:font-size-complex="9pt" style:font-weight-complex="normal"/>
    </style:style>
    <style:style style:name="T141" style:family="text">
      <style:text-properties style:font-name="Arial" fo:font-size="9pt" fo:font-weight="normal" officeooo:rsid="00bc5542" style:font-name-asian="Arial2" style:font-size-asian="9pt" style:font-weight-asian="normal" style:font-name-complex="Arial2" style:font-size-complex="9pt" style:font-weight-complex="normal"/>
    </style:style>
    <style:style style:name="T142" style:family="text">
      <style:text-properties style:font-name="Arial" fo:font-size="9pt" fo:font-weight="normal" officeooo:rsid="00bd22a5" style:font-name-asian="Arial2" style:font-size-asian="9pt" style:font-weight-asian="normal" style:font-name-complex="Arial2" style:font-size-complex="9pt" style:font-weight-complex="normal"/>
    </style:style>
    <style:style style:name="T143" style:family="text">
      <style:text-properties style:font-name="Arial" fo:font-size="9pt" fo:font-weight="normal" officeooo:rsid="00be8888" style:font-name-asian="Arial2" style:font-size-asian="9pt" style:font-weight-asian="normal" style:font-name-complex="Arial2" style:font-size-complex="9pt" style:font-weight-complex="normal"/>
    </style:style>
    <style:style style:name="T144" style:family="text">
      <style:text-properties style:font-name="Arial" fo:font-size="9pt" fo:font-weight="normal" officeooo:rsid="00c989da" style:font-name-asian="Arial2" style:font-size-asian="9pt" style:font-weight-asian="normal" style:font-name-complex="Arial2" style:font-size-complex="9pt" style:font-weight-complex="normal"/>
    </style:style>
    <style:style style:name="T145" style:family="text">
      <style:text-properties style:font-name="Arial" fo:font-size="9pt" fo:font-weight="normal" officeooo:rsid="00d6d480" style:font-name-asian="Arial2" style:font-size-asian="9pt" style:font-weight-asian="normal" style:font-name-complex="Arial2" style:font-size-complex="9pt" style:font-weight-complex="normal"/>
    </style:style>
    <style:style style:name="T146" style:family="text">
      <style:text-properties style:font-name="Arial" fo:font-size="9pt" fo:font-weight="normal" officeooo:rsid="005c8508" fo:background-color="transparent" loext:char-shading-value="0" style:font-name-asian="Arial2" style:font-size-asian="9pt" style:font-weight-asian="normal" style:font-name-complex="Arial2" style:font-size-complex="9pt" style:font-weight-complex="normal"/>
    </style:style>
    <style:style style:name="T147" style:family="text">
      <style:text-properties style:font-name="Arial" fo:font-size="9pt" fo:background-color="#66ffff" loext:char-shading-value="0" style:font-name-asian="Arial2" style:font-size-asian="9pt" style:font-name-complex="Arial2" style:font-size-complex="9pt"/>
    </style:style>
    <style:style style:name="T148" style:family="text">
      <style:text-properties style:font-name="Arial" fo:font-size="9pt" officeooo:rsid="0004f680" fo:background-color="#66ffff" loext:char-shading-value="0" style:font-name-asian="Arial2" style:font-size-asian="9pt" style:font-name-complex="Arial2" style:font-size-complex="9pt"/>
    </style:style>
    <style:style style:name="T149" style:family="text">
      <style:text-properties style:font-name="Arial" fo:font-size="9pt" officeooo:rsid="00108862" fo:background-color="#66ffff" loext:char-shading-value="0" style:font-name-asian="Arial2" style:font-size-asian="9pt" style:font-name-complex="Arial2" style:font-size-complex="9pt"/>
    </style:style>
    <style:style style:name="T150" style:family="text">
      <style:text-properties style:font-name="Arial" fo:font-size="9pt" officeooo:rsid="001d2230" fo:background-color="#66ffff" loext:char-shading-value="0" style:font-name-asian="Arial2" style:font-size-asian="9pt" style:font-name-complex="Arial2" style:font-size-complex="9pt"/>
    </style:style>
    <style:style style:name="T151" style:family="text">
      <style:text-properties style:font-name="Arial" fo:font-size="9pt" officeooo:rsid="008afa8a" fo:background-color="#66ffff" loext:char-shading-value="0" style:font-name-asian="Arial2" style:font-size-asian="9pt" style:font-name-complex="Arial2" style:font-size-complex="9pt"/>
    </style:style>
    <style:style style:name="T152" style:family="text">
      <style:text-properties style:font-name="Arial" fo:font-size="9pt" officeooo:rsid="009e74a8" fo:background-color="#66ffff" loext:char-shading-value="0" style:font-name-asian="Arial2" style:font-size-asian="9pt" style:font-name-complex="Arial2" style:font-size-complex="9pt"/>
    </style:style>
    <style:style style:name="T153" style:family="text">
      <style:text-properties style:font-name="Arial" fo:font-size="9pt" officeooo:rsid="00a19d57" fo:background-color="#66ffff" loext:char-shading-value="0" style:font-name-asian="Arial2" style:font-size-asian="9pt" style:font-name-complex="Arial2" style:font-size-complex="9pt"/>
    </style:style>
    <style:style style:name="T154" style:family="text">
      <style:text-properties style:font-name="Arial" fo:font-size="9pt" fo:background-color="transparent" loext:char-shading-value="0" style:font-name-asian="Arial2" style:font-size-asian="9pt" style:font-name-complex="Arial2" style:font-size-complex="9pt"/>
    </style:style>
    <style:style style:name="T155" style:family="text">
      <style:text-properties style:font-name="Arial" fo:font-size="9pt" officeooo:rsid="001a0efe" fo:background-color="transparent" loext:char-shading-value="0" style:font-name-asian="Arial2" style:font-size-asian="9pt" style:font-name-complex="Arial2" style:font-size-complex="9pt"/>
    </style:style>
    <style:style style:name="T156" style:family="text">
      <style:text-properties style:font-name="Arial" fo:font-size="9pt" officeooo:rsid="009ac446" fo:background-color="transparent" loext:char-shading-value="0" style:font-name-asian="Arial2" style:font-size-asian="9pt" style:font-name-complex="Arial2" style:font-size-complex="9pt"/>
    </style:style>
    <style:style style:name="T157" style:family="text">
      <style:text-properties style:font-name="Arial" fo:font-size="9pt" officeooo:rsid="009c9aea" fo:background-color="transparent" loext:char-shading-value="0" style:font-name-asian="Arial2" style:font-size-asian="9pt" style:font-name-complex="Arial2" style:font-size-complex="9pt"/>
    </style:style>
    <style:style style:name="T158" style:family="text">
      <style:text-properties style:font-name="Arial" fo:font-size="9pt" officeooo:rsid="00a00cef" fo:background-color="transparent" loext:char-shading-value="0" style:font-name-asian="Arial2" style:font-size-asian="9pt" style:font-name-complex="Arial2" style:font-size-complex="9pt"/>
    </style:style>
    <style:style style:name="T159" style:family="text">
      <style:text-properties style:font-name="Arial" fo:font-size="9pt" officeooo:rsid="00a2e4c1" fo:background-color="transparent" loext:char-shading-value="0" style:font-name-asian="Arial2" style:font-size-asian="9pt" style:font-name-complex="Arial2" style:font-size-complex="9pt"/>
    </style:style>
    <style:style style:name="T160" style:family="text">
      <style:text-properties style:font-name="Arial" fo:font-size="9pt" officeooo:rsid="001e6286" fo:background-color="transparent" loext:char-shading-value="0" style:font-name-asian="Arial2" style:font-size-asian="9pt" style:font-name-complex="Arial2" style:font-size-complex="9pt"/>
    </style:style>
    <style:style style:name="T161" style:family="text">
      <style:text-properties fo:color="#000000" style:font-name="Arial" fo:font-size="24pt" style:font-name-asian="Arial2" style:font-size-asian="24pt" style:font-name-complex="Arial2" style:font-size-complex="24pt"/>
    </style:style>
    <style:style style:name="T162" style:family="text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T163" style:family="text">
      <style:text-properties style:font-name="Calibri" fo:font-size="11pt" style:font-name-asian="Calibri1" style:font-size-asian="11pt" style:font-name-complex="Calibri1" style:font-size-complex="11pt"/>
    </style:style>
    <style:style style:name="T164" style:family="text">
      <style:text-properties style:font-name="Calibri" style:font-name-asian="Calibri1" style:font-name-complex="Calibri1"/>
    </style:style>
    <style:style style:name="T165" style:family="text">
      <style:text-properties style:text-position="0% 100%"/>
    </style:style>
    <style:style style:name="T166" style:family="text">
      <style:text-properties fo:color="#ff0000" style:font-name="Arial" fo:font-size="9pt" style:font-name-asian="Arial2" style:font-size-asian="9pt" style:font-name-complex="Arial2" style:font-size-complex="9pt"/>
    </style:style>
    <style:style style:name="T167" style:family="text">
      <style:text-properties fo:background-color="#66ffff" loext:char-shading-value="0"/>
    </style:style>
    <style:style style:name="T168" style:family="text">
      <style:text-properties fo:background-color="transparent" loext:char-shading-value="0"/>
    </style:style>
    <style:style style:name="T169" style:family="text">
      <style:text-properties fo:font-weight="bold" style:font-weight-asian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officeooo:rsid="001f98ab" style:font-weight-asian="bold" style:font-weight-complex="bold"/>
    </style:style>
    <style:style style:name="T172" style:family="text">
      <style:text-properties fo:font-weight="bold" officeooo:rsid="0040e9f7" style:font-weight-asian="bold" style:font-weight-complex="bold"/>
    </style:style>
    <style:style style:name="T173" style:family="text">
      <style:text-properties fo:font-weight="bold" officeooo:rsid="007eb369" style:font-weight-asian="bold" style:font-weight-complex="bold"/>
    </style:style>
    <style:style style:name="T174" style:family="text">
      <style:text-properties fo:font-weight="bold" officeooo:rsid="00a19d57" style:font-weight-asian="bold" style:font-weight-complex="bold"/>
    </style:style>
    <style:style style:name="T175" style:family="text">
      <style:text-properties officeooo:rsid="001c86b4"/>
    </style:style>
    <style:style style:name="T176" style:family="text">
      <style:text-properties fo:font-weight="normal" style:font-weight-asian="normal" style:font-weight-complex="normal"/>
    </style:style>
    <style:style style:name="T177" style:family="text">
      <style:text-properties fo:font-weight="normal" officeooo:rsid="001f98ab" style:font-weight-asian="normal" style:font-weight-complex="normal"/>
    </style:style>
    <style:style style:name="T178" style:family="text">
      <style:text-properties fo:font-weight="normal" officeooo:rsid="00212dfd" style:font-weight-asian="normal" style:font-weight-complex="normal"/>
    </style:style>
    <style:style style:name="T179" style:family="text">
      <style:text-properties fo:font-weight="normal" officeooo:rsid="007013e7" style:font-weight-asian="normal" style:font-weight-complex="normal"/>
    </style:style>
    <style:style style:name="T180" style:family="text">
      <style:text-properties fo:font-weight="normal" officeooo:rsid="00a19d57" style:font-weight-asian="normal" style:font-weight-complex="normal"/>
    </style:style>
    <style:style style:name="T181" style:family="text">
      <style:text-properties fo:font-weight="normal" officeooo:rsid="00a2e4c1" style:font-weight-asian="normal" style:font-weight-complex="normal"/>
    </style:style>
    <style:style style:name="T182" style:family="text">
      <style:text-properties officeooo:rsid="00433a17"/>
    </style:style>
    <style:style style:name="T183" style:family="text">
      <style:text-properties fo:background-color="#ff0000" loext:char-shading-value="0"/>
    </style:style>
    <style:style style:name="T184" style:family="text">
      <style:text-properties fo:font-size="9pt" fo:font-weight="normal" style:font-size-asian="9pt" style:font-weight-asian="normal" style:font-size-complex="9pt" style:font-weight-complex="normal"/>
    </style:style>
    <style:style style:name="T185" style:family="text">
      <style:text-properties fo:background-color="#00ff66" loext:char-shading-value="0"/>
    </style:style>
    <style:style style:name="T186" style:family="text">
      <style:text-properties officeooo:rsid="006ce4a8" fo:background-color="#00ff66" loext:char-shading-value="0"/>
    </style:style>
    <style:style style:name="T187" style:family="text">
      <style:text-properties officeooo:rsid="0086a2ff" fo:background-color="#00ff66" loext:char-shading-value="0"/>
    </style:style>
    <style:style style:name="T188" style:family="text">
      <style:text-properties officeooo:rsid="0087400e" fo:background-color="#00ff66" loext:char-shading-value="0"/>
    </style:style>
    <style:style style:name="T189" style:family="text">
      <style:text-properties officeooo:rsid="0072baff" fo:background-color="#00ff66" loext:char-shading-value="0"/>
    </style:style>
    <style:style style:name="T190" style:family="text">
      <style:text-properties officeooo:rsid="0091881b" fo:background-color="#00ff66" loext:char-shading-value="0"/>
    </style:style>
    <style:style style:name="T191" style:family="text">
      <style:text-properties officeooo:rsid="0073fdd9" fo:background-color="#00ff66" loext:char-shading-value="0"/>
    </style:style>
    <style:style style:name="T192" style:family="text">
      <style:text-properties officeooo:rsid="006ce4a8"/>
    </style:style>
    <style:style style:name="T193" style:family="text">
      <style:text-properties officeooo:rsid="0072baff"/>
    </style:style>
    <style:style style:name="T194" style:family="text">
      <style:text-properties officeooo:rsid="0073fdd9"/>
    </style:style>
    <style:style style:name="T195" style:family="text">
      <style:text-properties officeooo:rsid="00778668"/>
    </style:style>
    <style:style style:name="T196" style:family="text">
      <style:text-properties officeooo:rsid="007a4bed"/>
    </style:style>
    <style:style style:name="T197" style:family="text">
      <style:text-properties officeooo:rsid="007cc61d"/>
    </style:style>
    <style:style style:name="T198" style:family="text">
      <style:text-properties officeooo:rsid="0087400e" fo:background-color="#ffff00" loext:char-shading-value="0"/>
    </style:style>
    <style:style style:name="T199" style:family="text">
      <style:text-properties officeooo:rsid="009634a8" fo:background-color="#ffff00" loext:char-shading-value="0"/>
    </style:style>
    <style:style style:name="T200" style:family="text">
      <style:text-properties style:use-window-font-color="true" officeooo:rsid="00778668" fo:background-color="#00ff66" loext:char-shading-value="0"/>
    </style:style>
    <style:style style:name="T201" style:family="text">
      <style:text-properties style:use-window-font-color="true" officeooo:rsid="0087400e" fo:background-color="#00ff66" loext:char-shading-value="0"/>
    </style:style>
    <style:style style:name="T202" style:family="text">
      <style:text-properties style:use-window-font-color="true" officeooo:rsid="0097250f" fo:background-color="#00ff66" loext:char-shading-value="0"/>
    </style:style>
    <style:style style:name="T203" style:family="text">
      <style:text-properties style:use-window-font-color="true" style:font-name="Times New Roman" fo:font-size="9pt" style:font-name-asian="Arial2" style:font-size-asian="9pt" style:font-name-complex="Arial2" style:font-size-complex="9pt"/>
    </style:style>
    <style:style style:name="T204" style:family="text">
      <style:text-properties style:use-window-font-color="true" style:font-name="Times New Roman" fo:font-size="10pt" style:font-size-asian="10pt"/>
    </style:style>
    <style:style style:name="T205" style:family="text">
      <style:text-properties style:use-window-font-color="true" style:font-name="Times New Roman" fo:font-size="10pt" style:font-name-asian="Arial2" style:font-size-asian="10pt" style:font-name-complex="Arial2" style:font-size-complex="9pt"/>
    </style:style>
    <style:style style:name="T206" style:family="text">
      <style:text-properties style:use-window-font-color="true" style:font-name="Times New Roman" fo:font-size="10pt" officeooo:rsid="001a0efe" style:font-name-asian="Arial2" style:font-size-asian="10pt" style:font-name-complex="Arial2" style:font-size-complex="9pt"/>
    </style:style>
    <style:style style:name="T207" style:family="text">
      <style:text-properties style:use-window-font-color="true" style:font-name="Times New Roman" fo:font-size="10pt" officeooo:rsid="00be8888" style:font-name-asian="Arial2" style:font-size-asian="10pt" style:font-name-complex="Arial2" style:font-size-complex="9pt"/>
    </style:style>
    <style:style style:name="T208" style:family="text">
      <style:text-properties style:use-window-font-color="true" style:font-name="Times New Roman" fo:font-size="10pt" officeooo:rsid="001d2230" style:font-name-asian="Arial2" style:font-size-asian="10pt" style:font-name-complex="Arial2" style:font-size-complex="9pt"/>
    </style:style>
    <style:style style:name="T209" style:family="text">
      <style:text-properties style:use-window-font-color="true" style:font-name="Times New Roman" fo:font-size="10pt" officeooo:rsid="001a0efe" fo:background-color="transparent" loext:char-shading-value="0" style:font-name-asian="Arial2" style:font-size-asian="10pt" style:font-name-complex="Arial2" style:font-size-complex="9pt"/>
    </style:style>
    <style:style style:name="T210" style:family="text">
      <style:text-properties style:use-window-font-color="true" style:font-name="Times New Roman" fo:font-size="10pt" fo:background-color="transparent" loext:char-shading-value="0" style:font-size-asian="10pt"/>
    </style:style>
    <style:style style:name="T211" style:family="text">
      <style:text-properties style:use-window-font-color="true" style:font-name="Times" fo:font-size="10pt" fo:background-color="transparent" loext:char-shading-value="0" style:font-size-asian="10pt"/>
    </style:style>
    <style:style style:name="T212" style:family="text">
      <style:text-properties style:use-window-font-color="true" style:font-name="Times" fo:font-size="10pt" fo:background-color="transparent" loext:char-shading-value="0" style:font-name-asian="Arial2" style:font-size-asian="10pt" style:font-name-complex="Arial2" style:font-size-complex="9pt"/>
    </style:style>
    <style:style style:name="T213" style:family="text">
      <style:text-properties style:use-window-font-color="true" style:font-name="Times" fo:font-size="10pt" style:font-size-asian="10pt"/>
    </style:style>
    <style:style style:name="T214" style:family="text">
      <style:text-properties style:use-window-font-color="true" style:font-name="Times" fo:font-size="10pt" style:font-name-asian="Arial2" style:font-size-asian="10pt" style:font-name-complex="Arial2" style:font-size-complex="9pt"/>
    </style:style>
    <style:style style:name="T215" style:family="text">
      <style:text-properties style:use-window-font-color="true" style:font-name="Times" fo:font-size="10pt" fo:font-weight="normal" style:font-name-asian="Arial2" style:font-size-asian="10pt" style:font-weight-asian="normal" style:font-name-complex="Arial2" style:font-size-complex="9pt" style:font-weight-complex="normal"/>
    </style:style>
    <style:style style:name="T216" style:family="text">
      <style:text-properties style:use-window-font-color="true" style:font-name="Arial" fo:font-size="9pt" fo:background-color="transparent" loext:char-shading-value="0" style:font-name-asian="Arial2" style:font-size-asian="9pt" style:font-name-complex="Arial2" style:font-size-complex="9pt"/>
    </style:style>
    <style:style style:name="T217" style:family="text">
      <style:text-properties style:use-window-font-color="true" style:font-name="Arial" fo:font-size="9pt" officeooo:rsid="00d65b56" fo:background-color="transparent" loext:char-shading-value="0" style:font-name-asian="Arial2" style:font-size-asian="9pt" style:font-name-complex="Arial2" style:font-size-complex="9pt"/>
    </style:style>
    <style:style style:name="T218" style:family="text">
      <style:text-properties officeooo:rsid="00852ce9"/>
    </style:style>
    <style:style style:name="T219" style:family="text">
      <style:text-properties officeooo:rsid="009634a8"/>
    </style:style>
    <style:style style:name="T220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Times New Roman1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4"><text:span text:style-name="T161">Especifica</text:span><text:span text:style-name="T15">ção de Caso de Teste: CST02 – Manter Requisição de Pagamento</text:span></text:p>
      <text:p text:style-name="P23"><text:span text:style-name="T9">Projeto:</text:span><text:span text:style-name="T10"> </text:span><text:span text:style-name="T16">GEP - Sistema de Gestão de Precatórios</text:span></text:p>
      <text:p text:style-name="P23"><text:bookmark text:name="_gjdgxs"/><text:span text:style-name="T9">Responsável pela Elaboração:</text:span><text:span text:style-name="T10"> </text:span><text:span text:style-name="T16">Marcos Ohashi</text:span></text:p>
      <text:p text:style-name="P23"><text:span text:style-name="T9">E-mail do Responsável:</text:span><text:span text:style-name="T10"> </text:span><text:span text:style-name="T16">marcos.ohashi@trt8.jus.br</text:span></text:p>
      <text:p text:style-name="P24"/>
      <text:p text:style-name="P62">Histórico de Alterações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5">Data</text:p>
          </table:table-cell>
          <table:table-cell table:style-name="Tabela1.A1" office:value-type="string">
            <text:p text:style-name="P25">Versão</text:p>
          </table:table-cell>
          <table:table-cell table:style-name="Tabela1.A1" office:value-type="string">
            <text:p text:style-name="P25">Descrição</text:p>
          </table:table-cell>
          <table:table-cell table:style-name="Tabela1.A1" office:value-type="string">
            <text:p text:style-name="P25">Autor</text:p>
          </table:table-cell>
        </table:table-row>
        <table:table-row table:style-name="Tabela1.2">
          <table:table-cell table:style-name="Tabela1.A2" office:value-type="string">
            <text:p text:style-name="P28">25/01/2017</text:p>
          </table:table-cell>
          <table:table-cell table:style-name="Tabela1.B2" office:value-type="string">
            <text:p text:style-name="P26">00.01</text:p>
          </table:table-cell>
          <table:table-cell table:style-name="Tabela1.C2" office:value-type="string">
            <text:p text:style-name="P26">Criação do Documento.</text:p>
          </table:table-cell>
          <table:table-cell table:style-name="Tabela1.D2" office:value-type="string">
            <text:p text:style-name="P28">Marcos Ohashi</text:p>
          </table:table-cell>
        </table:table-row>
      </table:table>
      <text:p text:style-name="P31"/>
      <text:p text:style-name="P31"/>
      <text:p text:style-name="P31"/>
      <text:p text:style-name="P31"/>
      <text:p text:style-name="Standard"/>
      <text:p text:style-name="P197">Sumário</text:p>
      <text:p text:style-name="P31"/>
      <text:table-of-content text:style-name="Sect1" text:protected="true" text:name="Índice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9"><text:a xlink:type="simple" xlink:href="#_30j0zll" text:style-name="Index_20_Link" text:visited-style-name="Index_20_Link"><text:span text:style-name="T3">1</text:span></text:a><text:a xlink:type="simple" xlink:href="#_30j0zll" text:style-name="Index_20_Link" text:visited-style-name="Index_20_Link"><text:span text:style-name="T5"><text:tab/></text:span></text:a><text:span text:style-name="T3">Descrição do Caso de Teste</text:span><text:span text:style-name="T7"><text:tab/>3</text:span></text:p>
          <text:p text:style-name="P29"><text:a xlink:type="simple" xlink:href="#_1fob9te" text:style-name="Index_20_Link" text:visited-style-name="Index_20_Link"><text:span text:style-name="T3">2</text:span></text:a><text:a xlink:type="simple" xlink:href="#_1fob9te" text:style-name="Index_20_Link" text:visited-style-name="Index_20_Link"><text:span text:style-name="T5"><text:tab/></text:span></text:a><text:span text:style-name="T3">Cenários</text:span><text:span text:style-name="T7"><text:tab/>3</text:span></text:p>
          <text:p text:style-name="P213"><text:a xlink:type="simple" xlink:href="#_3znysh7" text:style-name="Index_20_Link" text:visited-style-name="Index_20_Link"><text:span text:style-name="T6">2.1</text:span></text:a><text:a xlink:type="simple" xlink:href="#_3znysh7" text:style-name="Index_20_Link" text:visited-style-name="Index_20_Link"><text:span text:style-name="T5"><text:tab/></text:span></text:a><text:span text:style-name="T6">CT001 – </text:span><text:span text:style-name="T162">Consultar Requisição de Pagamento</text:span><text:span text:style-name="T6"><text:tab/>3</text:span></text:p>
          <text:p text:style-name="P215"><text:a xlink:type="simple" xlink:href="#_2et92p0" text:style-name="Index_20_Link" text:visited-style-name="Index_20_Link"><text:span text:style-name="T4">2.1.1</text:span></text:a><text:a xlink:type="simple" xlink:href="#_2et92p0" text:style-name="Index_20_Link" text:visited-style-name="Index_20_Link"><text:span text:style-name="T5"><text:tab/></text:span></text:a><text:span text:style-name="T4">Planilha de Dados do CT001 – PD001</text:span><text:span text:style-name="T8"><text:tab/>3</text:span></text:p>
          <text:p text:style-name="P213"><text:a xlink:type="simple" xlink:href="#_tyjcwt" text:style-name="Index_20_Link" text:visited-style-name="Index_20_Link"><text:span text:style-name="T6">2.2</text:span></text:a><text:a xlink:type="simple" xlink:href="#_tyjcwt" text:style-name="Index_20_Link" text:visited-style-name="Index_20_Link"><text:span text:style-name="T5"><text:tab/></text:span></text:a><text:span text:style-name="T6">CT002 – Incluir </text:span><text:a xlink:type="simple" xlink:href="#_3znysh7" text:style-name="Index_20_Link" text:visited-style-name="Index_20_Link"><text:span text:style-name="T162">Requisição de Pagamento</text:span></text:a><text:a xlink:type="simple" xlink:href="#_tyjcwt" text:style-name="Index_20_Link" text:visited-style-name="Index_20_Link"><text:span text:style-name="T6"><text:tab/></text:span></text:a><text:span text:style-name="T165">4</text:span></text:p>
          <text:p text:style-name="P215"><text:a xlink:type="simple" xlink:href="#_3dy6vkm" text:style-name="Index_20_Link" text:visited-style-name="Index_20_Link"><text:span text:style-name="T4">2.2.1</text:span></text:a><text:a xlink:type="simple" xlink:href="#_3dy6vkm" text:style-name="Index_20_Link" text:visited-style-name="Index_20_Link"><text:span text:style-name="T5"><text:tab/></text:span></text:a><text:span text:style-name="T4">Planilha de Dados do CT002 – PD002</text:span><text:span text:style-name="T8"><text:tab/></text:span>7</text:p>
          <text:p text:style-name="P214"><text:a xlink:type="simple" xlink:href="#_tyjcwt" text:style-name="Index_20_Link" text:visited-style-name="Index_20_Link"><text:span text:style-name="T162">2.3</text:span></text:a><text:a xlink:type="simple" xlink:href="#_tyjcwt" text:style-name="Index_20_Link" text:visited-style-name="Index_20_Link"><text:span text:style-name="T163"><text:tab/></text:span></text:a><text:span text:style-name="T162">CT003 – Alterar </text:span><text:a xlink:type="simple" xlink:href="#_3znysh7" text:style-name="Index_20_Link" text:visited-style-name="Index_20_Link"><text:span text:style-name="T162">Requisição de Pagamento</text:span></text:a><text:a xlink:type="simple" xlink:href="#_tyjcwt" text:style-name="Index_20_Link" text:visited-style-name="Index_20_Link"><text:span text:style-name="T162"><text:tab/></text:span></text:a>14</text:p>
          <text:p text:style-name="P216"><text:a xlink:type="simple" xlink:href="#_3dy6vkm" text:style-name="Index_20_Link" text:visited-style-name="Index_20_Link"><text:span text:style-name="T18">2.3.1</text:span></text:a><text:a xlink:type="simple" xlink:href="#_3dy6vkm" text:style-name="Index_20_Link" text:visited-style-name="Index_20_Link"><text:span text:style-name="T163"><text:tab/></text:span></text:a><text:span text:style-name="T18">Planilha de Dados do CT003 – PD003</text:span><text:span text:style-name="T164"><text:tab/></text:span>17</text:p>
          <text:p text:style-name="P214"><text:span text:style-name="T162">2.4</text:span><text:span text:style-name="T163"><text:tab/></text:span><text:span text:style-name="T162">CT004 – Excluir Requisição de Pagamento<text:tab/></text:span>24</text:p>
          <text:p text:style-name="P216"><text:span text:style-name="T18">2.4.1</text:span><text:span text:style-name="T163"><text:tab/></text:span><text:span text:style-name="T18">Planilha de Dados do CT004 – PD004</text:span><text:span text:style-name="T164"><text:tab/></text:span>25</text:p>
          <text:p text:style-name="P214"><text:span text:style-name="T162">2.5</text:span><text:span text:style-name="T163"><text:tab/></text:span><text:span text:style-name="T162">CT005 – Visualizar Informações Resumidas da</text:span><text:span text:style-name="T18"> </text:span><text:span text:style-name="T162">Requisição de Pagamento<text:tab/></text:span><text:span text:style-name="T163">25</text:span></text:p>
          <text:p text:style-name="P216"><text:span text:style-name="T18">2.5.1</text:span><text:span text:style-name="T163"><text:tab/></text:span><text:span text:style-name="T18">Planilha de Dados do CT005 – PD005</text:span><text:span text:style-name="T164"><text:tab/></text:span><text:span text:style-name="T163">25</text:span></text:p>
          <text:p text:style-name="P214"><text:span text:style-name="T162">2.6</text:span><text:span text:style-name="T163"><text:tab/></text:span><text:span text:style-name="T162">CT006 – Visualizar</text:span><text:span text:style-name="T18"> </text:span><text:span text:style-name="T14">Detalhes e </text:span><text:span text:style-name="T162">Histórico</text:span><text:span text:style-name="T14"> da Requisição de Pagamento</text:span><text:span text:style-name="T162"><text:tab/></text:span><text:span text:style-name="T163">25</text:span></text:p>
          <text:p text:style-name="P216"><text:span text:style-name="T18">2.6.1</text:span><text:span text:style-name="T163"><text:tab/></text:span><text:span text:style-name="T18">Planilha de Dados</text:span><text:span text:style-name="T162"> </text:span><text:span text:style-name="T18">do CT006 – PD006</text:span><text:span text:style-name="T164"><text:tab/></text:span><text:span text:style-name="T163">26</text:span></text:p>
          <text:p text:style-name="P214"><text:span text:style-name="T162">2.7</text:span><text:span text:style-name="T163"><text:tab/></text:span><text:span text:style-name="T162">CT007 – </text:span><text:span text:style-name="T14">Incluir Requisição de Pagamento - Beneficiários</text:span><text:span text:style-name="T162"><text:tab/></text:span><text:span text:style-name="T163">26</text:span></text:p>
          <text:p text:style-name="P216"><text:span text:style-name="T18">2.7.1</text:span><text:span text:style-name="T163"><text:tab/></text:span><text:span text:style-name="T18">Planilha de Dados</text:span><text:span text:style-name="T162"> </text:span><text:span text:style-name="T18">do CT007 – PD007</text:span><text:span text:style-name="T164"><text:tab/></text:span><text:span text:style-name="T163">28</text:span></text:p>
          <text:p text:style-name="P214"><text:span text:style-name="T162">2.8</text:span><text:span text:style-name="T163"><text:tab/></text:span><text:span text:style-name="T162">CT008 – </text:span><text:span text:style-name="T14">Alterar Requisição de Pagamento - Beneficiários</text:span><text:span text:style-name="T162"><text:tab/></text:span><text:span text:style-name="T163">32</text:span></text:p>
          <text:p text:style-name="P216"><text:span text:style-name="T18">2.8.1</text:span><text:span text:style-name="T163"><text:tab/></text:span><text:span text:style-name="T18">Planilha de Dados</text:span><text:span text:style-name="T162"> </text:span><text:span text:style-name="T18">do CT008 – PD008</text:span><text:span text:style-name="T164"><text:tab/></text:span><text:span text:style-name="T163">34</text:span></text:p>
          <text:p text:style-name="P214"><text:span text:style-name="T162">2.9</text:span><text:span text:style-name="T163"><text:tab/></text:span><text:span text:style-name="T162">CT009 – </text:span><text:span text:style-name="T14">Incluir Requisição de Pagamento - Terceiros Interessados</text:span><text:span text:style-name="T162"><text:tab/></text:span><text:span text:style-name="T163">37</text:span></text:p>
          <text:p text:style-name="P216"><text:span text:style-name="T18">2.9.1</text:span><text:span text:style-name="T163"><text:tab/></text:span><text:span text:style-name="T18">Planilha de Dados</text:span><text:span text:style-name="T162"> </text:span><text:span text:style-name="T18">do CT009 – PD009</text:span><text:span text:style-name="T164"><text:tab/></text:span><text:span text:style-name="T163">39</text:span></text:p>
          <text:p text:style-name="P214"><text:span text:style-name="T162">2.10</text:span><text:span text:style-name="T163"><text:tab/></text:span><text:span text:style-name="T162">CT0010 – </text:span><text:span text:style-name="T14">Alterar Requisição de Pagamento - Terceiros Interessados</text:span><text:span text:style-name="T162"><text:tab/></text:span><text:span text:style-name="T163">41</text:span></text:p>
          <text:p text:style-name="P216"><text:span text:style-name="T18">2.10.1</text:span><text:span text:style-name="T163"><text:tab/></text:span><text:span text:style-name="T18">Planilha de Dados</text:span><text:span text:style-name="T162"> </text:span><text:span text:style-name="T18">do CT010 – PD010</text:span><text:span text:style-name="T164"><text:tab/></text:span><text:span text:style-name="T163">42</text:span></text:p>
          <text:p text:style-name="P214"><text:span text:style-name="T162">2.11</text:span><text:span text:style-name="T163"><text:tab/></text:span><text:span text:style-name="T162">CT0011 – </text:span><text:span text:style-name="T14">Finalizar Cadastro</text:span><text:span text:style-name="T162"><text:tab/></text:span><text:span text:style-name="T163">44</text:span></text:p>
          <text:p text:style-name="P216"><text:span text:style-name="T18">2.11.1</text:span><text:span text:style-name="T163"><text:tab/></text:span><text:span text:style-name="T18">Planilha de Dados</text:span><text:span text:style-name="T162"> </text:span><text:span text:style-name="T18">do CT011 – PD011</text:span><text:span text:style-name="T164"><text:tab/></text:span><text:span text:style-name="T163">45</text:span></text:p>
          <text:p text:style-name="P214"><text:span text:style-name="T162">2.12</text:span><text:span text:style-name="T163"><text:tab/></text:span><text:span text:style-name="T162">CT0012 – </text:span><text:span text:style-name="T14">Visualizar Requisição de Pagamento</text:span><text:span text:style-name="T162"><text:tab/></text:span><text:span text:style-name="T163">45</text:span></text:p>
          <text:p text:style-name="P216"><text:span text:style-name="T18">2.12.1</text:span><text:span text:style-name="T163"><text:tab/></text:span><text:span text:style-name="T18">Planilha de Dados</text:span><text:span text:style-name="T162"> </text:span><text:span text:style-name="T18">do CT012 – PD012</text:span><text:span text:style-name="T164"><text:tab/></text:span><text:span text:style-name="T163">45</text:span></text:p>
        </text:index-body>
      </text:table-of-content>
      <text:p text:style-name="P31"/>
      <text:p text:style-name="P31"/>
      <text:p text:style-name="P31"/>
      <text:p text:style-name="Standard"/>
      <text:p text:style-name="P196"/>
      <text:p text:style-name="P31"/>
      <text:list xml:id="list8658296053831469956" text:style-name="WWNum4">
        <text:list-item>
          <text:p text:style-name="P345"><text:bookmark text:name="_30j0zll"/>Descrição do Caso de Teste</text:p>
        </text:list-item>
      </text:list>
      <text:p text:style-name="P4"><text:span text:style-name="T4">Este caso de teste tem como objetivo descrever os cenários de testes para o caso de </text:span><text:span text:style-name="T12">uso </text:span><text:span text:style-name="T18">Manter Requisição de Pagamento </text:span><text:span text:style-name="T12">no </text:span><text:span text:style-name="T18">GEP</text:span><text:span text:style-name="T12">.</text:span></text:p>
      <text:p text:style-name="P17"><text:s/></text:p>
      <text:list xml:id="list120143595180594" text:continue-numbering="true" text:style-name="WWNum4">
        <text:list-item>
          <text:p text:style-name="P345"><text:bookmark text:name="_1fob9te"/>Cenários</text:p>
          <text:list>
            <text:list-item>
              <text:p text:style-name="P339"><text:bookmark text:name="_3znysh7"/>CT001 – Consultar Requisição de Pagamento<text:span text:style-name="T192">(</text:span><text:span text:style-name="T186">Impleme</text:span><text:span text:style-name="T187">n</text:span><text:span text:style-name="T186">tado</text:span><text:span text:style-name="T192">)</text:span></text:p>
            </text:list-item>
          </text:list>
        </text:list-item>
      </text:list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31"><text:span text:style-name="T14">Descrição</text:span><text:span text:style-name="T18">: Este caso de teste tem como objetivo testar a consulta de requisição de pagamento</text:span></text:p>
          </table:table-cell>
        </table:table-row>
        <table:table-row table:style-name="Tabela2.1">
          <table:table-cell table:style-name="Tabela2.A1" office:value-type="string">
            <text:p text:style-name="P4"><text:span text:style-name="T9">Cenário</text:span><text:span text:style-name="T10">:</text:span><text:span text:style-name="T11"> </text:span><text:span text:style-name="T18">(S01)</text:span><text:span text:style-name="T11"> </text:span><text:span text:style-name="T18">Fluxo Principal - Consultar Requisição de Pagamento</text:span></text:p>
          </table:table-cell>
        </table:table-row>
        <table:table-row table:style-name="Tabela2.1">
          <table:table-cell table:style-name="Tabela2.A1" office:value-type="string">
            <text:p text:style-name="P218">Pré-Condições</text:p>
            <text:list xml:id="list8257564205871666763" text:style-name="WWNum26">
              <text:list-item>
                <text:p text:style-name="P245">Não se aplica</text:p>
              </text:list-item>
            </text:list>
          </table:table-cell>
        </table:table-row>
        <table:table-row table:style-name="Tabela2.1">
          <table:table-cell table:style-name="Tabela2.A1" office:value-type="string">
            <text:p text:style-name="P218">Pós-Condições</text:p>
            <text:list xml:id="list120143595184915" text:continue-numbering="true" text:style-name="WWNum26">
              <text:list-item>
                <text:p text:style-name="P245">Não se aplica</text:p>
              </text:list-item>
            </text:list>
          </table:table-cell>
        </table:table-row>
        <table:table-row table:style-name="Tabela2.1">
          <table:table-cell table:style-name="Tabela2.A1" office:value-type="string">
            <text:p text:style-name="P27">Procedimento de Teste</text:p>
            <text:list xml:id="list2436785266185199638" text:style-name="WWNum8">
              <text:list-item>
                <text:p text:style-name="P249"><text:span text:style-name="T13">O usuário </text:span><text:span text:style-name="T21">aciona a consulta de </text:span><text:span text:style-name="T18">requisição de pagamento</text:span><text:span text:style-name="T13">;</text:span></text:p>
              </text:list-item>
              <text:list-item>
                <text:p text:style-name="P249"><text:span text:style-name="T13">O sistema </text:span><text:span text:style-name="T21">exibe</text:span><text:span text:style-name="T13"> </text:span><text:span text:style-name="T21">os critérios para filtro de busca</text:span><text:span text:style-name="T13">;</text:span></text:p>
              </text:list-item>
              <text:list-item>
                <text:p text:style-name="P249"><text:span text:style-name="T13">O usuário </text:span><text:span text:style-name="T21">preenche os critérios (PD001) e aciona a opção de busca</text:span><text:span text:style-name="T13">;</text:span></text:p>
              </text:list-item>
              <text:list-item>
                <text:p text:style-name="P249"><text:span text:style-name="T13">O sistema exibe a</text:span><text:span text:style-name="T21"> listagem com os dados (PD001) e exibe as seguintes opções: incluir, alterar, excluir e finalizar cadastro.</text:span></text:p>
              </text:list-item>
            </text:list>
          </table:table-cell>
        </table:table-row>
        <table:table-row table:style-name="Tabela2.1">
          <table:table-cell table:style-name="Tabela2.A1" office:value-type="string">
            <text:p text:style-name="P217"><text:span text:style-name="T17">Cenário</text:span><text:span text:style-name="T16">:</text:span><text:span text:style-name="T17"> </text:span><text:span text:style-name="T18">(E01)</text:span><text:span text:style-name="T17"> </text:span><text:span text:style-name="T18">Fluxo de Exceção - </text:span><text:span text:style-name="T21">R</text:span><text:span text:style-name="T18">equisição de Pagamento Não Existe</text:span></text:p>
          </table:table-cell>
        </table:table-row>
        <table:table-row table:style-name="Tabela2.1">
          <table:table-cell table:style-name="Tabela2.A1" office:value-type="string">
            <text:p text:style-name="P218">Pré-Condições</text:p>
            <text:list xml:id="list120143595189375" text:continue-list="list120143595184915" text:style-name="WWNum26">
              <text:list-item>
                <text:p text:style-name="P247">Não se aplica</text:p>
              </text:list-item>
            </text:list>
          </table:table-cell>
        </table:table-row>
        <table:table-row table:style-name="Tabela2.1">
          <table:table-cell table:style-name="Tabela2.A1" office:value-type="string">
            <text:p text:style-name="P218">Pós-Condições</text:p>
            <text:list xml:id="list120143595187580" text:continue-numbering="true" text:style-name="WWNum26">
              <text:list-item>
                <text:p text:style-name="P247">Não se aplica</text:p>
              </text:list-item>
            </text:list>
          </table:table-cell>
        </table:table-row>
        <table:table-row table:style-name="Tabela2.1">
          <table:table-cell table:style-name="Tabela2.A1" office:value-type="string">
            <text:p text:style-name="P219">Procedimento de Teste</text:p>
            <text:list xml:id="list3599973656998360147" text:style-name="WWNum1">
              <text:list-item>
                <text:p text:style-name="P252"><text:span text:style-name="T21">O usuário aciona a consulta de </text:span><text:span text:style-name="T18">requisição de pagamento</text:span><text:span text:style-name="T21">;</text:span></text:p>
              </text:list-item>
              <text:list-item>
                <text:p text:style-name="P253">O sistema exibe os critérios para filtro de busca;</text:p>
              </text:list-item>
              <text:list-item>
                <text:p text:style-name="P253">O usuário preenche os critérios (PD001) e aciona a opção de busca;</text:p>
              </text:list-item>
              <text:list-item>
                <text:p text:style-name="P252"><text:span text:style-name="T21">O sistema não encontra requisições de pagamento com os critérios informados e exibe a mensagem </text:span><text:span text:style-name="T166">MSG0010</text:span><text:span text:style-name="T21">.</text:span></text:p>
              </text:list-item>
            </text:list>
          </table:table-cell>
        </table:table-row>
      </table:table>
      <text:p text:style-name="P221"/>
      <text:list xml:id="list120143595179635" text:continue-list="list120143595180594" text:style-name="WWNum4">
        <text:list-item>
          <text:list>
            <text:list-item>
              <text:list>
                <text:list-item>
                  <text:p text:style-name="P346"><text:bookmark text:name="_2et92p0"/>Planilha de Dados do CT001 – PD001</text:p>
                </text:list-item>
              </text:list>
            </text:list-item>
          </text:list>
        </text:list-item>
      </text:list>
      <text:p text:style-name="P4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18">Referência ao UC</text:p>
          </table:table-cell>
          <table:table-cell table:style-name="Tabela3.A1" office:value-type="string">
            <text:p text:style-name="P18">Linha</text:p>
          </table:table-cell>
          <table:table-cell table:style-name="Tabela3.A1" office:value-type="string">
            <text:p text:style-name="P18">Entradas</text:p>
          </table:table-cell>
          <table:table-cell table:style-name="Tabela3.A1" office:value-type="string">
            <text:p text:style-name="P18">Saídas</text:p>
          </table:table-cell>
        </table:table-row>
        <table:table-row table:style-name="Tabela3.1">
          <table:table-cell table:style-name="Tabela3.A2" office:value-type="string">
            <text:p text:style-name="P63"><text:span text:style-name="T21">(S01) Fluxo Principal – Consultar r</text:span><text:span text:style-name="T18">equisição de pagamento</text:span></text:p>
          </table:table-cell>
          <table:table-cell table:style-name="Tabela3.A2" office:value-type="string">
            <text:p text:style-name="P34">1</text:p>
          </table:table-cell>
          <table:table-cell table:style-name="Tabela3.A2" office:value-type="string">
            <text:p text:style-name="P149"><text:span text:style-name="T78">Número: </text:span><text:span text:style-name="T132">00201/2016</text:span><text:span text:style-name="T146"> </text:span></text:p>
            <text:p text:style-name="P31"><text:span text:style-name="T78">Número do Processo: </text:span><text:span text:style-name="T106">em branco</text:span></text:p>
            <text:p text:style-name="P66"><text:span text:style-name="T78">Situação</text:span><text:span text:style-name="T21">: </text:span><text:span text:style-name="T106">em branco</text:span></text:p>
          </table:table-cell>
          <table:table-cell table:style-name="Tabela3.A2" office:value-type="string">
            <text:p text:style-name="P149"><text:span text:style-name="T21">O sistema exibe: </text:span><text:span text:style-name="T78">Número: </text:span><text:span text:style-name="T132">00201/2016</text:span> </text:p>
            <text:p text:style-name="P149"><text:span text:style-name="T18">, </text:span><text:span text:style-name="T78">Número do Processo: </text:span>0000500-07.2014.5.08.0203 <text:s/></text:p>
            <text:p text:style-name="P149"><text:span text:style-name="T21">, </text:span><text:span text:style-name="T78">Vara de Origem: </text:span>VARA DO TRABALHO DE MONTE DOURADO <text:s/></text:p>
            <text:p text:style-name="P144"><text:soft-page-break/><text:span text:style-name="T21">, </text:span><text:span text:style-name="T78">Tipo de Requisição: </text:span>Precatório</text:p>
            <text:p text:style-name="P144"><text:span text:style-name="T21">, </text:span><text:span text:style-name="T78">Natureza do Crédito: </text:span>Alimentar </text:p>
            <text:p text:style-name="P149"><text:span text:style-name="T21">, </text:span><text:span text:style-name="T78">Data de Autuação:</text:span>19/04/2017 <text:s/></text:p>
            <text:p text:style-name="P144"><text:span text:style-name="T21">, </text:span><text:span text:style-name="T78">Situação: </text:span>Autuada </text:p>
            <text:p text:style-name="P144"><text:span text:style-name="T21">e </text:span><text:span text:style-name="T78">Cadastro Finalizado: </text:span>Sim </text:p>
            <text:p text:style-name="P135"/>
          </table:table-cell>
        </table:table-row>
        <table:table-row table:style-name="Tabela3.1">
          <table:table-cell table:style-name="Tabela3.A2" office:value-type="string">
            <text:p text:style-name="P63"><text:span text:style-name="T21">(E01) Fluxo de Exceção – R</text:span><text:span text:style-name="T18">equisição de pagamento não existe</text:span></text:p>
          </table:table-cell>
          <table:table-cell table:style-name="Tabela3.A2" office:value-type="string">
            <text:p text:style-name="P40">2</text:p>
          </table:table-cell>
          <table:table-cell table:style-name="Tabela3.A2" office:value-type="string">
            <text:p text:style-name="P66"><text:span text:style-name="T78">Número: </text:span><text:span text:style-name="T106">00000/0000</text:span></text:p>
            <text:p text:style-name="P66"><text:span text:style-name="T78">Número do Processo: </text:span><text:span text:style-name="T106">em branco</text:span></text:p>
            <text:p text:style-name="P66"><text:span text:style-name="T78">Situação</text:span><text:span text:style-name="T21">: </text:span><text:span text:style-name="T106">em branco</text:span></text:p>
          </table:table-cell>
          <table:table-cell table:style-name="Tabela3.A2" office:value-type="string">
            <text:p text:style-name="P31"><text:span text:style-name="T21">O sistema identifica que não existem requisições de pagamento para os dados informados e exibe a mensagem <text:s/></text:span><text:span text:style-name="T166">MSG0010</text:span></text:p>
            <text:p text:style-name="P136">Nenhum registro encontrado. </text:p>
          </table:table-cell>
        </table:table-row>
      </table:table>
      <text:p text:style-name="P4"/>
      <text:list xml:id="list120143611195578" text:continue-numbering="true" text:style-name="WWNum4">
        <text:list-item>
          <text:list>
            <text:list-item>
              <text:p text:style-name="P338"><text:bookmark text:name="_tyjcwt"/>CT002 – Incluir Requisição de Pagamento - Dados do Processo<text:span text:style-name="T192">(</text:span><text:span text:style-name="T186">Implementado</text:span><text:span text:style-name="T192">)</text:span></text:p>
            </text:list-item>
          </text:list>
        </text:list-item>
      </text:list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31"><text:span text:style-name="T14">Descrição</text:span><text:span text:style-name="T18">: Este caso de teste tem como objetivo testar a inclusão de requisição de pagamento</text:span></text:p>
          </table:table-cell>
        </table:table-row>
        <table:table-row table:style-name="Tabela4.1">
          <table:table-cell table:style-name="Tabela4.A1" office:value-type="string">
            <text:p text:style-name="P4"><text:span text:style-name="T9">Cenário:</text:span><text:span text:style-name="T17"> </text:span><text:span text:style-name="T18">(S02) Subfluxo – Incluir Requisição de Pagamento</text:span></text:p>
          </table:table-cell>
        </table:table-row>
        <table:table-row table:style-name="Tabela4.1">
          <table:table-cell table:style-name="Tabela4.A1" office:value-type="string">
            <text:p text:style-name="P218">Pré-Condições</text:p>
            <text:list xml:id="list120143611200404" text:continue-list="list120143595187580" text:style-name="WWNum26">
              <text:list-item>
                <text:p text:style-name="P245">Não se aplica</text:p>
              </text:list-item>
            </text:list>
          </table:table-cell>
        </table:table-row>
        <table:table-row table:style-name="Tabela4.1">
          <table:table-cell table:style-name="Tabela4.A1" office:value-type="string">
            <text:p text:style-name="P218">Pós-Condições</text:p>
            <text:list xml:id="list120143611186790" text:continue-numbering="true" text:style-name="WWNum26">
              <text:list-item>
                <text:p text:style-name="P245">O sistema deve registrar no banco uma nova entidade cadastrada.</text:p>
              </text:list-item>
            </text:list>
          </table:table-cell>
        </table:table-row>
        <table:table-row table:style-name="Tabela4.1">
          <table:table-cell table:style-name="Tabela4.A1" office:value-type="string">
            <text:p text:style-name="P27">Procedimento de Teste</text:p>
            <text:list xml:id="list6293099894052027920" text:style-name="WWNum20">
              <text:list-item>
                <text:p text:style-name="P254">O usuário aciona a opção de inclusão de Requisição de Pagamento;</text:p>
              </text:list-item>
              <text:list-item>
                <text:p text:style-name="P250"><text:span text:style-name="T13">O sistema apresenta a tela </text:span><text:span text:style-name="T21">para preenchimento do “Número da RP”;</text:span></text:p>
              </text:list-item>
              <text:list-item>
                <text:p text:style-name="P250"><text:span text:style-name="T13">O usuário preenche o </text:span><text:span text:style-name="T21">“Número da RP” e aciona a consulta</text:span><text:span text:style-name="T13">;</text:span></text:p>
              </text:list-item>
              <text:list-item>
                <text:p text:style-name="P254">O sistema não encontra uma RP com o número informado e apresenta a tela para preenchimento do “Número do Processo”;</text:p>
              </text:list-item>
              <text:list-item>
                <text:p text:style-name="P250"><text:span text:style-name="T13">O usuário preenche </text:span><text:span text:style-name="T21">o “Número do Processo” e aciona a consulta;</text:span></text:p>
              </text:list-item>
              <text:list-item>
                <text:p text:style-name="P251">O sistema não encontra uma Requisição de Pagamento cadastrada para o número de processo informado e apresenta a tela para inclusão dos dados da requisição de pagamento, do executado, do procurador, e apresenta opções para incluir beneficiário e incluir terceiro interessado (PD002);</text:p>
              </text:list-item>
              <text:list-item>
                <text:p text:style-name="P251">O usuário preenche os dados e aciona a inclusão;</text:p>
              </text:list-item>
              <text:list-item>
                <text:p text:style-name="P250"><text:span text:style-name="T13">O sistema valida </text:span><text:span text:style-name="T21">e </text:span><text:span text:style-name="T13">salva os dados, e apresenta a mens</text:span><text:span text:style-name="T21">agem </text:span><text:span text:style-name="T166">MSG0001</text:span><text:span text:style-name="T13">;</text:span></text:p>
              </text:list-item>
            </text:list>
          </table:table-cell>
        </table:table-row>
        <table:table-row table:style-name="Tabela4.1">
          <table:table-cell table:style-name="Tabela4.A1" office:value-type="string">
            <text:p text:style-name="P64"><text:span text:style-name="T17">Cenário: </text:span><text:span text:style-name="T18">(E02) Fluxo de Exceção – Requisição de Pagamento Duplicada</text:span></text:p>
          </table:table-cell>
        </table:table-row>
        <table:table-row table:style-name="Tabela4.1">
          <table:table-cell table:style-name="Tabela4.A1" office:value-type="string">
            <text:p text:style-name="P218">Pré-Condições</text:p>
            <text:list xml:id="list120143611190915" text:continue-list="list120143611186790" text:style-name="WWNum26">
              <text:list-item>
                <text:p text:style-name="P247">Não se aplica</text:p>
              </text:list-item>
            </text:list>
          </table:table-cell>
        </table:table-row>
        <table:table-row table:style-name="Tabela4.1">
          <table:table-cell table:style-name="Tabela4.A1" office:value-type="string">
            <text:p text:style-name="P218">Pós-Condições</text:p>
            <text:list xml:id="list120143611178083" text:continue-numbering="true" text:style-name="WWNum26">
              <text:list-item>
                <text:p text:style-name="P247">Não de aplica'</text:p>
              </text:list-item>
            </text:list>
          </table:table-cell>
        </table:table-row>
        <table:table-row table:style-name="Tabela4.1">
          <table:table-cell table:style-name="Tabela4.A1" office:value-type="string">
            <text:p text:style-name="P220">1234432</text:p>
            <text:p text:style-name="P220">ento de Teste</text:p>
            <text:list xml:id="list8411933342403796302" text:style-name="WWNum14">
              <text:list-item>
                <text:p text:style-name="P255">O usuário aciona a opção de inclusão de Requisição de Pagamento;</text:p>
              </text:list-item>
              <text:list-item>
                <text:p text:style-name="P255"><text:soft-page-break/>O sistema apresenta a tela para preenchimento do “Número da RP”;</text:p>
              </text:list-item>
              <text:list-item>
                <text:p text:style-name="P255">O usuário preenche o “Número da RP” e aciona a consulta;</text:p>
              </text:list-item>
              <text:list-item>
                <text:p text:style-name="P296"><text:span text:style-name="T21">O sistema encontra uma Requisição de Pagamento com o número informado e apresenta a mensagem </text:span><text:span text:style-name="T166">MSG0006</text:span><text:span text:style-name="T21">;</text:span></text:p>
              </text:list-item>
            </text:list>
          </table:table-cell>
        </table:table-row>
        <table:table-row table:style-name="Tabela4.1">
          <table:table-cell table:style-name="Tabela4.A1" office:value-type="string">
            <text:p text:style-name="P64"><text:span text:style-name="T17">Cenário: </text:span><text:span text:style-name="T18">(E03) Fluxo de Exceção – Data de Referência Inválida</text:span></text:p>
          </table:table-cell>
        </table:table-row>
        <table:table-row table:style-name="Tabela4.1">
          <table:table-cell table:style-name="Tabela4.A1" office:value-type="string">
            <text:p text:style-name="P218">Pré-Condições</text:p>
            <text:list xml:id="list120143611172943" text:continue-list="list120143611178083" text:style-name="WWNum26">
              <text:list-item>
                <text:p text:style-name="P247">Não se aplica</text:p>
              </text:list-item>
            </text:list>
          </table:table-cell>
        </table:table-row>
        <table:table-row table:style-name="Tabela4.1">
          <table:table-cell table:style-name="Tabela4.A1" office:value-type="string">
            <text:p text:style-name="P218">Pós-Condições</text:p>
            <text:list xml:id="list120143611175764" text:continue-numbering="true" text:style-name="WWNum26">
              <text:list-item>
                <text:p text:style-name="P247">Não de aplica</text:p>
              </text:list-item>
            </text:list>
          </table:table-cell>
        </table:table-row>
        <table:table-row table:style-name="Tabela4.1">
          <table:table-cell table:style-name="Tabela4.A1" office:value-type="string">
            <text:p text:style-name="P219">Procedimento de Teste</text:p>
            <text:list xml:id="list6112954842371856200" text:style-name="WWNum46">
              <text:list-item>
                <text:p text:style-name="P256">O usuário aciona a opção de inclusão de Requisição de Pagamento;</text:p>
              </text:list-item>
              <text:list-item>
                <text:p text:style-name="P256">O sistema apresenta a tela para preenchimento do “Número da RP”;</text:p>
              </text:list-item>
              <text:list-item>
                <text:p text:style-name="P256">O usuário preenche o “Número da RP” e aciona a consulta;</text:p>
              </text:list-item>
              <text:list-item>
                <text:p text:style-name="P256">O sistema não encontra uma RP com o número informado e apresenta a tela para preenchimento do “Número do Processo”;</text:p>
              </text:list-item>
              <text:list-item>
                <text:p text:style-name="P256">O usuário preenche o “Número do Processo” e aciona a consulta;</text:p>
              </text:list-item>
              <text:list-item>
                <text:p text:style-name="P256">O sistema não encontra uma Requisição de Pagamento cadastrada para o número de processo informado e apresenta a tela para inclusão dos dados da requisição de pagamento, do executado, do procurador, e apresenta opções para incluir beneficiário e incluir terceiro interessado (PD002);</text:p>
              </text:list-item>
              <text:list-item>
                <text:p text:style-name="P256">O usuário preenche os dados e aciona a inclusão;</text:p>
              </text:list-item>
              <text:list-item>
                <text:p text:style-name="P297"><text:span text:style-name="T21">O sistema identificou que as datas preenchidas são inválidas, e apresenta a mensagem </text:span><text:span text:style-name="T166">MSG0007</text:span><text:span text:style-name="T21">;</text:span></text:p>
              </text:list-item>
            </text:list>
          </table:table-cell>
        </table:table-row>
        <table:table-row table:style-name="Tabela4.1">
          <table:table-cell table:style-name="Tabela4.A1" office:value-type="string">
            <text:p text:style-name="P64"><text:span text:style-name="T17">Cenário: </text:span><text:span text:style-name="T18">(E04) Fluxo de Exceção – Procurador Cadastrado como Beneficiário</text:span></text:p>
          </table:table-cell>
        </table:table-row>
        <table:table-row table:style-name="Tabela4.1">
          <table:table-cell table:style-name="Tabela4.A1" office:value-type="string">
            <text:p text:style-name="P218">Pré-Condiçõe</text:p>
            <text:list xml:id="list120143611193243" text:continue-list="list120143611175764" text:style-name="WWNum26">
              <text:list-item>
                <text:p text:style-name="P247">Não de aplica</text:p>
              </text:list-item>
            </text:list>
          </table:table-cell>
        </table:table-row>
        <table:table-row table:style-name="Tabela4.1">
          <table:table-cell table:style-name="Tabela4.A1" office:value-type="string">
            <text:p text:style-name="P218">Pós-Condições</text:p>
            <text:list xml:id="list120143611180468" text:continue-numbering="true" text:style-name="WWNum26">
              <text:list-item>
                <text:p text:style-name="P247">Não de aplica</text:p>
              </text:list-item>
            </text:list>
          </table:table-cell>
        </table:table-row>
        <table:table-row table:style-name="Tabela4.1">
          <table:table-cell table:style-name="Tabela4.A1" office:value-type="string">
            <text:p text:style-name="P219">Procedimento de Teste</text:p>
            <text:list xml:id="list1681746038932316728" text:style-name="WWNum34">
              <text:list-item>
                <text:p text:style-name="P257">O usuário aciona a opção de inclusão de Requisição de Pagamento;</text:p>
              </text:list-item>
              <text:list-item>
                <text:p text:style-name="P257">O sistema apresenta a tela para preenchimento do “Número da RP”;</text:p>
              </text:list-item>
              <text:list-item>
                <text:p text:style-name="P257">O usuário preenche o “Número da RP” e aciona a consulta;</text:p>
              </text:list-item>
              <text:list-item>
                <text:p text:style-name="P257">O sistema não encontra uma RP com o número informado e apresenta a tela para preenchimento do “Número do Processo”;</text:p>
              </text:list-item>
              <text:list-item>
                <text:p text:style-name="P257">O usuário preenche o “Número do Processo” e aciona a consulta;</text:p>
              </text:list-item>
              <text:list-item>
                <text:p text:style-name="P257">O sistema não encontra uma Requisição de Pagamento cadastrada para o número de processo informado e apresenta a tela para inclusão dos dados da requisição de pagamento, do executado, do procurador, e apresenta opções para incluir beneficiário e incluir terceiro interessado (PD002);</text:p>
              </text:list-item>
              <text:list-item>
                <text:p text:style-name="P257">O usuário preenche os dados e aciona a inclusão;</text:p>
              </text:list-item>
              <text:list-item>
                <text:p text:style-name="P298"><text:span text:style-name="T21">O sistema identificou que o </text:span><text:span text:style-name="T18">procurador informado já está cadastrado como beneficiário</text:span><text:span text:style-name="T21">, e apresenta a mensagem </text:span><text:span text:style-name="T166">MSG0008</text:span><text:span text:style-name="T21">;</text:span></text:p>
              </text:list-item>
            </text:list>
          </table:table-cell>
        </table:table-row>
        <table:table-row table:style-name="Tabela4.1">
          <table:table-cell table:style-name="Tabela4.A1" office:value-type="string">
            <text:p text:style-name="P64"><text:span text:style-name="T17">Cenário: </text:span><text:span text:style-name="T18">(E05) Fluxo de Exceção – Executado Cadastrado como Beneficiário</text:span></text:p>
          </table:table-cell>
        </table:table-row>
        <table:table-row table:style-name="Tabela4.1">
          <table:table-cell table:style-name="Tabela4.A1" office:value-type="string">
            <text:p text:style-name="P218">Pré-Condições</text:p>
            <text:list xml:id="list120143611189710" text:continue-list="list120143611180468" text:style-name="WWNum26">
              <text:list-item>
                <text:p text:style-name="P247">Não de aplica</text:p>
              </text:list-item>
            </text:list>
          </table:table-cell>
        </table:table-row>
        <table:table-row table:style-name="Tabela4.1">
          <table:table-cell table:style-name="Tabela4.A1" office:value-type="string">
            <text:p text:style-name="P218">Pós-Condições</text:p>
            <text:list xml:id="list120143611192510" text:continue-numbering="true" text:style-name="WWNum26">
              <text:list-item>
                <text:p text:style-name="P247">Não de aplica</text:p>
              </text:list-item>
            </text:list>
          </table:table-cell>
        </table:table-row>
        <table:table-row table:style-name="Tabela4.1">
          <table:table-cell table:style-name="Tabela4.A1" office:value-type="string">
            <text:p text:style-name="P219">Procedimento de Teste</text:p>
            <text:list xml:id="list2007503109956367037" text:style-name="WWNum22">
              <text:list-item>
                <text:p text:style-name="P258">O usuário aciona a opção de inclusão de Requisição de Pagamento;</text:p>
              </text:list-item>
              <text:list-item>
                <text:p text:style-name="P258">O sistema apresenta a tela para preenchimento do “Número da RP”;</text:p>
              </text:list-item>
              <text:list-item>
                <text:p text:style-name="P258">O usuário preenche o “Número da RP” e aciona a consulta;</text:p>
              </text:list-item>
              <text:list-item>
                <text:p text:style-name="P258">O sistema não encontra uma RP com o número informado e apresenta a tela para preenchimento do “Número do Processo”;</text:p>
              </text:list-item>
              <text:list-item>
                <text:p text:style-name="P258"><text:soft-page-break/>O usuário preenche o “Número do Processo” e aciona a consulta;</text:p>
              </text:list-item>
              <text:list-item>
                <text:p text:style-name="P258">O sistema não encontra uma Requisição de Pagamento cadastrada para o número de processo informado e apresenta a tela para inclusão dos dados da requisição de pagamento, do executado, do procurador, e apresenta opções para incluir beneficiário e incluir terceiro interessado (PD002);</text:p>
              </text:list-item>
              <text:list-item>
                <text:p text:style-name="P258">O usuário preenche os dados e aciona a inclusão;</text:p>
              </text:list-item>
              <text:list-item>
                <text:p text:style-name="P299"><text:span text:style-name="T21">O sistema identificou que o </text:span><text:span text:style-name="T18">executado informado já está cadastrado como beneficiário</text:span><text:span text:style-name="T21">, e apresenta a mensagem </text:span><text:span text:style-name="T166">MSG0011</text:span><text:span text:style-name="T21">;</text:span></text:p>
              </text:list-item>
            </text:list>
          </table:table-cell>
        </table:table-row>
        <table:table-row table:style-name="Tabela4.1">
          <table:table-cell table:style-name="Tabela4.A1" office:value-type="string">
            <text:p text:style-name="P64"><text:span text:style-name="T17">Cenário: </text:span><text:span text:style-name="T18">(E06) Fluxo de Exceção – Procurador Cadastrado como Advogado</text:span></text:p>
          </table:table-cell>
        </table:table-row>
        <table:table-row table:style-name="Tabela4.1">
          <table:table-cell table:style-name="Tabela4.A1" office:value-type="string">
            <text:p text:style-name="P218">Pré-Condições</text:p>
            <text:list xml:id="list120143611180770" text:continue-list="list120143611192510" text:style-name="WWNum26">
              <text:list-item>
                <text:p text:style-name="P247">Não de aplica</text:p>
              </text:list-item>
            </text:list>
          </table:table-cell>
        </table:table-row>
        <table:table-row table:style-name="Tabela4.1">
          <table:table-cell table:style-name="Tabela4.A1" office:value-type="string">
            <text:p text:style-name="P218">Pós-Condições</text:p>
            <text:list xml:id="list120143611174281" text:continue-numbering="true" text:style-name="WWNum26">
              <text:list-item>
                <text:p text:style-name="P247">Não de aplica</text:p>
              </text:list-item>
            </text:list>
          </table:table-cell>
        </table:table-row>
        <table:table-row table:style-name="Tabela4.1">
          <table:table-cell table:style-name="Tabela4.A1" office:value-type="string">
            <text:p text:style-name="P219">Procedimento de Teste</text:p>
            <text:list xml:id="list4477866921947215998" text:style-name="WWNum30">
              <text:list-item>
                <text:p text:style-name="P259">O usuário aciona a opção de inclusão de Requisição de Pagamento;</text:p>
              </text:list-item>
              <text:list-item>
                <text:p text:style-name="P259">O sistema apresenta a tela para preenchimento do “Número da RP”;</text:p>
              </text:list-item>
              <text:list-item>
                <text:p text:style-name="P259">O usuário preenche o “Número da RP” e aciona a consulta;</text:p>
              </text:list-item>
              <text:list-item>
                <text:p text:style-name="P259">O sistema não encontra uma RP com o número informado e apresenta a tela para preenchimento do “Número do Processo”;</text:p>
              </text:list-item>
              <text:list-item>
                <text:p text:style-name="P259">O usuário preenche o “Número do Processo” e aciona a consulta;</text:p>
              </text:list-item>
              <text:list-item>
                <text:p text:style-name="P259">O sistema não encontra uma Requisição de Pagamento cadastrada para o número de processo informado e apresenta a tela para inclusão dos dados da requisição de pagamento, do executado, do procurador, e apresenta opções para incluir beneficiário e incluir terceiro interessado (PD002);</text:p>
              </text:list-item>
              <text:list-item>
                <text:p text:style-name="P259">O usuário preenche os dados e aciona a inclusão;</text:p>
              </text:list-item>
              <text:list-item>
                <text:p text:style-name="P300"><text:span text:style-name="T21">O sistema identificou que o </text:span><text:span text:style-name="T18">procurador informado já está cadastrado como advogado</text:span><text:span text:style-name="T21">, e apresenta a mensagem </text:span><text:span text:style-name="T166">MSG0014</text:span><text:span text:style-name="T21">;</text:span></text:p>
              </text:list-item>
            </text:list>
          </table:table-cell>
        </table:table-row>
        <table:table-row table:style-name="Tabela4.1">
          <table:table-cell table:style-name="Tabela4.A1" office:value-type="string">
            <text:p text:style-name="P64"><text:span text:style-name="T17">Cenário: </text:span><text:span text:style-name="T18">(E07) Fluxo de Exceção – Procurador Cadastrado como Terceiro</text:span></text:p>
          </table:table-cell>
        </table:table-row>
        <table:table-row table:style-name="Tabela4.1">
          <table:table-cell table:style-name="Tabela4.A1" office:value-type="string">
            <text:p text:style-name="P218">Pré-Condições</text:p>
            <text:list xml:id="list120143611195535" text:continue-list="list120143611174281" text:style-name="WWNum26">
              <text:list-item>
                <text:p text:style-name="P247">Não de aplica</text:p>
              </text:list-item>
            </text:list>
          </table:table-cell>
        </table:table-row>
        <table:table-row table:style-name="Tabela4.1">
          <table:table-cell table:style-name="Tabela4.A1" office:value-type="string">
            <text:p text:style-name="P218">Pós-Condições</text:p>
            <text:list xml:id="list120143611185149" text:continue-numbering="true" text:style-name="WWNum26">
              <text:list-item>
                <text:p text:style-name="P247">Não de aplica</text:p>
              </text:list-item>
            </text:list>
          </table:table-cell>
        </table:table-row>
        <table:table-row table:style-name="Tabela4.1">
          <table:table-cell table:style-name="Tabela4.A1" office:value-type="string">
            <text:p text:style-name="P219">Procedimento de Teste</text:p>
            <text:list xml:id="list5752774222296469916" text:style-name="WWNum10">
              <text:list-item>
                <text:p text:style-name="P260">O usuário aciona a opção de inclusão de Requisição de Pagamento;</text:p>
              </text:list-item>
              <text:list-item>
                <text:p text:style-name="P260">O sistema apresenta a tela para preenchimento do “Número da RP”;</text:p>
              </text:list-item>
              <text:list-item>
                <text:p text:style-name="P260">O usuário preenche o “Número da RP” e aciona a consulta;</text:p>
              </text:list-item>
              <text:list-item>
                <text:p text:style-name="P260">O sistema não encontra uma RP com o número informado e apresenta a tela para preenchimento do “Número do Processo”;</text:p>
              </text:list-item>
              <text:list-item>
                <text:p text:style-name="P260">O usuário preenche o “Número do Processo” e aciona a consulta;</text:p>
              </text:list-item>
              <text:list-item>
                <text:p text:style-name="P260">O sistema não encontra uma Requisição de Pagamento cadastrada para o número de processo informado e apresenta a tela para inclusão dos dados da requisição de pagamento, do executado, do procurador, e apresenta opções para incluir beneficiário e incluir terceiro interessado (PD002);</text:p>
              </text:list-item>
              <text:list-item>
                <text:p text:style-name="P260">O usuário preenche os dados e aciona a inclusão;</text:p>
              </text:list-item>
              <text:list-item>
                <text:p text:style-name="P301"><text:span text:style-name="T21">O sistema identificou que o </text:span><text:span text:style-name="T18">procurador informado já está cadastrado como terceiro</text:span><text:span text:style-name="T21">, e apresenta a mensagem </text:span><text:span text:style-name="T166">MSG0016</text:span><text:span text:style-name="T21">;</text:span></text:p>
              </text:list-item>
            </text:list>
          </table:table-cell>
        </table:table-row>
        <table:table-row table:style-name="Tabela4.1">
          <table:table-cell table:style-name="Tabela4.A1" office:value-type="string">
            <text:p text:style-name="P64"><text:span text:style-name="T17">Cenário: </text:span><text:span text:style-name="T18">(E08) Fluxo de Exceção – Executado Cadastrado como Terceiro</text:span></text:p>
          </table:table-cell>
        </table:table-row>
        <table:table-row table:style-name="Tabela4.1">
          <table:table-cell table:style-name="Tabela4.A1" office:value-type="string">
            <text:p text:style-name="P218">Pré-Condições</text:p>
            <text:list xml:id="list120143626191266" text:continue-list="list120143611185149" text:style-name="WWNum26">
              <text:list-item>
                <text:p text:style-name="P247">Não de aplica</text:p>
              </text:list-item>
            </text:list>
          </table:table-cell>
        </table:table-row>
        <table:table-row table:style-name="Tabela4.1">
          <table:table-cell table:style-name="Tabela4.A1" office:value-type="string">
            <text:p text:style-name="P218">Pós-Condições</text:p>
            <text:list xml:id="list120143626186838" text:continue-numbering="true" text:style-name="WWNum26">
              <text:list-item>
                <text:p text:style-name="P247">Não de aplica</text:p>
              </text:list-item>
            </text:list>
          </table:table-cell>
        </table:table-row>
        <table:table-row table:style-name="Tabela4.1">
          <table:table-cell table:style-name="Tabela4.A1" office:value-type="string">
            <text:p text:style-name="P219">Procedimento de Teste</text:p>
            <text:list xml:id="list5495397320479590079" text:style-name="WWNum41">
              <text:list-item>
                <text:p text:style-name="P261">O usuário aciona a opção de inclusão de Requisição de Pagamento;</text:p>
              </text:list-item>
              <text:list-item>
                <text:p text:style-name="P261"><text:soft-page-break/>O sistema apresenta a tela para preenchimento do “Número da RP”;</text:p>
              </text:list-item>
              <text:list-item>
                <text:p text:style-name="P261">O usuário preenche o “Número da RP” e aciona a consulta;</text:p>
              </text:list-item>
              <text:list-item>
                <text:p text:style-name="P261">O sistema não encontra uma RP com o número informado e apresenta a tela para preenchimento do “Número do Processo”;</text:p>
              </text:list-item>
              <text:list-item>
                <text:p text:style-name="P261">O usuário preenche o “Número do Processo” e aciona a consulta;</text:p>
              </text:list-item>
              <text:list-item>
                <text:p text:style-name="P261">O sistema não encontra uma Requisição de Pagamento cadastrada para o número de processo informado e apresenta a tela para inclusão dos dados da requisição de pagamento, do executado, do procurador, e apresenta opções para incluir beneficiário e incluir terceiro interessado (PD002);</text:p>
              </text:list-item>
              <text:list-item>
                <text:p text:style-name="P261">O usuário preenche os dados e aciona a inclusão;</text:p>
              </text:list-item>
              <text:list-item>
                <text:p text:style-name="P302"><text:span text:style-name="T21">O sistema identificou que o </text:span><text:span text:style-name="T18">executado informado já está cadastrado como terceiro</text:span><text:span text:style-name="T21">, e apresenta a mensagem </text:span><text:span text:style-name="T166">MSG0018</text:span><text:span text:style-name="T21">;</text:span></text:p>
              </text:list-item>
            </text:list>
          </table:table-cell>
        </table:table-row>
        <table:table-row table:style-name="Tabela4.1">
          <table:table-cell table:style-name="Tabela4.A1" office:value-type="string">
            <text:p text:style-name="P64"><text:span text:style-name="T17">Cenário: </text:span><text:span text:style-name="T18">(E09) Fluxo de Exceção – Número do Processo Inválido</text:span></text:p>
          </table:table-cell>
        </table:table-row>
        <table:table-row table:style-name="Tabela4.1">
          <table:table-cell table:style-name="Tabela4.A1" office:value-type="string">
            <text:p text:style-name="P218">Pré-Condições</text:p>
            <text:list xml:id="list120143626194499" text:continue-list="list120143626186838" text:style-name="WWNum26">
              <text:list-item>
                <text:p text:style-name="P247">Não se aplica</text:p>
              </text:list-item>
            </text:list>
          </table:table-cell>
        </table:table-row>
        <table:table-row table:style-name="Tabela4.1">
          <table:table-cell table:style-name="Tabela4.A1" office:value-type="string">
            <text:p text:style-name="P218">Pós-Condições</text:p>
            <text:list xml:id="list120143626194635" text:continue-numbering="true" text:style-name="WWNum26">
              <text:list-item>
                <text:p text:style-name="P247">Não de aplica</text:p>
              </text:list-item>
            </text:list>
          </table:table-cell>
        </table:table-row>
        <table:table-row table:style-name="Tabela4.1">
          <table:table-cell table:style-name="Tabela4.A1" office:value-type="string">
            <text:p text:style-name="P219">Procedimento de Teste</text:p>
            <text:list xml:id="list5377282169212454023" text:style-name="WWNum6">
              <text:list-item>
                <text:p text:style-name="P262">O usuário aciona a opção de inclusão de Requisição de Pagamento;</text:p>
              </text:list-item>
              <text:list-item>
                <text:p text:style-name="P262">O sistema apresenta a tela para preenchimento do “Número da RP”;</text:p>
              </text:list-item>
              <text:list-item>
                <text:p text:style-name="P262">O usuário preenche o “Número da RP” e aciona a consulta;</text:p>
              </text:list-item>
              <text:list-item>
                <text:p text:style-name="P262">O sistema não encontra uma RP com o número informado e apresenta a tela para preenchimento do “Número do Processo”;</text:p>
              </text:list-item>
              <text:list-item>
                <text:p text:style-name="P262">O usuário preenche o “Número do Processo” e aciona a consulta;</text:p>
              </text:list-item>
              <text:list-item>
                <text:p text:style-name="P303"><text:span text:style-name="T21">O sistema identifica que o número do processo informado é inválido e apresenta a mensagem </text:span><text:span text:style-name="T166">MSG0004</text:span><text:span text:style-name="T21">;</text:span></text:p>
              </text:list-item>
            </text:list>
          </table:table-cell>
        </table:table-row>
      </table:table>
      <text:p text:style-name="P221"/>
      <text:list xml:id="list120143626188024" text:continue-list="list120143611195578" text:style-name="WWNum4">
        <text:list-item>
          <text:list>
            <text:list-item>
              <text:list>
                <text:list-item>
                  <text:p text:style-name="P346"><text:bookmark text:name="_3dy6vkm"/>Planilha de Dados do CT002 – PD002</text:p>
                </text:list-item>
              </text:list>
            </text:list-item>
          </text:list>
        </text:list-item>
      </text:list>
      <text:p text:style-name="P4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office:value-type="string">
            <text:p text:style-name="P18">Referência ao UC</text:p>
          </table:table-cell>
          <table:table-cell table:style-name="Tabela5.A1" office:value-type="string">
            <text:p text:style-name="P18">Linha</text:p>
          </table:table-cell>
          <table:table-cell table:style-name="Tabela5.A1" office:value-type="string">
            <text:p text:style-name="P18">Entradas</text:p>
          </table:table-cell>
          <table:table-cell table:style-name="Tabela5.A1" office:value-type="string">
            <text:p text:style-name="P18">Saídas</text:p>
          </table:table-cell>
        </table:table-row>
        <table:table-row table:style-name="Tabela5.1">
          <table:table-cell table:style-name="Tabela5.A2" office:value-type="string">
            <text:p text:style-name="P63"><text:span text:style-name="T21">(S02) Subfluxo – </text:span><text:span text:style-name="T18">Incluir Requisição de Pagamento</text:span></text:p>
          </table:table-cell>
          <table:table-cell table:style-name="Tabela5.A2" office:value-type="string">
            <text:p text:style-name="P34">1</text:p>
          </table:table-cell>
          <table:table-cell table:style-name="Tabela5.A2" office:value-type="string">
            <text:p text:style-name="P73">Inserir dados válidos para cadastro!</text:p>
            <text:p text:style-name="P67"><text:span text:style-name="T78">Número da Requisição de Pagamento: </text:span><text:span text:style-name="T107">000</text:span><text:span text:style-name="T133">02</text:span><text:span text:style-name="T107">/2017</text:span></text:p>
            <text:p text:style-name="P150"><text:span text:style-name="T78">Número do Processo</text:span><text:span text:style-name="T21">: </text:span><text:span text:style-name="T55">0001414-43.2015.5.08.0007</text:span></text:p>
            <text:p text:style-name="P31"><text:span text:style-name="T78">Tipo de Requisição</text:span><text:span text:style-name="T21">: </text:span>Precatório </text:p>
            <text:p text:style-name="P150"><text:span text:style-name="T78">Natureza do Crédito:</text:span><text:span text:style-name="T21"> </text:span>Alimentar <text:s/></text:p>
            <text:p text:style-name="P150"><text:span text:style-name="T78">Vara de Origem</text:span><text:span text:style-name="T21">: </text:span>VARA DO TRABALHO DE ALTAMIRA <text:s text:c="2"/></text:p>
            <text:p text:style-name="P31"><text:span text:style-name="T78">Observações</text:span><text:span text:style-name="T21">: </text:span><text:span text:style-name="T22">em branco</text:span></text:p>
            <text:p text:style-name="P89"><text:span text:style-name="T78">Data de ajuizamento do processo de conhecimento</text:span><text:span text:style-name="T21">: </text:span><text:span text:style-name="T30">01/01/2016</text:span></text:p>
            <text:p text:style-name="P89"><text:span text:style-name="T78">Data de trânsito em julgado do processo de conhecimento</text:span><text:span text:style-name="T21">:</text:span><text:span text:style-name="T30">01/02/2016</text:span></text:p>
            <text:p text:style-name="P89"><text:span text:style-name="T78">Data do trânsito em julgado dos embargos à execução e/ou impugnação dos cálculos</text:span><text:span text:style-name="T21">:</text:span><text:span text:style-name="T30">01/03/2016</text:span></text:p>
            <text:p text:style-name="P89"><text:span text:style-name="T78">Data última atualização do valor total da RP cálculos</text:span><text:span text:style-name="T21">: </text:span><text:span text:style-name="T30">01/04/2016</text:span></text:p>
            <text:p text:style-name="P47">Data de recebimento do ofício no</text:p>
            <text:p text:style-name="P89"><text:span text:style-name="T78">protocolo:</text:span><text:span text:style-name="T21"> </text:span><text:span text:style-name="T30">01/05/2016</text:span></text:p>
            <text:p text:style-name="P89"><text:span text:style-name="T78">Data de recebimento do Ofício Requisitório pelo Ente Público</text:span><text:span text:style-name="T21">: </text:span><text:span text:style-name="T30">01/06/2016</text:span></text:p>
            <text:p text:style-name="P151"><text:span text:style-name="T78">CNPJ </text:span><text:span text:style-name="T98">executado</text:span><text:span text:style-name="T21">: </text:span><text:span text:style-name="T56">01.175.497/0001- 41</text:span></text:p>
            <text:p text:style-name="P151"><text:span text:style-name="T84">Nome </text:span><text:span text:style-name="T98">executado</text:span><text:span text:style-name="T30">: </text:span><text:span text:style-name="T56">Agência Brasileira de Inteligência</text:span></text:p>
            <text:p text:style-name="P89"><text:soft-page-break/><text:span text:style-name="T78">Esfera</text:span><text:span text:style-name="T21">: </text:span>Federal </text:p>
            <text:p text:style-name="P31"><text:span text:style-name="T78">Tipo de Administração</text:span><text:span text:style-name="T21">: </text:span>Administração Direta </text:p>
            <text:p text:style-name="P151"><text:span text:style-name="T78">Nome Ente Devedor:</text:span>ADVOCACIA GERAL DA UNIAO - 26.994.558/0018-71 <text:s/></text:p>
            <text:p text:style-name="P31"><text:span text:style-name="T78">Lei de Amparo</text:span><text:span text:style-name="T21">: </text:span>Regra Geral </text:p>
            <text:p text:style-name="P31"><text:span text:style-name="T78">Justificativa de Última Alteração</text:span><text:span text:style-name="T21">: </text:span><text:span text:style-name="T22">em branco</text:span></text:p>
            <text:p text:style-name="P151"><text:span text:style-name="T78">CPF procurador</text:span><text:span text:style-name="T21">: </text:span><text:span text:style-name="T156">448.985.451-06</text:span></text:p>
            <text:p text:style-name="P151"><text:span text:style-name="T78">Nome procurador</text:span><text:span text:style-name="T21">:</text:span><text:span text:style-name="T156">Valeri Lucrèce Sergius</text:span></text:p>
          </table:table-cell>
          <table:table-cell table:style-name="Tabela5.A2" office:value-type="string">
            <text:p text:style-name="P31"><text:span text:style-name="T21">Sistema salva os dados da requisição de pagamento e apresenta a mensagem </text:span><text:span text:style-name="T166">MSG0001</text:span><text:span text:style-name="T21">.</text:span></text:p>
            <text:p text:style-name="P31"/>
            <text:p text:style-name="P87">Operação Realizada com Sucesso</text:p>
          </table:table-cell>
        </table:table-row>
        <table:table-row table:style-name="Tabela5.1">
          <table:table-cell table:style-name="Tabela5.A2" office:value-type="string">
            <text:p text:style-name="P34">(E02) Fluxo de Exceção - Requisição de Pagamento Duplicada</text:p>
          </table:table-cell>
          <table:table-cell table:style-name="Tabela5.A2" office:value-type="string">
            <text:p text:style-name="P34">2</text:p>
          </table:table-cell>
          <table:table-cell table:style-name="Tabela5.A2" office:value-type="string">
            <text:p text:style-name="P73">Inserir dados já cadastrados!</text:p>
            <text:p text:style-name="P151"><text:span text:style-name="T78">Número da Requisição de Pagamento: </text:span>00000/2017 <text:s/></text:p>
          </table:table-cell>
          <table:table-cell table:style-name="Tabela5.A2" office:value-type="string">
            <text:p text:style-name="P68"><text:span text:style-name="T21">Sistema exibe a mensagem </text:span><text:span text:style-name="T166">MSG0006</text:span><text:span text:style-name="T21">.</text:span></text:p>
          </table:table-cell>
        </table:table-row>
        <table:table-row table:style-name="Tabela5.1">
          <table:table-cell table:style-name="Tabela5.A2" office:value-type="string">
            <text:p text:style-name="P34">(E03) Fluxo de Exceção - Data de Referência Inválida</text:p>
          </table:table-cell>
          <table:table-cell table:style-name="Tabela5.A2" office:value-type="string">
            <text:p text:style-name="P34">3</text:p>
          </table:table-cell>
          <table:table-cell table:style-name="Tabela5.A2" office:value-type="string">
            <text:p text:style-name="P73">Inserir dados de datas inválidas!</text:p>
            <text:p text:style-name="P145"><text:span text:style-name="T78">Número da Requisição de Pagamento: </text:span><text:span text:style-name="T107">000</text:span><text:span text:style-name="T134">03</text:span><text:span text:style-name="T107">/2017</text:span></text:p>
            <text:p text:style-name="P145"><text:span text:style-name="T78">Número do Processo</text:span><text:span text:style-name="T21">: </text:span>0000500-07.2014.5.08.0203 </text:p>
            <text:p text:style-name="P145"><text:span text:style-name="T78">Tipo de Requisição</text:span><text:span text:style-name="T21">: </text:span>Precatório </text:p>
            <text:p text:style-name="P145"><text:span text:style-name="T78">Natureza do Crédito:</text:span><text:span text:style-name="T21"> </text:span>Comum </text:p>
            <text:p text:style-name="P145"><text:span text:style-name="T78">Vara de Origem</text:span><text:span text:style-name="T21">: </text:span>VARA DO TRABALHO DE BREVES <text:s/></text:p>
            <text:p text:style-name="P145"><text:span text:style-name="T78">Observações: </text:span><text:span text:style-name="T99">em branco</text:span><text:span text:style-name="T78">Data de ajuizamento do processo de conhecimento</text:span><text:span text:style-name="T21">: </text:span><text:span text:style-name="T23">01/01/2017</text:span></text:p>
            <text:p text:style-name="P70"><text:span text:style-name="T78">Data de trânsito em julgado do processo de conhecimento</text:span><text:span text:style-name="T21">: </text:span><text:span text:style-name="T24">01/02/2017</text:span></text:p>
            <text:p text:style-name="P70"><text:span text:style-name="T78">Data do trânsito em julgado dos embargos à execução e/ou impugnação dos cálculos</text:span><text:span text:style-name="T21">: </text:span><text:span text:style-name="T24">01/01/2017</text:span></text:p>
            <text:p text:style-name="P69"><text:span text:style-name="T78">Data última atualização do valor total da RP cálculos</text:span><text:span text:style-name="T21">: </text:span><text:span text:style-name="T23">04/01/2017</text:span></text:p>
            <text:p text:style-name="P42">Data de recebimento do ofício no</text:p>
            <text:p text:style-name="P69"><text:span text:style-name="T78">protocolo:</text:span><text:span text:style-name="T21"> </text:span><text:span text:style-name="T23">05/01/2017</text:span></text:p>
            <text:p text:style-name="P69"><text:span text:style-name="T78">Data de recebimento do Ofício Requisitório pelo Ente Público</text:span><text:span text:style-name="T21">: </text:span><text:span text:style-name="T23">03/02/2017</text:span></text:p>
            <text:p text:style-name="P31"><text:span text:style-name="T78">Esfera</text:span><text:span text:style-name="T21">: </text:span>Federal </text:p>
            <text:p text:style-name="P31"><text:span text:style-name="T78">Tipo de Administração</text:span><text:span text:style-name="T21">: </text:span>Administração Direta</text:p>
            <text:p text:style-name="P31"><text:span text:style-name="T78">Nome Ente Devedor: </text:span>UNIVERSIDADE FEDERAL DO PARA </text:p>
            <text:p text:style-name="P31"><text:span text:style-name="T78">Lei de Amparo</text:span><text:span text:style-name="T21">: </text:span>Lei Estadual nº 810/2004 </text:p>
            <text:p text:style-name="P69"><text:span text:style-name="T78">CNPJ</text:span><text:span text:style-name="T21">: </text:span><text:span text:style-name="T23">34.621.748/0001-23</text:span></text:p>
            <text:p text:style-name="P69"><text:span text:style-name="T78">Nome</text:span><text:span text:style-name="T21">: UNIVERSIDADE FEDERAL DO PARA </text:span></text:p>
            <text:p text:style-name="P69"><text:span text:style-name="T78">Justificativa de Última Alteração</text:span><text:span text:style-name="T21">: </text:span><text:span text:style-name="T23">em branco</text:span></text:p>
            <text:p text:style-name="P94"><text:span text:style-name="T78">CPF </text:span><text:span text:style-name="T86">procurador</text:span><text:span text:style-name="T21">: </text:span><text:span text:style-name="T33">583.371.069-30</text:span></text:p>
            <text:p text:style-name="P94"><text:span text:style-name="T78">Nome </text:span><text:span text:style-name="T86">procurador</text:span><text:span text:style-name="T21">: </text:span><text:span text:style-name="T33">Ian Carvalho</text:span><text:span text:style-name="T24"> </text:span></text:p>
          </table:table-cell>
          <table:table-cell table:style-name="Tabela5.A2" office:value-type="string">
            <text:p text:style-name="P31"><text:span text:style-name="T21">Sistema exibe a mensagem </text:span><text:span text:style-name="T166">MSG0007</text:span><text:span text:style-name="T21">.</text:span></text:p>
            <text:p text:style-name="P68">Erro: Data inválida. A Data de recebimento do ofício no protocolo deve ser maior que a Data do trânsito em julgado do processo de conhecimento. </text:p>
          </table:table-cell>
        </table:table-row>
        <table:table-row table:style-name="Tabela5.1">
          <table:table-cell table:style-name="Tabela5.A2" office:value-type="string">
            <text:p text:style-name="P34">(E04) Fluxo de Exceção - Procurador Cadastrado como Beneficiário</text:p>
          </table:table-cell>
          <table:table-cell table:style-name="Tabela5.A2" office:value-type="string">
            <text:p text:style-name="P34">4</text:p>
          </table:table-cell>
          <table:table-cell table:style-name="Tabela5.A2" office:value-type="string">
            <text:p text:style-name="P73">Inserir dados de procurador que já está cadastrado como beneficiário!</text:p>
            <text:p text:style-name="P151"><text:span text:style-name="T78">Número da Requisição de Pagamento: </text:span><text:span text:style-name="T107">000</text:span><text:span text:style-name="T134">04</text:span><text:span text:style-name="T107">/2017</text:span> </text:p>
            <text:p text:style-name="P80"><text:span text:style-name="T78">Número do Processo</text:span><text:span text:style-name="T21">: </text:span>0000500-<text:soft-page-break/>07.2014.5.08.0203 </text:p>
            <text:p text:style-name="P31"><text:span text:style-name="T78">Tipo de Requisição</text:span><text:span text:style-name="T21">: </text:span>RPV </text:p>
            <text:p text:style-name="P31"><text:span text:style-name="T78">Natureza do Crédito:</text:span><text:span text:style-name="T21"> </text:span>Alimentar </text:p>
            <text:p text:style-name="P31"><text:span text:style-name="T78">Vara de Origem</text:span><text:span text:style-name="T21">: </text:span>VARA DO TRABALHO DE BREVES </text:p>
            <text:p text:style-name="P90"><text:span text:style-name="T78">Observações</text:span><text:span text:style-name="T21">: </text:span><text:span text:style-name="T28">ISTO É UM TESTE!</text:span></text:p>
            <text:p text:style-name="P31"><text:span text:style-name="T78">Data de ajuizamento do processo de conhecimento</text:span><text:span text:style-name="T21">: </text:span><text:span text:style-name="T23">0</text:span><text:span text:style-name="T25">4</text:span><text:span text:style-name="T23">/</text:span><text:span text:style-name="T25">10</text:span><text:span text:style-name="T23">/201</text:span><text:span text:style-name="T25">6</text:span></text:p>
            <text:p text:style-name="P80"><text:span text:style-name="T78">Data de trânsito em julgado do processo de conhecimento</text:span><text:span text:style-name="T21">: </text:span><text:span text:style-name="T25">01/11/2016</text:span></text:p>
            <text:p text:style-name="P80"><text:span text:style-name="T78">Data do trânsito em julgado dos embargos à execução e/ou impugnação dos cálculos</text:span><text:span text:style-name="T21">: </text:span><text:span text:style-name="T25">10/11/2016</text:span></text:p>
            <text:p text:style-name="P80"><text:span text:style-name="T78">Data última atualização do valor total da RP cálculos</text:span><text:span text:style-name="T21">: </text:span><text:span text:style-name="T25">01/12/2016</text:span></text:p>
            <text:p text:style-name="P42">Data de recebimento do ofício no</text:p>
            <text:p text:style-name="P80"><text:span text:style-name="T78">protocolo:</text:span><text:span text:style-name="T21"> </text:span><text:span text:style-name="T25">10/12/2016</text:span></text:p>
            <text:p text:style-name="P80"><text:span text:style-name="T78">Data de recebimento do Ofício Requisitório pelo Ente Público</text:span><text:span text:style-name="T21">: </text:span><text:span text:style-name="T25">30/12/2016</text:span></text:p>
            <text:p text:style-name="P70"><text:span text:style-name="T78">Esfera</text:span><text:span text:style-name="T21">: </text:span>Federal </text:p>
            <text:p text:style-name="P70"><text:span text:style-name="T78">Tipo de Administração</text:span><text:span text:style-name="T21">: </text:span>Administração Direta</text:p>
            <text:p text:style-name="P35"/>
            <text:p text:style-name="P152"><text:span text:style-name="T78">Nome Ente Devedor: </text:span>ADVOCACIA GERAL DA UNIAO - 26.994.558/0018-71 <text:s/></text:p>
            <text:p text:style-name="P70"><text:span text:style-name="T78">Lei de Amparo</text:span><text:span text:style-name="T21">: </text:span>Lei Estadual nº 810/2004 </text:p>
            <text:p text:style-name="P70"/>
            <text:p text:style-name="P70"><text:span text:style-name="T78">CNPJ </text:span><text:span text:style-name="T79">executado</text:span><text:span text:style-name="T21">: </text:span><text:span text:style-name="T23">34.621.748/0001-23</text:span></text:p>
            <text:p text:style-name="P70"><text:span text:style-name="T78">Nome </text:span><text:span text:style-name="T79">executado</text:span><text:span text:style-name="T21">: UNIVERSIDADE FEDERAL DO PARA </text:span></text:p>
            <text:p text:style-name="P70"><text:span text:style-name="T78">Justificativa de Última Alteração: </text:span><text:span text:style-name="T108">em branco</text:span></text:p>
            <text:p text:style-name="P152"><text:span text:style-name="T78">CPF </text:span><text:span text:style-name="T79">procurador</text:span><text:span text:style-name="T21">: </text:span><text:span text:style-name="T157">458.922.837-80</text:span> </text:p>
            <text:p text:style-name="P152"><text:span text:style-name="T78">Nome </text:span><text:span text:style-name="T79">procurador</text:span><text:span text:style-name="T21">: </text:span><text:span text:style-name="T157">Helene Corina Alexandra</text:span></text:p>
            <text:p text:style-name="P152"><text:span text:style-name="T78">Nome </text:span><text:span text:style-name="T79">beneficiário</text:span><text:span text:style-name="T21">: </text:span><text:span text:style-name="T157">Helene Corina Alexandra</text:span></text:p>
            <text:p text:style-name="P152"><text:span text:style-name="T78">CPF </text:span><text:span text:style-name="T79">beneficiário</text:span><text:span text:style-name="T21">:</text:span><text:span text:style-name="T148"> </text:span><text:span text:style-name="T157">458.922.837-80</text:span><text:span text:style-name="T24"> </text:span></text:p>
            <text:p text:style-name="P31"><text:span text:style-name="T78">Data de Nascimento</text:span><text:span text:style-name="T21">: </text:span><text:span text:style-name="T24">N/A</text:span></text:p>
            <text:p text:style-name="P70"><text:span text:style-name="T78">Dados da RFB</text:span><text:span text:style-name="T21">: </text:span><text:span text:style-name="T24">N/A</text:span></text:p>
            <text:p text:style-name="P71"><text:span text:style-name="T78">Justificativa de Última Alteração</text:span><text:span text:style-name="T21">: </text:span><text:span text:style-name="T24">N/A</text:span></text:p>
          </table:table-cell>
          <table:table-cell table:style-name="Tabela5.A2" office:value-type="string">
            <text:p text:style-name="P31"><text:span text:style-name="T21">Sistema exibe a mensagem </text:span><text:span text:style-name="T166">MSG0008</text:span><text:span text:style-name="T21">.</text:span></text:p>
            <text:p text:style-name="P31"/>
            <text:p text:style-name="P198">Erro: Beneficiário informado já está <text:soft-page-break/>cadastrado como Procurador. Operação não permitida.</text:p>
            <text:p text:style-name="P68"/>
            <text:p text:style-name="P68">Erro: Procurador informado já está cadastrado como Beneficiário. Operação não permitida. </text:p>
          </table:table-cell>
        </table:table-row>
        <table:table-row table:style-name="Tabela5.1">
          <table:table-cell table:style-name="Tabela5.A2" office:value-type="string">
            <text:p text:style-name="P34">(E05) Fluxo de Exceção - Executado Cadastrado como Beneficiário</text:p>
          </table:table-cell>
          <table:table-cell table:style-name="Tabela5.A2" office:value-type="string">
            <text:p text:style-name="P34">5</text:p>
          </table:table-cell>
          <table:table-cell table:style-name="Tabela5.A2" office:value-type="string">
            <text:p text:style-name="P73">Inserir dados de executado que já está cadastrado como beneficiário!</text:p>
            <text:p text:style-name="P72"><text:span text:style-name="T78">Número da Requisição de Pagamento: <text:s/></text:span><text:span text:style-name="T107">000</text:span><text:span text:style-name="T135">0</text:span><text:span text:style-name="T107">5/2017</text:span></text:p>
            <text:p text:style-name="P81"><text:span text:style-name="T78">Número do Processo</text:span><text:span text:style-name="T21">: </text:span><text:span text:style-name="T26">0000008-18.2011.5.12.0006</text:span></text:p>
            <text:p text:style-name="P72"><text:span text:style-name="T78">Tipo de Requisição</text:span><text:span text:style-name="T21">: </text:span>RPV </text:p>
            <text:p text:style-name="P72"><text:span text:style-name="T78">Natureza do Crédito:</text:span><text:span text:style-name="T21"> </text:span>Alimentar </text:p>
            <text:p text:style-name="P90"><text:span text:style-name="T78">Vara de Origem</text:span><text:span text:style-name="T21">: </text:span>2ª VARA DO TRABALHO DE MACAPÁ </text:p>
            <text:p text:style-name="P90"><text:span text:style-name="T78">Observações</text:span><text:span text:style-name="T21">: </text:span><text:span text:style-name="T28">ISTO É UM TESTE!</text:span> </text:p>
            <text:p text:style-name="P72"><text:span text:style-name="T78">Data de ajuizamento do processo de conhecimento</text:span><text:span text:style-name="T21">: </text:span><text:span text:style-name="T23">0</text:span><text:span text:style-name="T26">4</text:span><text:span text:style-name="T23">/</text:span><text:span text:style-name="T26">10</text:span><text:span text:style-name="T23">/201</text:span><text:span text:style-name="T26">6</text:span></text:p>
            <text:p text:style-name="P81"><text:span text:style-name="T78">Data de trânsito em julgado do processo de conhecimento</text:span><text:span text:style-name="T21">: </text:span><text:span text:style-name="T26">01/11/2016</text:span></text:p>
            <text:p text:style-name="P81"><text:soft-page-break/><text:span text:style-name="T78">Data do trânsito em julgado dos embargos à execução e/ou impugnação dos cálculos</text:span><text:span text:style-name="T21">: </text:span><text:span text:style-name="T26">10/11/2016</text:span></text:p>
            <text:p text:style-name="P81"><text:span text:style-name="T78">Data última atualização do valor total da RP cálculos</text:span><text:span text:style-name="T21">: </text:span><text:span text:style-name="T26">01/12/2016</text:span></text:p>
            <text:p text:style-name="P43">Data de recebimento do ofício no</text:p>
            <text:p text:style-name="P81"><text:span text:style-name="T78">protocolo:</text:span><text:span text:style-name="T21"> </text:span><text:span text:style-name="T26">10/12/2016</text:span></text:p>
            <text:p text:style-name="P81"><text:span text:style-name="T78">Data de recebimento do Ofício Requisitório pelo Ente Público</text:span><text:span text:style-name="T21">: </text:span><text:span text:style-name="T26">30/12/2016</text:span></text:p>
            <text:p text:style-name="P72"><text:span text:style-name="T78">Esfera</text:span><text:span text:style-name="T21">: </text:span><text:span text:style-name="T26">Federal</text:span></text:p>
            <text:p text:style-name="P72"><text:span text:style-name="T78">Tipo de Administração</text:span><text:span text:style-name="T21">: </text:span>Administração Direta</text:p>
            <text:p text:style-name="P36"/>
            <text:p text:style-name="P72"><text:span text:style-name="T78">Nome Ente Devedor: </text:span>UNIVERSIDADE FEDERAL DO PARA - 34.621.748/0001-23 </text:p>
            <text:p text:style-name="P31"><text:span text:style-name="T78">Lei de Amparo</text:span><text:span text:style-name="T21">: Lei de Amparo ao Ente Devedor</text:span></text:p>
            <text:p text:style-name="P152"><text:span text:style-name="T78">CNPJ </text:span><text:span text:style-name="T80">executado</text:span><text:span text:style-name="T21">:</text:span><text:span text:style-name="T154"> </text:span><text:span text:style-name="T157">04.902.979/0001-44</text:span> </text:p>
            <text:p text:style-name="P152"><text:span text:style-name="T78">Nome </text:span><text:span text:style-name="T80">executado</text:span><text:span text:style-name="T21">: </text:span><text:span text:style-name="T57">BANCO DA AMAZONIA S.A. (BASA)</text:span></text:p>
            <text:p text:style-name="P31"><text:span text:style-name="T78">Justificativa de Última Alteração</text:span><text:span text:style-name="T21">: </text:span><text:span text:style-name="T30">N/A</text:span></text:p>
            <text:p text:style-name="P175"><text:span text:style-name="T78">CPF </text:span><text:span text:style-name="T84">procurador</text:span><text:span text:style-name="T21">: </text:span><text:span text:style-name="T69">448.985.451-06</text:span></text:p>
            <text:p text:style-name="P175"><text:span text:style-name="T78">Nome </text:span><text:span text:style-name="T84">procurador</text:span><text:span text:style-name="T21">: </text:span><text:span text:style-name="T69">Valeri Lucrèce Sergius</text:span></text:p>
            <text:p text:style-name="P81"><text:span text:style-name="T78">Nome</text:span><text:span text:style-name="T21">: <text:s/></text:span><text:span text:style-name="T26">Agência Brasileira de Inteligência</text:span></text:p>
            <text:p text:style-name="P103"><text:span text:style-name="T78">CPF/ </text:span><text:span text:style-name="T100">CNPJ </text:span><text:span text:style-name="T80">beneficiário</text:span><text:span text:style-name="T21">: </text:span><text:span text:style-name="T58"><text:s/></text:span><text:span text:style-name="T57">04.902.979/0001-44</text:span><text:span text:style-name="T58"> </text:span></text:p>
            <text:p text:style-name="P31"><text:span text:style-name="T78">Data de Nascimento</text:span><text:span text:style-name="T21">:</text:span><text:span text:style-name="T26">N/A</text:span></text:p>
            <text:p text:style-name="P82"><text:span text:style-name="T78">Dados da RFB</text:span><text:span text:style-name="T21">: </text:span><text:span text:style-name="T26">N/A</text:span></text:p>
            <text:p text:style-name="P82"><text:span text:style-name="T78">Justificativa de Última Alteração</text:span><text:span text:style-name="T21">: </text:span><text:span text:style-name="T26">N/A</text:span></text:p>
          </table:table-cell>
          <table:table-cell table:style-name="Tabela5.A2" office:value-type="string">
            <text:p text:style-name="P31"><text:span text:style-name="T21">Sistema exibe a mensagem </text:span><text:span text:style-name="T166">MSG0011</text:span><text:span text:style-name="T21">.</text:span></text:p>
            <text:p text:style-name="P68">Beneficiário informado já está cadastrado como Executado. Operação não permitida. </text:p>
            <text:p text:style-name="P68"/>
            <text:p text:style-name="P68">Executado informado já está cadastrado como Beneficiário. Operação não permitida. </text:p>
          </table:table-cell>
        </table:table-row>
        <table:table-row table:style-name="Tabela5.1">
          <table:table-cell table:style-name="Tabela5.A2" office:value-type="string">
            <text:p text:style-name="P34">(E06) Fluxo de Exceção - Procurador Cadastrado como Advogado</text:p>
          </table:table-cell>
          <table:table-cell table:style-name="Tabela5.A2" office:value-type="string">
            <text:p text:style-name="P34">6</text:p>
          </table:table-cell>
          <table:table-cell table:style-name="Tabela5.A2" office:value-type="string">
            <text:p text:style-name="P73">Inserir dados de procurador que já está cadastrado como advogado!</text:p>
            <text:p text:style-name="P82"><text:span text:style-name="T78">Número da Requisição de Pagamento: <text:s/></text:span><text:span text:style-name="T107">000</text:span><text:span text:style-name="T136">06</text:span><text:span text:style-name="T107">/2017</text:span></text:p>
            <text:p text:style-name="P82"><text:span text:style-name="T78">Número do Processo</text:span><text:span text:style-name="T21">: </text:span><text:span text:style-name="T26">0000008-18.2011.5.12.0006</text:span></text:p>
            <text:p text:style-name="P82"><text:span text:style-name="T78">Tipo de Requisição</text:span><text:span text:style-name="T21">: </text:span>RPV </text:p>
            <text:p text:style-name="P82"><text:span text:style-name="T78">Natureza do Crédito:</text:span><text:span text:style-name="T21"> </text:span>Alimentar </text:p>
            <text:p text:style-name="P82"><text:span text:style-name="T78">Vara de Origem</text:span><text:span text:style-name="T21">: </text:span>2ª VARA DO TRABALHO DE MACAPÁ <text:s/></text:p>
            <text:p text:style-name="P90"><text:span text:style-name="T78">Observações</text:span><text:span text:style-name="T21">: </text:span><text:span text:style-name="T28">ISTO É UM TESTE!</text:span></text:p>
            <text:p text:style-name="P82"><text:span text:style-name="T78">Data de ajuizamento do processo de conhecimento</text:span><text:span text:style-name="T21">: </text:span><text:span text:style-name="T23">0</text:span><text:span text:style-name="T26">4</text:span><text:span text:style-name="T23">/</text:span><text:span text:style-name="T26">10</text:span><text:span text:style-name="T23">/201</text:span><text:span text:style-name="T26">6</text:span></text:p>
            <text:p text:style-name="P82"><text:span text:style-name="T78">Data de trânsito em julgado do processo de conhecimento</text:span><text:span text:style-name="T21">: </text:span><text:span text:style-name="T26">01/11/2016</text:span></text:p>
            <text:p text:style-name="P82"><text:span text:style-name="T78">Data do trânsito em julgado dos embargos à execução e/ou impugnação dos cálculos</text:span><text:span text:style-name="T21">: </text:span><text:span text:style-name="T26">10/11/2016</text:span></text:p>
            <text:p text:style-name="P82"><text:span text:style-name="T78">Data última atualização do valor total da RP cálculos</text:span><text:span text:style-name="T21">: </text:span><text:span text:style-name="T26">01/12/2016</text:span></text:p>
            <text:p text:style-name="P45">Data de recebimento do ofício no</text:p>
            <text:p text:style-name="P82"><text:span text:style-name="T78">protocolo:</text:span><text:span text:style-name="T21"> </text:span><text:span text:style-name="T26">10/12/2016</text:span></text:p>
            <text:p text:style-name="P82"><text:span text:style-name="T78">Data de recebimento do Ofício Requisitório pelo Ente Público</text:span><text:span text:style-name="T21">: </text:span><text:span text:style-name="T26">30/12/2016</text:span></text:p>
            <text:p text:style-name="P82"><text:span text:style-name="T78">Esfera</text:span><text:span text:style-name="T21">: </text:span><text:span text:style-name="T26">Federal</text:span></text:p>
            <text:p text:style-name="P82"><text:span text:style-name="T78">Tipo de Administração</text:span><text:span text:style-name="T21">: </text:span>Administração Direta</text:p>
            <text:p text:style-name="P82"><text:soft-page-break/><text:span text:style-name="T78">Nome Ente Devedor: </text:span>UNIVERSIDADE FEDERAL DO PARA - 34.621.748/0001-23 </text:p>
            <text:p text:style-name="P82"><text:span text:style-name="T78">Lei de Amparo</text:span><text:span text:style-name="T21">: Lei de Amparo ao Ente Devedor</text:span></text:p>
            <text:p text:style-name="P82"><text:span text:style-name="T78">CNPJ </text:span><text:span text:style-name="T80">executado</text:span><text:span text:style-name="T21">: </text:span><text:span text:style-name="T168">01.175.497/0001-41</text:span> </text:p>
            <text:p text:style-name="P82"><text:span text:style-name="T78">Nome </text:span><text:span text:style-name="T80">executado</text:span><text:span text:style-name="T21">: </text:span><text:span text:style-name="T26">Agência Brasileira de Inteligência</text:span></text:p>
            <text:p text:style-name="P157"><text:span text:style-name="T78">Justificativa de Última Alteração</text:span><text:span text:style-name="T21">: Última justificativa informada para alteração do cadastro do executado</text:span></text:p>
            <text:p text:style-name="P153"><text:span text:style-name="T78">CPF </text:span><text:span text:style-name="T82">procurador</text:span><text:span text:style-name="T21">: </text:span><text:span text:style-name="T152">458.922.837-80</text:span></text:p>
            <text:p text:style-name="P153"><text:span text:style-name="T78">Nome </text:span><text:span text:style-name="T82">procurador</text:span><text:span text:style-name="T21">: </text:span><text:span text:style-name="T59">Helene Corina Alexandra</text:span></text:p>
            <text:p text:style-name="P154"><text:span text:style-name="T78">CPF/ </text:span><text:span text:style-name="T100">CNPJ </text:span><text:span text:style-name="T80">beneficiário</text:span><text:span text:style-name="T21">:</text:span><text:span text:style-name="T59">242.651.314-41</text:span><text:span text:style-name="T58"> </text:span></text:p>
            <text:p text:style-name="P154"><text:span text:style-name="T78">Data de Nascimento</text:span><text:span text:style-name="T21">:</text:span><text:span text:style-name="T59">01/05/1984</text:span></text:p>
            <text:p text:style-name="P154"><text:span text:style-name="T78">Dados da RFB</text:span><text:span text:style-name="T21">: </text:span><text:span text:style-name="T26">?</text:span></text:p>
            <text:p text:style-name="P154"><text:span text:style-name="T101">Observação</text:span><text:span text:style-name="T21">: </text:span><text:span text:style-name="T59">Teste de Execeção</text:span></text:p>
            <text:p text:style-name="P99"/>
            <text:p text:style-name="P153"><text:span text:style-name="T78">CPF </text:span><text:span text:style-name="T81">Advogado</text:span><text:span text:style-name="T21">: </text:span><text:span text:style-name="T152">458.922.837-80</text:span></text:p>
            <text:p text:style-name="P155"><text:span text:style-name="T78">Nome </text:span><text:span text:style-name="T81">Advogado</text:span><text:span text:style-name="T21">: <text:s/></text:span><text:span text:style-name="T59">Helene Corina Alexandra</text:span></text:p>
            <text:p text:style-name="P31"><text:span text:style-name="T78">UF da OAB</text:span><text:span text:style-name="T21">: </text:span><text:span text:style-name="T27">AL</text:span></text:p>
            <text:p text:style-name="P31"><text:span text:style-name="T78">Número da OAB</text:span><text:span text:style-name="T21">: </text:span><text:span text:style-name="T27">000000000000</text:span></text:p>
            <text:p text:style-name="P31"><text:span text:style-name="T78">Tipo de OAB</text:span><text:span text:style-name="T21">: </text:span><text:span text:style-name="T27">Advogado</text:span></text:p>
          </table:table-cell>
          <table:table-cell table:style-name="Tabela5.A2" office:value-type="string">
            <text:p text:style-name="P31"><text:span text:style-name="T21">Sistema exibe a mensagem </text:span><text:span text:style-name="T166">MSG0014</text:span><text:span text:style-name="T21">.</text:span></text:p>
            <text:p text:style-name="P198">Erro: Procurador informado já está cadastrado como Advogado. Operação não permitida.</text:p>
            <text:p text:style-name="P51"/>
            <text:p text:style-name="P52"/>
          </table:table-cell>
        </table:table-row>
        <table:table-row table:style-name="Tabela5.1">
          <table:table-cell table:style-name="Tabela5.A2" office:value-type="string">
            <text:p text:style-name="P34">(E07) Fluxo de Exceção - Procurador Cadastrado como Terceiro</text:p>
          </table:table-cell>
          <table:table-cell table:style-name="Tabela5.A2" office:value-type="string">
            <text:p text:style-name="P34">7</text:p>
          </table:table-cell>
          <table:table-cell table:style-name="Tabela5.A2" office:value-type="string">
            <text:p text:style-name="P73">Inserir dados de procurador que já está cadastrado como terceiro!</text:p>
            <text:p text:style-name="P73">OBS.: Não encontrado o caso de uso <text:s/>“Incluir Terceiro Interessado” referido no caso de uso “Manter Requisição de Pagamento”</text:p>
            <text:p text:style-name="P83"><text:span text:style-name="T78">Número da Requisição de Pagamento:</text:span><text:span text:style-name="T105"> </text:span><text:span text:style-name="T110">000</text:span><text:span text:style-name="T137">07</text:span><text:span text:style-name="T110">/2017</text:span></text:p>
            <text:p text:style-name="P88"><text:span text:style-name="T78">Número do Processo</text:span><text:span text:style-name="T21">: </text:span><text:span text:style-name="T30">0000009-10.2008.5.08.0009</text:span></text:p>
            <text:p text:style-name="P31"><text:span text:style-name="T78">Tipo de Requisição</text:span><text:span text:style-name="T21">: </text:span><text:span text:style-name="T28">RPV</text:span></text:p>
            <text:p text:style-name="P31"><text:span text:style-name="T78">Natureza do Crédito:</text:span><text:span text:style-name="T21"> </text:span><text:span text:style-name="T28">Alimentar</text:span></text:p>
            <text:p text:style-name="P31"><text:span text:style-name="T78">Vara de Origem</text:span><text:span text:style-name="T21">: </text:span>2ª VARA DO TRABALHO DE MACAPÁ </text:p>
            <text:p text:style-name="P83"><text:span text:style-name="T78">Observações</text:span><text:span text:style-name="T21">: </text:span><text:span text:style-name="T28">ISTO É UM TESTE!</text:span></text:p>
            <text:p text:style-name="P88"><text:span text:style-name="T78">Data de ajuizamento do processo de conhecimento</text:span><text:span text:style-name="T21">: </text:span><text:span text:style-name="T30">01/01/2016</text:span></text:p>
            <text:p text:style-name="P88"><text:span text:style-name="T78">Data de trânsito em julgado do processo de conhecimento</text:span><text:span text:style-name="T21">:</text:span><text:span text:style-name="T30">01/02/2016</text:span></text:p>
            <text:p text:style-name="P88"><text:span text:style-name="T78">Data do trânsito em julgado dos embargos à execução e/ou impugnação dos cálculos</text:span><text:span text:style-name="T21">:</text:span><text:span text:style-name="T30">01/03/2016</text:span></text:p>
            <text:p text:style-name="P88"><text:span text:style-name="T78">Data última atualização do valor total da RP cálculos</text:span><text:span text:style-name="T21">: </text:span><text:span text:style-name="T30">01/04/2016</text:span></text:p>
            <text:p text:style-name="P42">Data de recebimento do ofício no</text:p>
            <text:p text:style-name="P88"><text:span text:style-name="T78">protocolo:</text:span><text:span text:style-name="T21"> </text:span><text:span text:style-name="T30">01/05/2016</text:span></text:p>
            <text:p text:style-name="P88"><text:span text:style-name="T78">Data de recebimento do Ofício Requisitório pelo Ente Público</text:span><text:span text:style-name="T21">: </text:span><text:span text:style-name="T30">01/06/2016</text:span></text:p>
            <text:p text:style-name="P31"><text:span text:style-name="T78">Esfera</text:span><text:span text:style-name="T21">: </text:span><text:span text:style-name="T28">Federal</text:span></text:p>
            <text:p text:style-name="P31"><text:span text:style-name="T78">Tipo de Administração</text:span><text:span text:style-name="T21">: </text:span>Administração Direta </text:p>
            <text:p text:style-name="P31"><text:span text:style-name="T78">Nome Ente Devedor: </text:span>UNIVERSIDADE FEDERAL DO PARA <text:s/></text:p>
            <text:p text:style-name="P31"><text:soft-page-break/><text:span text:style-name="T78">Lei de Amparo</text:span><text:span text:style-name="T21">: </text:span>Regra Geral </text:p>
            <text:p text:style-name="P83"><text:span text:style-name="T78">CNPJ </text:span><text:span text:style-name="T83">executado</text:span><text:span text:style-name="T21">: </text:span><text:span text:style-name="T28">01.175.497/0001-41</text:span></text:p>
            <text:p text:style-name="P83"><text:span text:style-name="T78">Nome </text:span><text:span text:style-name="T83">executado</text:span><text:span text:style-name="T21">: </text:span><text:span text:style-name="T28">Agência Brasileira de Inteligência</text:span></text:p>
            <text:p text:style-name="P156"><text:span text:style-name="T78">Justificativa de Última Alteração</text:span><text:span text:style-name="T21">: </text:span><text:span text:style-name="T28">N/A</text:span></text:p>
            <text:p text:style-name="P155"><text:span text:style-name="T78">CPF </text:span><text:span text:style-name="T83">terceiro</text:span><text:span text:style-name="T21">: </text:span><text:span text:style-name="T158">113.255.348-20</text:span></text:p>
            <text:p text:style-name="P104"><text:span text:style-name="T78">Nome </text:span><text:span text:style-name="T83">terceiro</text:span><text:span text:style-name="T21">: </text:span><text:span text:style-name="T109"><text:s/></text:span><text:span text:style-name="T137">Domingos Áine Feliciano</text:span></text:p>
            <text:p text:style-name="P155"><text:span text:style-name="T78">UF da OAB</text:span><text:span text:style-name="T21">: </text:span><text:span text:style-name="T27">AL</text:span></text:p>
            <text:p text:style-name="P155"><text:span text:style-name="T78">Número da OAB</text:span><text:span text:style-name="T21">: </text:span><text:span text:style-name="T27">000000000</text:span></text:p>
            <text:p text:style-name="P104"><text:span text:style-name="T96">Tipo de OAB</text:span><text:span text:style-name="T137">: </text:span><text:span text:style-name="T138">Advogado</text:span></text:p>
            <text:p text:style-name="P104"><text:span text:style-name="T78">CPF </text:span><text:span text:style-name="T83">procurador</text:span><text:span text:style-name="T21">: </text:span><text:span text:style-name="T60">Domingos Áine Feliciano</text:span></text:p>
            <text:p text:style-name="P104"><text:span text:style-name="T78">Nome </text:span><text:span text:style-name="T83">procurador</text:span><text:span text:style-name="T78">: </text:span><text:span text:style-name="T109"><text:s/></text:span><text:span text:style-name="T137">Domingos Áine Feliciano</text:span></text:p>
          </table:table-cell>
          <table:table-cell table:style-name="Tabela5.A2" office:value-type="string">
            <text:p text:style-name="P31"><text:span text:style-name="T21">Sistema exibe a mensagem </text:span><text:span text:style-name="T166">MSG0016</text:span><text:span text:style-name="T21">.</text:span></text:p>
            <text:p text:style-name="P31"/>
            <text:p text:style-name="P31"/>
            <text:p text:style-name="P31"/>
            <text:p text:style-name="P33"/>
            <text:p text:style-name="P68">Erro: Procurador informado já está cadastrado como Terceiro Interessado. Operação não permitida. </text:p>
            <text:p text:style-name="P68"/>
          </table:table-cell>
        </table:table-row>
        <table:table-row table:style-name="Tabela5.1">
          <table:table-cell table:style-name="Tabela5.A2" office:value-type="string">
            <text:p text:style-name="P34">(E08) Fluxo de Exceção - Executado Cadastrado como Terceiro</text:p>
          </table:table-cell>
          <table:table-cell table:style-name="Tabela5.A2" office:value-type="string">
            <text:p text:style-name="P34">8</text:p>
          </table:table-cell>
          <table:table-cell table:style-name="Tabela5.A2" office:value-type="string">
            <text:p text:style-name="P73">Inserir dados de executado que já está cadastrado como terceiro!</text:p>
            <text:p text:style-name="P73">OBS.: Não encontrado o caso de uso <text:s/>“Incluir Terceiro Interessado” referido no caso de uso “Manter Requisição de Pagamento”</text:p>
            <text:p text:style-name="P84"><text:span text:style-name="T78">Número da Requisição de Pagamento:</text:span><text:span text:style-name="T105"> </text:span><text:span text:style-name="T110">000</text:span><text:span text:style-name="T139">08</text:span><text:span text:style-name="T110">/2017</text:span></text:p>
            <text:p text:style-name="P84"><text:span text:style-name="T78">Número do Processo</text:span><text:span text:style-name="T21">: </text:span><text:span text:style-name="T28">0000008-18.2011.5.12.0006</text:span></text:p>
            <text:p text:style-name="P84"><text:span text:style-name="T78">Tipo de Requisição</text:span><text:span text:style-name="T21">: </text:span><text:span text:style-name="T28">RPV</text:span></text:p>
            <text:p text:style-name="P84"><text:span text:style-name="T78">Natureza do Crédito:</text:span><text:span text:style-name="T21"> </text:span><text:span text:style-name="T28">Alimentar</text:span></text:p>
            <text:p text:style-name="P84"><text:span text:style-name="T78">Vara de Origem</text:span><text:span text:style-name="T21">: </text:span>2ª VARA DO TRABALHO DE MACAPÁ </text:p>
            <text:p text:style-name="P84"><text:span text:style-name="T78">Observações</text:span><text:span text:style-name="T21">: </text:span><text:span text:style-name="T28">ISTO É UM TESTE!</text:span></text:p>
            <text:p text:style-name="P84"><text:span text:style-name="T78">Data de ajuizamento do processo de conhecimento</text:span><text:span text:style-name="T21">: </text:span><text:span text:style-name="T28">04/10/2016</text:span></text:p>
            <text:p text:style-name="P84"><text:span text:style-name="T78">Data de trânsito em julgado do processo de conhecimento</text:span><text:span text:style-name="T21">:</text:span><text:span text:style-name="T28">01/11/2016</text:span></text:p>
            <text:p text:style-name="P84"><text:span text:style-name="T78">Data do trânsito em julgado dos embargos à execução e/ou impugnação dos cálculos</text:span><text:span text:style-name="T21">:</text:span><text:span text:style-name="T28">10/11/2016</text:span></text:p>
            <text:p text:style-name="P84"><text:span text:style-name="T78">Data última atualização do valor total da RP cálculos</text:span><text:span text:style-name="T21">: </text:span><text:span text:style-name="T28">01/12/2016</text:span></text:p>
            <text:p text:style-name="P46">Data de recebimento do ofício no</text:p>
            <text:p text:style-name="P84"><text:span text:style-name="T78">protocolo:</text:span><text:span text:style-name="T21"> </text:span><text:span text:style-name="T28">10/12/2016</text:span></text:p>
            <text:p text:style-name="P84"><text:span text:style-name="T78">Data de recebimento do Ofício Requisitório pelo Ente Público</text:span><text:span text:style-name="T21">: </text:span><text:span text:style-name="T28">30/12/2016</text:span></text:p>
            <text:p text:style-name="P84"><text:span text:style-name="T78">Esfera</text:span><text:span text:style-name="T21">: </text:span><text:span text:style-name="T28">Federal</text:span></text:p>
            <text:p text:style-name="P84"><text:span text:style-name="T78">Tipo de Administração</text:span><text:span text:style-name="T21">: </text:span>Administração Direta </text:p>
            <text:p text:style-name="P84"><text:span text:style-name="T78">Nome Ente Devedor: </text:span>UNIVERSIDADE FEDERAL DO PARA <text:s/></text:p>
            <text:p text:style-name="P84"><text:span text:style-name="T78">Lei de Amparo</text:span><text:span text:style-name="T21">: </text:span>Regra Geral </text:p>
            <text:p text:style-name="P163">Tipo: <text:span text:style-name="T180">Honorários periciais</text:span> </text:p>
            <text:p text:style-name="P160"><text:span text:style-name="T78">CPF </text:span><text:span text:style-name="T83">terceiro</text:span><text:span text:style-name="T21">: </text:span><text:span text:style-name="T153">04.902.979/0001-44</text:span> </text:p>
            <text:p text:style-name="P160"><text:span text:style-name="T78">Nome </text:span><text:span text:style-name="T83">terceiro</text:span><text:span text:style-name="T21">: </text:span>UNIVERSIDADE FEDERAL DO PARA</text:p>
            <text:p text:style-name="P163">Líquido: <text:span text:style-name="T180">1</text:span></text:p>
            <text:p text:style-name="P160"><text:span text:style-name="T174">IR:</text:span> <text:span text:style-name="T180">1</text:span></text:p>
            <text:p text:style-name="P161"/>
            <text:p text:style-name="P160"><text:span text:style-name="T78">CNPJ </text:span><text:span text:style-name="T83">executado</text:span><text:span text:style-name="T21">: </text:span><text:span text:style-name="T153">04.902.979/0001-44</text:span> </text:p>
            <text:p text:style-name="P160"><text:span text:style-name="T78">Nome </text:span><text:span text:style-name="T83">executado</text:span><text:span text:style-name="T21">: </text:span><text:span text:style-name="T149">UNIVERSIDADE </text:span><text:soft-page-break/><text:span text:style-name="T149">FEDERAL DO PARA </text:span></text:p>
            <text:p text:style-name="P158"><text:span text:style-name="T78">Justificativa de Última Alteração</text:span><text:span text:style-name="T21">: </text:span><text:span text:style-name="T28">N/A</text:span></text:p>
            <text:p text:style-name="P99"><text:span text:style-name="T78">CPF </text:span><text:span text:style-name="T83">procurador</text:span><text:span text:style-name="T21">: </text:span><text:span text:style-name="T36">052.430.784-92</text:span> </text:p>
            <text:p text:style-name="P99"><text:span text:style-name="T78">Nome </text:span><text:span text:style-name="T83">procurador</text:span><text:span text:style-name="T21">: </text:span><text:span text:style-name="T29">Affonso <text:s/>Fernando Collor De Mello</text:span></text:p>
            <text:p text:style-name="P84"/>
          </table:table-cell>
          <table:table-cell table:style-name="Tabela5.A2" office:value-type="string">
            <text:p text:style-name="P31"><text:span text:style-name="T21">Sistema exibe a mensagem </text:span><text:span text:style-name="T166">MSG0018</text:span><text:span text:style-name="T21">.</text:span></text:p>
            <text:p text:style-name="P198">Erro: Executado informado já está cadastrado como Terceiro Interessado. Operação não permitida</text:p>
            <text:p text:style-name="P68"/>
          </table:table-cell>
        </table:table-row>
        <table:table-row table:style-name="Tabela5.1">
          <table:table-cell table:style-name="Tabela5.A2" office:value-type="string">
            <text:p text:style-name="P34">(E09) Fluxo de Exceção - Número de Processo Inválido</text:p>
          </table:table-cell>
          <table:table-cell table:style-name="Tabela5.A2" office:value-type="string">
            <text:p text:style-name="P34">9</text:p>
          </table:table-cell>
          <table:table-cell table:style-name="Tabela5.A2" office:value-type="string">
            <text:p text:style-name="P73">Inserir número de processo inválido!</text:p>
            <text:p text:style-name="P88"><text:span text:style-name="T78">Número de Processo:</text:span><text:span text:style-name="T105"> </text:span><text:span text:style-name="T110">0000008-18.2011.5.12.000</text:span><text:span text:style-name="T111">0</text:span></text:p>
          </table:table-cell>
          <table:table-cell table:style-name="Tabela5.A2" office:value-type="string">
            <text:p text:style-name="P31"><text:span text:style-name="T21">Sistema exibe a mensagem </text:span><text:span text:style-name="T166">MSG0004</text:span><text:span text:style-name="T21">.</text:span></text:p>
            <text:p text:style-name="P31"/>
            <text:p text:style-name="P199">Erro: Campo inválido: Nº do Processo.</text:p>
            <text:p text:style-name="P53"/>
          </table:table-cell>
        </table:table-row>
      </table:table>
      <text:p text:style-name="P4"/>
      <text:list xml:id="list120143673184463" text:continue-numbering="true" text:style-name="WWNum4">
        <text:list-item>
          <text:list>
            <text:list-item>
              <text:p text:style-name="P341"><text:bookmark text:name="_9vo5xdg7m8mf"/>CT003 – Alterar Requisição de Pagamento - Dados do Processo <text:span text:style-name="T192">(</text:span><text:span text:style-name="T186">Implementado</text:span><text:span text:style-name="T192">)</text:span></text:p>
            </text:list-item>
          </text:list>
        </text:list-item>
      </text:list>
      <text:p text:style-name="P30"><text:bookmark text:name="_4tc102wl3x0a"/></text:p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P31"><text:span text:style-name="T14">Descrição</text:span><text:span text:style-name="T18">: Este caso de teste tem como objetivo testar a alteração de requisição de pagamento</text:span></text:p>
          </table:table-cell>
        </table:table-row>
        <table:table-row table:style-name="Tabela6.1">
          <table:table-cell table:style-name="Tabela6.A1" office:value-type="string">
            <text:p text:style-name="P64"><text:span text:style-name="T17">Cenário</text:span><text:span text:style-name="T16">:</text:span><text:span text:style-name="T17"> </text:span><text:span text:style-name="T18">(S03)</text:span><text:span text:style-name="T17"> </text:span><text:span text:style-name="T18">Subfluxo - Alterar Requisição de Pagamento - Dados do Processo</text:span></text:p>
          </table:table-cell>
        </table:table-row>
        <table:table-row table:style-name="Tabela6.1">
          <table:table-cell table:style-name="Tabela6.A1" office:value-type="string">
            <text:p text:style-name="P218">Pré-Condições</text:p>
            <text:list xml:id="list120143673178340" text:continue-list="list120143626194635" text:style-name="WWNum26">
              <text:list-item>
                <text:p text:style-name="P248"><text:span text:style-name="T18">Realizar os passos do CT001 - Consultar Requisição de Pagamento - (S01)</text:span><text:span text:style-name="T17"> </text:span><text:span text:style-name="T18">Fluxo Principal - Consultar Requisição de Pagamento</text:span></text:p>
              </text:list-item>
              <text:list-item>
                <text:p text:style-name="P247">A requisição de pagamento possui valor “Não” no campo “Cadastro Finalizado”</text:p>
              </text:list-item>
            </text:list>
          </table:table-cell>
        </table:table-row>
        <table:table-row table:style-name="Tabela6.1">
          <table:table-cell table:style-name="Tabela6.A1" office:value-type="string">
            <text:p text:style-name="P218">Pós-Condições</text:p>
            <text:list xml:id="list120143673196811" text:continue-numbering="true" text:style-name="WWNum26">
              <text:list-item>
                <text:p text:style-name="P247">O sistema deve alterar no banco os dados a entidade consultada</text:p>
              </text:list-item>
            </text:list>
          </table:table-cell>
        </table:table-row>
        <table:table-row table:style-name="Tabela6.1">
          <table:table-cell table:style-name="Tabela6.A1" office:value-type="string">
            <text:p text:style-name="P219">Procedimento de Teste</text:p>
            <text:list xml:id="list650501330318368039" text:style-name="WWNum15">
              <text:list-item>
                <text:p text:style-name="P263">O usuário aciona a opção de alteração da requisição de pagamento;</text:p>
              </text:list-item>
              <text:list-item>
                <text:p text:style-name="P263">O sistema exibe os dados requisição de pagamento (PD003) e exibe opções para alterar beneficiário e alterar terceiro interessado;</text:p>
              </text:list-item>
              <text:list-item>
                <text:p text:style-name="P263">O usuário altera os dados e aciona a opção de alteração;</text:p>
              </text:list-item>
              <text:list-item>
                <text:p text:style-name="P304"><text:span text:style-name="T21">O sistema valida e salva os dados, e <text:s/>exibe a mensagem </text:span><text:span text:style-name="T166">MSG0001</text:span><text:span text:style-name="T21">.</text:span></text:p>
              </text:list-item>
            </text:list>
          </table:table-cell>
        </table:table-row>
        <table:table-row table:style-name="Tabela6.1">
          <table:table-cell table:style-name="Tabela6.A1" office:value-type="string">
            <text:p text:style-name="P64"><text:span text:style-name="T17">Cenário: </text:span><text:span text:style-name="T18">(E10) Fluxo de Exceção – Requisição de Pagamento Duplicada</text:span></text:p>
          </table:table-cell>
        </table:table-row>
        <table:table-row table:style-name="Tabela6.1">
          <table:table-cell table:style-name="Tabela6.A1" office:value-type="string">
            <text:p text:style-name="P218">Pré-Condições</text:p>
            <text:list xml:id="list120143673177360" text:continue-list="list120143673196811" text:style-name="WWNum26">
              <text:list-item>
                <text:p text:style-name="P247">A requisição de pagamento possui valor “Não” no campo “Cadastro Finalizado”</text:p>
              </text:list-item>
            </text:list>
          </table:table-cell>
        </table:table-row>
        <table:table-row table:style-name="Tabela6.1">
          <table:table-cell table:style-name="Tabela6.A1" office:value-type="string">
            <text:p text:style-name="P218">Pós-Condições</text:p>
            <text:list xml:id="list120143673199236" text:continue-numbering="true" text:style-name="WWNum26">
              <text:list-item>
                <text:p text:style-name="P247">Não de aplica</text:p>
              </text:list-item>
            </text:list>
          </table:table-cell>
        </table:table-row>
        <table:table-row table:style-name="Tabela6.1">
          <table:table-cell table:style-name="Tabela6.A1" office:value-type="string">
            <text:p text:style-name="P219">Procedimento de Teste</text:p>
            <text:list xml:id="list2008425100039278233" text:style-name="WWNum13">
              <text:list-item>
                <text:p text:style-name="P264">O usuário aciona a opção de alteração da requisição de pagamento;</text:p>
              </text:list-item>
              <text:list-item>
                <text:p text:style-name="P264">O sistema exibe os dados requisição de pagamento (PD003) e exibe opções para alterar beneficiário e alterar terceiro interessado;</text:p>
              </text:list-item>
              <text:list-item>
                <text:p text:style-name="P264">O usuário altera os dados e aciona a opção de alteração;</text:p>
              </text:list-item>
              <text:list-item>
                <text:p text:style-name="P305"><text:span text:style-name="T21">O sistema encontra uma Requisição de Pagamento com o número informado e apresenta a mensagem </text:span><text:span text:style-name="T166">MSG0006</text:span><text:span text:style-name="T21">;</text:span></text:p>
              </text:list-item>
            </text:list>
          </table:table-cell>
        </table:table-row>
        <table:table-row table:style-name="Tabela6.1">
          <table:table-cell table:style-name="Tabela6.A1" office:value-type="string">
            <text:p text:style-name="P64"><text:span text:style-name="T17">Cenário: </text:span><text:span text:style-name="T18">(E11) Fluxo de Exceção – Data de Referência Inválida</text:span></text:p>
          </table:table-cell>
        </table:table-row>
        <table:table-row table:style-name="Tabela6.1">
          <table:table-cell table:style-name="Tabela6.A1" office:value-type="string">
            <text:p text:style-name="P218">Pré-Condições</text:p>
            <text:list xml:id="list120143673176265" text:continue-list="list120143673199236" text:style-name="WWNum26">
              <text:list-item>
                <text:p text:style-name="P247">A requisição de pagamento possui valor “Não” no campo “Cadastro Finalizado”</text:p>
              </text:list-item>
            </text:list>
          </table:table-cell>
        </table:table-row>
        <table:table-row table:style-name="Tabela6.1">
          <table:table-cell table:style-name="Tabela6.A1" office:value-type="string">
            <text:p text:style-name="P218">Pós-Condições</text:p>
            <text:list xml:id="list120143673202825" text:continue-numbering="true" text:style-name="WWNum26">
              <text:list-item>
                <text:p text:style-name="P247">Não de aplica</text:p>
              </text:list-item>
            </text:list>
          </table:table-cell>
        </table:table-row>
        <table:table-row table:style-name="Tabela6.1">
          <table:table-cell table:style-name="Tabela6.A1" office:value-type="string">
            <text:p text:style-name="P219">Procedimento de Teste<text:soft-page-break/></text:p>
            <text:list xml:id="list766940285262029450" text:style-name="WWNum11">
              <text:list-item>
                <text:p text:style-name="P265">O usuário aciona a opção de alteração da requisição de pagamento;</text:p>
              </text:list-item>
              <text:list-item>
                <text:p text:style-name="P265">O sistema exibe os dados requisição de pagamento (PD003) e exibe opções para alterar beneficiário e alterar terceiro interessado;</text:p>
              </text:list-item>
              <text:list-item>
                <text:p text:style-name="P265">O usuário altera os dados e aciona a opção de alteração;</text:p>
              </text:list-item>
              <text:list-item>
                <text:p text:style-name="P306"><text:span text:style-name="T21">O sistema identificou que as datas preenchidas são inválidas, e apresenta a mensagem </text:span><text:span text:style-name="T166">MSG0007</text:span><text:span text:style-name="T21">;</text:span></text:p>
              </text:list-item>
            </text:list>
          </table:table-cell>
        </table:table-row>
        <table:table-row table:style-name="Tabela6.1">
          <table:table-cell table:style-name="Tabela6.A1" office:value-type="string">
            <text:p text:style-name="P64"><text:span text:style-name="T17">Cenário: </text:span><text:span text:style-name="T18">(E12) Fluxo de Exceção – Procurador Cadastrado como Beneficiário</text:span></text:p>
          </table:table-cell>
        </table:table-row>
        <table:table-row table:style-name="Tabela6.1">
          <table:table-cell table:style-name="Tabela6.A1" office:value-type="string">
            <text:p text:style-name="P218">Pré-Condições</text:p>
            <text:list xml:id="list120143673173585" text:continue-list="list120143673202825" text:style-name="WWNum26">
              <text:list-item>
                <text:p text:style-name="P247">A requisição de pagamento possui valor “Não” no campo “Cadastro Finalizado”</text:p>
              </text:list-item>
            </text:list>
          </table:table-cell>
        </table:table-row>
        <table:table-row table:style-name="Tabela6.1">
          <table:table-cell table:style-name="Tabela6.A1" office:value-type="string">
            <text:p text:style-name="P218">Pós-Condições</text:p>
            <text:list xml:id="list120143673192401" text:continue-numbering="true" text:style-name="WWNum26">
              <text:list-item>
                <text:p text:style-name="P247">Não de aplica</text:p>
              </text:list-item>
            </text:list>
          </table:table-cell>
        </table:table-row>
        <table:table-row table:style-name="Tabela6.1">
          <table:table-cell table:style-name="Tabela6.A1" office:value-type="string">
            <text:p text:style-name="P219">Procedimento de Teste</text:p>
            <text:list xml:id="list5140645927032509748" text:style-name="WWNum40">
              <text:list-item>
                <text:p text:style-name="P266">O usuário aciona a opção de alteração da requisição de pagamento;</text:p>
              </text:list-item>
              <text:list-item>
                <text:p text:style-name="P266">O sistema exibe os dados requisição de pagamento (PD003) e exibe opções para alterar beneficiário e alterar terceiro interessado;</text:p>
              </text:list-item>
              <text:list-item>
                <text:p text:style-name="P266">O usuário altera os dados e aciona a opção de alteração;</text:p>
              </text:list-item>
              <text:list-item>
                <text:p text:style-name="P307"><text:span text:style-name="T21">O sistema identificou que o </text:span><text:span text:style-name="T18">procurador informado já está cadastrado como beneficiário</text:span><text:span text:style-name="T21">, e apresenta a mensagem </text:span><text:span text:style-name="T166">MSG0008</text:span><text:span text:style-name="T21">;</text:span></text:p>
              </text:list-item>
            </text:list>
          </table:table-cell>
        </table:table-row>
        <table:table-row table:style-name="Tabela6.1">
          <table:table-cell table:style-name="Tabela6.A1" office:value-type="string">
            <text:p text:style-name="P64"><text:span text:style-name="T17">Cenário: </text:span><text:span text:style-name="T18">(E13) Fluxo de Exceção – Executado Cadastrado como Beneficiário</text:span></text:p>
          </table:table-cell>
        </table:table-row>
        <table:table-row table:style-name="Tabela6.1">
          <table:table-cell table:style-name="Tabela6.A1" office:value-type="string">
            <text:p text:style-name="P218">Pré-Condições</text:p>
            <text:list xml:id="list120143689177336" text:continue-list="list120143673192401" text:style-name="WWNum26">
              <text:list-item>
                <text:p text:style-name="P247">A requisição de pagamento possui valor “Não” no campo “Cadastro Finalizado”</text:p>
              </text:list-item>
            </text:list>
          </table:table-cell>
        </table:table-row>
        <table:table-row table:style-name="Tabela6.1">
          <table:table-cell table:style-name="Tabela6.A1" office:value-type="string">
            <text:p text:style-name="P218">Pós-Condições</text:p>
            <text:list xml:id="list120143689184770" text:continue-numbering="true" text:style-name="WWNum26">
              <text:list-item>
                <text:p text:style-name="P247">Não de aplica</text:p>
              </text:list-item>
            </text:list>
          </table:table-cell>
        </table:table-row>
        <table:table-row table:style-name="Tabela6.1">
          <table:table-cell table:style-name="Tabela6.A1" office:value-type="string">
            <text:p text:style-name="P219">Procedimento de Teste</text:p>
            <text:list xml:id="list5580631698626022627" text:style-name="WWNum33">
              <text:list-item>
                <text:p text:style-name="P267">O usuário aciona a opção de alteração da requisição de pagamento;</text:p>
              </text:list-item>
              <text:list-item>
                <text:p text:style-name="P267">O sistema exibe os dados requisição de pagamento (PD003) e exibe opções para alterar beneficiário e alterar terceiro interessado;</text:p>
              </text:list-item>
              <text:list-item>
                <text:p text:style-name="P267">O usuário altera os dados e aciona a opção de alteração;</text:p>
              </text:list-item>
              <text:list-item>
                <text:p text:style-name="P308"><text:span text:style-name="T21">O sistema identificou que o </text:span><text:span text:style-name="T18">executado informado já está cadastrado como beneficiário</text:span><text:span text:style-name="T21">, e apresenta a mensagem </text:span><text:span text:style-name="T166">MSG0011</text:span><text:span text:style-name="T21">;</text:span></text:p>
              </text:list-item>
            </text:list>
          </table:table-cell>
        </table:table-row>
        <table:table-row table:style-name="Tabela6.1">
          <table:table-cell table:style-name="Tabela6.A1" office:value-type="string">
            <text:p text:style-name="P64"><text:span text:style-name="T17">Cenário: </text:span><text:span text:style-name="T18">(E14) Fluxo de Exceção – Procurador Cadastrado como Advogado</text:span></text:p>
          </table:table-cell>
        </table:table-row>
        <table:table-row table:style-name="Tabela6.1">
          <table:table-cell table:style-name="Tabela6.A1" office:value-type="string">
            <text:p text:style-name="P218">Pré-Condições</text:p>
            <text:list xml:id="list120143689196821" text:continue-list="list120143689184770" text:style-name="WWNum26">
              <text:list-item>
                <text:p text:style-name="P247">A requisição de pagamento possui valor “Não” no campo “Cadastro Finalizado”</text:p>
              </text:list-item>
            </text:list>
          </table:table-cell>
        </table:table-row>
        <table:table-row table:style-name="Tabela6.1">
          <table:table-cell table:style-name="Tabela6.A1" office:value-type="string">
            <text:p text:style-name="P218">Pós-Condições</text:p>
            <text:list xml:id="list120143689179701" text:continue-numbering="true" text:style-name="WWNum26">
              <text:list-item>
                <text:p text:style-name="P247">Não de aplica</text:p>
              </text:list-item>
            </text:list>
          </table:table-cell>
        </table:table-row>
        <table:table-row table:style-name="Tabela6.1">
          <table:table-cell table:style-name="Tabela6.A1" office:value-type="string">
            <text:p text:style-name="P219">Procedimento de Teste</text:p>
            <text:list xml:id="list4342165506548582798" text:style-name="WWNum12">
              <text:list-item>
                <text:p text:style-name="P268">O usuário aciona a opção de alteração da requisição de pagamento;</text:p>
              </text:list-item>
              <text:list-item>
                <text:p text:style-name="P268">O sistema exibe os dados requisição de pagamento (PD003) e exibe opções para alterar beneficiário e alterar terceiro interessado;</text:p>
              </text:list-item>
              <text:list-item>
                <text:p text:style-name="P268">O usuário altera os dados e aciona a opção de alteração;</text:p>
              </text:list-item>
              <text:list-item>
                <text:p text:style-name="P309"><text:span text:style-name="T21">O sistema identificou que o </text:span><text:span text:style-name="T18">procurador informado já está cadastrado como advogado</text:span><text:span text:style-name="T21">, e apresenta a mensagem </text:span><text:span text:style-name="T166">MSG0014</text:span><text:span text:style-name="T21">;</text:span></text:p>
              </text:list-item>
            </text:list>
          </table:table-cell>
        </table:table-row>
        <table:table-row table:style-name="Tabela6.1">
          <table:table-cell table:style-name="Tabela6.A1" office:value-type="string">
            <text:p text:style-name="P64"><text:span text:style-name="T17">Cenário: </text:span><text:span text:style-name="T18">(E15) Fluxo de Exceção – Procurador Cadastrado como Terceiro</text:span></text:p>
          </table:table-cell>
        </table:table-row>
        <table:table-row table:style-name="Tabela6.1">
          <table:table-cell table:style-name="Tabela6.A1" office:value-type="string">
            <text:p text:style-name="P218">Pré-Condições</text:p>
            <text:list xml:id="list120143689184507" text:continue-list="list120143689179701" text:style-name="WWNum26">
              <text:list-item>
                <text:p text:style-name="P247">A requisição de pagamento possui valor “Não” no campo “Cadastro Finalizado”</text:p>
              </text:list-item>
            </text:list>
          </table:table-cell>
        </table:table-row>
        <table:table-row table:style-name="Tabela6.1">
          <table:table-cell table:style-name="Tabela6.A1" office:value-type="string">
            <text:p text:style-name="P218">Pós-Condições</text:p>
            <text:list xml:id="list120143689196199" text:continue-numbering="true" text:style-name="WWNum26">
              <text:list-item>
                <text:p text:style-name="P247"><text:soft-page-break/>Não de aplica</text:p>
              </text:list-item>
            </text:list>
          </table:table-cell>
        </table:table-row>
        <table:table-row table:style-name="Tabela6.1">
          <table:table-cell table:style-name="Tabela6.A1" office:value-type="string">
            <text:p text:style-name="P219">Procedimento de Teste</text:p>
            <text:list xml:id="list2062299723750999484" text:style-name="WWNum19">
              <text:list-item>
                <text:p text:style-name="P269">O usuário aciona a opção de alteração da requisição de pagamento;</text:p>
              </text:list-item>
              <text:list-item>
                <text:p text:style-name="P269">O sistema exibe os dados requisição de pagamento (PD003) e exibe opções para alterar beneficiário e alterar terceiro interessado;</text:p>
              </text:list-item>
              <text:list-item>
                <text:p text:style-name="P269">O usuário altera os dados e aciona a opção de alteração;</text:p>
              </text:list-item>
              <text:list-item>
                <text:p text:style-name="P310"><text:span text:style-name="T21">O sistema identificou que o </text:span><text:span text:style-name="T18">procurador informado já está cadastrado como terceiro</text:span><text:span text:style-name="T21">, e apresenta a mensagem </text:span><text:span text:style-name="T166">MSG0016</text:span><text:span text:style-name="T21">;</text:span></text:p>
              </text:list-item>
            </text:list>
          </table:table-cell>
        </table:table-row>
        <table:table-row table:style-name="Tabela6.1">
          <table:table-cell table:style-name="Tabela6.A1" office:value-type="string">
            <text:p text:style-name="P64"><text:span text:style-name="T17">Cenário: </text:span><text:span text:style-name="T18">(E16) Fluxo de Exceção – Executado Cadastrado como Terceiro</text:span></text:p>
          </table:table-cell>
        </table:table-row>
        <table:table-row table:style-name="Tabela6.1">
          <table:table-cell table:style-name="Tabela6.A1" office:value-type="string">
            <text:p text:style-name="P218">Pré-Condições</text:p>
            <text:list xml:id="list120143689177692" text:continue-list="list120143689196199" text:style-name="WWNum26">
              <text:list-item>
                <text:p text:style-name="P247">A requisição de pagamento possui valor “Não” no campo “Cadastro Finalizado”</text:p>
              </text:list-item>
            </text:list>
          </table:table-cell>
        </table:table-row>
        <table:table-row table:style-name="Tabela6.1">
          <table:table-cell table:style-name="Tabela6.A1" office:value-type="string">
            <text:p text:style-name="P218">Pós-Condições</text:p>
            <text:list xml:id="list120143689177345" text:continue-numbering="true" text:style-name="WWNum26">
              <text:list-item>
                <text:p text:style-name="P247">Não de aplica</text:p>
              </text:list-item>
            </text:list>
          </table:table-cell>
        </table:table-row>
        <table:table-row table:style-name="Tabela6.1">
          <table:table-cell table:style-name="Tabela6.A1" office:value-type="string">
            <text:p text:style-name="P219">Procedimento de Teste</text:p>
            <text:list xml:id="list3226078588264461379" text:style-name="WWNum17">
              <text:list-item>
                <text:p text:style-name="P270">O usuário aciona a opção de alteração da requisição de pagamento;</text:p>
              </text:list-item>
              <text:list-item>
                <text:p text:style-name="P270">O sistema exibe os dados requisição de pagamento (PD003) e exibe opções para alterar beneficiário e alterar terceiro interessado;</text:p>
              </text:list-item>
              <text:list-item>
                <text:p text:style-name="P270">O usuário altera os dados e aciona a opção de alteração;</text:p>
              </text:list-item>
              <text:list-item>
                <text:p text:style-name="P311"><text:span text:style-name="T21">O sistema identificou que o </text:span><text:span text:style-name="T18">executado informado já está cadastrado como terceiro</text:span><text:span text:style-name="T21">, e apresenta a mensagem </text:span><text:span text:style-name="T166">MSG0018</text:span><text:span text:style-name="T21">;</text:span></text:p>
              </text:list-item>
            </text:list>
          </table:table-cell>
        </table:table-row>
        <table:table-row table:style-name="Tabela6.1">
          <table:table-cell table:style-name="Tabela6.A1" office:value-type="string">
            <text:p text:style-name="P64"><text:span text:style-name="T17">Cenário: </text:span><text:span text:style-name="T18">(E17) Fluxo de Exceção – Número do Processo Inválido</text:span></text:p>
          </table:table-cell>
        </table:table-row>
        <table:table-row table:style-name="Tabela6.1">
          <table:table-cell table:style-name="Tabela6.A1" office:value-type="string">
            <text:p text:style-name="P218">Pré-Condições</text:p>
            <text:list xml:id="list120143689184246" text:continue-list="list120143689177345" text:style-name="WWNum26">
              <text:list-item>
                <text:p text:style-name="P247">A requisição de pagamento possui valor “Não” no campo “Cadastro Finalizado”</text:p>
              </text:list-item>
            </text:list>
          </table:table-cell>
        </table:table-row>
        <table:table-row table:style-name="Tabela6.1">
          <table:table-cell table:style-name="Tabela6.A1" office:value-type="string">
            <text:p text:style-name="P218">Pós-Condições</text:p>
            <text:list xml:id="list120143689188830" text:continue-numbering="true" text:style-name="WWNum26">
              <text:list-item>
                <text:p text:style-name="P247">Não de aplica</text:p>
              </text:list-item>
            </text:list>
          </table:table-cell>
        </table:table-row>
        <table:table-row table:style-name="Tabela6.1">
          <table:table-cell table:style-name="Tabela6.A1" office:value-type="string">
            <text:p text:style-name="P219">Procedimento de Teste</text:p>
            <text:list xml:id="list6120037978662236295" text:style-name="WWNum36">
              <text:list-item>
                <text:p text:style-name="P271">O usuário aciona a opção de alteração da requisição de pagamento;</text:p>
              </text:list-item>
              <text:list-item>
                <text:p text:style-name="P271">O sistema exibe os dados requisição de pagamento (PD003) e exibe opções para alterar beneficiário e alterar terceiro interessado;</text:p>
              </text:list-item>
              <text:list-item>
                <text:p text:style-name="P271">O usuário altera os dados e aciona a opção de alteração;</text:p>
              </text:list-item>
              <text:list-item>
                <text:p text:style-name="P312"><text:span text:style-name="T21">O sistema identifica que o número do processo informado é inválido e apresenta a mensagem </text:span><text:span text:style-name="T166">MSG0004</text:span><text:span text:style-name="T21">;</text:span></text:p>
              </text:list-item>
            </text:list>
          </table:table-cell>
        </table:table-row>
      </table:table>
      <text:p text:style-name="P221"/>
      <text:list xml:id="list120143689183617" text:continue-list="list120143673184463" text:style-name="WWNum4">
        <text:list-item>
          <text:list>
            <text:list-item>
              <text:list>
                <text:list-item>
                  <text:p text:style-name="P347"><text:bookmark text:name="_fjsfl5w87twv"/>Planilha de Dados do CT003 – PD003</text:p>
                </text:list-item>
              </text:list>
            </text:list-item>
          </text:list>
        </text:list-item>
      </text:list>
      <text:p text:style-name="P64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 table:style-name="Tabela7.1">
          <table:table-cell table:style-name="Tabela7.A1" office:value-type="string">
            <text:p text:style-name="P44">Referência ao UC</text:p>
          </table:table-cell>
          <table:table-cell table:style-name="Tabela7.A1" office:value-type="string">
            <text:p text:style-name="P44">Linha</text:p>
          </table:table-cell>
          <table:table-cell table:style-name="Tabela7.A1" office:value-type="string">
            <text:p text:style-name="P44">Entradas</text:p>
          </table:table-cell>
          <table:table-cell table:style-name="Tabela7.A1" office:value-type="string">
            <text:p text:style-name="P44">Saídas</text:p>
          </table:table-cell>
        </table:table-row>
        <table:table-row table:style-name="Tabela7.1">
          <table:table-cell table:style-name="Tabela7.A2" office:value-type="string">
            <text:p text:style-name="P34">(S03) Subfluxo – Alterar Requisição de Pagamento - Dados do Processo</text:p>
          </table:table-cell>
          <table:table-cell table:style-name="Tabela7.A2" office:value-type="string">
            <text:p text:style-name="P34">1</text:p>
          </table:table-cell>
          <table:table-cell table:style-name="Tabela7.A2" office:value-type="string">
            <text:p text:style-name="P73">Inserir dados válidos para alteração!</text:p>
            <text:p text:style-name="P160"><text:span text:style-name="T78">Número da Requisição de Pagamento: </text:span><text:span text:style-name="T139">0000</text:span><text:span text:style-name="T141">1</text:span><text:span text:style-name="T139">/2017</text:span></text:p>
            <text:p text:style-name="P91"><text:span text:style-name="T78">Número do Processo</text:span><text:span text:style-name="T21">: </text:span><text:span text:style-name="T31">0000001-34.1983.5.08.0001</text:span></text:p>
            <text:p text:style-name="P191"><text:span text:style-name="T78">Tipo de Requisição</text:span><text:span text:style-name="T21">: </text:span><text:span text:style-name="T213">Precatório</text:span> </text:p>
            <text:p text:style-name="P31"><text:span text:style-name="T78">Natureza do Crédito:</text:span><text:span text:style-name="T21"> </text:span><text:span text:style-name="T31">Alimentar</text:span></text:p>
            <text:p text:style-name="P160"><text:span text:style-name="T78">Vara de Origem</text:span><text:span text:style-name="T21">: </text:span>VARA DO TRABALHO DE BREVES <text:s/></text:p>
            <text:p text:style-name="P92"><text:span text:style-name="T78">Observações</text:span><text:span text:style-name="T21">: </text:span><text:span text:style-name="T213">Test Case UC002_CT003_PD003_1</text:span></text:p>
            <text:p text:style-name="P166"><text:span text:style-name="T78">Data de ajuizamento do processo de conhecimento</text:span><text:span text:style-name="T21">: </text:span><text:span text:style-name="T61">01/01/2016</text:span></text:p>
            <text:p text:style-name="P166"><text:span text:style-name="T78">Data de trânsito em julgado do processo de conhecimento</text:span><text:span text:style-name="T21">: </text:span><text:soft-page-break/><text:span text:style-name="T61">01/02/2016</text:span></text:p>
            <text:p text:style-name="P166"><text:span text:style-name="T78">Data do trânsito em julgado dos embargos à execução e/ou impugnação dos cálculos</text:span><text:span text:style-name="T21">: </text:span><text:span text:style-name="T61">01/03/2016</text:span></text:p>
            <text:p text:style-name="P166"><text:span text:style-name="T78">Data última atualização do valor total da RP cálculos</text:span><text:span text:style-name="T21">: </text:span><text:span text:style-name="T61">01/04/2016</text:span></text:p>
            <text:p text:style-name="P42">Data de recebimento do ofício no</text:p>
            <text:p text:style-name="P166"><text:span text:style-name="T78">protocolo:</text:span><text:span text:style-name="T21"> </text:span><text:span text:style-name="T61">01/05/2016</text:span></text:p>
            <text:p text:style-name="P166"><text:span text:style-name="T78">Data de recebimento do Ofício Requisitório pelo Ente Público</text:span><text:span text:style-name="T21">: <text:s/></text:span><text:span text:style-name="T61">01/06/2016</text:span></text:p>
            <text:p text:style-name="P31"><text:span text:style-name="T78">Esfera</text:span><text:span text:style-name="T21">: </text:span>Estadual </text:p>
            <text:p text:style-name="P31"><text:span text:style-name="T78">Tipo de Administração</text:span><text:span text:style-name="T21">: </text:span>Administração Direta </text:p>
            <text:p text:style-name="P31"><text:span text:style-name="T78">Nome Ente Devedor: </text:span>ESTADO DO PIAUI </text:p>
            <text:p text:style-name="P31"><text:span text:style-name="T78">Lei de Amparo</text:span><text:span text:style-name="T21">: </text:span>Regra Geral </text:p>
            <text:p text:style-name="P92"><text:span text:style-name="T78">CNPJ </text:span><text:span text:style-name="T85">Executado</text:span><text:span text:style-name="T21">: </text:span><text:span text:style-name="T32">06.553.481/0001-49</text:span></text:p>
            <text:p text:style-name="P92"><text:span text:style-name="T78">Nome </text:span><text:span text:style-name="T85">Executado</text:span><text:span text:style-name="T21">: ESTADO DO PIAUI </text:span></text:p>
            <text:p text:style-name="P210"><text:span text:style-name="T78">Justificativa de Última Alteração</text:span><text:span text:style-name="T21">: </text:span><text:span text:style-name="T32">N/A</text:span></text:p>
            <text:p text:style-name="P166"><text:span text:style-name="T78">CPF </text:span><text:span text:style-name="T85">procurador</text:span><text:span text:style-name="T21">: </text:span><text:span text:style-name="T61">874.816.504-20</text:span></text:p>
            <text:p text:style-name="P192"><text:span text:style-name="T78">Nome </text:span><text:span text:style-name="T85">procurador</text:span><text:span text:style-name="T21">: </text:span><text:span text:style-name="T77">Baptiste Kyösti Timothé</text:span></text:p>
          </table:table-cell>
          <table:table-cell table:style-name="Tabela7.A2" office:value-type="string">
            <text:p text:style-name="P31"><text:span text:style-name="T21">Sistema salva os dados da requisição de pagamento e apresenta a mensagem </text:span><text:span text:style-name="T166">MSG0001</text:span><text:span text:style-name="T21">.</text:span></text:p>
            <text:p text:style-name="P85">Operação Realizada com Sucesso </text:p>
          </table:table-cell>
        </table:table-row>
        <table:table-row table:style-name="Tabela7.1">
          <table:table-cell table:style-name="Tabela7.A2" office:value-type="string">
            <text:p text:style-name="P34">(E10) Fluxo de Exceção - Requisição de Pagamento Duplicada</text:p>
          </table:table-cell>
          <table:table-cell table:style-name="Tabela7.A2" office:value-type="string">
            <text:p text:style-name="P34">2</text:p>
          </table:table-cell>
          <table:table-cell table:style-name="Tabela7.A2" office:value-type="string">
            <text:p text:style-name="P73">Inserir dados já cadastrados!</text:p>
            <text:p text:style-name="P93"><text:span text:style-name="T78">Número da Requisição de Pagamento: </text:span><text:span text:style-name="T112">000</text:span><text:span text:style-name="T140">0</text:span><text:span text:style-name="T141">1</text:span><text:span text:style-name="T112">/2017</text:span></text:p>
          </table:table-cell>
          <table:table-cell table:style-name="Tabela7.A2" office:value-type="string">
            <text:p text:style-name="P31"><text:span text:style-name="T21">Sistema exibe a mensagem </text:span><text:span text:style-name="T166">MSG0006</text:span><text:span text:style-name="T21">.</text:span></text:p>
            <text:p text:style-name="P85">Erro: Registro duplicado. Já existe uma RP cadastrada com este número. </text:p>
          </table:table-cell>
        </table:table-row>
        <table:table-row table:style-name="Tabela7.1">
          <table:table-cell table:style-name="Tabela7.A2" office:value-type="string">
            <text:p text:style-name="P34">(E11) Fluxo de Exceção - Data de Referência Inválida</text:p>
          </table:table-cell>
          <table:table-cell table:style-name="Tabela7.A2" office:value-type="string">
            <text:p text:style-name="P34">3</text:p>
          </table:table-cell>
          <table:table-cell table:style-name="Tabela7.A2" office:value-type="string">
            <text:p text:style-name="P73">Inserir dados de datas inválidas!</text:p>
            <text:p text:style-name="P166"><text:span text:style-name="T78">Número da Requisição de Pagamento: </text:span><text:span text:style-name="T140">0000</text:span><text:span text:style-name="T142">2</text:span><text:span text:style-name="T140">/2017</text:span></text:p>
            <text:p text:style-name="P94"><text:span text:style-name="T78">Número do Processo</text:span><text:span text:style-name="T21">:</text:span><text:span text:style-name="T203"> </text:span><text:span text:style-name="T204">0000008-25.2008.5.08.0009</text:span></text:p>
            <text:p text:style-name="P31"><text:span text:style-name="T78">Tipo de Requisição</text:span><text:span text:style-name="T21">: </text:span><text:span text:style-name="T70">RPV</text:span> </text:p>
            <text:p text:style-name="P31"><text:span text:style-name="T78">Natureza do Crédito:</text:span><text:span text:style-name="T21"> </text:span>Alimentar </text:p>
            <text:p text:style-name="P176"><text:span text:style-name="T78">Vara de Origem</text:span><text:span text:style-name="T21">: </text:span><text:span text:style-name="T204">VARA DO TRABALHO DE ALTAMIRA</text:span></text:p>
            <text:p text:style-name="P176"><text:s/><text:span text:style-name="T78">Observações</text:span><text:span text:style-name="T21">:</text:span><text:span text:style-name="T204">Test Case UC002_CT003_PD003_3</text:span></text:p>
            <text:p text:style-name="P94"><text:span text:style-name="T78">Data de ajuizamento do processo de conhecimento</text:span><text:span text:style-name="T21">: </text:span><text:span text:style-name="T33">01/02/2017</text:span></text:p>
            <text:p text:style-name="P94"><text:span text:style-name="T78">Data de trânsito em julgado do processo de conhecimento</text:span><text:span text:style-name="T21">: </text:span><text:span text:style-name="T33">01/02/2017</text:span></text:p>
            <text:p text:style-name="P94"><text:span text:style-name="T78">Data do trânsito em julgado dos embargos à execução e/ou impugnação dos cálculos</text:span><text:span text:style-name="T21">: </text:span><text:span text:style-name="T33">01/02/2017</text:span></text:p>
            <text:p text:style-name="P69"><text:span text:style-name="T78">Data última atualização do valor total da RP cálculos</text:span><text:span text:style-name="T21">: </text:span><text:span text:style-name="T23">04/01/2017</text:span></text:p>
            <text:p text:style-name="P42">Data de recebimento do ofício no</text:p>
            <text:p text:style-name="P69"><text:span text:style-name="T78">protocolo:</text:span><text:span text:style-name="T21"> </text:span><text:span text:style-name="T23">05/01/2017</text:span></text:p>
            <text:p text:style-name="P69"><text:span text:style-name="T78">Data de recebimento do Ofício Requisitório pelo Ente Público</text:span><text:span text:style-name="T21">: </text:span><text:span text:style-name="T23">03/02/2017</text:span></text:p>
            <text:p text:style-name="P31"><text:span text:style-name="T78">Esfera</text:span><text:span text:style-name="T21">: </text:span><text:span text:style-name="T34">Estadual</text:span> </text:p>
            <text:p text:style-name="P31"><text:soft-page-break/><text:span text:style-name="T78">Tipo de Administração</text:span><text:span text:style-name="T21">: </text:span>Administração Direta</text:p>
            <text:p text:style-name="P31"><text:span text:style-name="T78">Nome Ente Devedor: </text:span>ESTADO DO PARA </text:p>
            <text:p text:style-name="P31"><text:span text:style-name="T78">Lei de Amparo</text:span><text:span text:style-name="T21">: </text:span>Lei Estadual nº 810/2004 </text:p>
            <text:p text:style-name="P69"><text:span text:style-name="T78">CNPJ </text:span><text:span text:style-name="T86">executado</text:span><text:span text:style-name="T21">: </text:span><text:span text:style-name="T23">34.621.748/0001-23</text:span></text:p>
            <text:p text:style-name="P94"><text:span text:style-name="T78">Nome </text:span><text:span text:style-name="T86">executado</text:span><text:span text:style-name="T21">: </text:span>Secretaria de Estado de Desenvolvimento Agropecuario e da Pesca </text:p>
            <text:p text:style-name="P211"><text:span text:style-name="T78">Justificativa de Última Alteração</text:span><text:span text:style-name="T21">: </text:span><text:span text:style-name="T23">em branco</text:span></text:p>
            <text:p text:style-name="P94"><text:span text:style-name="T78">CPF </text:span><text:span text:style-name="T86">procurador</text:span><text:span text:style-name="T21">: </text:span><text:span text:style-name="T33">583.371.069-30</text:span></text:p>
            <text:p text:style-name="P94"><text:span text:style-name="T78">Nome </text:span><text:span text:style-name="T86">procurador</text:span><text:span text:style-name="T21">: </text:span><text:span text:style-name="T33">Ian Carvalho</text:span><text:span text:style-name="T24"> </text:span></text:p>
          </table:table-cell>
          <table:table-cell table:style-name="Tabela7.A2" office:value-type="string">
            <text:p text:style-name="P31"><text:span text:style-name="T21">Sistema exibe a mensagem </text:span><text:span text:style-name="T166">MSG0007</text:span><text:span text:style-name="T21">.</text:span></text:p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199">Erro: Data inválida. A Data de recebimento do ofício no protocolo deve ser maior que a Data do ajuizamento do processo de conhecimento.</text:p>
            <text:p text:style-name="P53"/>
          </table:table-cell>
        </table:table-row>
        <table:table-row table:style-name="Tabela7.1">
          <table:table-cell table:style-name="Tabela7.A2" office:value-type="string">
            <text:p text:style-name="P34">(E12) Fluxo de Exceção - Procurador Cadastrado como Beneficiário</text:p>
          </table:table-cell>
          <table:table-cell table:style-name="Tabela7.A2" office:value-type="string">
            <text:p text:style-name="P34">4</text:p>
          </table:table-cell>
          <table:table-cell table:style-name="Tabela7.A2" office:value-type="string">
            <text:p text:style-name="P73">Inserir dados de procurador que já está cadastrado como beneficiário!</text:p>
            <text:p text:style-name="P166"><text:span text:style-name="T78">Número da Requisição de Pagamento: </text:span><text:span text:style-name="T140">0000</text:span><text:span text:style-name="T142">2</text:span><text:span text:style-name="T140">/2017</text:span></text:p>
            <text:p text:style-name="P176"><text:span text:style-name="T78">Número do Processo</text:span><text:span text:style-name="T21">:</text:span><text:span text:style-name="T203"> </text:span><text:span text:style-name="T204">0109400-24.2004.5.08.0013</text:span></text:p>
            <text:p text:style-name="P31"><text:span text:style-name="T78">Tipo de Requisição</text:span><text:span text:style-name="T21">: </text:span><text:span text:style-name="T71">RPV</text:span> </text:p>
            <text:p text:style-name="P31"><text:span text:style-name="T78">Natureza do Crédito:</text:span><text:span text:style-name="T21"> </text:span>Alimentar </text:p>
            <text:p text:style-name="P193"><text:span text:style-name="T78">Vara de Origem</text:span><text:span text:style-name="T21">: </text:span></text:p>
            <text:p text:style-name="Standard">13ª VARA DO TRABALHO DE BELÉM <text:s/></text:p>
            <text:p text:style-name="P177"><text:span text:style-name="T78">Observações</text:span><text:span text:style-name="T21">: </text:span><text:span text:style-name="T206">Test Case UC002_CT003_PD003_</text:span><text:span text:style-name="T207">4</text:span></text:p>
            <text:p text:style-name="P95"><text:span text:style-name="T78">Data de ajuizamento do processo de conhecimento</text:span><text:span text:style-name="T21">: </text:span><text:span text:style-name="T34">01/02/2016</text:span></text:p>
            <text:p text:style-name="P95"><text:span text:style-name="T78">Data de trânsito em julgado do processo de conhecimento</text:span><text:span text:style-name="T21">: </text:span><text:span text:style-name="T34">01/03/2016</text:span></text:p>
            <text:p text:style-name="P95"><text:span text:style-name="T78">Data do trânsito em julgado dos embargos à execução e/ou impugnação dos cálculos</text:span><text:span text:style-name="T21">:</text:span><text:span text:style-name="T34">01/04/2016</text:span></text:p>
            <text:p text:style-name="P95"><text:span text:style-name="T78">Data última atualização do valor total da RP cálculos</text:span><text:span text:style-name="T21">: </text:span><text:span text:style-name="T34">01/05/2016</text:span></text:p>
            <text:p text:style-name="P42">Data de recebimento do ofício no</text:p>
            <text:p text:style-name="P95"><text:span text:style-name="T78">protocolo:</text:span><text:span text:style-name="T21"> </text:span><text:span text:style-name="T34">01/06/2016</text:span></text:p>
            <text:p text:style-name="P95"><text:span text:style-name="T78">Data de recebimento do Ofício Requisitório pelo Ente Público</text:span><text:span text:style-name="T21">: </text:span><text:span text:style-name="T34">01/07/2016</text:span></text:p>
            <text:p text:style-name="P95"><text:span text:style-name="T78">Esfera</text:span><text:span text:style-name="T21">: </text:span>Estadual </text:p>
            <text:p text:style-name="P31"><text:span text:style-name="T78">Tipo de Administração</text:span><text:span text:style-name="T21">: </text:span>Administração Direta </text:p>
            <text:p text:style-name="P31"><text:span text:style-name="T78">Nome Ente Devedor: </text:span>ESTADO DO PARA </text:p>
            <text:p text:style-name="P31"><text:span text:style-name="T78">Lei de Amparo</text:span><text:span text:style-name="T21">: </text:span>Regra Geral </text:p>
            <text:p text:style-name="P96"><text:span text:style-name="T78">CNPJ </text:span><text:span text:style-name="T87">executado</text:span><text:span text:style-name="T21">:</text:span><text:span text:style-name="T34"> </text:span><text:span text:style-name="T204">34.621.748/0001-23</text:span></text:p>
            <text:p text:style-name="P96"><text:span text:style-name="T78">Nome </text:span><text:span text:style-name="T87">executado</text:span><text:span text:style-name="T21">: </text:span><text:span text:style-name="T204">UNIVERSIDADE FEDERAL DO PARA</text:span></text:p>
            <text:p text:style-name="P209"><text:span text:style-name="T78">Justificativa de Última Alteração</text:span><text:span text:style-name="T21">: </text:span><text:span text:style-name="T71">N/A</text:span><text:span text:style-name="T71"><office:annotation><dc:creator>Autor desconhecido</dc:creator><dc:date>2017-05-18T10:21:14</dc:date><text:list text:style-name=""><text:list-item><text:p text:style-name="P348"><text:span text:style-name="T220">Inconsistência – Use Case, Teste Case, GEP. </text:span></text:p></text:list-item></text:list></office:annotation></text:span></text:p>
            <text:p text:style-name="P95"><text:span text:style-name="T78">Nome </text:span><text:span text:style-name="T87">beneficiário</text:span><text:span text:style-name="T21">: </text:span><text:span text:style-name="T143">Lazaro Ernesto Fleur</text:span></text:p>
            <text:p text:style-name="P177"><text:soft-page-break/><text:span text:style-name="T78">CPF </text:span><text:span text:style-name="T87">beneficiário</text:span><text:span text:style-name="T21">:</text:span><text:span text:style-name="T204">357.579.517-70</text:span></text:p>
            <text:p text:style-name="P177"><text:span text:style-name="T78">CPF </text:span><text:span text:style-name="T87">procurador</text:span><text:span text:style-name="T21">: </text:span><text:span text:style-name="T155"><text:s/></text:span><text:span text:style-name="T209">357.579.517-70</text:span></text:p>
            <text:p text:style-name="P105"><text:span text:style-name="T78">Nome </text:span><text:span text:style-name="T87">procurador</text:span><text:span text:style-name="T21">: </text:span><text:span text:style-name="T143">Lazaro Ernesto Fleur</text:span></text:p>
            <text:p text:style-name="P31"><text:span text:style-name="T78">Data de Nascimento</text:span><text:span text:style-name="T21">: </text:span><text:span text:style-name="T34">em branco</text:span></text:p>
            <text:p text:style-name="P31"><text:span text:style-name="T78">Dados da RFB</text:span><text:span text:style-name="T21">: </text:span><text:span text:style-name="T34">em branco</text:span></text:p>
            <text:p text:style-name="P31"><text:span text:style-name="T78">Justificativa de Última Alteração</text:span><text:span text:style-name="T21">: </text:span><text:span text:style-name="T34">em branco</text:span></text:p>
          </table:table-cell>
          <table:table-cell table:style-name="Tabela7.A2" office:value-type="string">
            <text:p text:style-name="P31"><text:span text:style-name="T21">Sistema exibe a mensagem </text:span><text:span text:style-name="T166">MSG0008</text:span><text:span text:style-name="T21">.</text:span></text:p>
            <text:p text:style-name="P31"/>
            <text:p text:style-name="P85">Erro: Procurador informado já está cadastrado como Beneficiário. Operação não permitida. </text:p>
          </table:table-cell>
        </table:table-row>
        <table:table-row table:style-name="Tabela7.1">
          <table:table-cell table:style-name="Tabela7.A2" office:value-type="string">
            <text:p text:style-name="P34">(E13) Fluxo de Exceção - Executado Cadastrado como Beneficiário</text:p>
          </table:table-cell>
          <table:table-cell table:style-name="Tabela7.A2" office:value-type="string">
            <text:p text:style-name="P34">5</text:p>
          </table:table-cell>
          <table:table-cell table:style-name="Tabela7.A2" office:value-type="string">
            <text:p text:style-name="P73">Inserir dados de executado que já está cadastrado como beneficiário!</text:p>
            <text:p text:style-name="P96"/>
            <text:p text:style-name="P166"><text:span text:style-name="T78">Número da Requisição de Pagamento: </text:span><text:span text:style-name="T211">00003/2017</text:span></text:p>
            <text:p text:style-name="P96"><text:span text:style-name="T78">Número do Processo</text:span><text:span text:style-name="T21">: </text:span><text:span text:style-name="T213">0000008-25.2008.5.08.0009</text:span></text:p>
            <text:p text:style-name="P41"/>
            <text:p text:style-name="P96"><text:span text:style-name="T78">Tipo de Requisição</text:span><text:span text:style-name="T21">: </text:span>Precatório </text:p>
            <text:p text:style-name="P96"><text:span text:style-name="T78">Natureza do Crédito:</text:span><text:span text:style-name="T21"> </text:span>Alimentar </text:p>
            <text:p text:style-name="P96"><text:span text:style-name="T78">Vara de Origem</text:span><text:span text:style-name="T21">: </text:span>1ª VARA DO TRABALHO DE SANTARÉM </text:p>
            <text:p text:style-name="P96"><text:span text:style-name="T78">Observações</text:span><text:span text:style-name="T21">: </text:span><text:span text:style-name="T213">Test Case UC002_CT003_PD003_5</text:span></text:p>
            <text:p text:style-name="P41"/>
            <text:p text:style-name="P96"><text:span text:style-name="T78">Data de ajuizamento do processo de conhecimento</text:span><text:span text:style-name="T21">: </text:span><text:span text:style-name="T34">01/02/2016</text:span></text:p>
            <text:p text:style-name="P96"><text:span text:style-name="T78">Data de trânsito em julgado do processo de conhecimento</text:span><text:span text:style-name="T21">: </text:span><text:span text:style-name="T34">01/03/2016</text:span></text:p>
            <text:p text:style-name="P96"><text:span text:style-name="T78">Data do trânsito em julgado dos embargos à execução e/ou impugnação dos cálculos</text:span><text:span text:style-name="T21">:</text:span><text:span text:style-name="T34">01/04/2016</text:span></text:p>
            <text:p text:style-name="P96"><text:span text:style-name="T78">Data última atualização do valor total da RP cálculos</text:span><text:span text:style-name="T21">: </text:span><text:span text:style-name="T34">01/05/2016</text:span></text:p>
            <text:p text:style-name="P48">Data de recebimento do ofício no</text:p>
            <text:p text:style-name="P96"><text:span text:style-name="T78">protocolo:</text:span><text:span text:style-name="T21"> </text:span><text:span text:style-name="T34">01/06/2016</text:span></text:p>
            <text:p text:style-name="P48">Data de recebimento do Ofício</text:p>
            <text:p text:style-name="P96"><text:span text:style-name="T78">Requisitório pelo Ente Público</text:span><text:span text:style-name="T21">: </text:span><text:span text:style-name="T34">01/07/2016</text:span></text:p>
            <text:p text:style-name="P96"><text:span text:style-name="T78">Esfera</text:span><text:span text:style-name="T21">: </text:span>Estadual </text:p>
            <text:p text:style-name="P96"><text:span text:style-name="T78">Tipo de Administração</text:span><text:span text:style-name="T21">: </text:span>Administração Direta </text:p>
            <text:p text:style-name="P96"><text:span text:style-name="T78">Nome Ente Devedor: </text:span>ESTADO DO PARA </text:p>
            <text:p text:style-name="P96"><text:span text:style-name="T78">Lei de Amparo</text:span><text:span text:style-name="T21">: </text:span>Regra Geral </text:p>
            <text:p text:style-name="P96"><text:span text:style-name="T78">Nome </text:span><text:span text:style-name="T87">beneficiário</text:span><text:span text:style-name="T21">: </text:span><text:span text:style-name="T217">Banco da Amazônia</text:span></text:p>
            <text:p text:style-name="P96"><text:span text:style-name="T78">CPF </text:span><text:span text:style-name="T87">beneficiário</text:span><text:span text:style-name="T21">: </text:span><text:span text:style-name="T213">04.902.979/0001-44</text:span></text:p>
            <text:p text:style-name="P194"><text:span text:style-name="T78">CNPJ </text:span><text:span text:style-name="T87">executado</text:span><text:span text:style-name="T21">:</text:span><text:span text:style-name="T216"> </text:span><text:span text:style-name="T212">04.902.979/0001-44</text:span></text:p>
            <text:p text:style-name="P194"><text:span text:style-name="T78">Nome </text:span><text:span text:style-name="T87">executado</text:span><text:span text:style-name="T21">: </text:span><text:span text:style-name="T217">Banco da Amazônia</text:span></text:p>
            <text:p text:style-name="P159"><text:span text:style-name="T78">Justificativa de Última Alteração</text:span><text:span text:style-name="T21">: Última justificativa informada para alteração do cadastro do executado</text:span></text:p>
            <text:p text:style-name="P96"><text:span text:style-name="T78">CPF </text:span><text:span text:style-name="T87">procurador</text:span><text:span text:style-name="T21">:</text:span><text:span text:style-name="T154"> </text:span><text:span text:style-name="T155">RANCISCO DE ASSIS ALVES DA CUNHA</text:span></text:p>
            <text:p text:style-name="P96"><text:span text:style-name="T78">Nome </text:span><text:span text:style-name="T87">procurador</text:span><text:span text:style-name="T21">: </text:span><text:span text:style-name="T155">056.175.292-34</text:span><text:span text:style-name="T34"> </text:span></text:p>
            <text:p text:style-name="P96"><text:soft-page-break/><text:span text:style-name="T78">Data de Nascimento</text:span><text:span text:style-name="T21">: </text:span><text:span text:style-name="T34">em branco</text:span></text:p>
            <text:p text:style-name="P96"><text:span text:style-name="T78">Dados da RFB</text:span><text:span text:style-name="T21">: </text:span><text:span text:style-name="T34">em branco</text:span></text:p>
            <text:p text:style-name="P159"><text:span text:style-name="T78">Justificativa de Última Alteração: </text:span><text:span text:style-name="T87">em branco</text:span></text:p>
          </table:table-cell>
          <table:table-cell table:style-name="Tabela7.A2" office:value-type="string">
            <text:p text:style-name="P31"><text:span text:style-name="T21">Sistema exibe a mensagem </text:span><text:span text:style-name="T166">MSG0011</text:span><text:span text:style-name="T21">.</text:span></text:p>
            <text:p text:style-name="P97"/>
            <text:p text:style-name="P85">Erro: Executado informado já está cadastrado como Beneficiário. Operação não permitida. </text:p>
          </table:table-cell>
        </table:table-row>
        <table:table-row table:style-name="Tabela7.1">
          <table:table-cell table:style-name="Tabela7.A2" office:value-type="string">
            <text:p text:style-name="P34">(E14) Fluxo de Exceção - Procurador Cadastrado como Advogado</text:p>
          </table:table-cell>
          <table:table-cell table:style-name="Tabela7.A2" office:value-type="string">
            <text:p text:style-name="P34">6</text:p>
          </table:table-cell>
          <table:table-cell table:style-name="Tabela7.A2" office:value-type="string">
            <text:p text:style-name="P73">Inserir dados de procurador que já está cadastrado como advogado!</text:p>
            <text:p text:style-name="P33"/>
            <text:p text:style-name="P166"><text:span text:style-name="T78">Número da Requisição de Pagamento: </text:span><text:span text:style-name="T140">00000/2017</text:span></text:p>
            <text:p text:style-name="P166"><text:span text:style-name="T97">Número do Processo</text:span><text:span text:style-name="T113">: 0036800-33.1989.5.08.0109</text:span></text:p>
            <text:p text:style-name="P98"><text:span text:style-name="T78">Tipo de Requisição</text:span><text:span text:style-name="T21">: </text:span>Precatório </text:p>
            <text:p text:style-name="P98"><text:span text:style-name="T78">Natureza do Crédito:</text:span><text:span text:style-name="T21"> </text:span>Alimentar </text:p>
            <text:p text:style-name="P98"><text:span text:style-name="T78">Vara de Origem</text:span><text:span text:style-name="T21">: </text:span>1ª VARA DO TRABALHO DE SANTARÉM </text:p>
            <text:p text:style-name="P98"><text:span text:style-name="T78">Observações</text:span><text:span text:style-name="T21">: </text:span><text:span text:style-name="T34">ISTO É APENAS UM TESTE!</text:span></text:p>
            <text:p text:style-name="P98"><text:span text:style-name="T78">Data de ajuizamento do processo de conhecimento</text:span><text:span text:style-name="T21">: </text:span><text:span text:style-name="T34">01/02/2016</text:span></text:p>
            <text:p text:style-name="P98"><text:span text:style-name="T78">Data de trânsito em julgado do processo de conhecimento</text:span><text:span text:style-name="T21">: </text:span><text:span text:style-name="T34">01/03/2016</text:span></text:p>
            <text:p text:style-name="P98"><text:span text:style-name="T78">Data do trânsito em julgado dos embargos à execução e/ou impugnação dos cálculos</text:span><text:span text:style-name="T21">:</text:span><text:span text:style-name="T34">01/04/2016</text:span></text:p>
            <text:p text:style-name="P98"><text:span text:style-name="T78">Data última atualização do valor total da RP cálculos</text:span><text:span text:style-name="T21">: </text:span><text:span text:style-name="T34">01/05/2016</text:span></text:p>
            <text:p text:style-name="P49">Data de recebimento do ofício no</text:p>
            <text:p text:style-name="P98"><text:span text:style-name="T78">protocolo:</text:span><text:span text:style-name="T21"> </text:span><text:span text:style-name="T34">01/06/2016</text:span></text:p>
            <text:p text:style-name="P49">Data de recebimento do Ofício</text:p>
            <text:p text:style-name="P98"><text:span text:style-name="T78">Requisitório pelo Ente Público</text:span><text:span text:style-name="T21">: </text:span><text:span text:style-name="T34">01/07/2016</text:span></text:p>
            <text:p text:style-name="P98"><text:span text:style-name="T78">Esfera</text:span><text:span text:style-name="T21">: </text:span>Estadual </text:p>
            <text:p text:style-name="P37"><text:span text:style-name="T169">Tipo de Administração</text:span>: Administração Direta</text:p>
            <text:p text:style-name="P98"><text:span text:style-name="T78">Nome Ente Devedor: </text:span>ESTADO DO PARA </text:p>
            <text:p text:style-name="P37"><text:span text:style-name="T169">Lei de Amparo</text:span>: Regra Geral</text:p>
            <text:p text:style-name="P98"><text:span text:style-name="T78">CNPJ </text:span><text:span text:style-name="T88">executado</text:span><text:span text:style-name="T21">: </text:span><text:span text:style-name="T35">05.054.945/0001-00</text:span></text:p>
            <text:p text:style-name="P98"><text:span text:style-name="T78">Nome </text:span><text:span text:style-name="T88">executado</text:span><text:span text:style-name="T21">: </text:span>Secretaria de Estado de Desenvolvimento Agropecuario e da Pesca - Sedap </text:p>
            <text:p text:style-name="P98"><text:span text:style-name="T78">Justificativa de Última Alteração</text:span><text:span text:style-name="T21">: </text:span><text:span text:style-name="T35">N/A</text:span></text:p>
            <text:p text:style-name="P148"><text:span text:style-name="T78">CPF </text:span><text:span text:style-name="T88">procurador</text:span><text:span text:style-name="T21">: </text:span><text:span text:style-name="T151">052.430.784-92</text:span> <text:s/></text:p>
            <text:p text:style-name="P148"><text:span text:style-name="T78">Nome </text:span><text:span text:style-name="T88">procurador</text:span><text:span text:style-name="T21">: </text:span><text:span text:style-name="T167">Affonso Fernando Collor De Mello </text:span><text:span text:style-name="T147"><text:s/></text:span><text:span text:style-name="T167"><text:s/></text:span></text:p>
            <text:p text:style-name="P148"><text:span text:style-name="T78">CPF </text:span><text:span text:style-name="T88">advogado</text:span><text:span text:style-name="T21">: </text:span><text:span text:style-name="T150"><text:s/></text:span><text:span text:style-name="T151">052.430.784-92</text:span></text:p>
            <text:p text:style-name="P148"><text:span text:style-name="T78">Nome </text:span><text:span text:style-name="T88">advogado</text:span><text:span text:style-name="T21">:</text:span> <text:span text:style-name="T167">Affonso Fernando Collor De Mello <text:s text:c="2"/></text:span></text:p>
            <text:p text:style-name="P98"><text:span text:style-name="T78">UF da OAB</text:span><text:span text:style-name="T21">: </text:span>Rio de Janeiro </text:p>
            <text:p text:style-name="P98"><text:span text:style-name="T78">Número da OAB</text:span><text:span text:style-name="T21">: </text:span><text:span text:style-name="T35">000000000000</text:span></text:p>
            <text:p text:style-name="P37"><text:span text:style-name="T169">Tipo de OAB</text:span>: <text:span text:style-name="T175">Advogado</text:span></text:p>
            <text:p text:style-name="P37"><text:s/></text:p>
          </table:table-cell>
          <table:table-cell table:style-name="Tabela7.A2" office:value-type="string">
            <text:p text:style-name="P31"><text:span text:style-name="T21">Sistema exibe a mensagem </text:span><text:span text:style-name="T166">MSG0014</text:span><text:span text:style-name="T21">.</text:span></text:p>
            <text:p text:style-name="P85"/>
            <text:p text:style-name="P85">Erro: Procurador informado já está cadastrado como Advogado. Operação não permitida. </text:p>
            <text:p text:style-name="P85"/>
            <text:p text:style-name="P85"/>
            <text:p text:style-name="P156">Erro: Transaction rolled back </text:p>
          </table:table-cell>
        </table:table-row>
        <table:table-row table:style-name="Tabela7.1">
          <table:table-cell table:style-name="Tabela7.A2" office:value-type="string">
            <text:p text:style-name="P34">(E15) Fluxo de Exceção - Procurador Cadastrado como Terceiro</text:p>
          </table:table-cell>
          <table:table-cell table:style-name="Tabela7.A2" office:value-type="string">
            <text:p text:style-name="P34">7</text:p>
          </table:table-cell>
          <table:table-cell table:style-name="Tabela7.A2" office:value-type="string">
            <text:p text:style-name="P73">Inserir dados de procurador que já está cadastrado como terceiro!</text:p>
            <text:p text:style-name="P73">OBS.: Não encontrado o caso de uso <text:s/>“Incluir Terceiro Interessado” referido no caso de uso “Manter <text:soft-page-break/>Requisição de Pagamento”</text:p>
            <text:p text:style-name="P31"/>
            <text:p text:style-name="P167"><text:span text:style-name="T78">Número da Requisição de Pagamento: </text:span><text:span text:style-name="T140">0000</text:span><text:span text:style-name="T145">4</text:span><text:span text:style-name="T140">/2017</text:span></text:p>
            <text:p text:style-name="P207"><text:span text:style-name="T97">Número do Processo</text:span><text:span text:style-name="T113">: </text:span><text:span text:style-name="T211">0109400-24.2004.5.08.0013</text:span></text:p>
            <text:p text:style-name="P208"/>
            <text:p text:style-name="P98"><text:span text:style-name="T78">Tipo de Requisição</text:span><text:span text:style-name="T21">: </text:span>Precatório </text:p>
            <text:p text:style-name="P98"><text:span text:style-name="T78">Natureza do Crédito:</text:span><text:span text:style-name="T21"> </text:span>Alimentar </text:p>
            <text:p text:style-name="P195"><text:span text:style-name="T78">Vara de Origem</text:span><text:span text:style-name="T21">: </text:span><text:span text:style-name="T213">VARA DO TRABALHO DE ALTAMIRA</text:span></text:p>
            <text:p text:style-name="P195"><text:s/></text:p>
            <text:p text:style-name="P98"><text:span text:style-name="T78">Observações</text:span><text:span text:style-name="T21">: </text:span><text:span text:style-name="T34">ISTO É APENAS UM TESTE!</text:span></text:p>
            <text:p text:style-name="P98"><text:span text:style-name="T78">Data de ajuizamento do processo de conhecimento</text:span><text:span text:style-name="T21">: </text:span><text:span text:style-name="T34">01/02/2016</text:span></text:p>
            <text:p text:style-name="P98"><text:span text:style-name="T78">Data de trânsito em julgado do processo de conhecimento</text:span><text:span text:style-name="T21">: </text:span><text:span text:style-name="T34">01/03/2016</text:span></text:p>
            <text:p text:style-name="P98"><text:span text:style-name="T78">Data do trânsito em julgado dos embargos à execução e/ou impugnação dos cálculos</text:span><text:span text:style-name="T21">:</text:span><text:span text:style-name="T34">01/04/2016</text:span></text:p>
            <text:p text:style-name="P98"><text:span text:style-name="T78">Data última atualização do valor total da RP cálculos</text:span><text:span text:style-name="T21">: </text:span><text:span text:style-name="T34">01/05/2016</text:span></text:p>
            <text:p text:style-name="P49">Data de recebimento do ofício no</text:p>
            <text:p text:style-name="P98"><text:span text:style-name="T78">protocolo:</text:span><text:span text:style-name="T21"> </text:span><text:span text:style-name="T34">01/06/2016</text:span></text:p>
            <text:p text:style-name="P49">Data de recebimento do Ofício</text:p>
            <text:p text:style-name="P98"><text:span text:style-name="T78">Requisitório pelo Ente Público</text:span><text:span text:style-name="T21">: </text:span><text:span text:style-name="T34">01/07/2016</text:span></text:p>
            <text:p text:style-name="P98"><text:span text:style-name="T78">Esfera</text:span><text:span text:style-name="T21">: </text:span>Estadual </text:p>
            <text:p text:style-name="P37"><text:span text:style-name="T169">Tipo de Administração</text:span>: Administração Direta</text:p>
            <text:p text:style-name="P98"><text:span text:style-name="T78">Nome Ente Devedor: </text:span>ESTADO DO PARA </text:p>
            <text:p text:style-name="P37"><text:span text:style-name="T169">Lei de Amparo</text:span>: Regra Geral</text:p>
            <text:p text:style-name="P98"><text:span text:style-name="T78">CNPJ </text:span><text:span text:style-name="T88">executado</text:span><text:span text:style-name="T21">: </text:span><text:span text:style-name="T35">05.054.945/0001-00</text:span></text:p>
            <text:p text:style-name="P98"><text:span text:style-name="T78">Nome </text:span><text:span text:style-name="T88">executado</text:span><text:span text:style-name="T21">: </text:span>Secretaria de Estado de Desenvolvimento Agropecuario e da Pesca – Sedap</text:p>
            <text:p text:style-name="P212"><text:span text:style-name="T78">Justificativa de Última Alteração</text:span><text:span text:style-name="T21">: </text:span><text:span text:style-name="T35">N/A</text:span></text:p>
            <text:p text:style-name="P178"><text:span text:style-name="T78">CPF </text:span><text:span text:style-name="T88">procurador</text:span><text:span text:style-name="T21">:</text:span><text:span text:style-name="T205">520.153.602-63</text:span></text:p>
            <text:p text:style-name="P167"><text:span text:style-name="T78">Nome </text:span><text:span text:style-name="T88">procurador</text:span><text:span text:style-name="T21">:</text:span>Paulo Sergio Costa da Silva </text:p>
            <text:p text:style-name="P178"><text:span text:style-name="T78">CPF </text:span><text:span text:style-name="T88">terceiro</text:span><text:span text:style-name="T21">: </text:span><text:span text:style-name="T204">520.153.602-63</text:span> </text:p>
            <text:p text:style-name="P179"><text:span text:style-name="T78">Nome </text:span><text:span text:style-name="T88">terceiro</text:span><text:span text:style-name="T21">:</text:span> Paulo Sergio Costa da Silva </text:p>
          </table:table-cell>
          <table:table-cell table:style-name="Tabela7.A2" office:value-type="string">
            <text:p text:style-name="P31"><text:span text:style-name="T21">Sistema exibe a mensagem </text:span><text:span text:style-name="T166">MSG0016</text:span><text:span text:style-name="T21">.</text:span></text:p>
            <text:p text:style-name="P54">Erro: Procurador informado já está cadastrado como <text:soft-page-break/>Terceiro Interessado. Operação não permitida. </text:p>
          </table:table-cell>
        </table:table-row>
        <table:table-row table:style-name="Tabela7.1">
          <table:table-cell table:style-name="Tabela7.A2" office:value-type="string">
            <text:p text:style-name="P34">(E16) Fluxo de Exceção - Executado Cadastrado como Terceiro</text:p>
          </table:table-cell>
          <table:table-cell table:style-name="Tabela7.A2" office:value-type="string">
            <text:p text:style-name="P34">8</text:p>
          </table:table-cell>
          <table:table-cell table:style-name="Tabela7.A2" office:value-type="string">
            <text:p text:style-name="P73">Inserir dados de executado que já está cadastrado como terceiro!</text:p>
            <text:p text:style-name="P73">OBS.: Não encontrado o caso de uso <text:s/>“Incluir Terceiro Interessado” referido no caso de uso “Manter Requisição de Pagamento”</text:p>
            <text:p text:style-name="P31"/>
            <text:p text:style-name="P167"><text:span text:style-name="T78">Número da Requisição de Pagamento: </text:span><text:span text:style-name="T204">00005/2017</text:span></text:p>
            <text:p text:style-name="P167"><text:span text:style-name="T97">Número do Processo</text:span><text:span text:style-name="T113">: </text:span><text:span text:style-name="T204">0109400-24.2004.5.08.0013</text:span></text:p>
            <text:p text:style-name="P100"><text:soft-page-break/><text:span text:style-name="T78">Tipo de Requisição</text:span><text:span text:style-name="T21">: </text:span>Precatório </text:p>
            <text:p text:style-name="P100"><text:span text:style-name="T78">Natureza do Crédito:</text:span><text:span text:style-name="T21"> </text:span>Alimentar </text:p>
            <text:p text:style-name="P100"><text:span text:style-name="T78">Vara de Origem</text:span><text:span text:style-name="T21">: </text:span>1ª VARA DO TRABALHO DE SANTARÉM </text:p>
            <text:p text:style-name="P100"><text:span text:style-name="T78">Observações</text:span><text:span text:style-name="T21">: </text:span><text:span text:style-name="T34">ISTO É APENAS UM TESTE!</text:span></text:p>
            <text:p text:style-name="P100"><text:span text:style-name="T78">Data de ajuizamento do processo de conhecimento</text:span><text:span text:style-name="T21">: </text:span><text:span text:style-name="T34">01/02/2016</text:span></text:p>
            <text:p text:style-name="P100"><text:span text:style-name="T78">Data de trânsito em julgado do processo de conhecimento</text:span><text:span text:style-name="T21">: </text:span><text:span text:style-name="T34">01/03/2016</text:span></text:p>
            <text:p text:style-name="P100"><text:span text:style-name="T78">Data do trânsito em julgado dos embargos à execução e/ou impugnação dos cálculos</text:span><text:span text:style-name="T21">:</text:span><text:span text:style-name="T34">01/04/2016</text:span></text:p>
            <text:p text:style-name="P100"><text:span text:style-name="T78">Data última atualização do valor total da RP cálculos</text:span><text:span text:style-name="T21">: </text:span><text:span text:style-name="T34">01/05/2016</text:span></text:p>
            <text:p text:style-name="P50">Data de recebimento do ofício no</text:p>
            <text:p text:style-name="P100"><text:span text:style-name="T78">protocolo:</text:span><text:span text:style-name="T21"> </text:span><text:span text:style-name="T34">01/06/2016</text:span></text:p>
            <text:p text:style-name="P50">Data de recebimento do Ofício</text:p>
            <text:p text:style-name="P100"><text:span text:style-name="T78">Requisitório pelo Ente Público</text:span><text:span text:style-name="T21">: </text:span><text:span text:style-name="T34">01/07/2016</text:span></text:p>
            <text:p text:style-name="P100"><text:span text:style-name="T78">Esfera</text:span><text:span text:style-name="T21">: </text:span>Estadual </text:p>
            <text:p text:style-name="P38"><text:span text:style-name="T169">Tipo de Administração</text:span>: Administração Direta</text:p>
            <text:p text:style-name="P100"><text:span text:style-name="T78">Nome Ente Devedor: </text:span>ESTADO DO PARA </text:p>
            <text:p text:style-name="P38"><text:span text:style-name="T169">Lei de Amparo</text:span>: Regra Geral</text:p>
            <text:p text:style-name="P100"><text:span text:style-name="T78">CNPJ </text:span><text:span text:style-name="T88">executado</text:span><text:span text:style-name="T21">:</text:span><text:span text:style-name="T204">82.863.545/0001-96</text:span></text:p>
            <text:p text:style-name="P100"><text:span text:style-name="T78">Nome </text:span><text:span text:style-name="T88">executado</text:span><text:span text:style-name="T21">: </text:span>Weyland-Yutani Corporation. </text:p>
            <text:p text:style-name="P100"><text:span text:style-name="T78">Justificativa de Última Alteração</text:span><text:span text:style-name="T21">: </text:span><text:span text:style-name="T35">N/A</text:span></text:p>
            <text:p text:style-name="P167"><text:span text:style-name="T78">CPF </text:span><text:span text:style-name="T88">procurador</text:span><text:span text:style-name="T21">: </text:span><text:span text:style-name="T159">874.816.504-20</text:span> <text:s/></text:p>
            <text:p text:style-name="P100"><text:span text:style-name="T78">Nome </text:span><text:span text:style-name="T88">procurador</text:span><text:span text:style-name="T21">:</text:span><text:span text:style-name="T154"> </text:span><text:span text:style-name="T159">Maria das Graças Silva Varela</text:span></text:p>
            <text:p text:style-name="P165">Tipo: <text:span text:style-name="T181">Outros</text:span></text:p>
            <text:p text:style-name="P106"><text:span text:style-name="T78">CPF </text:span><text:span text:style-name="T88">terceiro</text:span><text:span text:style-name="T21">: <text:s/></text:span><text:span text:style-name="T208">82.863.545/0001-96</text:span></text:p>
            <text:p text:style-name="P180"><text:span text:style-name="T103">Nome </text:span><text:span text:style-name="T104">terceiro</text:span><text:span text:style-name="T154">: <text:s/></text:span><text:span text:style-name="T160">Weyland-Yutani Corporation. </text:span></text:p>
            <text:p text:style-name="P162">Líquido: <text:span text:style-name="T181">1,00</text:span></text:p>
            <text:p text:style-name="P164">IR: <text:span text:style-name="T176">0,00</text:span></text:p>
          </table:table-cell>
          <table:table-cell table:style-name="Tabela7.A2" office:value-type="string">
            <text:p text:style-name="P31"><text:span text:style-name="T21">Sistema exibe a mensagem </text:span><text:span text:style-name="T166">MSG0018</text:span><text:span text:style-name="T21">.</text:span></text:p>
            <text:p text:style-name="P55">Erro: Executado informado já está cadastrado como Terceiro Interessado. Operação não permitida. </text:p>
          </table:table-cell>
        </table:table-row>
        <table:table-row table:style-name="Tabela7.1">
          <table:table-cell table:style-name="Tabela7.A2" office:value-type="string">
            <text:p text:style-name="P34">(E17) Fluxo de Exceção - Número de Processo Inválido</text:p>
          </table:table-cell>
          <table:table-cell table:style-name="Tabela7.A2" office:value-type="string">
            <text:p text:style-name="P34">9</text:p>
          </table:table-cell>
          <table:table-cell table:style-name="Tabela7.A2" office:value-type="string">
            <text:p text:style-name="P73">Inserir número de processo inválido!</text:p>
            <text:p text:style-name="P107"><text:span text:style-name="T78">Número de Processo: </text:span><text:span text:style-name="T114">0036800-33.1989.5.08.0100</text:span></text:p>
          </table:table-cell>
          <table:table-cell table:style-name="Tabela7.A2" office:value-type="string">
            <text:p text:style-name="P31"><text:span text:style-name="T21">Sistema exibe a mensagem </text:span><text:span text:style-name="T166">MSG0004</text:span><text:span text:style-name="T21">.</text:span></text:p>
            <text:p text:style-name="P200">Erro: Campo inválido: Nº do Processo.</text:p>
            <text:p text:style-name="P56"/>
          </table:table-cell>
        </table:table-row>
      </table:table>
      <text:p text:style-name="P64"/>
      <text:list xml:id="list120143736198964" text:continue-list="list120143689183617" text:style-name="WWNum4">
        <text:list-item>
          <text:list>
            <text:list-item>
              <text:p text:style-name="P342"><text:bookmark text:name="_mcv2ycsajakk"/>CT004 – Excluir Requisição de Pagamento <text:span text:style-name="T192">(</text:span><text:span text:style-name="T188">Implementando</text:span><text:span text:style-name="T192">)</text:span></text:p>
            </text:list-item>
          </text:list>
        </text:list-item>
      </text:list>
      <text:p text:style-name="P242"><text:bookmark text:name="_s1dgdglxqmk6"/></text:p>
      <table:table table:name="Tabela8" table:style-name="Tabela8">
        <table:table-column table:style-name="Tabela8.A"/>
        <table:table-row table:style-name="Tabela8.1">
          <table:table-cell table:style-name="Tabela8.A1" office:value-type="string">
            <text:p text:style-name="P31"><text:span text:style-name="T14">Descrição</text:span><text:span text:style-name="T18">: Este caso de teste tem como objetivo testar a exclusão de requisição de pagamento</text:span></text:p>
          </table:table-cell>
        </table:table-row>
        <table:table-row table:style-name="Tabela8.1">
          <table:table-cell table:style-name="Tabela8.A1" office:value-type="string">
            <text:p text:style-name="P64"><text:span text:style-name="T17">Cenário</text:span><text:span text:style-name="T16">:</text:span><text:span text:style-name="T17"> </text:span><text:span text:style-name="T18">(S04)</text:span><text:span text:style-name="T17"> </text:span><text:span text:style-name="T18">Subfluxo - Excluir Requisição de Pagamento</text:span></text:p>
          </table:table-cell>
        </table:table-row>
        <table:table-row table:style-name="Tabela8.1">
          <table:table-cell table:style-name="Tabela8.A1" office:value-type="string">
            <text:p text:style-name="P218">Pré-Condições</text:p>
            <text:list xml:id="list120143736192503" text:continue-list="list120143689188830" text:style-name="WWNum26">
              <text:list-item>
                <text:p text:style-name="P248"><text:span text:style-name="T18">Realizar os passos do CT001 - Consultar Requisição de Pagamento - (S01)</text:span><text:span text:style-name="T17"> </text:span><text:span text:style-name="T18">Fluxo Principal - Consultar Requisição de Pagamento</text:span></text:p>
              </text:list-item>
              <text:list-item>
                <text:p text:style-name="P246"><text:soft-page-break/>A requisição de pagamento possui valor “Não” no campo “Cadastro Finalizado”</text:p>
              </text:list-item>
            </text:list>
          </table:table-cell>
        </table:table-row>
        <table:table-row table:style-name="Tabela8.1">
          <table:table-cell table:style-name="Tabela8.A1" office:value-type="string">
            <text:p text:style-name="P218">Pós-Condições</text:p>
            <text:list xml:id="list120143736190026" text:continue-numbering="true" text:style-name="WWNum26">
              <text:list-item>
                <text:p text:style-name="P247">O sistema deve excluir do banco os dados a entidade informada</text:p>
              </text:list-item>
            </text:list>
          </table:table-cell>
        </table:table-row>
        <table:table-row table:style-name="Tabela8.1">
          <table:table-cell table:style-name="Tabela8.A1" office:value-type="string">
            <text:p text:style-name="P219">Procedimento de Teste</text:p>
            <text:list xml:id="list2387714885166069677" text:style-name="WWNum29">
              <text:list-item>
                <text:p text:style-name="P272">O usuário aciona a opção de exclusão da requisição de pagamento;</text:p>
              </text:list-item>
              <text:list-item>
                <text:p text:style-name="P313"><text:span text:style-name="T21">O sistema exibe mensagem de confirmação de </text:span><text:span text:style-name="T163">exclusão</text:span><text:span text:style-name="T21"> </text:span><text:span text:style-name="T166">MSG0002</text:span><text:span text:style-name="T21">;</text:span></text:p>
              </text:list-item>
              <text:list-item>
                <text:p text:style-name="P272">O usuário confirma a exclusão;</text:p>
              </text:list-item>
              <text:list-item>
                <text:p text:style-name="P313"><text:span text:style-name="T21">O sistema valida a exclusão da requisição de pagamento, exclui a mesma e apresenta a mensagem </text:span><text:span text:style-name="T166">MSG0001</text:span><text:span text:style-name="T21">.</text:span></text:p>
              </text:list-item>
            </text:list>
          </table:table-cell>
        </table:table-row>
      </table:table>
      <text:p text:style-name="P221"/>
      <text:list xml:id="list120143736185389" text:continue-list="list120143736198964" text:style-name="WWNum4">
        <text:list-item>
          <text:list>
            <text:list-item>
              <text:list>
                <text:list-item>
                  <text:p text:style-name="P347"><text:bookmark text:name="_26oyos44v19p"/>Planilha de Dados do CT004 – PD004</text:p>
                </text:list-item>
              </text:list>
            </text:list-item>
          </text:list>
        </text:list-item>
      </text:list>
      <text:p text:style-name="P64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row table:style-name="Tabela9.1">
          <table:table-cell table:style-name="Tabela9.A1" office:value-type="string">
            <text:p text:style-name="P44">Referência ao UC</text:p>
          </table:table-cell>
          <table:table-cell table:style-name="Tabela9.A1" office:value-type="string">
            <text:p text:style-name="P44">Linha</text:p>
          </table:table-cell>
          <table:table-cell table:style-name="Tabela9.A1" office:value-type="string">
            <text:p text:style-name="P44">Entradas</text:p>
          </table:table-cell>
          <table:table-cell table:style-name="Tabela9.A1" office:value-type="string">
            <text:p text:style-name="P44">Saídas</text:p>
          </table:table-cell>
        </table:table-row>
        <table:table-row table:style-name="Tabela9.1">
          <table:table-cell table:style-name="Tabela9.A2" office:value-type="string">
            <text:p text:style-name="P34">(S04) Subfluxo – Excluir Requisição de Pagamento</text:p>
          </table:table-cell>
          <table:table-cell table:style-name="Tabela9.A2" office:value-type="string">
            <text:p text:style-name="P34">1</text:p>
          </table:table-cell>
          <table:table-cell table:style-name="Tabela9.A2" office:value-type="string">
            <text:p text:style-name="P73">Inserir dados para exclusão</text:p>
            <text:p text:style-name="P73"/>
          </table:table-cell>
          <table:table-cell table:style-name="Tabela9.A2" office:value-type="string">
            <text:p text:style-name="P31"><text:span text:style-name="T21">A requisição de pagamento informada é excluída e é exibida a mensagem </text:span><text:span text:style-name="T166">MSG0001</text:span><text:span text:style-name="T21">.</text:span></text:p>
            <text:p text:style-name="P33"/>
          </table:table-cell>
        </table:table-row>
      </table:table>
      <text:p text:style-name="P64"/>
      <text:list xml:id="list120143736189924" text:continue-numbering="true" text:style-name="WWNum4">
        <text:list-item>
          <text:list>
            <text:list-item>
              <text:p text:style-name="P340"><text:bookmark text:name="_puzzyejclsyx"/>CT005 – Visualizar Informações Resumidas da Requisição de Pagamento <text:span text:style-name="T193">(</text:span><text:span text:style-name="T189">Impleme</text:span><text:span text:style-name="T190">n</text:span><text:span text:style-name="T189">tado</text:span><text:span text:style-name="T193">)</text:span></text:p>
            </text:list-item>
          </text:list>
        </text:list-item>
      </text:list>
      <text:p text:style-name="P242"><text:bookmark text:name="_ct6g4bbjduv3"/></text:p>
      <table:table table:name="Tabela10" table:style-name="Tabela10">
        <table:table-column table:style-name="Tabela10.A"/>
        <table:table-row table:style-name="Tabela10.1">
          <table:table-cell table:style-name="Tabela10.A1" office:value-type="string">
            <text:p text:style-name="P31"><text:span text:style-name="T14">Descrição</text:span><text:span text:style-name="T18">: Este caso de teste tem como objetivo testar a visualização de informações resumidas da requisição de pagamento</text:span></text:p>
          </table:table-cell>
        </table:table-row>
        <table:table-row table:style-name="Tabela10.1">
          <table:table-cell table:style-name="Tabela10.A1" office:value-type="string">
            <text:p text:style-name="P64"><text:span text:style-name="T17">Cenário</text:span><text:span text:style-name="T16">:</text:span><text:span text:style-name="T17"> </text:span><text:span text:style-name="T18">(S05)</text:span><text:span text:style-name="T17"> </text:span><text:span text:style-name="T18">Subfluxo - Visualizar Informações Resumidas da Requisição de Pagamento</text:span></text:p>
          </table:table-cell>
        </table:table-row>
        <table:table-row table:style-name="Tabela10.1">
          <table:table-cell table:style-name="Tabela10.A1" office:value-type="string">
            <text:p text:style-name="P218">Pré-Condições</text:p>
            <text:list xml:id="list120143751193743" text:continue-list="list120143736190026" text:style-name="WWNum26">
              <text:list-item>
                <text:p text:style-name="P247">Não se aplica</text:p>
              </text:list-item>
            </text:list>
          </table:table-cell>
        </table:table-row>
        <table:table-row table:style-name="Tabela10.1">
          <table:table-cell table:style-name="Tabela10.A1" office:value-type="string">
            <text:p text:style-name="P218">Pós-Condições</text:p>
            <text:list xml:id="list120143751178508" text:continue-numbering="true" text:style-name="WWNum26">
              <text:list-item>
                <text:p text:style-name="P247">Não se aplica</text:p>
              </text:list-item>
            </text:list>
          </table:table-cell>
        </table:table-row>
        <table:table-row table:style-name="Tabela10.1">
          <table:table-cell table:style-name="Tabela10.A1" office:value-type="string">
            <text:p text:style-name="P219">Procedimento de Teste</text:p>
            <text:list xml:id="list6712877560443690974" text:style-name="WWNum21">
              <text:list-item>
                <text:p text:style-name="P314"><text:span text:style-name="T21">O usuário aciona a opção de </text:span><text:span text:style-name="T18">Visualizar Informações Resumidas da Requisição de Pagamento</text:span><text:span text:style-name="T21">;</text:span></text:p>
              </text:list-item>
              <text:list-item>
                <text:p text:style-name="P273">O sistema exibe os dados resumidos (PD005).</text:p>
              </text:list-item>
            </text:list>
          </table:table-cell>
        </table:table-row>
      </table:table>
      <text:p text:style-name="P64"/>
      <text:list xml:id="list120143751171978" text:continue-list="list120143736189924" text:style-name="WWNum4">
        <text:list-item>
          <text:list>
            <text:list-item>
              <text:list>
                <text:list-item>
                  <text:p text:style-name="P347"><text:bookmark text:name="_n5kqp1dsxi0"/>Planilha de Dados do CT005 – PD005</text:p>
                </text:list-item>
              </text:list>
            </text:list-item>
          </text:list>
        </text:list-item>
      </text:list>
      <text:p text:style-name="P64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row table:style-name="Tabela11.1">
          <table:table-cell table:style-name="Tabela11.A1" office:value-type="string">
            <text:p text:style-name="P44">Referência ao UC</text:p>
          </table:table-cell>
          <table:table-cell table:style-name="Tabela11.A1" office:value-type="string">
            <text:p text:style-name="P44">Linha</text:p>
          </table:table-cell>
          <table:table-cell table:style-name="Tabela11.A1" office:value-type="string">
            <text:p text:style-name="P44">Entradas</text:p>
          </table:table-cell>
          <table:table-cell table:style-name="Tabela11.A1" office:value-type="string">
            <text:p text:style-name="P44">Saídas</text:p>
          </table:table-cell>
        </table:table-row>
        <table:table-row table:style-name="Tabela11.1">
          <table:table-cell table:style-name="Tabela11.A2" office:value-type="string">
            <text:p text:style-name="P63"><text:span text:style-name="T21">(S05) Subfluxo – </text:span><text:span text:style-name="T18">Visualizar Informações Resumidas da Requisição de Pagamento</text:span></text:p>
          </table:table-cell>
          <table:table-cell table:style-name="Tabela11.A2" office:value-type="string">
            <text:p text:style-name="P34">1</text:p>
          </table:table-cell>
          <table:table-cell table:style-name="Tabela11.A2" office:value-type="string">
            <text:p text:style-name="P73">Inserir dados de consulta da requisição de pagamento</text:p>
            <text:p text:style-name="P223"><text:span text:style-name="T78">Número:</text:span><text:span text:style-name="T21"> </text:span><text:span text:style-name="T37">00010/2017</text:span></text:p>
            <text:p text:style-name="P222"><text:span text:style-name="T78">Número do Processo: </text:span>0128300-28.2008.5.08.0009 </text:p>
          </table:table-cell>
          <table:table-cell table:style-name="Tabela11.A2" office:value-type="string">
            <text:p text:style-name="P225"><text:span text:style-name="T21">O sistema exibe os campos </text:span><text:span text:style-name="T78">Número: </text:span><text:span text:style-name="T21"><text:s/>(Número de requisição de pagamento) </text:span><text:span text:style-name="T37">00010/2017</text:span></text:p>
            <text:p text:style-name="P225"><text:span text:style-name="T21">, </text:span><text:span text:style-name="T78">Número do Processo: </text:span><text:span text:style-name="T105">(Número do Processo) </text:span><text:span text:style-name="T115">0128300-28.2008.5.08.0009</text:span></text:p>
            <text:p text:style-name="P225"><text:span text:style-name="T21">, </text:span><text:span text:style-name="T78">Vara de Origem :</text:span><text:span text:style-name="T21"> (Vara de Origem do cadastro da requisição) </text:span>VARA DO TRABALHO DE ALTAMIRA </text:p>
            <text:p text:style-name="P224"><text:span text:style-name="T21">, </text:span><text:span text:style-name="T78">Tipo de Requisição: </text:span>Precatório </text:p>
            <text:p text:style-name="P225"><text:span text:style-name="T21">, N</text:span><text:span text:style-name="T78">atureza do Crédito: </text:span><text:span text:style-name="T105">(Natureza do </text:span><text:soft-page-break/><text:span text:style-name="T105">Crédito) </text:span>Alimentar </text:p>
            <text:p text:style-name="P224"><text:span text:style-name="T105">, </text:span><text:span text:style-name="T170">Data da Autuação: </text:span>07/02/2017 </text:p>
            <text:p text:style-name="P224"><text:span text:style-name="T176">, </text:span><text:span text:style-name="T170">Situação: </text:span>Parcialmente Paga </text:p>
            <text:p text:style-name="P224"><text:span text:style-name="T177">e </text:span><text:span text:style-name="T170">Cadastro Finalizado? </text:span><text:span text:style-name="T171">: </text:span>Sim <text:span text:style-name="T177"><text:s/></text:span><text:span text:style-name="T171"><text:s/></text:span></text:p>
          </table:table-cell>
        </table:table-row>
        <table:table-row table:style-name="Tabela11.1">
          <table:table-cell table:style-name="Tabela11.A3" office:value-type="string">
            <text:p text:style-name="P63"><text:span text:style-name="T21">(S05) Subfluxo – </text:span><text:span text:style-name="T18">Visualizar Informações Resumidas da Requisição de Pagamento</text:span></text:p>
          </table:table-cell>
          <table:table-cell table:style-name="Tabela11.A3" office:value-type="string">
            <text:p text:style-name="P39">2</text:p>
          </table:table-cell>
          <table:table-cell table:style-name="Tabela11.A3" office:value-type="string">
            <text:p text:style-name="P73">Inserir dados de consulta da requisição de pagamento</text:p>
            <text:p text:style-name="P227"><text:span text:style-name="T78">Número:</text:span><text:span text:style-name="T21"> </text:span>00282/2009 <text:s/></text:p>
            <text:p text:style-name="P227"><text:span text:style-name="T78">Número do Processo: </text:span>0071200-63.2004.5.08.0201 <text:s text:c="2"/></text:p>
          </table:table-cell>
          <table:table-cell table:style-name="Tabela11.A3" office:value-type="string">
            <text:p text:style-name="P227"><text:span text:style-name="T21">O sistema exibe os campos </text:span><text:span text:style-name="T78">Número: </text:span><text:span text:style-name="T90"><text:s text:c="2"/></text:span><text:span text:style-name="T130">00282/2009</text:span></text:p>
            <text:p text:style-name="P227"><text:span text:style-name="T21">, </text:span><text:span text:style-name="T78">Número do Processo: </text:span><text:span text:style-name="T115"><text:s/>0071200-63.2004.5.08.0201 </text:span></text:p>
            <text:p text:style-name="P224"><text:span text:style-name="T21">, </text:span><text:span text:style-name="T78">Vara de Origem:</text:span><text:span text:style-name="T21"> </text:span>1ª VARA DO TRABALHO DE MACAPÁ </text:p>
            <text:p text:style-name="P224"><text:span text:style-name="T21">, </text:span><text:span text:style-name="T78">Tipo de Requisição: </text:span>Precatório </text:p>
            <text:p text:style-name="P224"><text:span text:style-name="T21">, N</text:span><text:span text:style-name="T78">atureza do Crédito: </text:span>Alimentar </text:p>
            <text:p text:style-name="P227"><text:span text:style-name="T105">, </text:span><text:span text:style-name="T170">Data da Autuação: </text:span>06/12/2016 <text:s/></text:p>
            <text:p text:style-name="P227"><text:span text:style-name="T176">, </text:span><text:span text:style-name="T170">Situação </text:span><text:span text:style-name="T178">(</text:span><text:span text:style-name="T105">Situação da requisição de pagamento)</text:span><text:span text:style-name="T170">: </text:span>Cancelada <text:s/></text:p>
            <text:p text:style-name="P224"><text:span text:style-name="T177">e </text:span><text:span text:style-name="T170">Cadastro Finalizado? </text:span><text:span text:style-name="T171">: </text:span><text:span text:style-name="T179">Sim</text:span><text:span text:style-name="T177"> </text:span><text:span text:style-name="T171"><text:s/></text:span></text:p>
          </table:table-cell>
        </table:table-row>
      </table:table>
      <text:p text:style-name="P64"/>
      <text:list xml:id="list120143751194911" text:continue-numbering="true" text:style-name="WWNum4">
        <text:list-item>
          <text:list>
            <text:list-item>
              <text:p text:style-name="P340"><text:bookmark text:name="_bwtc1y70fk7e"/>CT006 – Visualizar Detalhes e Histórico da Requisição de Pagamento<text:span text:style-name="T194">(</text:span><text:span text:style-name="T191">implementado</text:span><text:span text:style-name="T194">)</text:span></text:p>
            </text:list-item>
          </text:list>
        </text:list-item>
      </text:list>
      <text:p text:style-name="P242"><text:bookmark text:name="_25v38u2g2vpc"/></text:p>
      <table:table table:name="Tabela12" table:style-name="Tabela12">
        <table:table-column table:style-name="Tabela12.A"/>
        <table:table-row table:style-name="Tabela12.1">
          <table:table-cell table:style-name="Tabela12.A1" office:value-type="string">
            <text:p text:style-name="P31"><text:span text:style-name="T14">Descrição</text:span><text:span text:style-name="T18">: Este caso de teste tem como objetivo testar a </text:span><text:span text:style-name="T163">visualização de</text:span><text:span text:style-name="T18"> detalhes e histórico da requisição de pagamento</text:span></text:p>
          </table:table-cell>
        </table:table-row>
        <table:table-row table:style-name="Tabela12.1">
          <table:table-cell table:style-name="Tabela12.A1" office:value-type="string">
            <text:p text:style-name="P64"><text:span text:style-name="T17">Cenário</text:span><text:span text:style-name="T16">:</text:span><text:span text:style-name="T17"> </text:span><text:span text:style-name="T18">(S06)</text:span><text:span text:style-name="T17"> </text:span><text:span text:style-name="T18">Subfluxo - Visualizar Detalhes e Histórico da Requisição de Pagamento</text:span></text:p>
          </table:table-cell>
        </table:table-row>
        <table:table-row table:style-name="Tabela12.1">
          <table:table-cell table:style-name="Tabela12.A1" office:value-type="string">
            <text:p text:style-name="P218">Pré-Condições</text:p>
            <text:list xml:id="list120143751199328" text:continue-list="list120143751178508" text:style-name="WWNum26">
              <text:list-item>
                <text:p text:style-name="P247">Não se aplica</text:p>
              </text:list-item>
            </text:list>
          </table:table-cell>
        </table:table-row>
        <table:table-row table:style-name="Tabela12.1">
          <table:table-cell table:style-name="Tabela12.A1" office:value-type="string">
            <text:p text:style-name="P218">Pós-Condições</text:p>
            <text:list xml:id="list120143751191818" text:continue-numbering="true" text:style-name="WWNum26">
              <text:list-item>
                <text:p text:style-name="P247">Não se aplica</text:p>
              </text:list-item>
            </text:list>
          </table:table-cell>
        </table:table-row>
        <table:table-row table:style-name="Tabela12.1">
          <table:table-cell table:style-name="Tabela12.A1" office:value-type="string">
            <text:p text:style-name="P219">Procedimento de Teste</text:p>
            <text:list xml:id="list1076880930975024404" text:style-name="WWNum23">
              <text:list-item>
                <text:p text:style-name="P315"><text:span text:style-name="T21">O usuário aciona a opção de </text:span><text:span text:style-name="T18">Visualizar Detalhes e Histórico da Requisição de Pagamento</text:span></text:p>
              </text:list-item>
              <text:list-item>
                <text:p text:style-name="P274">O sistema exibe os dados de detalhes e histórico (PD006).</text:p>
              </text:list-item>
            </text:list>
          </table:table-cell>
        </table:table-row>
      </table:table>
      <text:p text:style-name="P64"/>
      <text:list xml:id="list120143751192698" text:continue-list="list120143751194911" text:style-name="WWNum4">
        <text:list-item>
          <text:list>
            <text:list-item>
              <text:list>
                <text:list-item>
                  <text:p text:style-name="P347"><text:bookmark text:name="_778u97ecro1m"/>Planilha de Dados do CT006 – PD006</text:p>
                </text:list-item>
              </text:list>
            </text:list-item>
          </text:list>
        </text:list-item>
      </text:list>
      <text:p text:style-name="P64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row table:style-name="Tabela13.1">
          <table:table-cell table:style-name="Tabela13.A1" office:value-type="string">
            <text:p text:style-name="P44">Referência ao UC</text:p>
          </table:table-cell>
          <table:table-cell table:style-name="Tabela13.A1" office:value-type="string">
            <text:p text:style-name="P44">Linha</text:p>
          </table:table-cell>
          <table:table-cell table:style-name="Tabela13.A1" office:value-type="string">
            <text:p text:style-name="P44">Entradas</text:p>
          </table:table-cell>
          <table:table-cell table:style-name="Tabela13.A1" office:value-type="string">
            <text:p text:style-name="P44">Saídas</text:p>
          </table:table-cell>
        </table:table-row>
        <table:table-row table:style-name="Tabela13.1">
          <table:table-cell table:style-name="Tabela13.A2" office:value-type="string">
            <text:p text:style-name="P63"><text:span text:style-name="T21">(S06) Subfluxo – </text:span><text:span text:style-name="T18">Visualizar Detalhes e Histórico da Requisição de Pagamento</text:span></text:p>
          </table:table-cell>
          <table:table-cell table:style-name="Tabela13.A2" office:value-type="string">
            <text:p text:style-name="P34">1</text:p>
          </table:table-cell>
          <table:table-cell table:style-name="Tabela13.A2" office:value-type="string">
            <text:p text:style-name="P73">Inserir dados de consulta da requisição de pagamento</text:p>
            <text:p text:style-name="P229"><text:span text:style-name="T78">Número:</text:span><text:span text:style-name="T21"> </text:span><text:span text:style-name="T213">00001/2017</text:span></text:p>
            <text:p text:style-name="P229"><text:s/></text:p>
            <text:p text:style-name="P229"><text:span text:style-name="T78">Número do Processo:</text:span><text:span text:style-name="T213">0000006-55.2008.5.08.0009</text:span></text:p>
            <text:p text:style-name="P229"><text:s text:c="2"/></text:p>
          </table:table-cell>
          <table:table-cell table:style-name="Tabela13.A2" office:value-type="string">
            <text:p text:style-name="P229"><text:span text:style-name="T21">O sistema exibe os campos </text:span><text:span text:style-name="T78">Número da Requisição de Pagamento</text:span><text:span text:style-name="T21"> <text:s/>(Número de requisição de pagamento) </text:span><text:span text:style-name="T214">00001/2017</text:span></text:p>
            <text:p text:style-name="P229"><text:span text:style-name="T21">, </text:span><text:span text:style-name="T78">Número do Processo: </text:span><text:span text:style-name="T91">(</text:span><text:span text:style-name="T105">Número do Processo que motivou o cadastro da requisição de pagamento)</text:span><text:span text:style-name="T215">0000006-55.2008.5.08.0009</text:span></text:p>
            <text:p text:style-name="P225"><text:span text:style-name="T21">, </text:span><text:span text:style-name="T78">Tipo de Requisição: </text:span><text:span text:style-name="T105">(Tipo de requisição de pagamento) </text:span><text:span text:style-name="T21">Precatório</text:span></text:p>
            <text:p text:style-name="P225"><text:soft-page-break/><text:span text:style-name="T21">, N</text:span><text:span text:style-name="T78">atureza do Crédito : </text:span><text:span text:style-name="T105">(Natureza do Crédito) </text:span><text:span text:style-name="T21">Alimentar</text:span></text:p>
            <text:p text:style-name="P225"><text:span text:style-name="T21">, </text:span><text:span text:style-name="T78">Vara de Origem: </text:span><text:span text:style-name="T105">(Vara onde a requisição de pagamento foi gerada) </text:span><text:span text:style-name="T21">VARA DO TRABALHO DE ALTAMIRA</text:span></text:p>
            <text:p text:style-name="P225"><text:span text:style-name="T21">, </text:span><text:span text:style-name="T78">Situação: </text:span><text:span text:style-name="T105">(Situação da requisição de pagamento) </text:span>Autuada </text:p>
            <text:p text:style-name="P225"><text:span text:style-name="T21">, </text:span><text:span text:style-name="T78">Situação: </text:span><text:span text:style-name="T105">(Situação da solicitação de atualização) </text:span>Atualização dos Cálculos Concluída </text:p>
            <text:p text:style-name="P228"><text:span text:style-name="T21">, </text:span><text:span text:style-name="T78">Data de </text:span><text:span text:style-name="T89">Envio</text:span><text:span text:style-name="T105">:</text:span><text:span text:style-name="T116">(</text:span><text:span text:style-name="T105">Data</text:span><text:span text:style-name="T21"> de Envio para a última atualização</text:span><text:span text:style-name="T38">) </text:span>23/02/2017 14:58:54 </text:p>
            <text:p text:style-name="P228"><text:span text:style-name="T21">, </text:span><text:span text:style-name="T89">Data de Recebimento</text:span><text:span text:style-name="T105">:</text:span><text:span text:style-name="T116">(</text:span><text:span text:style-name="T105">Data</text:span><text:span text:style-name="T21"> de Recebimento do cálculo, da última atualização</text:span><text:span text:style-name="T38">) </text:span>23/02/2017 14:59:41 <text:s/></text:p>
            <text:p text:style-name="P225"><text:span text:style-name="T21">, </text:span><text:span text:style-name="T78">Data da Atualização:</text:span><text:span text:style-name="T116">(</text:span><text:span text:style-name="T21">Data de realização da última atualização</text:span><text:span text:style-name="T38">) </text:span>08/03/2017 10:44:59 </text:p>
            <text:p text:style-name="P225"><text:span text:style-name="T21">, </text:span><text:span text:style-name="T78">Responsável pela Atualização: </text:span><text:span text:style-name="T21"><text:s/></text:span><text:span text:style-name="T38">(</text:span><text:span text:style-name="T21">Vara que realizou a atualização dos cálculos</text:span><text:span text:style-name="T38">) </text:span>Divisão de Precatórios - EDUARDO LUIZ SILVA DA FONSÊCA </text:p>
            <text:p text:style-name="P228"><text:span text:style-name="T21">, </text:span><text:span text:style-name="T78">Lista de Beneficiários com os campos:</text:span><text:span text:style-name="T21"> </text:span><text:span text:style-name="T78">Beneficiário </text:span><text:span text:style-name="T21">(Nome do Beneficiário) </text:span>Henrique Raul Fernandes <text:s/></text:p>
            <text:p text:style-name="P225"><text:span text:style-name="T21">, </text:span><text:span text:style-name="T78">Documento Fiscal:</text:span><text:span text:style-name="T21">(Documento Fiscal do Beneficiário)</text:span></text:p>
            <text:p text:style-name="P225">589.873.531-33 <text:s/></text:p>
            <text:p text:style-name="P226"><text:span text:style-name="T21">, </text:span><text:span text:style-name="T78">Prioridade:</text:span><text:span text:style-name="T21">(Tipo de <text:s/>Prioridade)</text:span></text:p>
            <text:p text:style-name="P226">Doença Grave </text:p>
            <text:p text:style-name="P228"><text:span text:style-name="T21"><text:s/>e </text:span><text:span text:style-name="T78">Data da Atualização</text:span><text:span text:style-name="T21"> (Data da última atualização realizada no cálculo) </text:span>08/03/2017 10:44:22 <text:s/></text:p>
            <text:p text:style-name="P228"/>
          </table:table-cell>
        </table:table-row>
      </table:table>
      <text:p text:style-name="P64"/>
      <text:list xml:id="list120143767186387" text:continue-numbering="true" text:style-name="WWNum4">
        <text:list-item>
          <text:list>
            <text:list-item>
              <text:p text:style-name="P340"><text:bookmark text:name="_absh5vb31xd0"/>CT007 – Incluir Requisição de Pagamento – Beneficiários<text:span text:style-name="T195">(</text:span><text:span text:style-name="T200">implementado</text:span><text:span text:style-name="T195">)</text:span></text:p>
            </text:list-item>
          </text:list>
        </text:list-item>
      </text:list>
      <text:p text:style-name="P242"><text:bookmark text:name="_ecp8n6oyd0rb"/></text:p>
      <table:table table:name="Tabela14" table:style-name="Tabela14">
        <table:table-column table:style-name="Tabela14.A"/>
        <table:table-row table:style-name="Tabela14.1">
          <table:table-cell table:style-name="Tabela14.A1" office:value-type="string">
            <text:p text:style-name="P31"><text:span text:style-name="T14">Descrição</text:span><text:span text:style-name="T18">: Este caso de teste tem como objetivo testar a inclusão de requisição de pagamento - beneficiários</text:span></text:p>
          </table:table-cell>
        </table:table-row>
        <table:table-row table:style-name="Tabela14.1">
          <table:table-cell table:style-name="Tabela14.A1" office:value-type="string">
            <text:p text:style-name="P64"><text:span text:style-name="T17">Cenário</text:span><text:span text:style-name="T16">:</text:span><text:span text:style-name="T17"> </text:span><text:span text:style-name="T18">(S07)</text:span><text:span text:style-name="T17"> </text:span><text:span text:style-name="T18">Subfluxo - Incluir Requisição de Pagamento - Beneficiários</text:span></text:p>
          </table:table-cell>
        </table:table-row>
        <table:table-row table:style-name="Tabela14.1">
          <table:table-cell table:style-name="Tabela14.A1" office:value-type="string">
            <text:p text:style-name="P218">Pré-Condições</text:p>
            <text:list xml:id="list120143767176440" text:continue-list="list120143751191818" text:style-name="WWNum26">
              <text:list-item>
                <text:p text:style-name="P247">Não se aplica</text:p>
              </text:list-item>
            </text:list>
          </table:table-cell>
        </table:table-row>
        <table:table-row table:style-name="Tabela14.1">
          <table:table-cell table:style-name="Tabela14.A1" office:value-type="string">
            <text:p text:style-name="P218">Pós-Condições</text:p>
            <text:list xml:id="list120143767199598" text:continue-numbering="true" text:style-name="WWNum26">
              <text:list-item>
                <text:p text:style-name="P247">Não se aplica</text:p>
              </text:list-item>
            </text:list>
          </table:table-cell>
        </table:table-row>
        <text:soft-page-break/>
        <table:table-row table:style-name="Tabela14.1">
          <table:table-cell table:style-name="Tabela14.A1" office:value-type="string">
            <text:p text:style-name="P219">Procedimento de Teste</text:p>
            <text:list xml:id="list2779377283724876705" text:style-name="WWNum2">
              <text:list-item>
                <text:p text:style-name="P316"><text:span text:style-name="T21">O usuário aciona a opção de </text:span><text:span text:style-name="T18">Incluir Requisição de Pagamento - Beneficiários;</text:span></text:p>
              </text:list-item>
              <text:list-item>
                <text:p text:style-name="P275">O sistema exibe as informações resumidas da requisição de pagamento e campos para a entrada de dados (PD007);</text:p>
              </text:list-item>
              <text:list-item>
                <text:p text:style-name="P275">O usuário preenche os dados solicitados e confirma a inclusão;</text:p>
              </text:list-item>
              <text:list-item>
                <text:p text:style-name="P316"><text:span text:style-name="T21">O sistema valida e salva os dados, apresentando a mensagem </text:span><text:span text:style-name="T166">MSG0001</text:span><text:span text:style-name="T21">.</text:span></text:p>
              </text:list-item>
            </text:list>
          </table:table-cell>
        </table:table-row>
        <table:table-row table:style-name="Tabela14.1">
          <table:table-cell table:style-name="Tabela14.A1" office:value-type="string">
            <text:p text:style-name="P64"><text:span text:style-name="T17">Cenário: </text:span><text:span text:style-name="T18">(E18) Fluxo de Exceção – Beneficiário Cadastrado como Procurador</text:span></text:p>
          </table:table-cell>
        </table:table-row>
        <table:table-row table:style-name="Tabela14.1">
          <table:table-cell table:style-name="Tabela14.A1" office:value-type="string">
            <text:p text:style-name="P218">Pré-Condições</text:p>
            <text:list xml:id="list120143767184394" text:continue-list="list120143767199598" text:style-name="WWNum26">
              <text:list-item>
                <text:p text:style-name="P247">Não de aplica</text:p>
              </text:list-item>
            </text:list>
          </table:table-cell>
        </table:table-row>
        <table:table-row table:style-name="Tabela14.1">
          <table:table-cell table:style-name="Tabela14.A1" office:value-type="string">
            <text:p text:style-name="P218">Pós-Condições</text:p>
            <text:list xml:id="list120143767177515" text:continue-numbering="true" text:style-name="WWNum26">
              <text:list-item>
                <text:p text:style-name="P246">Não de aplica</text:p>
              </text:list-item>
            </text:list>
          </table:table-cell>
        </table:table-row>
        <table:table-row table:style-name="Tabela14.1">
          <table:table-cell table:style-name="Tabela14.A1" office:value-type="string">
            <text:p text:style-name="P219">Procedimento de Teste</text:p>
            <text:list xml:id="list1641066297883821814" text:style-name="WWNum42">
              <text:list-item>
                <text:p text:style-name="P317"><text:span text:style-name="T21">O usuário aciona a opção de </text:span><text:span text:style-name="T18">Incluir Requisição de Pagamento - Beneficiários;</text:span></text:p>
              </text:list-item>
              <text:list-item>
                <text:p text:style-name="P276">O sistema exibe as informações resumidas da requisição de pagamento e campos para a entrada de dados (PD007);</text:p>
              </text:list-item>
              <text:list-item>
                <text:p text:style-name="P276">O usuário preenche os dados solicitados e confirma a inclusão;</text:p>
              </text:list-item>
              <text:list-item>
                <text:p text:style-name="P317"><text:span text:style-name="T21">O sistema identificou que o </text:span><text:span text:style-name="T18">beneficiário informado já está cadastrado como procurador</text:span><text:span text:style-name="T21">, e apresenta a mensagem </text:span><text:span text:style-name="T166">MSG0009</text:span><text:span text:style-name="T21">;</text:span></text:p>
              </text:list-item>
            </text:list>
          </table:table-cell>
        </table:table-row>
        <table:table-row table:style-name="Tabela14.1">
          <table:table-cell table:style-name="Tabela14.A1" office:value-type="string">
            <text:p text:style-name="P64"><text:span text:style-name="T17">Cenário: </text:span><text:span text:style-name="T18">(E19) Fluxo de Exceção – Beneficiário Cadastrado como Executado</text:span></text:p>
          </table:table-cell>
        </table:table-row>
        <table:table-row table:style-name="Tabela14.1">
          <table:table-cell table:style-name="Tabela14.A1" office:value-type="string">
            <text:p text:style-name="P218">Pré-Condições</text:p>
            <text:list xml:id="list120143767172125" text:continue-list="list120143767177515" text:style-name="WWNum26">
              <text:list-item>
                <text:p text:style-name="P247">Não de aplica</text:p>
              </text:list-item>
            </text:list>
          </table:table-cell>
        </table:table-row>
        <table:table-row table:style-name="Tabela14.1">
          <table:table-cell table:style-name="Tabela14.A1" office:value-type="string">
            <text:p text:style-name="P218">Pós-Condições</text:p>
            <text:list xml:id="list120143767177906" text:continue-numbering="true" text:style-name="WWNum26">
              <text:list-item>
                <text:p text:style-name="P247">Não de aplica</text:p>
              </text:list-item>
            </text:list>
          </table:table-cell>
        </table:table-row>
        <table:table-row table:style-name="Tabela14.1">
          <table:table-cell table:style-name="Tabela14.A1" office:value-type="string">
            <text:p text:style-name="P219">Procedimento de Teste</text:p>
            <text:list xml:id="list1203020206559307242" text:style-name="WWNum37">
              <text:list-item>
                <text:p text:style-name="P318"><text:span text:style-name="T21">O usuário aciona a opção de </text:span><text:span text:style-name="T18">Incluir Requisição de Pagamento - Beneficiários;</text:span></text:p>
              </text:list-item>
              <text:list-item>
                <text:p text:style-name="P277">O sistema exibe as informações resumidas da requisição de pagamento e campos para a entrada de dados (PD007);</text:p>
              </text:list-item>
              <text:list-item>
                <text:p text:style-name="P277">O usuário preenche os dados solicitados e confirma a inclusão;</text:p>
              </text:list-item>
              <text:list-item>
                <text:p text:style-name="P318"><text:span text:style-name="T21">O sistema identificou que o </text:span><text:span text:style-name="T18">beneficiário informado já está cadastrado como executado</text:span><text:span text:style-name="T21">, e apresenta a mensagem </text:span><text:span text:style-name="T166">MSG0012</text:span><text:span text:style-name="T21">;</text:span></text:p>
              </text:list-item>
            </text:list>
          </table:table-cell>
        </table:table-row>
        <table:table-row table:style-name="Tabela14.1">
          <table:table-cell table:style-name="Tabela14.A1" office:value-type="string">
            <text:p text:style-name="P64"><text:span text:style-name="T17">Cenário: </text:span><text:span text:style-name="T18">(E20) Fluxo de Exceção – Advogado Cadastrado como Procurador</text:span></text:p>
          </table:table-cell>
        </table:table-row>
        <table:table-row table:style-name="Tabela14.1">
          <table:table-cell table:style-name="Tabela14.A1" office:value-type="string">
            <text:p text:style-name="P218">Pré-Condições</text:p>
            <text:list xml:id="list120143767178593" text:continue-list="list120143767177906" text:style-name="WWNum26">
              <text:list-item>
                <text:p text:style-name="P247">Não de aplica</text:p>
              </text:list-item>
            </text:list>
          </table:table-cell>
        </table:table-row>
        <table:table-row table:style-name="Tabela14.1">
          <table:table-cell table:style-name="Tabela14.A1" office:value-type="string">
            <text:p text:style-name="P218">Pós-Condições</text:p>
            <text:list xml:id="list120143767178235" text:continue-numbering="true" text:style-name="WWNum26">
              <text:list-item>
                <text:p text:style-name="P247">Não de aplica</text:p>
              </text:list-item>
            </text:list>
          </table:table-cell>
        </table:table-row>
        <table:table-row table:style-name="Tabela14.1">
          <table:table-cell table:style-name="Tabela14.A1" office:value-type="string">
            <text:p text:style-name="P219">Procedimento de Teste</text:p>
            <text:list xml:id="list7097309746953084948" text:style-name="WWNum31">
              <text:list-item>
                <text:p text:style-name="P319"><text:span text:style-name="T21">O usuário aciona a opção de </text:span><text:span text:style-name="T18">Incluir Requisição de Pagamento - Beneficiários;</text:span></text:p>
              </text:list-item>
              <text:list-item>
                <text:p text:style-name="P278">O sistema exibe as informações resumidas da requisição de pagamento e campos para a entrada de dados (PD007);</text:p>
              </text:list-item>
              <text:list-item>
                <text:p text:style-name="P278">O usuário preenche os dados solicitados e confirma a inclusão;</text:p>
              </text:list-item>
              <text:list-item>
                <text:p text:style-name="P319"><text:span text:style-name="T21">O sistema identificou que o </text:span><text:span text:style-name="T18">advogado informado já está cadastrado como procurador</text:span><text:span text:style-name="T21">, e apresenta a mensagem </text:span><text:span text:style-name="T166">MSG0015</text:span><text:span text:style-name="T21">;</text:span></text:p>
              </text:list-item>
            </text:list>
          </table:table-cell>
        </table:table-row>
        <table:table-row table:style-name="Tabela14.1">
          <table:table-cell table:style-name="Tabela14.A1" office:value-type="string">
            <text:p text:style-name="P64"><text:span text:style-name="T17">Cenário: </text:span><text:span text:style-name="T18">(E21) Fluxo de Exceção – Beneficiário Duplicado</text:span></text:p>
          </table:table-cell>
        </table:table-row>
        <table:table-row table:style-name="Tabela14.1">
          <table:table-cell table:style-name="Tabela14.A1" office:value-type="string">
            <text:p text:style-name="P218">Pré-Condições</text:p>
            <text:list xml:id="list120143767187049" text:continue-list="list120143767178235" text:style-name="WWNum26">
              <text:list-item>
                <text:p text:style-name="P247">Não de aplica</text:p>
              </text:list-item>
            </text:list>
          </table:table-cell>
        </table:table-row>
        <table:table-row table:style-name="Tabela14.1">
          <table:table-cell table:style-name="Tabela14.A1" office:value-type="string">
            <text:p text:style-name="P218">Pós-Condições</text:p>
            <text:list xml:id="list120143767180764" text:continue-numbering="true" text:style-name="WWNum26">
              <text:list-item>
                <text:p text:style-name="P247"><text:soft-page-break/>Não de aplica</text:p>
              </text:list-item>
            </text:list>
          </table:table-cell>
        </table:table-row>
        <table:table-row table:style-name="Tabela14.1">
          <table:table-cell table:style-name="Tabela14.A1" office:value-type="string">
            <text:p text:style-name="P219">Procedimento de Teste</text:p>
            <text:list xml:id="list2482424505891105502" text:style-name="WWNum44">
              <text:list-item>
                <text:p text:style-name="P320"><text:span text:style-name="T21">O usuário aciona a opção de </text:span><text:span text:style-name="T18">Incluir Requisição de Pagamento - Beneficiários;</text:span></text:p>
              </text:list-item>
              <text:list-item>
                <text:p text:style-name="P279">O sistema exibe as informações resumidas da requisição de pagamento e campos para a entrada de dados (PD007);</text:p>
              </text:list-item>
              <text:list-item>
                <text:p text:style-name="P279">O usuário preenche os dados solicitados e confirma a inclusão;</text:p>
              </text:list-item>
              <text:list-item>
                <text:p text:style-name="P320"><text:span text:style-name="T21">O sistema identificou que o </text:span><text:span text:style-name="T18">beneficiário informado já foi cadastrado na requisição de pagamento</text:span><text:span text:style-name="T21">, e apresenta a mensagem </text:span><text:span text:style-name="T166">MSG0006</text:span><text:span text:style-name="T21">;</text:span></text:p>
              </text:list-item>
            </text:list>
          </table:table-cell>
        </table:table-row>
        <table:table-row table:style-name="Tabela14.1">
          <table:table-cell table:style-name="Tabela14.A1" office:value-type="string">
            <text:p text:style-name="P64"><text:span text:style-name="T17">Cenário: </text:span><text:span text:style-name="T18">(E22) Fluxo de Exceção – Advogado Duplicado</text:span></text:p>
          </table:table-cell>
        </table:table-row>
        <table:table-row table:style-name="Tabela14.1">
          <table:table-cell table:style-name="Tabela14.A1" office:value-type="string">
            <text:p text:style-name="P218">Pré-Condições</text:p>
            <text:list xml:id="list120143767189246" text:continue-list="list120143767180764" text:style-name="WWNum26">
              <text:list-item>
                <text:p text:style-name="P247">Não de aplica</text:p>
              </text:list-item>
            </text:list>
          </table:table-cell>
        </table:table-row>
        <table:table-row table:style-name="Tabela14.1">
          <table:table-cell table:style-name="Tabela14.A1" office:value-type="string">
            <text:p text:style-name="P218">Pós-Condições</text:p>
            <text:list xml:id="list120143767192094" text:continue-numbering="true" text:style-name="WWNum26">
              <text:list-item>
                <text:p text:style-name="P247">Não de aplica</text:p>
              </text:list-item>
            </text:list>
          </table:table-cell>
        </table:table-row>
        <table:table-row table:style-name="Tabela14.1">
          <table:table-cell table:style-name="Tabela14.A1" office:value-type="string">
            <text:p text:style-name="P219">Procedimento de Teste</text:p>
            <text:list xml:id="list23514291080294116" text:style-name="WWNum18">
              <text:list-item>
                <text:p text:style-name="P321"><text:span text:style-name="T21">O usuário aciona a opção de </text:span><text:span text:style-name="T18">Incluir Requisição de Pagamento - Beneficiários;</text:span></text:p>
              </text:list-item>
              <text:list-item>
                <text:p text:style-name="P280">O sistema exibe as informações resumidas da requisição de pagamento e campos para a entrada de dados (PD007);</text:p>
              </text:list-item>
              <text:list-item>
                <text:p text:style-name="P280">O usuário preenche os dados solicitados e confirma a inclusão;</text:p>
              </text:list-item>
              <text:list-item>
                <text:p text:style-name="P321"><text:span text:style-name="T21">O sistema identificou que o </text:span><text:span text:style-name="T18">advogado informado já foi cadastrado na requisição de pagamento</text:span><text:span text:style-name="T21">, e apresenta a mensagem </text:span><text:span text:style-name="T166">MSG0006</text:span><text:span text:style-name="T21">;</text:span></text:p>
              </text:list-item>
            </text:list>
          </table:table-cell>
        </table:table-row>
      </table:table>
      <text:p text:style-name="P64"/>
      <text:list xml:id="list120143767189081" text:continue-list="list120143767186387" text:style-name="WWNum4">
        <text:list-item>
          <text:list>
            <text:list-item>
              <text:list>
                <text:list-item>
                  <text:p text:style-name="P347"><text:bookmark text:name="_yzfsdrry1x16"/>Planilha de Dados do CT007 – PD007</text:p>
                </text:list-item>
              </text:list>
            </text:list-item>
          </text:list>
        </text:list-item>
      </text:list>
      <text:p text:style-name="P64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row table:style-name="Tabela15.1">
          <table:table-cell table:style-name="Tabela15.A1" office:value-type="string">
            <text:p text:style-name="P44">Referência ao UC</text:p>
          </table:table-cell>
          <table:table-cell table:style-name="Tabela15.A1" office:value-type="string">
            <text:p text:style-name="P44">Linha</text:p>
          </table:table-cell>
          <table:table-cell table:style-name="Tabela15.A1" office:value-type="string">
            <text:p text:style-name="P44">Entradas</text:p>
          </table:table-cell>
          <table:table-cell table:style-name="Tabela15.A1" office:value-type="string">
            <text:p text:style-name="P44">Saídas</text:p>
          </table:table-cell>
        </table:table-row>
        <table:table-row table:style-name="Tabela15.1">
          <table:table-cell table:style-name="Tabela15.A2" office:value-type="string">
            <text:p text:style-name="P63"><text:span text:style-name="T21">(S07) Subfluxo – </text:span><text:span text:style-name="T18">Incluir Requisição de Pagamento - Beneficiários</text:span></text:p>
          </table:table-cell>
          <table:table-cell table:style-name="Tabela15.A2" office:value-type="string">
            <text:p text:style-name="P34">1</text:p>
          </table:table-cell>
          <table:table-cell table:style-name="Tabela15.A2" office:value-type="string">
            <text:p text:style-name="P19">Inserir dados de inclusão de requisição de pagamento</text:p>
            <text:p text:style-name="P12"><text:span text:style-name="T78">Foi deferido o benefício de prioridade processual?:</text:span><text:span text:style-name="T21"> </text:span><text:span text:style-name="T39">(</text:span><text:span text:style-name="T21">Indica se foi deferido para o beneficiário o benefício de prioridade processual</text:span><text:span text:style-name="T39">) </text:span><text:span text:style-name="T42">Sim</text:span></text:p>
            <text:p text:style-name="P5"><text:span text:style-name="T78">Tipo de prioridade: </text:span><text:span text:style-name="T92">(</text:span><text:span text:style-name="T21">Tipo de prioridade deferida para o beneficiário</text:span><text:span text:style-name="T39">) <text:s/></text:span>Doença Grave </text:p>
            <text:p text:style-name="P6"><text:span text:style-name="T78">Exeq. Líquido: </text:span><text:span text:style-name="T117">1.000,00</text:span></text:p>
            <text:p text:style-name="P6"><text:span text:style-name="T78">INSS Beneficiário: </text:span><text:span text:style-name="T117">100,00</text:span></text:p>
            <text:p text:style-name="P6"><text:span text:style-name="T78">INSS Executado: </text:span><text:span text:style-name="T117">100,00</text:span></text:p>
            <text:p text:style-name="P6"><text:span text:style-name="T78">IR: </text:span><text:span text:style-name="T117">100,00</text:span></text:p>
            <text:p text:style-name="P6"><text:span text:style-name="T78">Observações: </text:span><text:span text:style-name="T117">Isto é um teste!</text:span></text:p>
            <text:p text:style-name="P73">Inserir dados de inclusão de beneficiário</text:p>
            <text:p text:style-name="P31"><text:span text:style-name="T78">Tipo de Pessoa: </text:span><text:span text:style-name="T21">Pessoa Física</text:span></text:p>
            <text:p text:style-name="P182"><text:span text:style-name="T78">Documento Fiscal</text:span><text:span text:style-name="T21">: </text:span><text:span text:style-name="T72">113.255.348-20</text:span></text:p>
            <text:p text:style-name="P182"><text:span text:style-name="T78">Nome</text:span><text:span text:style-name="T21">: </text:span><text:span text:style-name="T72">Domingos Áine Feliciano</text:span></text:p>
            <text:p text:style-name="P31"><text:span text:style-name="T78">Data de Nascimento:</text:span><text:span text:style-name="T21"> </text:span><text:span text:style-name="T39">01/01/</text:span><text:span text:style-name="T53">1950</text:span></text:p>
            <text:p text:style-name="P73">Inserir dados de inclusão de advogado</text:p>
            <text:p text:style-name="P108"><text:span text:style-name="T78">CPF</text:span><text:span text:style-name="T21">: </text:span>670.198.542-49 </text:p>
            <text:p text:style-name="P108"><text:span text:style-name="T78">Nome</text:span><text:span text:style-name="T21">: </text:span>ABEL DA SILVA PEREIRA </text:p>
            <text:p text:style-name="P31"><text:span text:style-name="T78">UF da OAB</text:span><text:span text:style-name="T21">: </text:span><text:span text:style-name="T39">Acre</text:span></text:p>
            <text:p text:style-name="P31"><text:span text:style-name="T78">Número da OAB</text:span><text:span text:style-name="T21">: </text:span><text:span text:style-name="T39">000000</text:span></text:p>
            <text:p text:style-name="P31"><text:span text:style-name="T78">Tipo de AOB</text:span><text:span text:style-name="T21">: </text:span><text:span text:style-name="T39">Advogado</text:span></text:p>
          </table:table-cell>
          <table:table-cell table:style-name="Tabela15.A2" office:value-type="string">
            <text:p text:style-name="P31"><text:span text:style-name="T21">O sistema apresenta a mensagem </text:span><text:span text:style-name="T166">MSG0001.</text:span></text:p>
            <text:p text:style-name="P135"/>
            <text:p text:style-name="P240">Operação Realizada com Sucesso</text:p>
            <text:p text:style-name="P234"/>
          </table:table-cell>
        </table:table-row>
        <table:table-row table:style-name="Tabela15.1">
          <table:table-cell table:style-name="Tabela15.A2" office:value-type="string">
            <text:p text:style-name="P63"><text:span text:style-name="T21">(E18) </text:span><text:span text:style-name="T18">Fluxo de </text:span><text:soft-page-break/><text:span text:style-name="T18">Exceção – Beneficiário Cadastrado como Procurador</text:span></text:p>
          </table:table-cell>
          <table:table-cell table:style-name="Tabela15.A2" office:value-type="string">
            <text:p text:style-name="P34">2</text:p>
          </table:table-cell>
          <table:table-cell table:style-name="Tabela15.A2" office:value-type="string">
            <text:p text:style-name="P73">Inserir dados de inclusão de <text:soft-page-break/>requisição de pagamento para ocorrer erro</text:p>
            <text:p text:style-name="P12"><text:span text:style-name="T78">Foi deferido o benefício de prioridade processual?: </text:span><text:span text:style-name="T39"><text:s/></text:span><text:span text:style-name="T72">Não</text:span></text:p>
            <text:p text:style-name="P7"><text:span text:style-name="T78">Tipo de prioridade: </text:span><text:span text:style-name="T92">(</text:span><text:span text:style-name="T21">Tipo de prioridade deferida para o beneficiário</text:span><text:span text:style-name="T39">) <text:s/></text:span><text:span text:style-name="T72">Não</text:span> </text:p>
            <text:p text:style-name="P7"><text:span text:style-name="T78">Exeq. Líquido: </text:span><text:span text:style-name="T117">1.000,00</text:span></text:p>
            <text:p text:style-name="P7"><text:span text:style-name="T78">INSS Beneficiário: </text:span><text:span text:style-name="T117">100,00</text:span></text:p>
            <text:p text:style-name="P7"><text:span text:style-name="T78">INSS Executado: </text:span><text:span text:style-name="T117">100,00</text:span></text:p>
            <text:p text:style-name="P7"><text:span text:style-name="T78">IR: </text:span><text:span text:style-name="T117">100,00</text:span></text:p>
            <text:p text:style-name="P7"><text:span text:style-name="T93">Observações: </text:span><text:span text:style-name="T117">Isto é um teste!</text:span></text:p>
            <text:p text:style-name="P73">Inserir dados de inclusão de beneficiário</text:p>
            <text:p text:style-name="P109"><text:span text:style-name="T78">Tipo de Pessoa: </text:span><text:span text:style-name="T21">Pessoa Física</text:span></text:p>
            <text:p text:style-name="P183"><text:span text:style-name="T78">Documento Fiscal</text:span><text:span text:style-name="T21">: </text:span><text:span text:style-name="T73">448.985.451-06</text:span></text:p>
            <text:p text:style-name="P183"><text:span text:style-name="T78">Nome</text:span><text:span text:style-name="T21">:</text:span><text:span text:style-name="T73">448.985.451-06</text:span></text:p>
            <text:p text:style-name="P73">Inserir dados de inclusão de advogado</text:p>
            <text:p text:style-name="P109"><text:span text:style-name="T78">CPF</text:span><text:span text:style-name="T21">: </text:span><text:span text:style-name="T39">303.492.832-73</text:span></text:p>
            <text:p text:style-name="P109"><text:span text:style-name="T78">Nome</text:span><text:span text:style-name="T21">: </text:span><text:span text:style-name="T39">Miguel Michel <text:s/>Elias Temer Lulia</text:span></text:p>
            <text:p text:style-name="P109"><text:span text:style-name="T78">UF da OAB</text:span><text:span text:style-name="T21">: </text:span><text:span text:style-name="T39">Acre</text:span></text:p>
            <text:p text:style-name="P109"><text:span text:style-name="T78">Número da OAB</text:span><text:span text:style-name="T21">: </text:span><text:span text:style-name="T39">000000000000</text:span></text:p>
            <text:p text:style-name="P109"><text:span text:style-name="T78">Tipo de AOB</text:span><text:span text:style-name="T21">: </text:span><text:span text:style-name="T39">Advogado</text:span></text:p>
          </table:table-cell>
          <table:table-cell table:style-name="Tabela15.A2" office:value-type="string">
            <text:p text:style-name="P31"><text:span text:style-name="T21">O sistema apresenta a </text:span><text:soft-page-break/><text:span text:style-name="T21">mensagem </text:span><text:span text:style-name="T166">MSG0009.</text:span></text:p>
            <text:p text:style-name="P97"/>
            <text:p text:style-name="P234">Erro: Beneficiário informado já está cadastrado como Procurador. Operação não permitida. </text:p>
          </table:table-cell>
        </table:table-row>
        <table:table-row table:style-name="Tabela15.1">
          <table:table-cell table:style-name="Tabela15.A2" office:value-type="string">
            <text:p text:style-name="P63"><text:span text:style-name="T21">(E19) </text:span><text:span text:style-name="T18">Fluxo de Exceção – Beneficiário Cadastrado como Executado</text:span></text:p>
          </table:table-cell>
          <table:table-cell table:style-name="Tabela15.A2" office:value-type="string">
            <text:p text:style-name="P34">3</text:p>
          </table:table-cell>
          <table:table-cell table:style-name="Tabela15.A2" office:value-type="string">
            <text:p text:style-name="P73">Inserir dados de inclusão de requisição de pagamento para ocorrer erro</text:p>
            <text:p text:style-name="P12"><text:span text:style-name="T78">Foi deferido o benefício de prioridade processual?:</text:span><text:span text:style-name="T21"> </text:span><text:span text:style-name="T39">(</text:span><text:span text:style-name="T21">Indica se foi deferido para o beneficiário o benefício de prioridade processual</text:span><text:span text:style-name="T39">) </text:span><text:span text:style-name="T42">Sim</text:span></text:p>
            <text:p text:style-name="P7"><text:span text:style-name="T78">Tipo de prioridade: </text:span><text:span text:style-name="T92">(</text:span><text:span text:style-name="T21">Tipo de prioridade deferida para o beneficiário</text:span><text:span text:style-name="T39">) <text:s/></text:span>Doença Grave </text:p>
            <text:p text:style-name="P7"><text:span text:style-name="T78">Exeq. Líquido: </text:span><text:span text:style-name="T117">1.000,00</text:span></text:p>
            <text:p text:style-name="P7"><text:span text:style-name="T78">INSS Beneficiário: </text:span><text:span text:style-name="T117">100,00</text:span></text:p>
            <text:p text:style-name="P7"><text:span text:style-name="T78">INSS Executado: </text:span><text:span text:style-name="T117">100,00</text:span></text:p>
            <text:p text:style-name="P7"><text:span text:style-name="T78">IR: </text:span><text:span text:style-name="T117">100,00</text:span></text:p>
            <text:p text:style-name="P7"><text:span text:style-name="T93">Observações: </text:span><text:span text:style-name="T117">Isto é um teste!</text:span></text:p>
            <text:p text:style-name="P73">Inserir dados de inclusão de beneficiário</text:p>
            <text:p text:style-name="P31"><text:span text:style-name="T78">Tipo de Pessoa: </text:span><text:span text:style-name="T21">Pessoa </text:span><text:span text:style-name="T40">Jurídica</text:span></text:p>
            <text:p text:style-name="P183"><text:span text:style-name="T78">Documento Fiscal</text:span><text:span text:style-name="T21">: </text:span><text:span text:style-name="T73">34.621.748/0001-23</text:span></text:p>
            <text:p text:style-name="P183"><text:span text:style-name="T78">Nome</text:span><text:span text:style-name="T21">: </text:span><text:span text:style-name="T73">Universidade Federal do Pará</text:span></text:p>
            <text:p text:style-name="P110"><text:span text:style-name="T78">Data de Nascimento:</text:span><text:span text:style-name="T21"> </text:span><text:span text:style-name="T40">N/A</text:span><text:span text:style-name="T21"> </text:span></text:p>
            <text:p text:style-name="P73">Inserir dados de inclusão de advogado</text:p>
            <text:p text:style-name="P110"><text:span text:style-name="T78">CPF</text:span><text:span text:style-name="T21">: </text:span><text:span text:style-name="T39">303.492.832-73</text:span></text:p>
            <text:p text:style-name="P110"><text:span text:style-name="T78">Nome</text:span><text:span text:style-name="T21">: </text:span><text:span text:style-name="T39">Miguel Michel <text:s/>Elias Temer Lulia</text:span></text:p>
            <text:p text:style-name="P110"><text:span text:style-name="T78">UF da OAB</text:span><text:span text:style-name="T21">: </text:span><text:span text:style-name="T39">Acre</text:span></text:p>
            <text:p text:style-name="P110"><text:span text:style-name="T78">Número da OAB</text:span><text:span text:style-name="T21">: </text:span><text:span text:style-name="T39">000000</text:span></text:p>
            <text:p text:style-name="P110"><text:span text:style-name="T78">Tipo de AOB</text:span><text:span text:style-name="T21">: </text:span><text:span text:style-name="T39">Advogado</text:span></text:p>
          </table:table-cell>
          <table:table-cell table:style-name="Tabela15.A2" office:value-type="string">
            <text:p text:style-name="P31"><text:span text:style-name="T21">O sistema apresenta a mensagem </text:span><text:span text:style-name="T166">MSG0012.</text:span></text:p>
            <text:p text:style-name="P97"/>
            <text:p text:style-name="P234">Erro: Beneficiário informado já está cadastrado como Executado. Operação não permitida. </text:p>
            <text:p text:style-name="P235"/>
          </table:table-cell>
        </table:table-row>
        <table:table-row table:style-name="Tabela15.1">
          <table:table-cell table:style-name="Tabela15.A2" office:value-type="string">
            <text:p text:style-name="P63"><text:span text:style-name="T21">(E20) </text:span><text:span text:style-name="T18">Fluxo de Exceção – Advogado Cadastrado como Procurador</text:span></text:p>
          </table:table-cell>
          <table:table-cell table:style-name="Tabela15.A2" office:value-type="string">
            <text:p text:style-name="P34">4</text:p>
          </table:table-cell>
          <table:table-cell table:style-name="Tabela15.A2" office:value-type="string">
            <text:p text:style-name="P73">Inserir dados de inclusão de requisição de pagamento para ocorrer erro</text:p>
            <text:p text:style-name="P12"><text:span text:style-name="T78">Foi deferido o benefício de prioridade processual?:</text:span><text:span text:style-name="T21"> </text:span><text:span text:style-name="T39">(</text:span><text:span text:style-name="T21">Indica </text:span><text:soft-page-break/><text:span text:style-name="T21">se foi deferido para o beneficiário o benefício de prioridade processual</text:span><text:span text:style-name="T39">) </text:span><text:span text:style-name="T42">Sim</text:span></text:p>
            <text:p text:style-name="P9"><text:span text:style-name="T78">Tipo de prioridade: </text:span><text:span text:style-name="T92">(</text:span><text:span text:style-name="T21">Tipo de prioridade deferida para o beneficiário</text:span><text:span text:style-name="T39">) <text:s/></text:span>Doença Grave </text:p>
            <text:p text:style-name="P9"><text:span text:style-name="T78">Exeq. Líquido: </text:span><text:span text:style-name="T117">1.000,00</text:span></text:p>
            <text:p text:style-name="P9"><text:span text:style-name="T78">INSS Beneficiário: </text:span><text:span text:style-name="T117">100,00</text:span></text:p>
            <text:p text:style-name="P9"><text:span text:style-name="T78">INSS Executado: </text:span><text:span text:style-name="T117">100,00</text:span></text:p>
            <text:p text:style-name="P9"><text:span text:style-name="T78">IR: </text:span><text:span text:style-name="T117">100,00</text:span></text:p>
            <text:p text:style-name="P9"><text:span text:style-name="T93">Observações: </text:span><text:span text:style-name="T117">Isto é um teste!</text:span></text:p>
            <text:p text:style-name="P73">Inserir dados de inclusão de beneficiário</text:p>
            <text:p text:style-name="P113"><text:span text:style-name="T78">Tipo de Pessoa: </text:span><text:span text:style-name="T21">Pessoa Física</text:span></text:p>
            <text:p text:style-name="P113"><text:span text:style-name="T78">Documento Fiscal</text:span><text:span text:style-name="T21">: </text:span>431.988.052-87 </text:p>
            <text:p text:style-name="P147"><text:span text:style-name="T78">Nome</text:span><text:span text:style-name="T21">: </text:span>ALEX FABIANO SANTOS E SILVA <text:s/></text:p>
            <text:p text:style-name="P113"><text:span text:style-name="T94">Data de Nascimento:</text:span><text:span text:style-name="T118"> </text:span><text:span text:style-name="T117">01/01/</text:span><text:span text:style-name="T119">19</text:span><text:span text:style-name="T131">9</text:span><text:span text:style-name="T119">0</text:span></text:p>
            <text:p text:style-name="P73">Inserir dados de inclusão de advogado</text:p>
            <text:p text:style-name="P146"><text:span text:style-name="T78">CPF</text:span><text:span text:style-name="T21">: </text:span><text:span text:style-name="T54">729.673.582-15</text:span></text:p>
            <text:p text:style-name="P111"><text:span text:style-name="T78">Nome</text:span><text:span text:style-name="T21">: <text:s/></text:span><text:span text:style-name="T118">N/A</text:span><text:span text:style-name="T21"> </text:span></text:p>
            <text:p text:style-name="P111"><text:span text:style-name="T78">UF da OAB</text:span><text:span text:style-name="T21">: <text:s/></text:span><text:span text:style-name="T118">N/A</text:span><text:span text:style-name="T21"> </text:span></text:p>
            <text:p text:style-name="P111"><text:span text:style-name="T78">Número da OAB</text:span><text:span text:style-name="T21">: <text:s/></text:span><text:span text:style-name="T118">N/A</text:span><text:span text:style-name="T21"> </text:span></text:p>
            <text:p text:style-name="P111"><text:span text:style-name="T78">Tipo de AOB</text:span><text:span text:style-name="T21">: <text:s/></text:span><text:span text:style-name="T118">N/A</text:span><text:span text:style-name="T21"> </text:span></text:p>
          </table:table-cell>
          <table:table-cell table:style-name="Tabela15.A2" office:value-type="string">
            <text:p text:style-name="P31"><text:span text:style-name="T21">O sistema apresenta a mensagem </text:span><text:span text:style-name="T166">MSG0015.</text:span></text:p>
            <text:p text:style-name="P31"/>
            <text:p text:style-name="P240">Erro: Advogado informado <text:soft-page-break/>já está cadastrado como Procurador. Operação não permitida.</text:p>
            <text:p text:style-name="P230"/>
          </table:table-cell>
        </table:table-row>
        <table:table-row table:style-name="Tabela15.1">
          <table:table-cell table:style-name="Tabela15.A2" office:value-type="string">
            <text:p text:style-name="P63"><text:span text:style-name="T21">(E21) </text:span><text:span text:style-name="T18">Fluxo de Exceção – Beneficiário Duplicado</text:span></text:p>
          </table:table-cell>
          <table:table-cell table:style-name="Tabela15.A2" office:value-type="string">
            <text:p text:style-name="P34">5</text:p>
          </table:table-cell>
          <table:table-cell table:style-name="Tabela15.A2" office:value-type="string">
            <text:p text:style-name="P73">Inserir dados de inclusão de requisição de pagamento para ocorrer erro</text:p>
            <text:p text:style-name="P12"><text:span text:style-name="T78">Foi deferido o benefício de prioridade processual?:</text:span><text:span text:style-name="T21"> </text:span><text:span text:style-name="T39">(</text:span><text:span text:style-name="T21">Indica se foi deferido para o beneficiário o benefício de prioridade processual</text:span><text:span text:style-name="T39">) </text:span><text:span text:style-name="T42">Sim</text:span></text:p>
            <text:p text:style-name="P7"><text:span text:style-name="T78">Tipo de prioridade: </text:span><text:span text:style-name="T92">(</text:span><text:span text:style-name="T21">Tipo de prioridade deferida para o beneficiário</text:span><text:span text:style-name="T39">) <text:s/></text:span>Doença Grave </text:p>
            <text:p text:style-name="P7"><text:span text:style-name="T78">Exeq. Líquido: </text:span><text:span text:style-name="T117">1.000,00</text:span></text:p>
            <text:p text:style-name="P7"><text:span text:style-name="T78">INSS Beneficiário: </text:span><text:span text:style-name="T117">100,00</text:span></text:p>
            <text:p text:style-name="P7"><text:span text:style-name="T78">INSS Executado: </text:span><text:span text:style-name="T117">100,00</text:span></text:p>
            <text:p text:style-name="P7"><text:span text:style-name="T78">IR: </text:span><text:span text:style-name="T117">100,00</text:span></text:p>
            <text:p text:style-name="P7"><text:span text:style-name="T78">Observações: </text:span><text:span text:style-name="T117">Isto é um teste!</text:span></text:p>
            <text:p text:style-name="P73">Inserir dados de inclusão de beneficiário</text:p>
            <text:p text:style-name="P31"><text:span text:style-name="T78">Tipo de Pessoa: </text:span><text:span text:style-name="T21">Pessoa Física</text:span></text:p>
            <text:p text:style-name="P31"><text:span text:style-name="T78">Documento Fiscal</text:span><text:span text:style-name="T21">: </text:span>357.579.517-70 </text:p>
            <text:p text:style-name="P183"><text:span text:style-name="T78">Nome</text:span><text:span text:style-name="T21">: </text:span>Lazare Ernesto Fleur <text:s text:c="2"/></text:p>
            <text:p text:style-name="P31"><text:span text:style-name="T78">Data de Nascimento:</text:span><text:span text:style-name="T21"> </text:span><text:span text:style-name="T41">01/02/1</text:span><text:span text:style-name="T54">8</text:span><text:span text:style-name="T41">80</text:span></text:p>
            <text:p text:style-name="P73">Inserir dados de inclusão de advogado</text:p>
            <text:p text:style-name="P112"><text:span text:style-name="T78">CPF</text:span><text:span text:style-name="T21">: </text:span><text:span text:style-name="T41">N/A</text:span></text:p>
            <text:p text:style-name="P112"><text:span text:style-name="T78">Nome</text:span><text:span text:style-name="T21">: <text:s/></text:span><text:span text:style-name="T118">N/A</text:span><text:span text:style-name="T21"> </text:span></text:p>
            <text:p text:style-name="P112"><text:span text:style-name="T78">UF da OAB</text:span><text:span text:style-name="T21">: <text:s/></text:span><text:span text:style-name="T118">N/A</text:span><text:span text:style-name="T21"> </text:span></text:p>
            <text:p text:style-name="P112"><text:span text:style-name="T78">Número da OAB</text:span><text:span text:style-name="T21">: <text:s/></text:span><text:span text:style-name="T118">N/A</text:span><text:span text:style-name="T21"> </text:span></text:p>
            <text:p text:style-name="P112"><text:span text:style-name="T78">Tipo de AOB</text:span><text:span text:style-name="T21">: <text:s/></text:span><text:span text:style-name="T118">N/A</text:span><text:span text:style-name="T21"> </text:span></text:p>
          </table:table-cell>
          <table:table-cell table:style-name="Tabela15.A2" office:value-type="string">
            <text:p text:style-name="P31"><text:span text:style-name="T21">O sistema apresenta a mensagem </text:span><text:span text:style-name="T166">MSG0006.</text:span></text:p>
            <text:p text:style-name="P31"/>
            <text:p text:style-name="P236">Erro: Registro duplicado. Já existe um benefício cadastrado para este CPF.</text:p>
            <text:p text:style-name="P230"/>
          </table:table-cell>
        </table:table-row>
        <table:table-row table:style-name="Tabela15.1">
          <table:table-cell table:style-name="Tabela15.A2" office:value-type="string">
            <text:p text:style-name="P63"><text:span text:style-name="T21">(E22) </text:span><text:span text:style-name="T18">Fluxo de Exceção – Advogado Duplicado</text:span></text:p>
          </table:table-cell>
          <table:table-cell table:style-name="Tabela15.A2" office:value-type="string">
            <text:p text:style-name="P34">6</text:p>
          </table:table-cell>
          <table:table-cell table:style-name="Tabela15.A2" office:value-type="string">
            <text:p text:style-name="P73">Inserir dados de inclusão de requisição de pagamento para ocorrer erro</text:p>
            <text:p text:style-name="P12"><text:span text:style-name="T78">Foi deferido o benefício de prioridade processual?:</text:span><text:span text:style-name="T21"> </text:span><text:span text:style-name="T39">(</text:span><text:span text:style-name="T21">Indica se foi deferido para o beneficiário </text:span><text:soft-page-break/><text:span text:style-name="T21">o benefício de prioridade processual</text:span><text:span text:style-name="T39">) </text:span><text:span text:style-name="T42">Sim</text:span></text:p>
            <text:p text:style-name="P10"><text:span text:style-name="T78">Tipo de prioridade: </text:span><text:span text:style-name="T92">(</text:span><text:span text:style-name="T21">Tipo de prioridade deferida para o beneficiário</text:span><text:span text:style-name="T39">) <text:s/></text:span>Doença Grave </text:p>
            <text:p text:style-name="P10"><text:span text:style-name="T78">Exeq. Líquido: </text:span><text:span text:style-name="T117">1.000,00</text:span></text:p>
            <text:p text:style-name="P10"><text:span text:style-name="T78">INSS Beneficiário: </text:span><text:span text:style-name="T117">100,00</text:span></text:p>
            <text:p text:style-name="P10"><text:span text:style-name="T78">INSS Executado: </text:span><text:span text:style-name="T117">100,00</text:span></text:p>
            <text:p text:style-name="P10"><text:span text:style-name="T78">IR: </text:span><text:span text:style-name="T117">100,00</text:span></text:p>
            <text:p text:style-name="P10"><text:span text:style-name="T93">Observações: </text:span><text:span text:style-name="T117">Isto é um teste!</text:span></text:p>
            <text:p text:style-name="P74">Inserir dados de inclusão de beneficiário</text:p>
            <text:p text:style-name="P114"><text:span text:style-name="T78">Tipo de Pessoa: </text:span><text:span text:style-name="T21">Pessoa Física</text:span></text:p>
            <text:p text:style-name="P114"><text:span text:style-name="T78">Documento Fiscal</text:span><text:span text:style-name="T21">:</text:span><text:span text:style-name="T211">357.579.517-70</text:span></text:p>
            <text:p text:style-name="P190"><text:span text:style-name="T78">Nome</text:span><text:span text:style-name="T21">: </text:span><text:span text:style-name="T76">Lazare Ernesto Fleur</text:span></text:p>
            <text:p text:style-name="P10"><text:span text:style-name="T94">Data de Nascimento:</text:span><text:span text:style-name="T118"> </text:span>07/07/1977 </text:p>
            <text:p text:style-name="P73">Inserir dados de inclusão de advogado</text:p>
            <text:p text:style-name="P146"><text:span text:style-name="T78">CPF</text:span><text:span text:style-name="T21">: </text:span>670.198.542-49 <text:s/></text:p>
            <text:p text:style-name="P146"><text:span text:style-name="T78">Nome</text:span><text:span text:style-name="T21">: </text:span>ABEL DA SILVA PEREIRA <text:s/></text:p>
            <text:p text:style-name="P112"><text:span text:style-name="T78">UF da OAB</text:span><text:span text:style-name="T21">: </text:span><text:span text:style-name="T39">Acre</text:span></text:p>
            <text:p text:style-name="P112"><text:span text:style-name="T78">Número da OAB</text:span><text:span text:style-name="T21">: </text:span><text:span text:style-name="T39">000000000000</text:span></text:p>
            <text:p text:style-name="P112"><text:span text:style-name="T78">Tipo de AOB</text:span><text:span text:style-name="T21">: </text:span><text:span text:style-name="T39">Advogado</text:span></text:p>
          </table:table-cell>
          <table:table-cell table:style-name="Tabela15.A2" office:value-type="string">
            <text:p text:style-name="P31"><text:span text:style-name="T21">O sistema apresenta a mensagem </text:span><text:span text:style-name="T166">MSG0006.</text:span></text:p>
            <text:p text:style-name="P85"/>
            <text:p text:style-name="P234">Erro: Registro duplicado. Já existe um advogado <text:soft-page-break/>cadastrado com este CPF. </text:p>
          </table:table-cell>
        </table:table-row>
      </table:table>
      <text:p text:style-name="P64"/>
      <text:p text:style-name="P64"/>
      <text:list xml:id="list120143798188804" text:continue-numbering="true" text:style-name="WWNum4">
        <text:list-item>
          <text:list>
            <text:list-item>
              <text:p text:style-name="P343"><text:bookmark text:name="_ydhzmtomp8yp"/>CT008 – Alterar Requisição de Pagamento - Beneficiários<text:span text:style-name="T196">(</text:span><text:span text:style-name="T201">Implementa</text:span><text:span text:style-name="T202">n</text:span><text:span text:style-name="T201">do</text:span><text:span text:style-name="T196">)</text:span></text:p>
            </text:list-item>
          </text:list>
        </text:list-item>
      </text:list>
      <text:p text:style-name="P242"><text:bookmark text:name="_7gzrhvnyiuy3"/></text:p>
      <table:table table:name="Tabela16" table:style-name="Tabela16">
        <table:table-column table:style-name="Tabela16.A"/>
        <table:table-row table:style-name="Tabela16.1">
          <table:table-cell table:style-name="Tabela16.A1" office:value-type="string">
            <text:p text:style-name="P31"><text:span text:style-name="T14">Descrição</text:span><text:span text:style-name="T18">: Este caso de teste tem como objetivo Alterar Requisição de Pagamento - Beneficiários</text:span></text:p>
          </table:table-cell>
        </table:table-row>
        <table:table-row table:style-name="Tabela16.1">
          <table:table-cell table:style-name="Tabela16.A1" office:value-type="string">
            <text:p text:style-name="P64"><text:span text:style-name="T17">Cenário</text:span><text:span text:style-name="T16">:</text:span><text:span text:style-name="T17"> </text:span><text:span text:style-name="T18">(S08)</text:span><text:span text:style-name="T17"> </text:span><text:span text:style-name="T18">Subfluxo - Alterar Requisição de Pagamento - Beneficiários</text:span></text:p>
          </table:table-cell>
        </table:table-row>
        <table:table-row table:style-name="Tabela16.1">
          <table:table-cell table:style-name="Tabela16.A1" office:value-type="string">
            <text:p text:style-name="P218">Pré-Condições</text:p>
            <text:list xml:id="list120143798179361" text:continue-list="list120143767192094" text:style-name="WWNum26">
              <text:list-item>
                <text:p text:style-name="P248"><text:span text:style-name="T18">Realizar os passos do CT001 - Consultar Requisição de Pagamento - (S01)</text:span><text:span text:style-name="T17"> </text:span><text:span text:style-name="T18">Fluxo Principal - Consultar Requisição de Pagamento</text:span></text:p>
              </text:list-item>
              <text:list-item>
                <text:p text:style-name="P247">A requisição de pagamento possui valor “Não” no campo “Cadastro Finalizado”</text:p>
              </text:list-item>
            </text:list>
          </table:table-cell>
        </table:table-row>
        <table:table-row table:style-name="Tabela16.1">
          <table:table-cell table:style-name="Tabela16.A1" office:value-type="string">
            <text:p text:style-name="P218">Pós-Condições</text:p>
            <text:list xml:id="list120143798172958" text:continue-numbering="true" text:style-name="WWNum26">
              <text:list-item>
                <text:p text:style-name="P247">O sistema deve alterar no banco os dados a entidade consultada</text:p>
              </text:list-item>
            </text:list>
          </table:table-cell>
        </table:table-row>
        <table:table-row table:style-name="Tabela16.1">
          <table:table-cell table:style-name="Tabela16.A1" office:value-type="string">
            <text:p text:style-name="P219">Procedimento de Teste</text:p>
            <text:list xml:id="list38182770331178152" text:style-name="WWNum38">
              <text:list-item>
                <text:p text:style-name="P322"><text:span text:style-name="T21">O usuário aciona a opção de </text:span><text:span text:style-name="T18">Alterar Requisição de Pagamento - Beneficiários;</text:span></text:p>
              </text:list-item>
              <text:list-item>
                <text:p text:style-name="P281">O sistema exibe as informações resumidas da requisição de pagamento e os detalhes da Requisição de Pagamento - Aba Beneficiários (PD008);</text:p>
              </text:list-item>
              <text:list-item>
                <text:p text:style-name="P281">O usuário preenche os dados solicitados e confirma a alteração;</text:p>
              </text:list-item>
              <text:list-item>
                <text:p text:style-name="P322"><text:span text:style-name="T21">O sistema valida e salva os dados, apresentando a mensagem </text:span><text:span text:style-name="T166">MSG0001.</text:span></text:p>
              </text:list-item>
            </text:list>
          </table:table-cell>
        </table:table-row>
        <table:table-row table:style-name="Tabela16.1">
          <table:table-cell table:style-name="Tabela16.A1" office:value-type="string">
            <text:p text:style-name="P64"><text:span text:style-name="T17">Cenário: </text:span><text:span text:style-name="T18">(E23) Fluxo de Exceção – Beneficiário Cadastrado como Procurador</text:span></text:p>
          </table:table-cell>
        </table:table-row>
        <table:table-row table:style-name="Tabela16.1">
          <table:table-cell table:style-name="Tabela16.A1" office:value-type="string">
            <text:p text:style-name="P218">Pré-Condições</text:p>
            <text:list xml:id="list120143798181728" text:continue-list="list120143798172958" text:style-name="WWNum26">
              <text:list-item>
                <text:p text:style-name="P247">A requisição de pagamento possui valor “Não” no campo “Cadastro Finalizado”</text:p>
              </text:list-item>
            </text:list>
          </table:table-cell>
        </table:table-row>
        <table:table-row table:style-name="Tabela16.1">
          <table:table-cell table:style-name="Tabela16.A1" office:value-type="string">
            <text:p text:style-name="P218">Pós-Condições</text:p>
            <text:list xml:id="list120143814186589" text:continue-numbering="true" text:style-name="WWNum26">
              <text:list-item>
                <text:p text:style-name="P247">Não de aplica</text:p>
              </text:list-item>
            </text:list>
          </table:table-cell>
        </table:table-row>
        <table:table-row table:style-name="Tabela16.1">
          <table:table-cell table:style-name="Tabela16.A1" office:value-type="string">
            <text:p text:style-name="P219">Procedimento de Teste</text:p>
            <text:list xml:id="list998984833229540642" text:style-name="WWNum43">
              <text:list-item>
                <text:p text:style-name="P323"><text:span text:style-name="T21">O usuário aciona a opção de </text:span><text:span text:style-name="T18">Alterar Requisição de Pagamento - Beneficiários;</text:span></text:p>
              </text:list-item>
              <text:list-item>
                <text:p text:style-name="P282"><text:soft-page-break/>O sistema exibe as informações resumidas da requisição de pagamento e os detalhes da Requisição de Pagamento - Aba Beneficiários (PD008);</text:p>
              </text:list-item>
              <text:list-item>
                <text:p text:style-name="P282">O usuário preenche os dados solicitados e confirma a alteração;</text:p>
              </text:list-item>
              <text:list-item>
                <text:p text:style-name="P323"><text:span text:style-name="T21">O sistema identificou que o </text:span><text:span text:style-name="T18">beneficiário informado já está cadastrado como procurador</text:span><text:span text:style-name="T21">, e apresenta a mensagem </text:span><text:span text:style-name="T166">MSG0009</text:span><text:span text:style-name="T21">;</text:span></text:p>
              </text:list-item>
            </text:list>
          </table:table-cell>
        </table:table-row>
        <table:table-row table:style-name="Tabela16.1">
          <table:table-cell table:style-name="Tabela16.A1" office:value-type="string">
            <text:p text:style-name="P64"><text:span text:style-name="T17">Cenário: </text:span><text:span text:style-name="T18">(E24) Fluxo de Exceção – Beneficiário Cadastrado como Executado</text:span></text:p>
          </table:table-cell>
        </table:table-row>
        <table:table-row table:style-name="Tabela16.1">
          <table:table-cell table:style-name="Tabela16.A1" office:value-type="string">
            <text:p text:style-name="P218">Pré-Condições</text:p>
            <text:list xml:id="list120143814193607" text:continue-list="list120143814186589" text:style-name="WWNum26">
              <text:list-item>
                <text:p text:style-name="P247">A requisição de pagamento possui valor “Não” no campo “Cadastro Finalizado”</text:p>
              </text:list-item>
            </text:list>
          </table:table-cell>
        </table:table-row>
        <table:table-row table:style-name="Tabela16.1">
          <table:table-cell table:style-name="Tabela16.A1" office:value-type="string">
            <text:p text:style-name="P218">Pós-Condições</text:p>
            <text:list xml:id="list120143814171987" text:continue-numbering="true" text:style-name="WWNum26">
              <text:list-item>
                <text:p text:style-name="P247">Não de aplica</text:p>
              </text:list-item>
            </text:list>
          </table:table-cell>
        </table:table-row>
        <table:table-row table:style-name="Tabela16.1">
          <table:table-cell table:style-name="Tabela16.A1" office:value-type="string">
            <text:p text:style-name="P219">Procedimento de Teste</text:p>
            <text:list xml:id="list5301796654060021583" text:style-name="WWNum45">
              <text:list-item>
                <text:p text:style-name="P324"><text:span text:style-name="T21">O usuário aciona a opção de </text:span><text:span text:style-name="T18">Alterar Requisição de Pagamento - Beneficiários;</text:span></text:p>
              </text:list-item>
              <text:list-item>
                <text:p text:style-name="P283">O sistema exibe as informações resumidas da requisição de pagamento e os detalhes da Requisição de Pagamento - Aba Beneficiários (PD008);</text:p>
              </text:list-item>
              <text:list-item>
                <text:p text:style-name="P283">O usuário preenche os dados solicitados e confirma a alteração;</text:p>
              </text:list-item>
              <text:list-item>
                <text:p text:style-name="P324"><text:span text:style-name="T21">O sistema identificou que o </text:span><text:span text:style-name="T18">beneficiário informado já está cadastrado como executado</text:span><text:span text:style-name="T21">, e apresenta a mensagem </text:span><text:span text:style-name="T166">MSG0012</text:span><text:span text:style-name="T21">;</text:span></text:p>
              </text:list-item>
            </text:list>
          </table:table-cell>
        </table:table-row>
        <table:table-row table:style-name="Tabela16.1">
          <table:table-cell table:style-name="Tabela16.A1" office:value-type="string">
            <text:p text:style-name="P64"><text:span text:style-name="T17">Cenário: </text:span><text:span text:style-name="T18">(E25) Fluxo de Exceção – Advogado Cadastrado como Procurador</text:span></text:p>
          </table:table-cell>
        </table:table-row>
        <table:table-row table:style-name="Tabela16.1">
          <table:table-cell table:style-name="Tabela16.A1" office:value-type="string">
            <text:p text:style-name="P218">Pré-Condições</text:p>
            <text:list xml:id="list120143814193281" text:continue-list="list120143814171987" text:style-name="WWNum26">
              <text:list-item>
                <text:p text:style-name="P247">A requisição de pagamento possui valor “Não” no campo “Cadastro Finalizado”</text:p>
              </text:list-item>
            </text:list>
          </table:table-cell>
        </table:table-row>
        <table:table-row table:style-name="Tabela16.1">
          <table:table-cell table:style-name="Tabela16.A1" office:value-type="string">
            <text:p text:style-name="P218">Pós-Condições</text:p>
            <text:list xml:id="list120143814182899" text:continue-numbering="true" text:style-name="WWNum26">
              <text:list-item>
                <text:p text:style-name="P247">Não de aplica</text:p>
              </text:list-item>
            </text:list>
          </table:table-cell>
        </table:table-row>
        <table:table-row table:style-name="Tabela16.1">
          <table:table-cell table:style-name="Tabela16.A1" office:value-type="string">
            <text:p text:style-name="P219">Procedimento de Teste</text:p>
            <text:list xml:id="list4920645907721023500" text:style-name="WWNum16">
              <text:list-item>
                <text:p text:style-name="P325"><text:span text:style-name="T21">O usuário aciona a opção de </text:span><text:span text:style-name="T18">Alterar Requisição de Pagamento - Beneficiários;</text:span></text:p>
              </text:list-item>
              <text:list-item>
                <text:p text:style-name="P284">O sistema exibe as informações resumidas da requisição de pagamento e os detalhes da Requisição de Pagamento - Aba Beneficiários (PD008);</text:p>
              </text:list-item>
              <text:list-item>
                <text:p text:style-name="P284">O usuário preenche os dados solicitados e confirma a alteração;</text:p>
              </text:list-item>
              <text:list-item>
                <text:p text:style-name="P325"><text:span text:style-name="T21">O sistema identificou que o </text:span><text:span text:style-name="T18">advogado informado já está cadastrado como procurador</text:span><text:span text:style-name="T21">, e apresenta a mensagem </text:span><text:span text:style-name="T166">MSG0015</text:span><text:span text:style-name="T21">;</text:span></text:p>
              </text:list-item>
            </text:list>
          </table:table-cell>
        </table:table-row>
        <table:table-row table:style-name="Tabela16.1">
          <table:table-cell table:style-name="Tabela16.A1" office:value-type="string">
            <text:p text:style-name="P64"><text:span text:style-name="T17">Cenário: </text:span><text:span text:style-name="T18">(E26) Fluxo de Exceção – Beneficiário Duplicado</text:span></text:p>
          </table:table-cell>
        </table:table-row>
        <table:table-row table:style-name="Tabela16.1">
          <table:table-cell table:style-name="Tabela16.A1" office:value-type="string">
            <text:p text:style-name="P218">Pré-Condições</text:p>
            <text:list xml:id="list120143814203228" text:continue-list="list120143814182899" text:style-name="WWNum26">
              <text:list-item>
                <text:p text:style-name="P247">A requisição de pagamento possui valor “Não” no campo “Cadastro Finalizado”</text:p>
              </text:list-item>
            </text:list>
          </table:table-cell>
        </table:table-row>
        <table:table-row table:style-name="Tabela16.1">
          <table:table-cell table:style-name="Tabela16.A1" office:value-type="string">
            <text:p text:style-name="P218">Pós-Condições</text:p>
            <text:list xml:id="list120143814200783" text:continue-numbering="true" text:style-name="WWNum26">
              <text:list-item>
                <text:p text:style-name="P247">Não de aplica</text:p>
              </text:list-item>
            </text:list>
          </table:table-cell>
        </table:table-row>
        <table:table-row table:style-name="Tabela16.1">
          <table:table-cell table:style-name="Tabela16.A1" office:value-type="string">
            <text:p text:style-name="P219">Procedimento de Teste</text:p>
            <text:list xml:id="list455077240888725017" text:style-name="WWNum9">
              <text:list-item>
                <text:p text:style-name="P326"><text:span text:style-name="T21">O usuário aciona a opção de </text:span><text:span text:style-name="T18">Alterar Requisição de Pagamento - Beneficiários;</text:span></text:p>
              </text:list-item>
              <text:list-item>
                <text:p text:style-name="P285">O sistema exibe as informações resumidas da requisição de pagamento e os detalhes da Requisição de Pagamento - Aba Beneficiários (PD008);</text:p>
              </text:list-item>
              <text:list-item>
                <text:p text:style-name="P285">O usuário preenche os dados solicitados e confirma a alteração;</text:p>
              </text:list-item>
              <text:list-item>
                <text:p text:style-name="P326"><text:span text:style-name="T21">O sistema identificou que o </text:span><text:span text:style-name="T18">beneficiário informado já foi cadastrado na requisição de pagamento</text:span><text:span text:style-name="T21">, e apresenta a mensagem </text:span><text:span text:style-name="T166">MSG0006</text:span><text:span text:style-name="T21">;</text:span></text:p>
              </text:list-item>
            </text:list>
          </table:table-cell>
        </table:table-row>
        <table:table-row table:style-name="Tabela16.1">
          <table:table-cell table:style-name="Tabela16.A1" office:value-type="string">
            <text:p text:style-name="P64"><text:span text:style-name="T17">Cenário: </text:span><text:span text:style-name="T18">(E27) Fluxo de Exceção – Advogado Duplicado</text:span></text:p>
          </table:table-cell>
        </table:table-row>
        <table:table-row table:style-name="Tabela16.1">
          <table:table-cell table:style-name="Tabela16.A1" office:value-type="string">
            <text:p text:style-name="P218">Pré-Condições</text:p>
            <text:list xml:id="list120143814199964" text:continue-list="list120143814200783" text:style-name="WWNum26">
              <text:list-item>
                <text:p text:style-name="P247">A requisição de pagamento possui valor “Não” no campo “Cadastro Finalizado”</text:p>
              </text:list-item>
            </text:list>
          </table:table-cell>
        </table:table-row>
        <table:table-row table:style-name="Tabela16.1">
          <table:table-cell table:style-name="Tabela16.A1" office:value-type="string">
            <text:p text:style-name="P218">Pós-Condições</text:p>
            <text:list xml:id="list120143814199602" text:continue-numbering="true" text:style-name="WWNum26">
              <text:list-item>
                <text:p text:style-name="P247">Não de aplica</text:p>
              </text:list-item>
            </text:list>
          </table:table-cell>
        </table:table-row>
        <text:soft-page-break/>
        <table:table-row table:style-name="Tabela16.1">
          <table:table-cell table:style-name="Tabela16.A1" office:value-type="string">
            <text:p text:style-name="P219">Procedimento de Teste</text:p>
            <text:list xml:id="list2010763071691795113" text:style-name="WWNum39">
              <text:list-item>
                <text:p text:style-name="P327"><text:span text:style-name="T21">O usuário aciona a opção de </text:span><text:span text:style-name="T18">Alterar Requisição de Pagamento - Beneficiários;</text:span></text:p>
              </text:list-item>
              <text:list-item>
                <text:p text:style-name="P286">O sistema exibe as informações resumidas da requisição de pagamento e os detalhes da Requisição de Pagamento - Aba Beneficiários (PD008);</text:p>
              </text:list-item>
              <text:list-item>
                <text:p text:style-name="P286">O usuário preenche os dados solicitados e confirma a alteração;</text:p>
              </text:list-item>
              <text:list-item>
                <text:p text:style-name="P327"><text:span text:style-name="T21">O sistema identificou que o </text:span><text:span text:style-name="T18">advogado informado já foi cadastrado na requisição de pagamento</text:span><text:span text:style-name="T21">, e apresenta a mensagem </text:span><text:span text:style-name="T166">MSG0006</text:span><text:span text:style-name="T21">;</text:span></text:p>
              </text:list-item>
            </text:list>
          </table:table-cell>
        </table:table-row>
      </table:table>
      <text:p text:style-name="P64"/>
      <text:list xml:id="list120143814176301" text:continue-list="list120143798188804" text:style-name="WWNum4">
        <text:list-item>
          <text:list>
            <text:list-item>
              <text:list>
                <text:list-item>
                  <text:p text:style-name="P347"><text:bookmark text:name="_u4e8121gc1ew"/>Planilha de Dados do CT008 – PD008</text:p>
                </text:list-item>
              </text:list>
            </text:list-item>
          </text:list>
        </text:list-item>
      </text:list>
      <text:p text:style-name="P64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row table:style-name="Tabela17.1">
          <table:table-cell table:style-name="Tabela17.A1" office:value-type="string">
            <text:p text:style-name="P44">Referência ao UC</text:p>
          </table:table-cell>
          <table:table-cell table:style-name="Tabela17.A1" office:value-type="string">
            <text:p text:style-name="P44">Linha</text:p>
          </table:table-cell>
          <table:table-cell table:style-name="Tabela17.A1" office:value-type="string">
            <text:p text:style-name="P44">Entradas</text:p>
          </table:table-cell>
          <table:table-cell table:style-name="Tabela17.A1" office:value-type="string">
            <text:p text:style-name="P44">Saídas</text:p>
          </table:table-cell>
        </table:table-row>
        <table:table-row table:style-name="Tabela17.1">
          <table:table-cell table:style-name="Tabela17.A2" office:value-type="string">
            <text:p text:style-name="P63"><text:span text:style-name="T21">(S08) Subfluxo – </text:span><text:span text:style-name="T18">Alterar Requisição de Pagamento - Beneficiários</text:span></text:p>
          </table:table-cell>
          <table:table-cell table:style-name="Tabela17.A2" office:value-type="string">
            <text:p text:style-name="P34">1</text:p>
          </table:table-cell>
          <table:table-cell table:style-name="Tabela17.A2" office:value-type="string">
            <text:p text:style-name="P73">Inserir dados de alteração de requisição de pagamento</text:p>
            <text:p text:style-name="P8"><text:span text:style-name="T78">Foi deferido o benefício de prioridade processual?:</text:span><text:span text:style-name="T21"> </text:span><text:span text:style-name="T39">(</text:span><text:span text:style-name="T21">Indica se foi deferido para o beneficiário o benefício de prioridade processual</text:span><text:span text:style-name="T39">) </text:span><text:span text:style-name="T45">Não</text:span></text:p>
            <text:p text:style-name="P8"><text:span text:style-name="T78">Tipo de prioridade: </text:span><text:span text:style-name="T92">(</text:span><text:span text:style-name="T21">Tipo de prioridade deferida para o beneficiário</text:span><text:span text:style-name="T39">) <text:s/></text:span><text:span text:style-name="T45">N/A</text:span> </text:p>
            <text:p text:style-name="P11"><text:span text:style-name="T78">Exeq. Líquido: </text:span><text:span text:style-name="T120">10.000,00</text:span></text:p>
            <text:p text:style-name="P11"><text:span text:style-name="T78">INSS Beneficiário: </text:span><text:span text:style-name="T120">1.000,00</text:span></text:p>
            <text:p text:style-name="P11"><text:span text:style-name="T78">INSS Executado: </text:span><text:span text:style-name="T120">3.000,00</text:span></text:p>
            <text:p text:style-name="P11"><text:span text:style-name="T78">IR: </text:span><text:span text:style-name="T120">1.000,00</text:span></text:p>
            <text:p text:style-name="P20"><text:span text:style-name="T95">Observações: </text:span><text:span text:style-name="T123">Hello world!</text:span></text:p>
            <text:p text:style-name="P73">Inserir dados de inclusão/alteração de beneficiário</text:p>
            <text:p text:style-name="P31"><text:span text:style-name="T78">Tipo de Pessoa: </text:span><text:span text:style-name="T21">Pessoa Física</text:span></text:p>
            <text:p text:style-name="P31"><text:span text:style-name="T78">Documento Fiscal</text:span><text:span text:style-name="T21">: </text:span><text:span text:style-name="T45">184.044.212-34</text:span></text:p>
            <text:p text:style-name="P31"><text:span text:style-name="T78">Nome</text:span><text:span text:style-name="T21">: </text:span><text:span text:style-name="T45">Jaciel Borges Dias</text:span></text:p>
            <text:p text:style-name="P31"><text:span text:style-name="T78">Data de Nascimento:</text:span><text:span text:style-name="T122">01/01/1980</text:span></text:p>
            <text:p text:style-name="P73">Inserir dados de inclusão/alteração de advogado</text:p>
            <text:p text:style-name="P119"><text:span text:style-name="T78">CPF</text:span><text:span text:style-name="T21">: </text:span><text:span text:style-name="T45">303.492.832-73</text:span></text:p>
            <text:p text:style-name="P119"><text:span text:style-name="T78">Nome</text:span><text:span text:style-name="T21">: </text:span><text:span text:style-name="T45">Miguel Michel <text:s/>Elias Temer Lulia</text:span></text:p>
            <text:p text:style-name="P31"><text:span text:style-name="T78">UF da OAB</text:span><text:span text:style-name="T21">: </text:span><text:span text:style-name="T45">AC</text:span></text:p>
            <text:p text:style-name="P31"><text:span text:style-name="T78">Número da OAB</text:span><text:span text:style-name="T21">: </text:span><text:span text:style-name="T45">000000000000</text:span></text:p>
            <text:p text:style-name="P31"><text:span text:style-name="T78">Tipo de AOB</text:span><text:span text:style-name="T21">: </text:span><text:span text:style-name="T45">Advogado</text:span></text:p>
          </table:table-cell>
          <table:table-cell table:style-name="Tabela17.A2" office:value-type="string">
            <text:p text:style-name="P31"><text:span text:style-name="T21">O sistema apresenta a mensagem </text:span><text:span text:style-name="T166">MSG0001.</text:span></text:p>
            <text:p text:style-name="P135"/>
            <text:p text:style-name="P240">Operação Realizada com Sucesso</text:p>
            <text:p text:style-name="P234"/>
          </table:table-cell>
        </table:table-row>
        <table:table-row table:style-name="Tabela17.1">
          <table:table-cell table:style-name="Tabela17.A2" office:value-type="string">
            <text:p text:style-name="P63"><text:span text:style-name="T21">(E23) </text:span><text:span text:style-name="T18">Fluxo de Exceção – Beneficiário </text:span><text:span text:style-name="T19">já</text:span><text:span text:style-name="T18"> Cadastrado como Procurador</text:span></text:p>
          </table:table-cell>
          <table:table-cell table:style-name="Tabela17.A2" office:value-type="string">
            <text:p text:style-name="P34">2</text:p>
          </table:table-cell>
          <table:table-cell table:style-name="Tabela17.A2" office:value-type="string">
            <text:p text:style-name="P73">Inserir dados de alteração de requisição de pagamento para ocorrer erro</text:p>
            <text:p text:style-name="P13"><text:span text:style-name="T78">Foi deferido o benefício de prioridade processual?:</text:span><text:span text:style-name="T21"> </text:span><text:span text:style-name="T39">(</text:span><text:span text:style-name="T21">Indica se foi deferido para o beneficiário o benefício de prioridade processual</text:span><text:span text:style-name="T39">) </text:span><text:span text:style-name="T45">Não</text:span></text:p>
            <text:p text:style-name="P13"><text:span text:style-name="T78">Tipo de prioridade: </text:span><text:span text:style-name="T92">(</text:span><text:span text:style-name="T21">Tipo de prioridade deferida para o beneficiário</text:span><text:span text:style-name="T39">) <text:s/></text:span><text:span text:style-name="T45">N/A</text:span> </text:p>
            <text:p text:style-name="P13"><text:span text:style-name="T78">Exeq. Líquido: </text:span><text:span text:style-name="T120">10.000,00</text:span></text:p>
            <text:p text:style-name="P13"><text:span text:style-name="T78">INSS Beneficiário: </text:span><text:span text:style-name="T120">1.000,00</text:span></text:p>
            <text:p text:style-name="P13"><text:span text:style-name="T78">INSS Executado: </text:span><text:span text:style-name="T120">3.000,00</text:span></text:p>
            <text:p text:style-name="P13"><text:span text:style-name="T78">IR: </text:span><text:span text:style-name="T120">1.000,00</text:span></text:p>
            <text:p text:style-name="P31"><text:span text:style-name="T78">Observações: </text:span><text:span text:style-name="T123">Hello world!</text:span></text:p>
            <text:p text:style-name="P73">Inserir dados de inclusão/alteração de <text:soft-page-break/>beneficiário</text:p>
            <text:p text:style-name="P31"><text:span text:style-name="T78">Tipo de Pessoa: </text:span><text:span text:style-name="T21">Pessoa Física</text:span></text:p>
            <text:p text:style-name="P120"><text:span text:style-name="T78">Documento Fiscal</text:span><text:span text:style-name="T21">: </text:span><text:span text:style-name="T46">557.353.606-04</text:span></text:p>
            <text:p text:style-name="P120"><text:span text:style-name="T78">Nome</text:span><text:span text:style-name="T21">: </text:span><text:span text:style-name="T46">Henrique Fernando <text:s/>Cardoso</text:span></text:p>
            <text:p text:style-name="P31"><text:span text:style-name="T78">Data de Nascimento:</text:span><text:span text:style-name="T123">01/01/1980</text:span></text:p>
            <text:p text:style-name="P73">Inserir dados de inclusão/alteração de advogado</text:p>
            <text:p text:style-name="P120"><text:span text:style-name="T78">CPF</text:span><text:span text:style-name="T21">: </text:span><text:span text:style-name="T45">303.492.832-73</text:span></text:p>
            <text:p text:style-name="P120"><text:span text:style-name="T78">Nome</text:span><text:span text:style-name="T21">: </text:span><text:span text:style-name="T45">Miguel Michel <text:s/>Elias Temer Lulia</text:span></text:p>
            <text:p text:style-name="P120"><text:span text:style-name="T78">UF da OAB</text:span><text:span text:style-name="T21">: </text:span><text:span text:style-name="T45">AC</text:span></text:p>
            <text:p text:style-name="P120"><text:span text:style-name="T78">Número da OAB</text:span><text:span text:style-name="T21">: </text:span><text:span text:style-name="T45">000000000000</text:span></text:p>
            <text:p text:style-name="P120"><text:span text:style-name="T78">Tipo de AOB</text:span><text:span text:style-name="T21">: </text:span><text:span text:style-name="T45">Advogado</text:span></text:p>
          </table:table-cell>
          <table:table-cell table:style-name="Tabela17.A2" office:value-type="string">
            <text:p text:style-name="P31"><text:span text:style-name="T21">O sistema apresenta a mensagem </text:span><text:span text:style-name="T166">MSG0009.</text:span></text:p>
            <text:p text:style-name="P31"/>
            <text:p text:style-name="P135"/>
            <text:p text:style-name="P201">Erro: Beneficiário informado já está cadastrado como Procurador. Operação não permitida.</text:p>
            <text:p text:style-name="P135"/>
            <text:p text:style-name="P234"/>
          </table:table-cell>
        </table:table-row>
        <table:table-row table:style-name="Tabela17.1">
          <table:table-cell table:style-name="Tabela17.A2" office:value-type="string">
            <text:p text:style-name="P63"><text:span text:style-name="T21">(E24) </text:span><text:span text:style-name="T18">Fluxo de Exceção – Beneficiário </text:span><text:span text:style-name="T19">já</text:span><text:span text:style-name="T18"> Cadastrado como Executado</text:span></text:p>
          </table:table-cell>
          <table:table-cell table:style-name="Tabela17.A2" office:value-type="string">
            <text:p text:style-name="P34">3</text:p>
          </table:table-cell>
          <table:table-cell table:style-name="Tabela17.A2" office:value-type="string">
            <text:p text:style-name="P73">Inserir dados de alteração de requisição de pagamento para ocorrer erro</text:p>
            <text:p text:style-name="P31"><text:span text:style-name="T78">Foi deferido o benefício de prioridade processual?:</text:span><text:span text:style-name="T21"> Indica se foi deferido para o beneficiário o benefício de prioridade processual</text:span></text:p>
            <text:p text:style-name="P31"><text:span text:style-name="T78">Tipo de prioridade: </text:span><text:span text:style-name="T21">Tipo de prioridade deferida para o beneficiário</text:span></text:p>
            <text:p text:style-name="P31"><text:span text:style-name="T78">Exeq. Líquido: </text:span><text:span text:style-name="T21">Valor líquido do exequente</text:span></text:p>
            <text:p text:style-name="P31"><text:span text:style-name="T78">INSS Beneficiário: </text:span><text:span text:style-name="T21">INSS devido pelo beneficiário</text:span></text:p>
            <text:p text:style-name="P31"><text:span text:style-name="T78">INSS Executado: </text:span><text:span text:style-name="T21">INSS devido pelo executado</text:span></text:p>
            <text:p text:style-name="P31"><text:span text:style-name="T78">IR: </text:span><text:span text:style-name="T21">Imposto de Renda devido</text:span></text:p>
            <text:p text:style-name="P31"><text:span text:style-name="T78">Observações: </text:span><text:span text:style-name="T21">Observações sobre o beneficiário</text:span></text:p>
            <text:p text:style-name="P73">Inserir dados de inclusão/alteração de beneficiário</text:p>
            <text:p text:style-name="P31"><text:span text:style-name="T78">Tipo de Pessoa: </text:span><text:span text:style-name="T21">Pessoa Física</text:span></text:p>
            <text:p text:style-name="P31"><text:span text:style-name="T78">Documento Fiscal</text:span><text:span text:style-name="T21">: </text:span>184.044.212-34 </text:p>
            <text:p text:style-name="P31"><text:span text:style-name="T78">Nome</text:span><text:span text:style-name="T21">: </text:span>JACIEL BORGES DIAS </text:p>
            <text:p text:style-name="P31"><text:span text:style-name="T78">Data de Nascimento: </text:span><text:span text:style-name="T124">01/02/1989</text:span></text:p>
            <text:p text:style-name="P73">Inserir dados de inclusão/alteração de advogado</text:p>
            <text:p text:style-name="P31"><text:span text:style-name="T78">CPF</text:span><text:span text:style-name="T21">: Número de CPF do advogado</text:span></text:p>
            <text:p text:style-name="P31"><text:span text:style-name="T78">Nome</text:span><text:span text:style-name="T21">: Nome do advogado</text:span></text:p>
            <text:p text:style-name="P31"><text:span text:style-name="T78">UF da OAB</text:span><text:span text:style-name="T21">: Unidade Federativa de Origem da OAB</text:span></text:p>
            <text:p text:style-name="P31"><text:span text:style-name="T78">Número da OAB</text:span><text:span text:style-name="T21">: Número da OAB do advogado do beneficiário</text:span></text:p>
            <text:p text:style-name="P31"><text:span text:style-name="T78">Tipo de AOB</text:span><text:span text:style-name="T21">: Tipo de OAB do representante do beneficiário</text:span></text:p>
          </table:table-cell>
          <table:table-cell table:style-name="Tabela17.A2" office:value-type="string">
            <text:p text:style-name="P31"><text:span text:style-name="T21">O sistema apresenta a mensagem </text:span><text:span text:style-name="T166">MSG0012.</text:span></text:p>
            <text:p text:style-name="P31"/>
            <text:p text:style-name="P222"/>
          </table:table-cell>
        </table:table-row>
        <table:table-row table:style-name="Tabela17.1">
          <table:table-cell table:style-name="Tabela17.A2" office:value-type="string">
            <text:p text:style-name="P63"><text:span text:style-name="T21">(E25) </text:span><text:span text:style-name="T18">Fluxo de Exceção – Advogado </text:span><text:span text:style-name="T20">já</text:span><text:span text:style-name="T18"> Cadastrado como Procurador</text:span></text:p>
          </table:table-cell>
          <table:table-cell table:style-name="Tabela17.A2" office:value-type="string">
            <text:p text:style-name="P34">4</text:p>
          </table:table-cell>
          <table:table-cell table:style-name="Tabela17.A2" office:value-type="string">
            <text:p text:style-name="P73">Inserir dados de alteração de requisição de pagamento para ocorrer erro</text:p>
            <text:p text:style-name="P14"><text:span text:style-name="T78">prioridade processual?:</text:span><text:span text:style-name="T21"> </text:span><text:span text:style-name="T39">(</text:span><text:span text:style-name="T21">Indica se foi deferido para o beneficiário o benefício de prioridade processual</text:span><text:span text:style-name="T39">) </text:span><text:span text:style-name="T45">Não</text:span></text:p>
            <text:p text:style-name="P14"><text:span text:style-name="T78">Tipo de prioridade: </text:span><text:span text:style-name="T92">(</text:span><text:span text:style-name="T21">Tipo de </text:span><text:soft-page-break/><text:span text:style-name="T21">prioridade deferida para o beneficiário</text:span><text:span text:style-name="T39">) <text:s/></text:span><text:span text:style-name="T45">N/A</text:span> </text:p>
            <text:p text:style-name="P14"><text:span text:style-name="T78">Exeq. Líquido: </text:span><text:span text:style-name="T120">10.000,00</text:span></text:p>
            <text:p text:style-name="P14"><text:span text:style-name="T78">INSS Beneficiário: </text:span><text:span text:style-name="T120">1.000,00</text:span></text:p>
            <text:p text:style-name="P14"><text:span text:style-name="T78">INSS Executado: </text:span><text:span text:style-name="T120">3.000,00</text:span></text:p>
            <text:p text:style-name="P14"><text:span text:style-name="T78">IR: </text:span><text:span text:style-name="T120">1.000,00</text:span></text:p>
            <text:p text:style-name="P20"><text:span text:style-name="T95">Observações: </text:span><text:span text:style-name="T123">Hello world!</text:span></text:p>
            <text:p text:style-name="P73">Inserir dados de inclusão/alteração de beneficiário</text:p>
            <text:p text:style-name="P121"><text:span text:style-name="T78">Tipo de Pessoa: </text:span><text:span text:style-name="T21">Pessoa Física</text:span></text:p>
            <text:p text:style-name="P121"><text:span text:style-name="T78">Documento Fiscal</text:span><text:span text:style-name="T21">: </text:span>184.044.212-34 </text:p>
            <text:p text:style-name="P121"><text:span text:style-name="T78">Nome</text:span><text:span text:style-name="T21">: </text:span>JACIEL BORGES DIAS </text:p>
            <text:p text:style-name="P121"><text:span text:style-name="T78">Data de Nascimento: </text:span><text:span text:style-name="T124">01/02/1989</text:span></text:p>
            <text:p text:style-name="P73">Inserir dados de inclusão/alteração de advogado</text:p>
            <text:p text:style-name="P31"><text:span text:style-name="T78">CPF</text:span><text:span text:style-name="T21">:</text:span>303.492.832-73 </text:p>
            <text:p text:style-name="P121"><text:span text:style-name="T78">Nome</text:span><text:span text:style-name="T21">: </text:span><text:span text:style-name="T47">Miguel Michel <text:s/>Elias Temer Lulia</text:span></text:p>
            <text:p text:style-name="P31"><text:span text:style-name="T78">UF da OAB</text:span><text:span text:style-name="T21">: </text:span><text:span text:style-name="T47">AC</text:span></text:p>
            <text:p text:style-name="P31"><text:span text:style-name="T78">Número da OAB</text:span><text:span text:style-name="T21">: </text:span><text:span text:style-name="T47">000000000000</text:span></text:p>
            <text:p text:style-name="P31"><text:span text:style-name="T78">Tipo de AOB</text:span><text:span text:style-name="T21">: </text:span><text:span text:style-name="T47">Advogado</text:span></text:p>
          </table:table-cell>
          <table:table-cell table:style-name="Tabela17.A2" office:value-type="string">
            <text:p text:style-name="P31"><text:span text:style-name="T21">O sistema apresenta a mensagem </text:span><text:span text:style-name="T166">MSG0015.</text:span></text:p>
            <text:p text:style-name="P135"/>
            <text:p text:style-name="P240">Erro: Advogado informado já está cadastrado como Procurador. Operação não permitida. </text:p>
            <text:p text:style-name="P234"><text:soft-page-break/></text:p>
          </table:table-cell>
        </table:table-row>
        <table:table-row table:style-name="Tabela17.1">
          <table:table-cell table:style-name="Tabela17.A2" office:value-type="string">
            <text:p text:style-name="P63"><text:span text:style-name="T21">(E26) </text:span><text:span text:style-name="T18">Fluxo de Exceção – Beneficiário Duplicado</text:span></text:p>
          </table:table-cell>
          <table:table-cell table:style-name="Tabela17.A2" office:value-type="string">
            <text:p text:style-name="P34">5</text:p>
          </table:table-cell>
          <table:table-cell table:style-name="Tabela17.A2" office:value-type="string">
            <text:p text:style-name="P73">Inserir dados de alteração de requisição de pagamento para ocorrer erro</text:p>
            <text:p text:style-name="P15"><text:span text:style-name="T78">prioridade processual?:</text:span><text:span text:style-name="T21"> </text:span><text:span text:style-name="T39">(</text:span><text:span text:style-name="T21">Indica se foi deferido para o beneficiário o benefício de prioridade processual</text:span><text:span text:style-name="T39">) </text:span><text:span text:style-name="T45">Não</text:span></text:p>
            <text:p text:style-name="P15"><text:span text:style-name="T78">Tipo de prioridade: </text:span><text:span text:style-name="T92">(</text:span><text:span text:style-name="T21">Tipo de prioridade deferida para o beneficiário</text:span><text:span text:style-name="T39">) <text:s/></text:span><text:span text:style-name="T45">N/A</text:span> </text:p>
            <text:p text:style-name="P15"><text:span text:style-name="T78">Exeq. Líquido: </text:span><text:span text:style-name="T120">10.000,00</text:span></text:p>
            <text:p text:style-name="P15"><text:span text:style-name="T78">INSS Beneficiário: </text:span><text:span text:style-name="T120">1.000,00</text:span></text:p>
            <text:p text:style-name="P15"><text:span text:style-name="T78">INSS Executado: </text:span><text:span text:style-name="T120">3.000,00</text:span></text:p>
            <text:p text:style-name="P15"><text:span text:style-name="T78">IR: </text:span><text:span text:style-name="T120">1.000,00</text:span></text:p>
            <text:p text:style-name="P123"><text:span text:style-name="T95">Observações: </text:span><text:span text:style-name="T123">Hello world!</text:span></text:p>
            <text:p text:style-name="P73">Inserir dados de inclusão/alteração de beneficiário</text:p>
            <text:p text:style-name="P122"><text:span text:style-name="T78">Tipo de Pessoa: </text:span><text:span text:style-name="T21">Pessoa Física</text:span></text:p>
            <text:p text:style-name="P122"><text:span text:style-name="T78">Documento Fiscal</text:span><text:span text:style-name="T21">: </text:span>184.044.212-34 </text:p>
            <text:p text:style-name="P122"><text:span text:style-name="T78">Nome</text:span><text:span text:style-name="T21">: </text:span>JACIEL BORGES DIAS </text:p>
            <text:p text:style-name="P122"><text:span text:style-name="T78">Data de Nascimento: </text:span><text:span text:style-name="T124">01/02/1989</text:span></text:p>
            <text:p text:style-name="P73">Inserir dados de inclusão/alteração de advogado</text:p>
            <text:p text:style-name="P123"><text:span text:style-name="T78">CPF</text:span><text:span text:style-name="T21">:</text:span>303.492.832-73 </text:p>
            <text:p text:style-name="P123"><text:span text:style-name="T78">Nome</text:span><text:span text:style-name="T21">: </text:span><text:span text:style-name="T47">Miguel Michel <text:s/>Elias Temer Lulia</text:span></text:p>
            <text:p text:style-name="P123"><text:span text:style-name="T78">UF da OAB</text:span><text:span text:style-name="T21">: </text:span><text:span text:style-name="T47">AC</text:span></text:p>
            <text:p text:style-name="P123"><text:span text:style-name="T78">Número da OAB</text:span><text:span text:style-name="T21">: </text:span><text:span text:style-name="T47">000000000000</text:span></text:p>
            <text:p text:style-name="P123"><text:span text:style-name="T78">Tipo de AOB</text:span><text:span text:style-name="T21">: </text:span><text:span text:style-name="T47">Advogado</text:span></text:p>
          </table:table-cell>
          <table:table-cell table:style-name="Tabela17.A2" office:value-type="string">
            <text:p text:style-name="P31"><text:span text:style-name="T21">O sistema apresenta a mensagem </text:span><text:span text:style-name="T166">MSG0006.</text:span></text:p>
            <text:p text:style-name="P31"/>
            <text:p text:style-name="P240">Erro: Registro duplicado.<office:annotation><dc:creator>Autor desconhecido</dc:creator><dc:date>2017-03-08T10:33:49</dc:date><text:list text:style-name=""><text:list-item><text:p text:style-name="P348"><text:span text:style-name="T220">Está certo?</text:span></text:p></text:list-item></text:list></office:annotation> Já existe um benefício cadastrado para este CPF.</text:p>
            <text:p text:style-name="P234"/>
          </table:table-cell>
        </table:table-row>
        <table:table-row table:style-name="Tabela17.1">
          <table:table-cell table:style-name="Tabela17.A2" office:value-type="string">
            <text:p text:style-name="P63"><text:span text:style-name="T21">(E27) </text:span><text:span text:style-name="T18">Fluxo de Exceção – Advogado Duplicado</text:span></text:p>
          </table:table-cell>
          <table:table-cell table:style-name="Tabela17.A2" office:value-type="string">
            <text:p text:style-name="P34">6</text:p>
          </table:table-cell>
          <table:table-cell table:style-name="Tabela17.A2" office:value-type="string">
            <text:p text:style-name="P73">Inserir dados de alteração de requisição de pagamento para ocorrer erro</text:p>
            <text:p text:style-name="P16"><text:span text:style-name="T78">prioridade processual?:</text:span><text:span text:style-name="T21"> </text:span><text:span text:style-name="T39">(</text:span><text:span text:style-name="T21">Indica se foi deferido para o beneficiário o benefício de prioridade processual</text:span><text:span text:style-name="T39">) </text:span><text:span text:style-name="T45">Não</text:span></text:p>
            <text:p text:style-name="P16"><text:span text:style-name="T78">Tipo de prioridade: </text:span><text:span text:style-name="T92">(</text:span><text:span text:style-name="T21">Tipo de </text:span><text:soft-page-break/><text:span text:style-name="T21">prioridade deferida para o beneficiário</text:span><text:span text:style-name="T39">) <text:s/></text:span><text:span text:style-name="T45">N/A</text:span> </text:p>
            <text:p text:style-name="P16"><text:span text:style-name="T78">Exeq. Líquido: </text:span><text:span text:style-name="T120">10.000,00</text:span></text:p>
            <text:p text:style-name="P16"><text:span text:style-name="T78">INSS Beneficiário: </text:span><text:span text:style-name="T120">1.000,00</text:span></text:p>
            <text:p text:style-name="P16"><text:span text:style-name="T78">INSS Executado: </text:span><text:span text:style-name="T120">3.000,00</text:span></text:p>
            <text:p text:style-name="P16"><text:span text:style-name="T78">IR: </text:span><text:span text:style-name="T120">1.000,00</text:span></text:p>
            <text:p text:style-name="P124"><text:span text:style-name="T95">Observações: </text:span><text:span text:style-name="T123">Hello world!</text:span></text:p>
            <text:p text:style-name="P73">Inserir dados de inclusão/alteração de beneficiário</text:p>
            <text:p text:style-name="P124"><text:span text:style-name="T78">Tipo de Pessoa: </text:span><text:span text:style-name="T21">Pessoa Física</text:span></text:p>
            <text:p text:style-name="P124"><text:span text:style-name="T78">Documento Fiscal</text:span><text:span text:style-name="T21">: </text:span>184.044.212-34 </text:p>
            <text:p text:style-name="P124"><text:span text:style-name="T78">Nome</text:span><text:span text:style-name="T21">: </text:span>JACIEL BORGES DIAS </text:p>
            <text:p text:style-name="P124"><text:span text:style-name="T78">Data de Nascimento: </text:span><text:span text:style-name="T124">01/02/1989</text:span></text:p>
            <text:p text:style-name="P73">Inserir dados de inclusão/alteração de advogado</text:p>
            <text:p text:style-name="P31"><text:span text:style-name="T78">CPF</text:span><text:span text:style-name="T21">: </text:span>557.353.606-04 </text:p>
            <text:p text:style-name="P31"><text:span text:style-name="T78">Nome</text:span><text:span text:style-name="T21">: </text:span>Henrique Fernando Cardoso </text:p>
            <text:p text:style-name="P125"><text:span text:style-name="T78">UF da OAB</text:span><text:span text:style-name="T21">: </text:span><text:span text:style-name="T47">AC</text:span></text:p>
            <text:p text:style-name="P125"><text:span text:style-name="T78">Número da OAB</text:span><text:span text:style-name="T21">: </text:span><text:span text:style-name="T47">000000000000</text:span></text:p>
            <text:p text:style-name="P125"><text:span text:style-name="T78">Tipo de AOB</text:span><text:span text:style-name="T21">: </text:span><text:span text:style-name="T47">Advogado</text:span></text:p>
          </table:table-cell>
          <table:table-cell table:style-name="Tabela17.A2" office:value-type="string">
            <text:p text:style-name="P31"><text:span text:style-name="T21">O sistema apresenta a mensagem </text:span><text:span text:style-name="T166">MSG0006.</text:span></text:p>
            <text:p text:style-name="P203">Erro: Registro duplicado. Já existe um advogado cadastrado com este CPF.</text:p>
            <text:p text:style-name="P139"/>
            <text:p text:style-name="P222"><text:soft-page-break/></text:p>
          </table:table-cell>
        </table:table-row>
      </table:table>
      <text:p text:style-name="P64"/>
      <text:list xml:id="list120143845176648" text:continue-list="list120143814176301" text:style-name="WWNum4">
        <text:list-item>
          <text:list>
            <text:list-item>
              <text:p text:style-name="P344"><text:bookmark text:name="_ffx71mkmtyeg"/>CT009 – Incluir Requisição de Pagamento - Terceiros Interessados<text:span text:style-name="T197">(</text:span><text:span text:style-name="T200">implementado</text:span><text:span text:style-name="T197">)</text:span></text:p>
            </text:list-item>
          </text:list>
        </text:list-item>
      </text:list>
      <text:p text:style-name="P242"><text:bookmark text:name="_iimay748v7f5"/></text:p>
      <table:table table:name="Tabela18" table:style-name="Tabela18">
        <table:table-column table:style-name="Tabela18.A"/>
        <table:table-row table:style-name="Tabela18.1">
          <table:table-cell table:style-name="Tabela18.A1" office:value-type="string">
            <text:p text:style-name="P31"><text:span text:style-name="T14">Descrição</text:span><text:span text:style-name="T18">: Este caso de teste tem como objetivo Incluir Requisição de Pagamento - Terceiros Interessados</text:span></text:p>
          </table:table-cell>
        </table:table-row>
        <table:table-row table:style-name="Tabela18.1">
          <table:table-cell table:style-name="Tabela18.A1" office:value-type="string">
            <text:p text:style-name="P64"><text:span text:style-name="T17">Cenário</text:span><text:span text:style-name="T16">:</text:span><text:span text:style-name="T17"> </text:span><text:span text:style-name="T18">(S09)</text:span><text:span text:style-name="T17"> </text:span><text:span text:style-name="T18">Subfluxo - Incluir Requisição de Pagamento - Terceiros Interessados</text:span></text:p>
          </table:table-cell>
        </table:table-row>
        <table:table-row table:style-name="Tabela18.1">
          <table:table-cell table:style-name="Tabela18.A1" office:value-type="string">
            <text:p text:style-name="P218">Pré-Condições</text:p>
            <text:list xml:id="list120143845172776" text:continue-list="list120143814199602" text:style-name="WWNum26">
              <text:list-item>
                <text:p text:style-name="P248"><text:span text:style-name="T18">Realizar os passos do CT001 - Consultar Requisição de Pagamento - (S01)</text:span><text:span text:style-name="T17"> </text:span><text:span text:style-name="T18">Fluxo Principal - Consultar Requisição de Pagamento</text:span></text:p>
              </text:list-item>
            </text:list>
          </table:table-cell>
        </table:table-row>
        <table:table-row table:style-name="Tabela18.1">
          <table:table-cell table:style-name="Tabela18.A1" office:value-type="string">
            <text:p text:style-name="P218">Pós-Condições</text:p>
            <text:list xml:id="list120143845181852" text:continue-numbering="true" text:style-name="WWNum26">
              <text:list-item>
                <text:p text:style-name="P247">O sistema deve registrar no banco uma nova entidade cadastrada</text:p>
              </text:list-item>
            </text:list>
          </table:table-cell>
        </table:table-row>
        <table:table-row table:style-name="Tabela18.1">
          <table:table-cell table:style-name="Tabela18.A1" office:value-type="string">
            <text:p text:style-name="P219">Procedimento de Teste</text:p>
            <text:list xml:id="list991317325923125030" text:style-name="WWNum25">
              <text:list-item>
                <text:p text:style-name="P328"><text:span text:style-name="T21">O usuário aciona a opção de </text:span><text:span text:style-name="T18">Incluir Requisição de Pagamento - Terceiros Interessados;</text:span></text:p>
              </text:list-item>
              <text:list-item>
                <text:p text:style-name="P287">O sistema exibe as informações resumidas da requisição de pagamento e os campos para entrada de dados (PD009);</text:p>
              </text:list-item>
              <text:list-item>
                <text:p text:style-name="P287">O usuário preenche os dados solicitados e confirma a inclusão;</text:p>
              </text:list-item>
              <text:list-item>
                <text:p text:style-name="P328"><text:span text:style-name="T21">O sistema valida e salva os dados, apresentando a mensagem </text:span><text:span text:style-name="T166">MSG0001</text:span><text:span text:style-name="T21">.</text:span></text:p>
              </text:list-item>
            </text:list>
          </table:table-cell>
        </table:table-row>
        <table:table-row table:style-name="Tabela18.1">
          <table:table-cell table:style-name="Tabela18.A1" office:value-type="string">
            <text:p text:style-name="P64"><text:span text:style-name="T17">Cenário: </text:span><text:span text:style-name="T18">(E28) Fluxo de Exceção – Terceiro Cadastrado como Procurador</text:span></text:p>
          </table:table-cell>
        </table:table-row>
        <table:table-row table:style-name="Tabela18.1">
          <table:table-cell table:style-name="Tabela18.A1" office:value-type="string">
            <text:p text:style-name="P218">Pré-Condições</text:p>
            <text:list xml:id="list120143845198074" text:continue-list="list120143845181852" text:style-name="WWNum26">
              <text:list-item>
                <text:p text:style-name="P247">A requisição de pagamento possui valor “Não” no campo “Cadastro Finalizado”</text:p>
              </text:list-item>
            </text:list>
          </table:table-cell>
        </table:table-row>
        <table:table-row table:style-name="Tabela18.1">
          <table:table-cell table:style-name="Tabela18.A1" office:value-type="string">
            <text:p text:style-name="P218">Pós-Condições</text:p>
            <text:list xml:id="list120143845190115" text:continue-numbering="true" text:style-name="WWNum26">
              <text:list-item>
                <text:p text:style-name="P247">Não de aplica</text:p>
              </text:list-item>
            </text:list>
          </table:table-cell>
        </table:table-row>
        <table:table-row table:style-name="Tabela18.1">
          <table:table-cell table:style-name="Tabela18.A1" office:value-type="string">
            <text:p text:style-name="P219">Procedimento de Teste</text:p>
            <text:list xml:id="list3274221087776934835" text:style-name="WWNum5">
              <text:list-item>
                <text:p text:style-name="P329"><text:span text:style-name="T21">O usuário aciona a opção de </text:span><text:span text:style-name="T18">Incluir Requisição de Pagamento - Terceiros Interessados;</text:span></text:p>
              </text:list-item>
              <text:list-item>
                <text:p text:style-name="P288">O sistema exibe as informações resumidas da requisição de pagamento e os campos para entrada de dados (PD009);</text:p>
              </text:list-item>
              <text:list-item>
                <text:p text:style-name="P288">O usuário preenche os dados solicitados e confirma a inclusão;</text:p>
              </text:list-item>
              <text:list-item>
                <text:p text:style-name="P329"><text:soft-page-break/><text:span text:style-name="T21">O sistema identificou que o </text:span><text:span text:style-name="T18">terceiro informado já está cadastrado como procurador</text:span><text:span text:style-name="T21">, e apresenta a mensagem </text:span><text:span text:style-name="T166">MSG0017</text:span><text:span text:style-name="T21">;</text:span></text:p>
              </text:list-item>
            </text:list>
          </table:table-cell>
        </table:table-row>
        <table:table-row table:style-name="Tabela18.1">
          <table:table-cell table:style-name="Tabela18.A1" office:value-type="string">
            <text:p text:style-name="P64"><text:span text:style-name="T17">Cenário: </text:span><text:span text:style-name="T18">(E29) Fluxo de Exceção – Terceiro Cadastrado como Executado</text:span></text:p>
          </table:table-cell>
        </table:table-row>
        <table:table-row table:style-name="Tabela18.1">
          <table:table-cell table:style-name="Tabela18.A1" office:value-type="string">
            <text:p text:style-name="P218">Pré-Condições</text:p>
            <text:list xml:id="list120143845184908" text:continue-list="list120143845190115" text:style-name="WWNum26">
              <text:list-item>
                <text:p text:style-name="P247">A requisição de pagamento possui valor “Não” no campo “Cadastro Finalizado”</text:p>
              </text:list-item>
            </text:list>
          </table:table-cell>
        </table:table-row>
        <table:table-row table:style-name="Tabela18.1">
          <table:table-cell table:style-name="Tabela18.A1" office:value-type="string">
            <text:p text:style-name="P218">Pós-Condições</text:p>
            <text:list xml:id="list120143845188887" text:continue-numbering="true" text:style-name="WWNum26">
              <text:list-item>
                <text:p text:style-name="P247">Não de aplica</text:p>
              </text:list-item>
            </text:list>
          </table:table-cell>
        </table:table-row>
        <table:table-row table:style-name="Tabela18.1">
          <table:table-cell table:style-name="Tabela18.A1" office:value-type="string">
            <text:p text:style-name="P219">Procedimento de Teste</text:p>
            <text:list xml:id="list3548797832511069830" text:style-name="WWNum35">
              <text:list-item>
                <text:p text:style-name="P330"><text:span text:style-name="T21">O usuário aciona a opção de </text:span><text:span text:style-name="T18">Incluir Requisição de Pagamento - Terceiros Interessados;</text:span></text:p>
              </text:list-item>
              <text:list-item>
                <text:p text:style-name="P289">O sistema exibe as informações resumidas da requisição de pagamento e os campos para entrada de dados (PD009);</text:p>
              </text:list-item>
              <text:list-item>
                <text:p text:style-name="P289">O usuário preenche os dados solicitados e confirma a inclusão;</text:p>
              </text:list-item>
              <text:list-item>
                <text:p text:style-name="P330"><text:span text:style-name="T21">O sistema identificou que o </text:span><text:span text:style-name="T18">terceiro informado já está cadastrado como executado</text:span><text:span text:style-name="T21">, e apresenta a mensagem </text:span><text:span text:style-name="T166">MSG0019</text:span><text:span text:style-name="T21">;</text:span></text:p>
              </text:list-item>
            </text:list>
          </table:table-cell>
        </table:table-row>
        <table:table-row table:style-name="Tabela18.1">
          <table:table-cell table:style-name="Tabela18.A1" office:value-type="string">
            <text:p text:style-name="P64"><text:span text:style-name="T17">Cenário: </text:span><text:span text:style-name="T18">(E30) Fluxo de Exceção – Honorário Duplicado</text:span></text:p>
          </table:table-cell>
        </table:table-row>
        <table:table-row table:style-name="Tabela18.1">
          <table:table-cell table:style-name="Tabela18.A1" office:value-type="string">
            <text:p text:style-name="P218">Pré-Condições</text:p>
            <text:list xml:id="list120143845197270" text:continue-list="list120143845188887" text:style-name="WWNum26">
              <text:list-item>
                <text:p text:style-name="P247">A requisição de pagamento possui valor “Não” no campo “Cadastro Finalizado”</text:p>
              </text:list-item>
            </text:list>
          </table:table-cell>
        </table:table-row>
        <table:table-row table:style-name="Tabela18.1">
          <table:table-cell table:style-name="Tabela18.A1" office:value-type="string">
            <text:p text:style-name="P218">Pós-Condições</text:p>
            <text:list xml:id="list120143845171366" text:continue-numbering="true" text:style-name="WWNum26">
              <text:list-item>
                <text:p text:style-name="P247">Não de aplica</text:p>
              </text:list-item>
            </text:list>
          </table:table-cell>
        </table:table-row>
        <table:table-row table:style-name="Tabela18.1">
          <table:table-cell table:style-name="Tabela18.A1" office:value-type="string">
            <text:p text:style-name="P219">Procedimento de Teste</text:p>
            <text:list xml:id="list585226267664107860" text:style-name="WWNum7">
              <text:list-item>
                <text:p text:style-name="P331"><text:span text:style-name="T21">O usuário aciona a opção de </text:span><text:span text:style-name="T18">Incluir Requisição de Pagamento - Terceiros Interessados;</text:span></text:p>
              </text:list-item>
              <text:list-item>
                <text:p text:style-name="P290">O sistema exibe as informações resumidas da requisição de pagamento e os campos para entrada de dados (PD009);</text:p>
              </text:list-item>
              <text:list-item>
                <text:p text:style-name="P290">O usuário preenche os dados solicitados e confirma a inclusão;</text:p>
              </text:list-item>
              <text:list-item>
                <text:p text:style-name="P331"><text:span text:style-name="T21">O sistema identificou que já existem honorários cadastrados</text:span><text:span text:style-name="T18"> para o terceiro informado na requisição de pagamento</text:span><text:span text:style-name="T21">, e apresenta a mensagem </text:span><text:span text:style-name="T166">MSG0006</text:span><text:span text:style-name="T21">;</text:span></text:p>
              </text:list-item>
            </text:list>
          </table:table-cell>
        </table:table-row>
      </table:table>
      <text:p text:style-name="P64"/>
      <text:list xml:id="list120143845185406" text:continue-list="list120143845176648" text:style-name="WWNum4">
        <text:list-item>
          <text:list>
            <text:list-item>
              <text:list>
                <text:list-item>
                  <text:p text:style-name="P347"><text:bookmark text:name="_n76z6r2az7ip"/>Planilha de Dados do CT009 – PD009</text:p>
                </text:list-item>
              </text:list>
            </text:list-item>
          </text:list>
        </text:list-item>
      </text:list>
      <text:p text:style-name="P64"/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D"/>
        <table:table-row table:style-name="Tabela19.1">
          <table:table-cell table:style-name="Tabela19.A1" office:value-type="string">
            <text:p text:style-name="P44">Referência ao UC</text:p>
          </table:table-cell>
          <table:table-cell table:style-name="Tabela19.A1" office:value-type="string">
            <text:p text:style-name="P44">Linha</text:p>
          </table:table-cell>
          <table:table-cell table:style-name="Tabela19.A1" office:value-type="string">
            <text:p text:style-name="P44">Entradas</text:p>
          </table:table-cell>
          <table:table-cell table:style-name="Tabela19.A1" office:value-type="string">
            <text:p text:style-name="P44">Saídas</text:p>
          </table:table-cell>
        </table:table-row>
        <table:table-row table:style-name="Tabela19.1">
          <table:table-cell table:style-name="Tabela19.A2" office:value-type="string">
            <text:p text:style-name="P63"><text:span text:style-name="T21">(S09) Subfluxo – </text:span><text:span text:style-name="T18">Incluir Requisição de Pagamento - Terceiros Interessados</text:span></text:p>
          </table:table-cell>
          <table:table-cell table:style-name="Tabela19.A2" office:value-type="string">
            <text:p text:style-name="P34">1</text:p>
          </table:table-cell>
          <table:table-cell table:style-name="Tabela19.A2" office:value-type="string">
            <text:p text:style-name="P73">Inserir dados de inclusão de requisição de Terceiro</text:p>
            <text:p text:style-name="P31"><text:span text:style-name="T78">Tipo de honorário:</text:span><text:span text:style-name="T21"> “Honorários Perícias”</text:span></text:p>
            <text:p text:style-name="P126"><text:span text:style-name="T78">Líquido: </text:span><text:span text:style-name="T120">10.000,00</text:span></text:p>
            <text:p text:style-name="P126"><text:span text:style-name="T78">IR: </text:span><text:span text:style-name="T125">3</text:span><text:span text:style-name="T120">.000,00</text:span></text:p>
            <text:p text:style-name="P73">Inserir dados de inclusão do beneficiário</text:p>
            <text:p text:style-name="P31"><text:span text:style-name="T78">Tipo de Pessoa: </text:span><text:span text:style-name="T21">Pessoa Física</text:span></text:p>
            <text:p text:style-name="P172"><text:span text:style-name="T78">Documento Fiscal</text:span><text:span text:style-name="T21">: </text:span><text:span text:style-name="T67">425.876.677-12</text:span></text:p>
            <text:p text:style-name="P31"><text:span text:style-name="T78">Nome</text:span><text:span text:style-name="T21">: </text:span><text:span text:style-name="T204">Aurelio Consuelo Bruno</text:span></text:p>
            <text:p text:style-name="P31"><text:span text:style-name="T78">Data de Nascimento:</text:span><text:span text:style-name="T21"> </text:span><text:span text:style-name="T48">01/02/1980</text:span></text:p>
          </table:table-cell>
          <table:table-cell table:style-name="Tabela19.A2" office:value-type="string">
            <text:p text:style-name="P31"><text:span text:style-name="T21">O sistema apresenta a mensagem </text:span><text:span text:style-name="T166">MSG0001.</text:span></text:p>
            <text:p text:style-name="P139"/>
            <text:p text:style-name="P238">Operação Realizada com Sucesso</text:p>
          </table:table-cell>
        </table:table-row>
        <table:table-row table:style-name="Tabela19.1">
          <table:table-cell table:style-name="Tabela19.A2" office:value-type="string">
            <text:p text:style-name="P63"><text:span text:style-name="T21">(S09) Subfluxo – </text:span><text:span text:style-name="T18">Incluir Requisição de Pagamento - Terceiros Interessados</text:span></text:p>
          </table:table-cell>
          <table:table-cell table:style-name="Tabela19.A2" office:value-type="string">
            <text:p text:style-name="P34">2</text:p>
          </table:table-cell>
          <table:table-cell table:style-name="Tabela19.A2" office:value-type="string">
            <text:p text:style-name="P73">Inserir dados de inclusão de requisição de Terceiro</text:p>
            <text:p text:style-name="P31"><text:span text:style-name="T78">Tipo de honorário:</text:span><text:span text:style-name="T21"> “Honorários Advocatícios”</text:span></text:p>
            <text:p text:style-name="P127"><text:span text:style-name="T78">Líquido: </text:span><text:span text:style-name="T120">10.000,00</text:span></text:p>
            <text:p text:style-name="P127"><text:span text:style-name="T78">IR: </text:span><text:span text:style-name="T125">3</text:span><text:span text:style-name="T120">.000,00</text:span></text:p>
            <text:p text:style-name="P129"><text:span text:style-name="T78">Tipo de Pessoa: </text:span><text:span text:style-name="T21">Pessoa Física</text:span></text:p>
            <text:p text:style-name="P73">Inserir dados de inclusão do advogado</text:p>
            <text:p text:style-name="P171"><text:soft-page-break/><text:span text:style-name="T78">CPF</text:span><text:span text:style-name="T21">: </text:span><text:span text:style-name="T66">303.492.832-73</text:span> </text:p>
            <text:p text:style-name="P171"><text:span text:style-name="T78">Nome</text:span><text:span text:style-name="T21">:</text:span><text:span text:style-name="T66">Helga Ludovica Isidor</text:span> Cardoso </text:p>
            <text:p text:style-name="P127"><text:span text:style-name="T78">UF da OAB</text:span><text:span text:style-name="T21">: </text:span><text:span text:style-name="T47">AC</text:span></text:p>
            <text:p text:style-name="P127"><text:span text:style-name="T78">Número da OAB</text:span><text:span text:style-name="T21">: </text:span><text:span text:style-name="T47">00000000</text:span></text:p>
            <text:p text:style-name="P127"><text:span text:style-name="T78">Tipo de AOB</text:span><text:span text:style-name="T21">: </text:span><text:span text:style-name="T47">Advogado</text:span></text:p>
            <text:p text:style-name="P129"/>
          </table:table-cell>
          <table:table-cell table:style-name="Tabela19.A2" office:value-type="string">
            <text:p text:style-name="P31"><text:span text:style-name="T21">O sistema apresenta a mensagem </text:span><text:span text:style-name="T166">MSG0001.</text:span></text:p>
            <text:p text:style-name="P31"/>
            <text:p text:style-name="P238">Operação Realizada com Sucesso</text:p>
          </table:table-cell>
        </table:table-row>
        <table:table-row table:style-name="Tabela19.1">
          <table:table-cell table:style-name="Tabela19.A2" office:value-type="string">
            <text:p text:style-name="P34"/>
            <text:p text:style-name="P34">(E28) Fluxo de Exceção – <text:span text:style-name="T170">Terceiro </text:span><text:span text:style-name="T172">já </text:span><text:span text:style-name="T170">Cadastrado como Procurador</text:span></text:p>
          </table:table-cell>
          <table:table-cell table:style-name="Tabela19.A2" office:value-type="string">
            <text:p text:style-name="P34">3</text:p>
          </table:table-cell>
          <table:table-cell table:style-name="Tabela19.A2" office:value-type="string">
            <text:p text:style-name="P73">Inserir dados de inclusão de requisição de Terceiro</text:p>
            <text:p text:style-name="P31"><text:span text:style-name="T78">Tipo de honorário:</text:span><text:span text:style-name="T21"> “Honorários Perícias”</text:span></text:p>
            <text:p text:style-name="P128"><text:span text:style-name="T78">Líquido: </text:span><text:span text:style-name="T120">10.000,00</text:span></text:p>
            <text:p text:style-name="P128"><text:span text:style-name="T78">IR: </text:span><text:span text:style-name="T125">3</text:span><text:span text:style-name="T120">.000,00</text:span></text:p>
            <text:p text:style-name="P73">Inserir dados de inclusão do beneficiário</text:p>
            <text:p text:style-name="P31"><text:span text:style-name="T78">Tipo de Pessoa: </text:span><text:span text:style-name="T21">Pessoa Física</text:span></text:p>
            <text:p text:style-name="P184"><text:span text:style-name="T78">Documento Fiscal</text:span><text:span text:style-name="T21">: </text:span><text:span text:style-name="T74">448.985.451-06</text:span></text:p>
            <text:p text:style-name="P168"><text:span text:style-name="T78">Nome</text:span><text:span text:style-name="T21">: </text:span><text:span text:style-name="T62">Helene Corina Alexandra</text:span></text:p>
            <text:p text:style-name="P31"><text:span text:style-name="T78">Data de Nascimento:</text:span><text:span text:style-name="T21"> </text:span><text:span text:style-name="T62">N/A</text:span></text:p>
          </table:table-cell>
          <table:table-cell table:style-name="Tabela19.A2" office:value-type="string">
            <text:p text:style-name="P31"><text:span text:style-name="T21">O sistema apresenta a mensagem </text:span><text:span text:style-name="T166">MSG0017.</text:span></text:p>
            <text:p text:style-name="P135"/>
            <text:p text:style-name="P232">Erro: Terceiro interessado informado já está cadastrado como Procurador. Operação não permitida. </text:p>
          </table:table-cell>
        </table:table-row>
        <table:table-row table:style-name="Tabela19.1">
          <table:table-cell table:style-name="Tabela19.A2" office:value-type="string">
            <text:p text:style-name="P34">(E28) Fluxo de Exceção – <text:span text:style-name="T170">Terceiro Cadastrado </text:span><text:span text:style-name="T173">já</text:span><text:span text:style-name="T170"> como Procurador</text:span></text:p>
          </table:table-cell>
          <table:table-cell table:style-name="Tabela19.A2" office:value-type="string">
            <text:p text:style-name="P34">4</text:p>
          </table:table-cell>
          <table:table-cell table:style-name="Tabela19.A2" office:value-type="string">
            <text:p text:style-name="P73">Inserir dados de inclusão de requisição de Terceiro</text:p>
            <text:p text:style-name="P31"><text:span text:style-name="T78">Tipo de honorário:</text:span><text:span text:style-name="T21"> “Honorários Advocatícios”</text:span></text:p>
            <text:p text:style-name="P31"><text:span text:style-name="T78">Líquido: </text:span><text:span text:style-name="T21">Valor de líquido ao terceiro interessado</text:span></text:p>
            <text:p text:style-name="P31"><text:span text:style-name="T78">IR: </text:span><text:span text:style-name="T21">Valor de Imposto de Renda</text:span></text:p>
            <text:p text:style-name="P73">Inserir dados de inclusão do advogado</text:p>
            <text:p text:style-name="P170"><text:span text:style-name="T78">CPF</text:span><text:span text:style-name="T21">: </text:span><text:span text:style-name="T65">458.922.837-80</text:span></text:p>
            <text:p text:style-name="P31"><text:span text:style-name="T78">Nome</text:span><text:span text:style-name="T21">:</text:span><text:span text:style-name="T51">N/A</text:span></text:p>
            <text:p text:style-name="P138"><text:span text:style-name="T78">UF da OAB</text:span><text:span text:style-name="T21">: </text:span><text:span text:style-name="T51">N/A</text:span></text:p>
            <text:p text:style-name="P138"><text:span text:style-name="T78">Número da OAB</text:span><text:span text:style-name="T21">: </text:span><text:span text:style-name="T51">N/A</text:span></text:p>
            <text:p text:style-name="P138"><text:span text:style-name="T78">Tipo de AOB</text:span><text:span text:style-name="T21">: </text:span><text:span text:style-name="T51">N/A</text:span></text:p>
          </table:table-cell>
          <table:table-cell table:style-name="Tabela19.A2" office:value-type="string">
            <text:p text:style-name="P65"><text:span text:style-name="T21">O sistema apresenta a mensagem </text:span><text:span text:style-name="T166">MSG0017.</text:span></text:p>
            <text:p text:style-name="P65"/>
            <text:p text:style-name="P237">Erro: Advogado informado já está cadastrado como Procurador. Operação não permitida.</text:p>
            <text:p text:style-name="P232"/>
          </table:table-cell>
        </table:table-row>
        <table:table-row table:style-name="Tabela19.1">
          <table:table-cell table:style-name="Tabela19.A2" office:value-type="string">
            <text:p text:style-name="P61"><text:span text:style-name="T184">(E29) Fluxo de Exceção</text:span> – Terceiro Cadastrado como Executado</text:p>
          </table:table-cell>
          <table:table-cell table:style-name="Tabela19.A2" office:value-type="string">
            <text:p text:style-name="P34">5</text:p>
          </table:table-cell>
          <table:table-cell table:style-name="Tabela19.A2" office:value-type="string">
            <text:p text:style-name="P73">Inserir dados de inclusão de requisição de Terceiro</text:p>
            <text:p text:style-name="P31"><text:span text:style-name="T78">Tipo de honorário:</text:span><text:span text:style-name="T21"> “Honorários Perícias”</text:span></text:p>
            <text:p text:style-name="P140"><text:span text:style-name="T78">Líquido: </text:span><text:span text:style-name="T129">10.000,00</text:span></text:p>
            <text:p text:style-name="P140"><text:span text:style-name="T78">IR: </text:span><text:span text:style-name="T129">2.000,00</text:span></text:p>
            <text:p text:style-name="P73">Inserir dados de inclusão do beneficiário</text:p>
            <text:p text:style-name="P31"><text:span text:style-name="T78">Tipo de Pessoa: </text:span><text:span text:style-name="T21">Pessoa </text:span><text:span text:style-name="T63">Jurídica</text:span></text:p>
            <text:p text:style-name="P184"><text:span text:style-name="T78">Documento Fiscal</text:span><text:span text:style-name="T21">: </text:span><text:span text:style-name="T74">34.621.748/0001-23</text:span></text:p>
            <text:p text:style-name="P173"><text:span text:style-name="T78">Nome</text:span><text:span text:style-name="T21">: </text:span><text:span text:style-name="T74">Universidade Federal do Pará</text:span> </text:p>
            <text:p text:style-name="P142"><text:span text:style-name="T78">Data de Nascimento:</text:span><text:span text:style-name="T21"> </text:span><text:span text:style-name="T63">N/A</text:span></text:p>
          </table:table-cell>
          <table:table-cell table:style-name="Tabela19.A2" office:value-type="string">
            <text:p text:style-name="P31"><text:span text:style-name="T21">O sistema apresenta a mensagem </text:span><text:span text:style-name="T166">MSG0019.</text:span></text:p>
            <text:p text:style-name="P31"/>
            <text:p text:style-name="P237">Erro: Terceiro interessado informado já está cadastrado como Executado. Operação não permitida.</text:p>
            <text:p text:style-name="P232"/>
          </table:table-cell>
        </table:table-row>
        <table:table-row table:style-name="Tabela19.1">
          <table:table-cell table:style-name="Tabela19.A2" office:value-type="string">
            <text:p text:style-name="P61">(E29) Fluxo de Exceção – Terceiro Cadastrado como Executado</text:p>
          </table:table-cell>
          <table:table-cell table:style-name="Tabela19.A2" office:value-type="string">
            <text:p text:style-name="P34">6</text:p>
          </table:table-cell>
          <table:table-cell table:style-name="Tabela19.A2" office:value-type="string">
            <text:p text:style-name="P73">Inserir dados de inclusão de requisição de Terceiro</text:p>
            <text:p text:style-name="P169"><text:span text:style-name="T78">Tipo de honorário:</text:span><text:span text:style-name="T21"> “</text:span>Outros<text:span text:style-name="T21">”</text:span></text:p>
            <text:p text:style-name="P141"><text:span text:style-name="T78">Líquido: </text:span><text:span text:style-name="T129">10.000,00</text:span></text:p>
            <text:p text:style-name="P141"><text:span text:style-name="T78">IR: </text:span><text:span text:style-name="T129">2.000,00</text:span></text:p>
            <text:p text:style-name="P75">Inserir dados de inclusão do beneficiário</text:p>
            <text:p text:style-name="P174"><text:span text:style-name="T78">Tipo de Pessoa: </text:span><text:span text:style-name="T21">Pessoa </text:span><text:span text:style-name="T63">Jurídica</text:span></text:p>
            <text:p text:style-name="P185"><text:span text:style-name="T78">Documento Fiscal</text:span><text:span text:style-name="T21">: </text:span><text:span text:style-name="T75">34.621.748/0001-23</text:span></text:p>
            <text:p text:style-name="P185"><text:span text:style-name="T102">Nome</text:span><text:span text:style-name="T68">: </text:span><text:span text:style-name="T74">Universidade Federal do Pará</text:span><text:span text:style-name="T68"> </text:span></text:p>
            <text:p text:style-name="P174"><text:span text:style-name="T78">Data de Nascimento:</text:span><text:span text:style-name="T21"> </text:span><text:span text:style-name="T63">N/A</text:span></text:p>
          </table:table-cell>
          <table:table-cell table:style-name="Tabela19.A2" office:value-type="string">
            <text:p text:style-name="P65"><text:span text:style-name="T21">O sistema apresenta a mensagem </text:span><text:span text:style-name="T166">MSG0019.</text:span></text:p>
            <text:p text:style-name="P78"/>
            <text:p text:style-name="P204">Erro: Terceiro interessado informado já está cadastrado como Executado. Operação não permitida.</text:p>
            <text:p text:style-name="P79"/>
            <text:p text:style-name="P65"/>
            <text:p text:style-name="P222"/>
          </table:table-cell>
        </table:table-row>
        <table:table-row table:style-name="Tabela19.1">
          <table:table-cell table:style-name="Tabela19.A2" office:value-type="string">
            <text:p text:style-name="P63"><text:span text:style-name="T21">(E30) </text:span><text:span text:style-name="T18">Fluxo de </text:span><text:soft-page-break/><text:span text:style-name="T18">Exceção – Honorário Duplicado</text:span></text:p>
          </table:table-cell>
          <table:table-cell table:style-name="Tabela19.A2" office:value-type="string">
            <text:p text:style-name="P34">7</text:p>
          </table:table-cell>
          <table:table-cell table:style-name="Tabela19.A2" office:value-type="string">
            <text:p text:style-name="P73">Inserir dados de inclusão de <text:soft-page-break/>requisição de Terceiro</text:p>
            <text:p text:style-name="P31"><text:span text:style-name="T78">Tipo de honorário:</text:span><text:span text:style-name="T21"> “Honorários Perícias”</text:span></text:p>
            <text:p text:style-name="P143"><text:span text:style-name="T78">Líquido: </text:span><text:span text:style-name="T129">10.000,00</text:span></text:p>
            <text:p text:style-name="P143"><text:span text:style-name="T78">IR: </text:span><text:span text:style-name="T129">2.000,00</text:span></text:p>
            <text:p text:style-name="P73">Inserir dados de inclusão do beneficiário</text:p>
            <text:p text:style-name="P31"><text:span text:style-name="T78">Tipo de Pessoa: </text:span><text:span text:style-name="T21">Pessoa Física</text:span></text:p>
            <text:p text:style-name="P31"><text:span text:style-name="T78">Documento Fiscal</text:span><text:span text:style-name="T21">: </text:span>520.153.602-63 </text:p>
            <text:p text:style-name="P31"><text:span text:style-name="T78">Nome</text:span><text:span text:style-name="T21">: </text:span>Domingos Áine Feliciano </text:p>
            <text:p text:style-name="P31"><text:span text:style-name="T78">Data de Nascimento:</text:span><text:span text:style-name="T21"> </text:span><text:span text:style-name="T52">01/01/1964</text:span><text:span text:style-name="T52"><office:annotation><dc:creator>Autor desconhecido</dc:creator><dc:date>2017-05-11T10:55:05</dc:date><text:list text:style-name=""><text:list-item><text:p text:style-name="P348"><text:span text:style-name="T220">Não há o campo 'Data de nascimento'.</text:span></text:p></text:list-item></text:list></office:annotation></text:span></text:p>
          </table:table-cell>
          <table:table-cell table:style-name="Tabela19.A2" office:value-type="string">
            <text:p text:style-name="P31"><text:span text:style-name="T21">O sistema apresenta a </text:span><text:soft-page-break/><text:span text:style-name="T21">mensagem </text:span><text:span text:style-name="T166">MSG0006.</text:span></text:p>
            <text:p text:style-name="P31"/>
            <text:p text:style-name="P237">Erro: Registro duplicado. Já existe um terceiro interessado cadastrado com este CPF.</text:p>
            <text:p text:style-name="P232"/>
          </table:table-cell>
        </table:table-row>
        <table:table-row table:style-name="Tabela19.1">
          <table:table-cell table:style-name="Tabela19.A2" office:value-type="string">
            <text:p text:style-name="P63"><text:span text:style-name="T21">(E30) </text:span><text:span text:style-name="T18">Fluxo de Exceção – Honorário Duplicado</text:span></text:p>
          </table:table-cell>
          <table:table-cell table:style-name="Tabela19.A2" office:value-type="string">
            <text:p text:style-name="P34">8</text:p>
          </table:table-cell>
          <table:table-cell table:style-name="Tabela19.A2" office:value-type="string">
            <text:p text:style-name="P73">Inserir dados de inclusão de requisição de Terceiro</text:p>
            <text:p text:style-name="P31"><text:span text:style-name="T78">Tipo de honorário:</text:span><text:span text:style-name="T21"> “Honorários Advocatícios”</text:span></text:p>
            <text:p text:style-name="P31"><text:span text:style-name="T78">Líquido: </text:span><text:span text:style-name="T21">Valor de líquido ao terceiro interessado</text:span></text:p>
            <text:p text:style-name="P31"><text:span text:style-name="T78">IR: </text:span><text:span text:style-name="T21">Valor de Imposto de Renda</text:span></text:p>
            <text:p text:style-name="P73">Inserir dados de inclusão do advogado</text:p>
            <text:p text:style-name="P169"><text:span text:style-name="T78">CPF</text:span><text:span text:style-name="T21">: </text:span><text:span text:style-name="T64">458.922.837-80</text:span></text:p>
            <text:p text:style-name="P169"><text:span text:style-name="T78">Nome</text:span><text:span text:style-name="T21">:</text:span><text:span text:style-name="T64">Helene Corina Alexandra</text:span></text:p>
            <text:p text:style-name="P31"><text:span text:style-name="T78">UF da OAB</text:span><text:span text:style-name="T21">: </text:span><text:span text:style-name="T64">N/A</text:span></text:p>
            <text:p text:style-name="P169"><text:span text:style-name="T78">Número da OAB</text:span><text:span text:style-name="T21">: </text:span><text:span text:style-name="T64">N/A</text:span></text:p>
            <text:p text:style-name="P169"><text:span text:style-name="T78">Tipo de AOB</text:span><text:span text:style-name="T21">: </text:span><text:span text:style-name="T64">N/A</text:span></text:p>
          </table:table-cell>
          <table:table-cell table:style-name="Tabela19.A2" office:value-type="string">
            <text:p text:style-name="P65"><text:span text:style-name="T21">O sistema apresenta a mensagem </text:span><text:span text:style-name="T166">MSG0006.</text:span></text:p>
            <text:p text:style-name="P65"/>
            <text:p text:style-name="P239">Erro: Registro duplicado. Já existe um terceiro interessado cadastrado com este CPF.</text:p>
            <text:p text:style-name="P233"/>
          </table:table-cell>
        </table:table-row>
      </table:table>
      <text:p text:style-name="P64"/>
      <text:list xml:id="list120143876173338" text:continue-list="list120143845185406" text:style-name="WWNum4">
        <text:list-item>
          <text:list>
            <text:list-item>
              <text:p text:style-name="P343"><text:bookmark text:name="_1f8o1zbr8izo"/>CT010 – Alterar Requisição de Pagamento - Terceiros Interessados<text:span text:style-name="T218">(</text:span><text:span text:style-name="T198">Implementando</text:span><text:span text:style-name="T218">)</text:span></text:p>
            </text:list-item>
          </text:list>
        </text:list-item>
      </text:list>
      <text:p text:style-name="P242"><text:bookmark text:name="_88lb9kh7xm2p"/></text:p>
      <table:table table:name="Tabela20" table:style-name="Tabela20">
        <table:table-column table:style-name="Tabela20.A"/>
        <table:table-row table:style-name="Tabela20.1">
          <table:table-cell table:style-name="Tabela20.A1" office:value-type="string">
            <text:p text:style-name="P31"><text:span text:style-name="T14">Descrição</text:span><text:span text:style-name="T18">: Este caso de teste tem como objetivo Alterar Requisição de Pagamento - Terceiros Interessados</text:span></text:p>
          </table:table-cell>
        </table:table-row>
        <table:table-row table:style-name="Tabela20.1">
          <table:table-cell table:style-name="Tabela20.A1" office:value-type="string">
            <text:p text:style-name="P64"><text:span text:style-name="T17">Cenário</text:span><text:span text:style-name="T16">:</text:span><text:span text:style-name="T17"> </text:span><text:span text:style-name="T18">(S10)</text:span><text:span text:style-name="T17"> </text:span><text:span text:style-name="T18">Subfluxo - Alterar Requisição de Pagamento - Terceiros Interessados</text:span></text:p>
          </table:table-cell>
        </table:table-row>
        <table:table-row table:style-name="Tabela20.1">
          <table:table-cell table:style-name="Tabela20.A1" office:value-type="string">
            <text:p text:style-name="P218">Pré-Condições</text:p>
            <text:list xml:id="list120143876199485" text:continue-list="list120143845171366" text:style-name="WWNum26">
              <text:list-item>
                <text:p text:style-name="P248"><text:span text:style-name="T18">Realizar os passos do CT001 - Consultar Requisição de Pagamento - (S01)</text:span><text:span text:style-name="T17"> </text:span><text:span text:style-name="T18">Fluxo Principal - Consultar Requisição de Pagamento</text:span></text:p>
              </text:list-item>
              <text:list-item>
                <text:p text:style-name="P247">A requisição de pagamento possui valor “Não” no campo “Cadastro Finalizado”</text:p>
              </text:list-item>
            </text:list>
          </table:table-cell>
        </table:table-row>
        <table:table-row table:style-name="Tabela20.1">
          <table:table-cell table:style-name="Tabela20.A1" office:value-type="string">
            <text:p text:style-name="P218">Pós-Condições</text:p>
            <text:list xml:id="list120143876175312" text:continue-numbering="true" text:style-name="WWNum26">
              <text:list-item>
                <text:p text:style-name="P247">O sistema deve alterar no banco a entidade consultada</text:p>
              </text:list-item>
            </text:list>
          </table:table-cell>
        </table:table-row>
        <table:table-row table:style-name="Tabela20.1">
          <table:table-cell table:style-name="Tabela20.A1" office:value-type="string">
            <text:p text:style-name="P219">Procedimento de Teste</text:p>
            <text:list xml:id="list4946615238620483457" text:style-name="WWNum27">
              <text:list-item>
                <text:p text:style-name="P332"><text:span text:style-name="T21">O usuário aciona a opção de </text:span><text:span text:style-name="T18">Alterar Requisição de Pagamento - Terceiros Interessados;</text:span></text:p>
              </text:list-item>
              <text:list-item>
                <text:p text:style-name="P332"><text:span text:style-name="T21">O sistema exibe as informações resumidas da requisição de pagamento e os detalhes da Requisição de Pagamento - Aba </text:span><text:span text:style-name="T18">Terceiros Interessados</text:span><text:span text:style-name="T21"> (PD010);</text:span></text:p>
              </text:list-item>
              <text:list-item>
                <text:p text:style-name="P291">O usuário preenche os dados solicitados e confirma a alteração;</text:p>
              </text:list-item>
              <text:list-item>
                <text:p text:style-name="P332"><text:span text:style-name="T21">O sistema valida e salva os dados, apresentando a mensagem </text:span><text:span text:style-name="T166">MSG0001</text:span><text:span text:style-name="T21">.</text:span></text:p>
              </text:list-item>
            </text:list>
          </table:table-cell>
        </table:table-row>
        <table:table-row table:style-name="Tabela20.1">
          <table:table-cell table:style-name="Tabela20.A1" office:value-type="string">
            <text:p text:style-name="P64"><text:span text:style-name="T17">Cenário: </text:span><text:span text:style-name="T18">(E31) Fluxo de Exceção – Terceiro Cadastrado como Procurador</text:span></text:p>
          </table:table-cell>
        </table:table-row>
        <table:table-row table:style-name="Tabela20.1">
          <table:table-cell table:style-name="Tabela20.A1" office:value-type="string">
            <text:p text:style-name="P218">Pré-Condições</text:p>
            <text:list xml:id="list120143892198612" text:continue-list="list120143876175312" text:style-name="WWNum26">
              <text:list-item>
                <text:p text:style-name="P247">A requisição de pagamento possui valor “Não” no campo “Cadastro Finalizado”</text:p>
              </text:list-item>
            </text:list>
          </table:table-cell>
        </table:table-row>
        <table:table-row table:style-name="Tabela20.1">
          <table:table-cell table:style-name="Tabela20.A1" office:value-type="string">
            <text:p text:style-name="P218">Pós-Condições</text:p>
            <text:list xml:id="list120143892181373" text:continue-numbering="true" text:style-name="WWNum26">
              <text:list-item>
                <text:p text:style-name="P247">Não de aplica</text:p>
              </text:list-item>
            </text:list>
          </table:table-cell>
        </table:table-row>
        <table:table-row table:style-name="Tabela20.1">
          <table:table-cell table:style-name="Tabela20.A1" office:value-type="string">
            <text:p text:style-name="P219">Procedimento de Teste</text:p>
            <text:list xml:id="list8000041013798062252" text:style-name="WWNum47">
              <text:list-item>
                <text:p text:style-name="P333"><text:soft-page-break/><text:span text:style-name="T21">O usuário aciona a opção de </text:span><text:span text:style-name="T18">Alterar Requisição de Pagamento - Terceiros Interessados;</text:span></text:p>
              </text:list-item>
              <text:list-item>
                <text:p text:style-name="P333"><text:span text:style-name="T21">O sistema exibe as informações resumidas da requisição de pagamento e os detalhes da Requisição de Pagamento - Aba </text:span><text:span text:style-name="T18">Terceiros Interessados</text:span><text:span text:style-name="T21"> (PD010);</text:span></text:p>
              </text:list-item>
              <text:list-item>
                <text:p text:style-name="P292">O usuário preenche os dados solicitados e confirma a alteração;</text:p>
              </text:list-item>
              <text:list-item>
                <text:p text:style-name="P333"><text:span text:style-name="T21">O sistema identificou que o </text:span><text:span text:style-name="T18">terceiro informado já está cadastrado como procurador</text:span><text:span text:style-name="T21">, e apresenta a mensagem </text:span><text:span text:style-name="T166">MSG0017</text:span><text:span text:style-name="T21">;</text:span></text:p>
              </text:list-item>
            </text:list>
          </table:table-cell>
        </table:table-row>
        <table:table-row table:style-name="Tabela20.1">
          <table:table-cell table:style-name="Tabela20.A1" office:value-type="string">
            <text:p text:style-name="P64"><text:span text:style-name="T17">Cenário: </text:span><text:span text:style-name="T18">(E32) Fluxo de Exceção – Terceiro Cadastrado como Executado</text:span></text:p>
          </table:table-cell>
        </table:table-row>
        <table:table-row table:style-name="Tabela20.1">
          <table:table-cell table:style-name="Tabela20.A1" office:value-type="string">
            <text:p text:style-name="P218">Pré-Condições</text:p>
            <text:list xml:id="list120143892179861" text:continue-list="list120143892181373" text:style-name="WWNum26">
              <text:list-item>
                <text:p text:style-name="P247">A requisição de pagamento possui valor “Não” no campo “Cadastro Finalizado”</text:p>
              </text:list-item>
            </text:list>
          </table:table-cell>
        </table:table-row>
        <table:table-row table:style-name="Tabela20.1">
          <table:table-cell table:style-name="Tabela20.A1" office:value-type="string">
            <text:p text:style-name="P218">Pós-Condições</text:p>
            <text:list xml:id="list120143892177286" text:continue-numbering="true" text:style-name="WWNum26">
              <text:list-item>
                <text:p text:style-name="P247">Não de aplica</text:p>
              </text:list-item>
            </text:list>
          </table:table-cell>
        </table:table-row>
        <table:table-row table:style-name="Tabela20.1">
          <table:table-cell table:style-name="Tabela20.A1" office:value-type="string">
            <text:p text:style-name="P219">Procedimento de Teste</text:p>
            <text:list xml:id="list2544399682498883949" text:style-name="WWNum24">
              <text:list-item>
                <text:p text:style-name="P334"><text:span text:style-name="T21">O usuário aciona a opção de </text:span><text:span text:style-name="T18">Alterar Requisição de Pagamento - Terceiros Interessados;</text:span></text:p>
              </text:list-item>
              <text:list-item>
                <text:p text:style-name="P334"><text:span text:style-name="T21">O sistema exibe as informações resumidas da requisição de pagamento e os detalhes da Requisição de Pagamento - Aba </text:span><text:span text:style-name="T18">Terceiros Interessados</text:span><text:span text:style-name="T21"> (PD010);</text:span></text:p>
              </text:list-item>
              <text:list-item>
                <text:p text:style-name="P293">O usuário preenche os dados solicitados e confirma a alteração;</text:p>
              </text:list-item>
              <text:list-item>
                <text:p text:style-name="P334"><text:span text:style-name="T21">O sistema identificou que o </text:span><text:span text:style-name="T18">terceiro informado já está cadastrado como executado</text:span><text:span text:style-name="T21">, e apresenta a mensagem </text:span><text:span text:style-name="T166">MSG0019</text:span><text:span text:style-name="T21">;</text:span></text:p>
              </text:list-item>
            </text:list>
          </table:table-cell>
        </table:table-row>
        <table:table-row table:style-name="Tabela20.1">
          <table:table-cell table:style-name="Tabela20.A1" office:value-type="string">
            <text:p text:style-name="P64"><text:span text:style-name="T17">Cenário: </text:span><text:span text:style-name="T18">(E33) Fluxo de Exceção – Honorário Duplicado</text:span></text:p>
          </table:table-cell>
        </table:table-row>
        <table:table-row table:style-name="Tabela20.1">
          <table:table-cell table:style-name="Tabela20.A1" office:value-type="string">
            <text:p text:style-name="P218">Pré-Condições</text:p>
            <text:list xml:id="list120143892198840" text:continue-list="list120143892177286" text:style-name="WWNum26">
              <text:list-item>
                <text:p text:style-name="P247">A requisição de pagamento possui valor “Não” no campo “Cadastro Finalizado”</text:p>
              </text:list-item>
            </text:list>
          </table:table-cell>
        </table:table-row>
        <table:table-row table:style-name="Tabela20.1">
          <table:table-cell table:style-name="Tabela20.A1" office:value-type="string">
            <text:p text:style-name="P218">Pós-Condições</text:p>
            <text:list xml:id="list120143892197121" text:continue-numbering="true" text:style-name="WWNum26">
              <text:list-item>
                <text:p text:style-name="P247">Não de aplica</text:p>
              </text:list-item>
            </text:list>
          </table:table-cell>
        </table:table-row>
        <table:table-row table:style-name="Tabela20.1">
          <table:table-cell table:style-name="Tabela20.A1" office:value-type="string">
            <text:p text:style-name="P219">Procedimento de Teste</text:p>
            <text:list xml:id="list83389533515152578" text:style-name="WWNum28">
              <text:list-item>
                <text:p text:style-name="P335"><text:span text:style-name="T21">O usuário aciona a opção de </text:span><text:span text:style-name="T18">Alterar Requisição de Pagamento - Terceiros Interessados;</text:span></text:p>
              </text:list-item>
              <text:list-item>
                <text:p text:style-name="P335"><text:span text:style-name="T21">O sistema exibe as informações resumidas da requisição de pagamento e os detalhes da Requisição de Pagamento - Aba </text:span><text:span text:style-name="T18">Terceiros Interessados</text:span><text:span text:style-name="T21"> (PD010);</text:span></text:p>
              </text:list-item>
              <text:list-item>
                <text:p text:style-name="P294">O usuário preenche os dados solicitados e confirma a alteração;</text:p>
              </text:list-item>
              <text:list-item>
                <text:p text:style-name="P335"><text:span text:style-name="T21">O sistema identificou que já existem honorários cadastrados</text:span><text:span text:style-name="T18"> para o terceiro informado na requisição de pagamento</text:span><text:span text:style-name="T21">, e apresenta a mensagem </text:span><text:span text:style-name="T166">MSG0006</text:span><text:span text:style-name="T21">;</text:span></text:p>
              </text:list-item>
            </text:list>
          </table:table-cell>
        </table:table-row>
      </table:table>
      <text:p text:style-name="P64"/>
      <text:list xml:id="list120143892175286" text:continue-list="list120143876173338" text:style-name="WWNum4">
        <text:list-item>
          <text:list>
            <text:list-item>
              <text:list>
                <text:list-item>
                  <text:p text:style-name="P347"><text:bookmark text:name="_ywmnpofqw8c4"/>Planilha de Dados do CT010 – PD010</text:p>
                </text:list-item>
              </text:list>
            </text:list-item>
          </text:list>
        </text:list-item>
      </text:list>
      <text:p text:style-name="P64"/>
      <table:table table:name="Tabela21" table:style-name="Tabela21">
        <table:table-column table:style-name="Tabela21.A"/>
        <table:table-column table:style-name="Tabela21.B"/>
        <table:table-column table:style-name="Tabela21.C"/>
        <table:table-column table:style-name="Tabela21.D"/>
        <table:table-row table:style-name="Tabela21.1">
          <table:table-cell table:style-name="Tabela21.A1" office:value-type="string">
            <text:p text:style-name="P44">Referência ao UC</text:p>
          </table:table-cell>
          <table:table-cell table:style-name="Tabela21.A1" office:value-type="string">
            <text:p text:style-name="P44">Linha</text:p>
          </table:table-cell>
          <table:table-cell table:style-name="Tabela21.A1" office:value-type="string">
            <text:p text:style-name="P44">Entradas</text:p>
          </table:table-cell>
          <table:table-cell table:style-name="Tabela21.A1" office:value-type="string">
            <text:p text:style-name="P44">Saídas</text:p>
          </table:table-cell>
        </table:table-row>
        <table:table-row table:style-name="Tabela21.1">
          <table:table-cell table:style-name="Tabela21.A2" office:value-type="string">
            <text:p text:style-name="P63"><text:span text:style-name="T21">(S10) Subfluxo – </text:span><text:span text:style-name="T18">Alterar Requisição de Pagamento - Terceiros Interessados</text:span></text:p>
          </table:table-cell>
          <table:table-cell table:style-name="Tabela21.A2" office:value-type="string">
            <text:p text:style-name="P34">1</text:p>
          </table:table-cell>
          <table:table-cell table:style-name="Tabela21.A2" office:value-type="string">
            <text:p text:style-name="P73">Inserir dados de alteração de requisição de Terceiro</text:p>
            <text:p text:style-name="P31"><text:span text:style-name="T78">Tipo de honorário:</text:span><text:span text:style-name="T21"> </text:span>Honorários Periciais </text:p>
            <text:p text:style-name="P115"><text:span text:style-name="T78">Líquido:</text:span><text:span text:style-name="T121">12.000,00</text:span></text:p>
            <text:p text:style-name="P115"><text:span text:style-name="T78">IR: </text:span><text:span text:style-name="T121">2.000,00</text:span></text:p>
            <text:p text:style-name="P73">Inserir dados de alteração do beneficiário</text:p>
            <text:p text:style-name="P31"><text:span text:style-name="T78">Tipo de Pessoa: </text:span><text:span text:style-name="T21">Pessoa Física</text:span></text:p>
            <text:p text:style-name="P31"><text:span text:style-name="T78">Documento Fiscal</text:span><text:span text:style-name="T21">: </text:span>056.175.292-34 </text:p>
            <text:p text:style-name="P31"><text:span text:style-name="T78">Nome</text:span><text:span text:style-name="T21">:</text:span>FRANCISCO DE ASSIS ALVES DA CUNHA </text:p>
            <text:p text:style-name="P31"><text:span text:style-name="T78">Data de Nascimento:</text:span><text:span text:style-name="T21"> </text:span><text:span text:style-name="T43">02/02/1987</text:span></text:p>
          </table:table-cell>
          <table:table-cell table:style-name="Tabela21.A2" office:value-type="string">
            <text:p text:style-name="P31"><text:span text:style-name="T21">O sistema apresenta a mensagem </text:span><text:span text:style-name="T166">MSG0001.</text:span></text:p>
            <text:p text:style-name="P31"/>
            <text:p text:style-name="P236">Operação Realizada com Sucesso</text:p>
            <text:p text:style-name="P231"/>
          </table:table-cell>
        </table:table-row>
        <table:table-row table:style-name="Tabela21.1">
          <table:table-cell table:style-name="Tabela21.A2" office:value-type="string">
            <text:p text:style-name="P63"><text:span text:style-name="T21">(S10) Subfluxo – </text:span><text:span text:style-name="T18">Alterar Requisição de Pagamento - Terceiros </text:span><text:soft-page-break/><text:span text:style-name="T18">Interessados</text:span></text:p>
          </table:table-cell>
          <table:table-cell table:style-name="Tabela21.A2" office:value-type="string">
            <text:p text:style-name="P34">2</text:p>
          </table:table-cell>
          <table:table-cell table:style-name="Tabela21.A2" office:value-type="string">
            <text:p text:style-name="P73">Inserir dados de alteração de requisição de Terceiro</text:p>
            <text:p text:style-name="P116"><text:span text:style-name="T78">Tipo de honorário:</text:span><text:span text:style-name="T21"> </text:span>Honorários <text:soft-page-break/>Periciais </text:p>
            <text:p text:style-name="P116"><text:span text:style-name="T78">Líquido:</text:span><text:span text:style-name="T121">12.000,00</text:span></text:p>
            <text:p text:style-name="P116"><text:span text:style-name="T78">IR: </text:span><text:span text:style-name="T121">2.000,00</text:span></text:p>
            <text:p text:style-name="P73">Inserir dados de alteração do advogado</text:p>
            <text:p text:style-name="P116"><text:span text:style-name="T78">CPF</text:span><text:span text:style-name="T21">: </text:span><text:span text:style-name="T44">303.492.832-73</text:span></text:p>
            <text:p text:style-name="P116"><text:span text:style-name="T78">Nome</text:span><text:span text:style-name="T21">:</text:span><text:span text:style-name="T44">Miguel Michel <text:s/>Elias Temer Lulia</text:span></text:p>
            <text:p text:style-name="P31"><text:span text:style-name="T78">UF da OAB</text:span><text:span text:style-name="T21">: </text:span><text:span text:style-name="T44">AC</text:span></text:p>
            <text:p text:style-name="P31"><text:span text:style-name="T78">Número da OAB</text:span><text:span text:style-name="T21">: </text:span><text:span text:style-name="T44">000000000000</text:span></text:p>
            <text:p text:style-name="P31"><text:span text:style-name="T78">Tipo de AOB</text:span><text:span text:style-name="T21">: </text:span><text:span text:style-name="T44">Advogado</text:span></text:p>
          </table:table-cell>
          <table:table-cell table:style-name="Tabela21.A2" office:value-type="string">
            <text:p text:style-name="P31"><text:span text:style-name="T21">O sistema apresenta a mensagem </text:span><text:span text:style-name="T166">MSG0001.</text:span></text:p>
            <text:p text:style-name="P31"/>
            <text:p text:style-name="P236"><text:soft-page-break/>Operação Realizada com Sucesso</text:p>
            <text:p text:style-name="P230"/>
          </table:table-cell>
        </table:table-row>
        <table:table-row table:style-name="Tabela21.1">
          <table:table-cell table:style-name="Tabela21.A2" office:value-type="string">
            <text:p text:style-name="P57">(E31) Fluxo de Exceção – Terceiro Cadastrado como Procurador</text:p>
          </table:table-cell>
          <table:table-cell table:style-name="Tabela21.A2" office:value-type="string">
            <text:p text:style-name="P57">3</text:p>
          </table:table-cell>
          <table:table-cell table:style-name="Tabela21.A2" office:value-type="string">
            <text:p text:style-name="P76">Inserir dados de alteração de requisição de Terceiro</text:p>
            <text:p text:style-name="P102"><text:span text:style-name="T78">Tipo de honorário:</text:span><text:span text:style-name="T21"> </text:span>Honorários Periciais </text:p>
            <text:p text:style-name="P102"><text:span text:style-name="T78">Líquido:</text:span><text:span text:style-name="T121">12.000,00</text:span></text:p>
            <text:p text:style-name="P102"><text:span text:style-name="T78">IR: </text:span><text:span text:style-name="T121">2.000,00</text:span></text:p>
            <text:p text:style-name="P76">Inserir dados de alteração do<office:annotation><dc:creator>Autor desconhecido</dc:creator><dc:date>2017-03-07T11:39:19</dc:date><text:list text:style-name=""><text:list-item><text:p text:style-name="P348"><text:span text:style-name="T220">Beneficiário não pôde ser alterado</text:span></text:p></text:list-item></text:list></office:annotation> beneficiário</text:p>
            <text:p text:style-name="P101"><text:span text:style-name="T78">Tipo de Pessoa: </text:span><text:span text:style-name="T21">Pessoa Física</text:span></text:p>
            <text:p text:style-name="P101"><text:span text:style-name="T78">Documento Fiscal</text:span><text:span text:style-name="T21">: CPF do beneficiário</text:span></text:p>
            <text:p text:style-name="P101"><text:span text:style-name="T78">Nome</text:span><text:span text:style-name="T21">: Nome do beneficiário</text:span></text:p>
            <text:p text:style-name="P101"><text:span text:style-name="T78">Data de Nascimento:</text:span><text:span text:style-name="T21"> Data de Nascimento do Beneficiário</text:span></text:p>
          </table:table-cell>
          <table:table-cell table:style-name="Tabela21.A2" office:value-type="string">
            <text:p text:style-name="P101"><text:span text:style-name="T21">O sistema apresenta a mensagem </text:span><text:span text:style-name="T166">MSG0017.</text:span></text:p>
            <text:p text:style-name="P101"/>
            <text:p text:style-name="P236">Erro: Terceiro interessado informado já está cadastrado como Procurador. Operação não permitida.</text:p>
            <text:p text:style-name="P230"/>
          </table:table-cell>
        </table:table-row>
        <table:table-row table:style-name="Tabela21.1">
          <table:table-cell table:style-name="Tabela21.A2" office:value-type="string">
            <text:p text:style-name="P34">(E31) Fluxo de Exceção – Terceiro <text:span text:style-name="T182">já </text:span>Cadastrado como Procurador</text:p>
          </table:table-cell>
          <table:table-cell table:style-name="Tabela21.A2" office:value-type="string">
            <text:p text:style-name="P34">4</text:p>
          </table:table-cell>
          <table:table-cell table:style-name="Tabela21.A2" office:value-type="string">
            <text:p text:style-name="P73">Inserir dados de alteração de requisição de Terceiro</text:p>
            <text:p text:style-name="P205"><text:span text:style-name="T78">Tipo de honorário:</text:span><text:span text:style-name="T21"> </text:span>Honorários Periciais </text:p>
            <text:p text:style-name="P205"><text:span text:style-name="T78">Líquido:</text:span><text:span text:style-name="T121">12.000,00</text:span></text:p>
            <text:p text:style-name="P205"><text:span text:style-name="T78">IR: </text:span><text:span text:style-name="T121">2.000,00</text:span></text:p>
            <text:p text:style-name="P73">Inserir dados de alteração do<office:annotation><dc:creator>Autor desconhecido</dc:creator><dc:date>2017-03-07T11:44:48</dc:date><text:list text:continue-numbering="true" text:style-name=""><text:list-item><text:p text:style-name="P348"><text:span text:style-name="T220">Um <text:s/>novo advogado foi inserido ao invés de ser alterado?</text:span></text:p></text:list-item></text:list></office:annotation> advogado</text:p>
            <text:p text:style-name="P117"><text:span text:style-name="T78">CPF</text:span><text:span text:style-name="T21">: </text:span><text:span text:style-name="T44">303.492.832-73</text:span></text:p>
            <text:p text:style-name="P117"><text:span text:style-name="T78">Nome</text:span><text:span text:style-name="T21">:</text:span><text:span text:style-name="T44">Miguel Michel <text:s/>Elias Temer Lulia</text:span></text:p>
            <text:p text:style-name="P117"><text:span text:style-name="T78">UF da OAB</text:span><text:span text:style-name="T21">: </text:span><text:span text:style-name="T44">AC</text:span></text:p>
            <text:p text:style-name="P117"><text:span text:style-name="T78">Número da OAB</text:span><text:span text:style-name="T21">: </text:span><text:span text:style-name="T44">000000000000</text:span></text:p>
            <text:p text:style-name="P117"><text:span text:style-name="T78">Tipo de AOB</text:span><text:span text:style-name="T21">: </text:span><text:span text:style-name="T44">Advogado</text:span></text:p>
          </table:table-cell>
          <table:table-cell table:style-name="Tabela21.A2" office:value-type="string">
            <text:p text:style-name="P65"><text:span text:style-name="T21">O sistema apresenta a mensagem </text:span><text:span text:style-name="T166">MSG0017.</text:span></text:p>
            <text:p text:style-name="P65"/>
            <text:p text:style-name="P222"/>
          </table:table-cell>
        </table:table-row>
        <table:table-row table:style-name="Tabela21.1">
          <table:table-cell table:style-name="Tabela21.A2" office:value-type="string">
            <text:p text:style-name="P61">(E32) Fluxo de Exceção – Terceiro <text:span text:style-name="T182">já</text:span> Cadastrado como Executado</text:p>
          </table:table-cell>
          <table:table-cell table:style-name="Tabela21.A2" office:value-type="string">
            <text:p text:style-name="P34">5</text:p>
          </table:table-cell>
          <table:table-cell table:style-name="Tabela21.A2" office:value-type="string">
            <text:p text:style-name="P73">Inserir dados de alteração de requisição de Terceiro</text:p>
            <text:p text:style-name="P206"><text:span text:style-name="T78">Tipo de honorário:</text:span><text:span text:style-name="T21"> </text:span>Honorários Periciais </text:p>
            <text:p text:style-name="P206"><text:span text:style-name="T78">Líquido:</text:span><text:span text:style-name="T121">12.000,00</text:span></text:p>
            <text:p text:style-name="P206"><text:span text:style-name="T78">IR: </text:span><text:span text:style-name="T121">2.000,00</text:span></text:p>
            <text:p text:style-name="P73">Inserir dados de alteração do<office:annotation><dc:creator>Autor desconhecido</dc:creator><dc:date>2017-03-07T11:48:22</dc:date><text:list text:continue-numbering="true" text:style-name=""><text:list-item><text:p text:style-name="P348"><text:span text:style-name="T220">Beneficiário não pôde ser alterado</text:span></text:p></text:list-item></text:list></office:annotation> beneficiário</text:p>
            <text:p text:style-name="P31"><text:span text:style-name="T78">Tipo de Pessoa: </text:span><text:span text:style-name="T21">Pessoa Física</text:span></text:p>
            <text:p text:style-name="P31"><text:span text:style-name="T78">Documento Fiscal</text:span><text:span text:style-name="T21">: </text:span>520.153.602-63 </text:p>
            <text:p text:style-name="P31"><text:span text:style-name="T78">Nome</text:span><text:span text:style-name="T21">: </text:span>Paulo Sergio Costa da Silva </text:p>
            <text:p text:style-name="P31"><text:span text:style-name="T78">Data de Nascimento: </text:span><text:span text:style-name="T126">01/02/1980</text:span></text:p>
          </table:table-cell>
          <table:table-cell table:style-name="Tabela21.A2" office:value-type="string">
            <text:p text:style-name="P31"><text:span text:style-name="T21">O sistema apresenta a mensagem </text:span><text:span text:style-name="T166">MSG0019.</text:span></text:p>
            <text:p text:style-name="P31"/>
            <text:p text:style-name="P236">Erro: Terceiro interessado informado já está cadastrado como Executado. Operação não permitida.</text:p>
            <text:p text:style-name="P230"/>
          </table:table-cell>
        </table:table-row>
        <table:table-row table:style-name="Tabela21.1">
          <table:table-cell table:style-name="Tabela21.A2" office:value-type="string">
            <text:p text:style-name="P61">(E32) Fluxo de Exceção – Terceiro Cadastrado como Executado</text:p>
          </table:table-cell>
          <table:table-cell table:style-name="Tabela21.A2" office:value-type="string">
            <text:p text:style-name="P34">6</text:p>
          </table:table-cell>
          <table:table-cell table:style-name="Tabela21.A2" office:value-type="string">
            <text:p text:style-name="P73">Inserir dados de alteração de requisição de Terceiro</text:p>
            <text:p text:style-name="P206"><text:span text:style-name="T78">Tipo de honorário:</text:span><text:span text:style-name="T21"> </text:span>Honorários Periciais </text:p>
            <text:p text:style-name="P206"><text:span text:style-name="T78">Líquido:</text:span><text:span text:style-name="T121">12.000,00</text:span></text:p>
            <text:p text:style-name="P206"><text:span text:style-name="T78">IR: </text:span><text:span text:style-name="T121">2.000,00</text:span></text:p>
            <text:p text:style-name="P73">Inserir dados de alteração do advogado</text:p>
            <text:p text:style-name="P118"><text:soft-page-break/><text:span text:style-name="T78">CPF</text:span><text:span text:style-name="T21">: </text:span>557.353.606-04 </text:p>
            <text:p text:style-name="P118"><text:span text:style-name="T78">Nome</text:span><text:span text:style-name="T21">:</text:span>Henrique Fernando Cardoso </text:p>
            <text:p text:style-name="P118"><text:span text:style-name="T78">UF da OAB</text:span><text:span text:style-name="T21">: </text:span><text:span text:style-name="T44">AC</text:span></text:p>
            <text:p text:style-name="P118"><text:span text:style-name="T78">Número da OAB</text:span><text:span text:style-name="T21">: </text:span><text:span text:style-name="T44">000000000000</text:span></text:p>
            <text:p text:style-name="P118"><text:span text:style-name="T78">Tipo de AOB</text:span><text:span text:style-name="T21">: </text:span><text:span text:style-name="T44">Advogado</text:span></text:p>
          </table:table-cell>
          <table:table-cell table:style-name="Tabela21.A2" office:value-type="string">
            <text:p text:style-name="P65"><text:span text:style-name="T21">O sistema apresenta a mensagem </text:span><text:span text:style-name="T166">MSG0019.</text:span></text:p>
            <text:p text:style-name="P202">Erro: Terceiro interessado informado já está cadastrado como Executado. Operação não permitida.</text:p>
            <text:p text:style-name="P86"><text:soft-page-break/></text:p>
            <text:p text:style-name="P230"/>
          </table:table-cell>
        </table:table-row>
        <table:table-row table:style-name="Tabela21.1">
          <table:table-cell table:style-name="Tabela21.A2" office:value-type="string">
            <text:p text:style-name="P63"><text:span text:style-name="T21">(E33) </text:span><text:span text:style-name="T18">Fluxo de Exceção – Honorário Duplicado</text:span></text:p>
          </table:table-cell>
          <table:table-cell table:style-name="Tabela21.A2" office:value-type="string">
            <text:p text:style-name="P34">7</text:p>
          </table:table-cell>
          <table:table-cell table:style-name="Tabela21.A2" office:value-type="string">
            <text:p text:style-name="P73">Inserir dados de alteração de requisição de Terceiro</text:p>
            <text:p text:style-name="P31"><text:span text:style-name="T78">Tipo de honorário:</text:span><text:span text:style-name="T21"> “Honorários Perícias”</text:span></text:p>
            <text:p text:style-name="P130"><text:span text:style-name="T78">Líquido: </text:span><text:span text:style-name="T127">12.000,00</text:span></text:p>
            <text:p text:style-name="P130"><text:span text:style-name="T78">IR: </text:span><text:span text:style-name="T127">2.000,00</text:span></text:p>
            <text:p text:style-name="P73">Inserir dados de alteração do beneficiário</text:p>
            <text:p text:style-name="P31"><text:span text:style-name="T78">Tipo de Pessoa: </text:span><text:span text:style-name="T21">Pessoa Física</text:span></text:p>
            <text:p text:style-name="P31"><text:span text:style-name="T78">Documento Fiscal</text:span><text:span text:style-name="T21">: CPF do beneficiário</text:span></text:p>
            <text:p text:style-name="P31"><text:span text:style-name="T78">Nome</text:span><text:span text:style-name="T21">: Nome do beneficiário</text:span></text:p>
            <text:p text:style-name="P31"><text:span text:style-name="T78">Data de Nascimento:</text:span><text:span text:style-name="T21"> Data de Nascimento do Beneficiário</text:span></text:p>
          </table:table-cell>
          <table:table-cell table:style-name="Tabela21.A2" office:value-type="string">
            <text:p text:style-name="P31"><text:span text:style-name="T21">O sistema apresenta a mensagem </text:span><text:span text:style-name="T166">MSG0006.</text:span></text:p>
            <text:p text:style-name="P31"/>
            <text:p text:style-name="P235"><text:span text:style-name="T185">Erro: Registro duplicado. Já existe um terceiro interessado cadastrado para</text:span> <text:span text:style-name="T185">este CNPJ.</text:span></text:p>
            <text:p text:style-name="P234"/>
          </table:table-cell>
        </table:table-row>
        <table:table-row table:style-name="Tabela21.1">
          <table:table-cell table:style-name="Tabela21.A2" office:value-type="string">
            <text:p text:style-name="P63"><text:span text:style-name="T21">(E33) </text:span><text:span text:style-name="T18">Fluxo de Exceção – Honorário Duplicado</text:span></text:p>
          </table:table-cell>
          <table:table-cell table:style-name="Tabela21.A2" office:value-type="string">
            <text:p text:style-name="P34">8</text:p>
          </table:table-cell>
          <table:table-cell table:style-name="Tabela21.A2" office:value-type="string">
            <text:p text:style-name="P73">Inserir dados de alteração de requisição de Terceiro</text:p>
            <text:p text:style-name="P31"><text:span text:style-name="T78">Tipo de honorário:</text:span><text:span text:style-name="T21"> “Honorários Advocatícios”</text:span></text:p>
            <text:p text:style-name="P131"><text:span text:style-name="T78">Líquido: </text:span><text:span text:style-name="T127">12.000,00</text:span></text:p>
            <text:p text:style-name="P131"><text:span text:style-name="T78">IR: </text:span><text:span text:style-name="T127">2.000,00</text:span></text:p>
            <text:p text:style-name="P73">Inserir dados de alteração do advogado</text:p>
            <text:p text:style-name="P31"><text:span text:style-name="T78">CPF</text:span><text:span text:style-name="T21">: </text:span>071.275.546-25 </text:p>
            <text:p text:style-name="P31"><text:span text:style-name="T78">Nome</text:span><text:span text:style-name="T21">:</text:span>Vana Dilma Rousseff </text:p>
            <text:p text:style-name="P31"><text:span text:style-name="T78">UF da OAB</text:span><text:span text:style-name="T21">: </text:span><text:span text:style-name="T49">MG</text:span></text:p>
            <text:p text:style-name="P31"><text:span text:style-name="T78">Número da OAB</text:span><text:span text:style-name="T21">: </text:span><text:span text:style-name="T49">000000000000</text:span></text:p>
            <text:p text:style-name="P31"><text:span text:style-name="T78">Tipo de AOB</text:span><text:span text:style-name="T21">: </text:span><text:span text:style-name="T49">Advogado</text:span></text:p>
          </table:table-cell>
          <table:table-cell table:style-name="Tabela21.A2" office:value-type="string">
            <text:p text:style-name="P65"><text:span text:style-name="T21">O sistema apresenta a mensagem </text:span><text:span text:style-name="T166">MSG0006.</text:span></text:p>
            <text:p text:style-name="P137"/>
            <text:p text:style-name="P241">Erro: Registro duplicado. Já existe um terceiro interessado cadastrado para este CNPJ.</text:p>
          </table:table-cell>
        </table:table-row>
      </table:table>
      <text:p text:style-name="P64"/>
      <text:list xml:id="list120143907174419" text:continue-list="list120143892175286" text:style-name="WWNum4">
        <text:list-item>
          <text:list>
            <text:list-item>
              <text:p text:style-name="P340"><text:bookmark text:name="_w5h8eti5l9ke"/>CT011 – Finalizar Cadastro</text:p>
            </text:list-item>
          </text:list>
        </text:list-item>
      </text:list>
      <text:p text:style-name="P242"><text:bookmark text:name="_1g2lhuiqo9fa"/></text:p>
      <table:table table:name="Tabela22" table:style-name="Tabela22">
        <table:table-column table:style-name="Tabela22.A"/>
        <table:table-row table:style-name="Tabela22.1">
          <table:table-cell table:style-name="Tabela22.A1" office:value-type="string">
            <text:p text:style-name="P31"><text:span text:style-name="T14">Descrição</text:span><text:span text:style-name="T18">: Este caso de teste tem como objetivo Finalizar Cadastro</text:span></text:p>
          </table:table-cell>
        </table:table-row>
        <table:table-row table:style-name="Tabela22.1">
          <table:table-cell table:style-name="Tabela22.A1" office:value-type="string">
            <text:p text:style-name="P64"><text:span text:style-name="T17">Cenário</text:span><text:span text:style-name="T16">:</text:span><text:span text:style-name="T17"> </text:span><text:span text:style-name="T18">(S11)</text:span><text:span text:style-name="T17"> </text:span><text:span text:style-name="T18">Subfluxo - Finalizar Cadastro</text:span></text:p>
          </table:table-cell>
        </table:table-row>
        <table:table-row table:style-name="Tabela22.1">
          <table:table-cell table:style-name="Tabela22.A1" office:value-type="string">
            <text:p text:style-name="P218">Pré-Condições</text:p>
            <text:list xml:id="list120143907199427" text:continue-list="list120143892197121" text:style-name="WWNum26">
              <text:list-item>
                <text:p text:style-name="P248"><text:span text:style-name="T18">Realizar os passos do CT001 - Consultar Requisição de Pagamento - (S01)</text:span><text:span text:style-name="T17"> </text:span><text:span text:style-name="T18">Fluxo Principal - Consultar Requisição de Pagamento</text:span></text:p>
              </text:list-item>
            </text:list>
          </table:table-cell>
        </table:table-row>
        <table:table-row table:style-name="Tabela22.1">
          <table:table-cell table:style-name="Tabela22.A1" office:value-type="string">
            <text:p text:style-name="P218">Pós-Condições</text:p>
            <text:list xml:id="list120143907190361" text:continue-numbering="true" text:style-name="WWNum26">
              <text:list-item>
                <text:p text:style-name="P247">O sistema deve alterar no banco a entidade consultada</text:p>
              </text:list-item>
            </text:list>
          </table:table-cell>
        </table:table-row>
        <table:table-row table:style-name="Tabela22.1">
          <table:table-cell table:style-name="Tabela22.A1" office:value-type="string">
            <text:p text:style-name="P219">Procedimento de Teste</text:p>
            <text:list xml:id="list4263362829617197258" text:style-name="WWNum32">
              <text:list-item>
                <text:p text:style-name="P336"><text:span text:style-name="T21">O usuário aciona a opção de </text:span><text:span text:style-name="T18">Finalizar Cadastro;</text:span></text:p>
              </text:list-item>
              <text:list-item>
                <text:p text:style-name="P336"><text:span text:style-name="T21">O sistema valida e salva os dados, apresentando a mensagem </text:span><text:span text:style-name="T166">MSG0001</text:span><text:span text:style-name="T21">.</text:span></text:p>
              </text:list-item>
            </text:list>
          </table:table-cell>
        </table:table-row>
        <table:table-row table:style-name="Tabela22.1">
          <table:table-cell table:style-name="Tabela22.A1" office:value-type="string">
            <text:p text:style-name="P64"><text:span text:style-name="T17">Cenário: </text:span><text:span text:style-name="T18">(E34) Fluxo de Exceção – Beneficiário não Cadastrado</text:span></text:p>
          </table:table-cell>
        </table:table-row>
        <table:table-row table:style-name="Tabela22.1">
          <table:table-cell table:style-name="Tabela22.A1" office:value-type="string">
            <text:p text:style-name="P218">Pré-Condições</text:p>
            <text:list xml:id="list120143923182996" text:continue-list="list120143907190361" text:style-name="WWNum26">
              <text:list-item>
                <text:p text:style-name="P247">A requisição de pagamento possui valor “Não” no campo “Cadastro Finalizado”</text:p>
              </text:list-item>
            </text:list>
          </table:table-cell>
        </table:table-row>
        <table:table-row table:style-name="Tabela22.1">
          <table:table-cell table:style-name="Tabela22.A1" office:value-type="string">
            <text:p text:style-name="P218">Pós-Condições</text:p>
            <text:list xml:id="list120143923195679" text:continue-numbering="true" text:style-name="WWNum26">
              <text:list-item>
                <text:p text:style-name="P247">Não de aplica</text:p>
              </text:list-item>
            </text:list>
          </table:table-cell>
        </table:table-row>
        <table:table-row table:style-name="Tabela22.1">
          <table:table-cell table:style-name="Tabela22.A1" office:value-type="string">
            <text:p text:style-name="P219">Procedimento de Teste</text:p>
            <text:list xml:id="list2240320334247656489" text:style-name="WWNum3">
              <text:list-item>
                <text:p text:style-name="P337"><text:soft-page-break/><text:span text:style-name="T21">O usuário aciona a opção de </text:span><text:span text:style-name="T18">Finalizar Cadastro;</text:span></text:p>
              </text:list-item>
              <text:list-item>
                <text:p text:style-name="P337"><text:span text:style-name="T21">O sistema identificou que o </text:span><text:span text:style-name="T18">não existe um beneficiário cadastrado</text:span><text:span text:style-name="T21"> e apresenta a mensagem </text:span><text:span text:style-name="T166">MSG0030</text:span><text:span text:style-name="T21">;</text:span></text:p>
              </text:list-item>
            </text:list>
          </table:table-cell>
        </table:table-row>
      </table:table>
      <text:p text:style-name="P64"/>
      <text:list xml:id="list120143923181111" text:continue-list="list120143907174419" text:style-name="WWNum4">
        <text:list-item>
          <text:list>
            <text:list-item>
              <text:list>
                <text:list-item>
                  <text:p text:style-name="P347"><text:bookmark text:name="_u5m8dx7bfgk2"/>Planilha de Dados do CT011 – PD011</text:p>
                </text:list-item>
              </text:list>
            </text:list-item>
          </text:list>
        </text:list-item>
      </text:list>
      <text:p text:style-name="P64"/>
      <table:table table:name="Tabela23" table:style-name="Tabela23">
        <table:table-column table:style-name="Tabela23.A"/>
        <table:table-column table:style-name="Tabela23.B"/>
        <table:table-column table:style-name="Tabela23.C"/>
        <table:table-column table:style-name="Tabela23.D"/>
        <table:table-row table:style-name="Tabela23.1">
          <table:table-cell table:style-name="Tabela23.A1" office:value-type="string">
            <text:p text:style-name="P44">Referência ao UC</text:p>
          </table:table-cell>
          <table:table-cell table:style-name="Tabela23.A1" office:value-type="string">
            <text:p text:style-name="P44">Linha</text:p>
          </table:table-cell>
          <table:table-cell table:style-name="Tabela23.A1" office:value-type="string">
            <text:p text:style-name="P44">Entradas</text:p>
          </table:table-cell>
          <table:table-cell table:style-name="Tabela23.A1" office:value-type="string">
            <text:p text:style-name="P44">Saídas</text:p>
          </table:table-cell>
        </table:table-row>
        <table:table-row table:style-name="Tabela23.1">
          <table:table-cell table:style-name="Tabela23.A2" office:value-type="string">
            <text:p text:style-name="P63"><text:span text:style-name="T21">(S11) Subfluxo – </text:span><text:span text:style-name="T18">Finalizar cadastro</text:span></text:p>
          </table:table-cell>
          <table:table-cell table:style-name="Tabela23.A2" office:value-type="string">
            <text:p text:style-name="P34">1</text:p>
          </table:table-cell>
          <table:table-cell table:style-name="Tabela23.A2" office:value-type="string">
            <text:p text:style-name="P73">Inserir dados da requisição de pagamento</text:p>
            <text:p text:style-name="P42">ID requisição de pagamento</text:p>
            <text:p text:style-name="P58">0036800-33.1989.5.08.0109 </text:p>
          </table:table-cell>
          <table:table-cell table:style-name="Tabela23.A2" office:value-type="string">
            <text:p text:style-name="P31"><text:span text:style-name="T21">O sistema apresenta a mensagem </text:span><text:span text:style-name="T166">MSG0001.</text:span></text:p>
            <text:p text:style-name="P201">Operação Realizada com Sucesso</text:p>
            <text:p text:style-name="P97"/>
          </table:table-cell>
        </table:table-row>
        <table:table-row table:style-name="Tabela23.1">
          <table:table-cell table:style-name="Tabela23.A2" office:value-type="string">
            <text:p text:style-name="P63"><text:span text:style-name="T21">(E34) Subfluxo – </text:span><text:span text:style-name="T18">Finalizar cadastro</text:span></text:p>
          </table:table-cell>
          <table:table-cell table:style-name="Tabela23.A2" office:value-type="string">
            <text:p text:style-name="P34">2</text:p>
          </table:table-cell>
          <table:table-cell table:style-name="Tabela23.A2" office:value-type="string">
            <text:p text:style-name="P73">Inserir dados da requisição de pagamento</text:p>
            <text:p text:style-name="P42">ID requisição de pagamento</text:p>
            <text:p text:style-name="P58">00012/2017 </text:p>
            <text:p text:style-name="P59">0036800-33.1989.5.08.0109 </text:p>
          </table:table-cell>
          <table:table-cell table:style-name="Tabela23.A2" office:value-type="string">
            <text:p text:style-name="P31"><text:span text:style-name="T21">O sistema apresenta a mensagem </text:span><text:span text:style-name="T166">MSG0030</text:span></text:p>
            <text:p text:style-name="P201">Erro: Não foi possível finalizar o cadastro. É necessário cadastrar pelo menos um beneficiário.</text:p>
            <text:p text:style-name="P77"/>
          </table:table-cell>
        </table:table-row>
      </table:table>
      <text:p text:style-name="P64"/>
      <text:list xml:id="list120143923185009" text:continue-numbering="true" text:style-name="WWNum4">
        <text:list-item>
          <text:list>
            <text:list-item>
              <text:p text:style-name="P340"><text:bookmark text:name="_6a7uo1lsjtpt"/>CT012 – Visualizar Requisição de Pagamento<text:span text:style-name="T219">(</text:span><text:span text:style-name="T199">Implementando</text:span><text:span text:style-name="T219">)</text:span></text:p>
            </text:list-item>
          </text:list>
        </text:list-item>
      </text:list>
      <text:p text:style-name="P242"><text:bookmark text:name="_cntrg3tmyavq"/></text:p>
      <table:table table:name="Tabela24" table:style-name="Tabela24">
        <table:table-column table:style-name="Tabela24.A"/>
        <table:table-row table:style-name="Tabela24.1">
          <table:table-cell table:style-name="Tabela24.A1" office:value-type="string">
            <text:p text:style-name="P31"><text:span text:style-name="T14">Descrição</text:span><text:span text:style-name="T18">: Este caso de teste tem como objetivo Visualizar Requisição de Pagamento</text:span></text:p>
          </table:table-cell>
        </table:table-row>
        <table:table-row table:style-name="Tabela24.1">
          <table:table-cell table:style-name="Tabela24.A1" office:value-type="string">
            <text:p text:style-name="P64"><text:span text:style-name="T17">Cenário</text:span><text:span text:style-name="T16">:</text:span><text:span text:style-name="T17"> </text:span><text:span text:style-name="T18">(S12)</text:span><text:span text:style-name="T17"> </text:span><text:span text:style-name="T18">Subfluxo - Visualizar Requisição de Pagamento</text:span></text:p>
          </table:table-cell>
        </table:table-row>
        <table:table-row table:style-name="Tabela24.1">
          <table:table-cell table:style-name="Tabela24.A1" office:value-type="string">
            <text:p text:style-name="P218">Pré-Condições</text:p>
            <text:list xml:id="list120143923184431" text:continue-list="list120143923195679" text:style-name="WWNum26">
              <text:list-item>
                <text:p text:style-name="P248"><text:span text:style-name="T18">Realizar os passos do CT001 - Consultar Requisição de Pagamento - (S01)</text:span><text:span text:style-name="T17"> </text:span><text:span text:style-name="T18">Fluxo Principal - Consultar Requisição de Pagamento</text:span></text:p>
              </text:list-item>
            </text:list>
          </table:table-cell>
        </table:table-row>
        <table:table-row table:style-name="Tabela24.1">
          <table:table-cell table:style-name="Tabela24.A1" office:value-type="string">
            <text:p text:style-name="P218">Pós-Condições</text:p>
            <text:list xml:id="list120143938199203" text:continue-numbering="true" text:style-name="WWNum26">
              <text:list-item>
                <text:p text:style-name="P247">Não se aplica</text:p>
              </text:list-item>
            </text:list>
          </table:table-cell>
        </table:table-row>
        <table:table-row table:style-name="Tabela24.1">
          <table:table-cell table:style-name="Tabela24.A1" office:value-type="string">
            <text:p text:style-name="P219">Procedimento de Teste</text:p>
            <text:list xml:id="list120143938189615" text:continue-list="list4263362829617197258" text:style-name="WWNum32">
              <text:list-item>
                <text:p text:style-name="P336"><text:span text:style-name="T21">O usuário aciona a opção de </text:span><text:span text:style-name="T18">visualização de requisição de pagamento;</text:span></text:p>
              </text:list-item>
              <text:list-item>
                <text:p text:style-name="P295">O sistema exibe as informações resumidas da requisição de pagamento e os dados da requisição.</text:p>
              </text:list-item>
            </text:list>
          </table:table-cell>
        </table:table-row>
      </table:table>
      <text:p text:style-name="P64"/>
      <text:list xml:id="list120143938171204" text:continue-list="list120143923185009" text:style-name="WWNum4">
        <text:list-item>
          <text:list>
            <text:list-item>
              <text:list>
                <text:list-item>
                  <text:p text:style-name="P347"><text:bookmark text:name="_2fqjnniaxevb"/>Planilha de Dados do CT012 – PD012</text:p>
                </text:list-item>
              </text:list>
            </text:list-item>
          </text:list>
        </text:list-item>
      </text:list>
      <text:p text:style-name="P64"/>
      <table:table table:name="Tabela25" table:style-name="Tabela25">
        <table:table-column table:style-name="Tabela25.A"/>
        <table:table-column table:style-name="Tabela25.B"/>
        <table:table-column table:style-name="Tabela25.C"/>
        <table:table-column table:style-name="Tabela25.D"/>
        <table:table-row table:style-name="Tabela25.1">
          <table:table-cell table:style-name="Tabela25.A1" office:value-type="string">
            <text:p text:style-name="P44">Referência ao UC</text:p>
          </table:table-cell>
          <table:table-cell table:style-name="Tabela25.A1" office:value-type="string">
            <text:p text:style-name="P44">Linha</text:p>
          </table:table-cell>
          <table:table-cell table:style-name="Tabela25.A1" office:value-type="string">
            <text:p text:style-name="P44">Entradas</text:p>
          </table:table-cell>
          <table:table-cell table:style-name="Tabela25.A1" office:value-type="string">
            <text:p text:style-name="P44">Saídas</text:p>
          </table:table-cell>
        </table:table-row>
        <table:table-row table:style-name="Tabela25.1">
          <table:table-cell table:style-name="Tabela25.A2" office:value-type="string">
            <text:p text:style-name="P63"><text:span text:style-name="T21">(S12) Subfluxo – </text:span><text:span text:style-name="T18">Visualizar Requisição de Pagamento</text:span></text:p>
          </table:table-cell>
          <table:table-cell table:style-name="Tabela25.A2" office:value-type="string">
            <text:p text:style-name="P34">1</text:p>
          </table:table-cell>
          <table:table-cell table:style-name="Tabela25.A2" office:value-type="string">
            <text:p text:style-name="P73">Inserir dados da requisição de pagamento</text:p>
            <text:p text:style-name="P42">ID requisição de pagamento</text:p>
            <text:p text:style-name="P60">00001/2017 </text:p>
          </table:table-cell>
          <table:table-cell table:style-name="Tabela25.A2" office:value-type="string">
            <text:p text:style-name="P132"><text:span text:style-name="T78">O sistema exibe os dados: Número da Requisição de Pagamento: </text:span>00001/2017 </text:p>
            <text:p text:style-name="P132"><text:span text:style-name="T21">,</text:span><text:span text:style-name="T78">Número do Processo: </text:span>0000006-55.2008.5.08.0009 </text:p>
            <text:p text:style-name="P186"><text:span text:style-name="T21">,</text:span><text:span text:style-name="T78"> Tipo de Requisição:</text:span><text:span text:style-name="T21"> </text:span>RPV <text:s/></text:p>
            <text:p text:style-name="P186"><text:span text:style-name="T21">, </text:span><text:span text:style-name="T78">Natureza do Crédito: </text:span>Alimentar <text:s/></text:p>
            <text:p text:style-name="P186"><text:span text:style-name="T21">, </text:span><text:span text:style-name="T78">Vara de Origem: </text:span>VARA DO TRABALHO DE ALTAMIRA <text:s/></text:p>
            <text:p text:style-name="P132"><text:span text:style-name="T21">, </text:span><text:span text:style-name="T78">Observações: </text:span><text:span text:style-name="T210">Test Case UC002_CT002_PD002_1</text:span></text:p>
            <text:p text:style-name="P181"/>
            <text:p text:style-name="P132"><text:span text:style-name="T21">, </text:span><text:span text:style-name="T78">Data de ajuizamento do processo de conhecimento: </text:span><text:span text:style-name="T144">01</text:span><text:span text:style-name="T128">/</text:span><text:span text:style-name="T144">01</text:span><text:span text:style-name="T128">/</text:span><text:span text:style-name="T144">2016</text:span></text:p>
            <text:p text:style-name="P187"><text:soft-page-break/><text:span text:style-name="T21">, </text:span><text:span text:style-name="T78">Data de trânsito em julgado do processo de conhecimento: </text:span><text:span text:style-name="T144">08/10/2016</text:span></text:p>
            <text:p text:style-name="P187"><text:span text:style-name="T21">, </text:span><text:span text:style-name="T78">Data do trânsito em julgado dos embargos à execução e/ou impugnação dos cálculos:</text:span><text:span text:style-name="T144">09/10/2016</text:span></text:p>
            <text:p text:style-name="P187"><text:span text:style-name="T21">, </text:span><text:span text:style-name="T78">Data última atualização do valor total da RP cálculos: </text:span><text:span text:style-name="T144">10/10/2016</text:span></text:p>
            <text:p text:style-name="P133"><text:span text:style-name="T21">, </text:span><text:span text:style-name="T78">Data de recebimento do ofício no</text:span></text:p>
            <text:p text:style-name="P187"><text:span text:style-name="T78">protocolo: </text:span><text:span text:style-name="T144">11/10/2016</text:span></text:p>
            <text:p text:style-name="P187"><text:span text:style-name="T21">, </text:span><text:span text:style-name="T78">Data de recebimento do Ofício Requisitório pelo Ente Público: </text:span><text:span text:style-name="T144">12/10/2016</text:span></text:p>
            <text:p text:style-name="P188"><text:span text:style-name="T21">, </text:span><text:span text:style-name="T78">Documento Fiscal</text:span><text:span text:style-name="T21"> (CPF ou CNPJ do Beneficiário): </text:span>600.380.726-10 <text:s/></text:p>
            <text:p text:style-name="P188"><text:span text:style-name="T21">, </text:span><text:span text:style-name="T78">Nome </text:span><text:span text:style-name="T21">(Nome do beneficiário cadastrado): </text:span>Fyodor Osvald Efisio <text:s/><text:span text:style-name="T21">, </text:span><text:span text:style-name="T78">Esfera</text:span><text:span text:style-name="T21"> (Esfera de atuação do executado): </text:span></text:p>
            <text:p text:style-name="Standard">Federal <text:s/></text:p>
            <text:p text:style-name="P134"><text:span text:style-name="T21">, </text:span><text:span text:style-name="T78">Tipo de Administração</text:span><text:span text:style-name="T21"> (Tipo de Administração do executado):</text:span>Administração Direta </text:p>
            <text:p text:style-name="P134"><text:span text:style-name="T21">, </text:span><text:span text:style-name="T78">Nome do Ente Devedor: </text:span>UNIVERSIDADE FEDERAL DO PARA - 34.621.748/0001-23 </text:p>
            <text:p text:style-name="P134"><text:span text:style-name="T21">, </text:span><text:span text:style-name="T78">Lei de Amparo</text:span><text:span text:style-name="T21"> (Lei de Amparo ao Ente Devedor): </text:span>Regra Geral </text:p>
            <text:p text:style-name="P42">-Lista dos beneficiários contendo:</text:p>
            <text:p text:style-name="P188"><text:span text:style-name="T78">Beneficiário </text:span><text:span text:style-name="T21">(Nome completo do beneficiário ou Razão Social da Empresa): </text:span>Fyodor Osvald Efisio<text:span text:style-name="T21">, </text:span><text:span text:style-name="T78">Documento Fiscal</text:span><text:span text:style-name="T21"> (Documento Fiscal do beneficiário (CPF ou CNPJ)): </text:span>600.380.726-10<text:span text:style-name="T21">,</text:span></text:p>
            <text:p text:style-name="P188"><text:span text:style-name="T78">Prioridade </text:span><text:span text:style-name="T21">(Identifica se o beneficiário listado possui alguma prioridade. Caso sim, informar também qual é essa prioridade): </text:span><text:span text:style-name="T50">Não</text:span></text:p>
            <text:p text:style-name="P189"><text:span text:style-name="T21">, </text:span><text:span text:style-name="T78">Total Bruto </text:span><text:span text:style-name="T21">(Soma de todos os valores dos beneficiários): </text:span>4,00</text:p>
            <text:p text:style-name="P42">-Detalhes do beneficiário contendo:</text:p>
            <text:p text:style-name="P31"><text:span text:style-name="T78">Tipo de pessoa, CPF</text:span><text:span text:style-name="T21"> (CPF do beneficiário), </text:span><text:span text:style-name="T78">CNPJ</text:span><text:span text:style-name="T21"> (CNPJ do beneficiário), </text:span><text:span text:style-name="T78">Nome</text:span><text:span text:style-name="T21"> (Nome do beneficiário), </text:span><text:span text:style-name="T78">Exeq. Líquido</text:span><text:span text:style-name="T21"> (Valor líquido do exequente), </text:span><text:span text:style-name="T78">INSS Beneficiário</text:span><text:span text:style-name="T21"> (INSS devido pelo beneficiário), </text:span><text:span text:style-name="T78">INSS Executado </text:span><text:span text:style-name="T21">(INSS devido pelo executado), </text:span><text:span text:style-name="T78">IR </text:span><text:span text:style-name="T21">(Imposto de renda devido), </text:span><text:span text:style-name="T78">Observações</text:span><text:span text:style-name="T21"> (Observações sobre o beneficiário)</text:span></text:p>
            <text:p text:style-name="P222"><text:span text:style-name="T78">Total Líquido </text:span><text:span text:style-name="T21">(Soma do Valor líquido de todos os beneficiários cadastrados), </text:span><text:span text:style-name="T78">Total INSS Beneficiário </text:span><text:span text:style-name="T21">(Soma do INSS devido de todos os beneficiários cadastrados), </text:span><text:span text:style-name="T78">Total INSS Executado </text:span><text:span text:style-name="T21">(Soma do INSS devido pelo executado para todos os </text:span><text:soft-page-break/><text:span text:style-name="T21">beneficiários cadastrados), Total IR (Soma do Imposto de Renda devido de todos os beneficiários cadastrados), </text:span><text:span text:style-name="T78">Total Requisitado</text:span><text:span text:style-name="T21"> (Soma de todos os valores dos beneficiários)</text:span></text:p>
            <text:p text:style-name="P42">Lista dos advogados contendo:</text:p>
            <text:p text:style-name="P31"><text:span text:style-name="T78">Nome </text:span><text:span text:style-name="T21">(Nome do advogado representante do beneficiário), </text:span><text:span text:style-name="T78">CPF</text:span><text:span text:style-name="T21"> (Número do CPF do advogado representante do beneficiário), </text:span><text:span text:style-name="T78">OAB</text:span><text:span text:style-name="T21"> (Número da OAB do advogado representante do beneficiário), </text:span><text:span text:style-name="T78">Beneficiários</text:span><text:span text:style-name="T21"> (Lista contendo o nome de todos os beneficiários representados pelo advogado)</text:span></text:p>
          </table:table-cell>
        </table:table-row>
        <table:table-row table:style-name="Tabela25.1">
          <table:table-cell table:style-name="Tabela25.A2" office:value-type="string">
            <text:p text:style-name="P63"><text:span text:style-name="T21">(E34) Subfluxo – </text:span><text:span text:style-name="T18">Finalizar cadastro</text:span></text:p>
          </table:table-cell>
          <table:table-cell table:style-name="Tabela25.A2" office:value-type="string">
            <text:p text:style-name="P34">2</text:p>
          </table:table-cell>
          <table:table-cell table:style-name="Tabela25.A2" office:value-type="string">
            <text:p text:style-name="P73">Inserir dados da requisição de pagamento</text:p>
            <text:p text:style-name="P42">ID requisição de pagamento</text:p>
          </table:table-cell>
          <table:table-cell table:style-name="Tabela25.A2" office:value-type="string">
            <text:p text:style-name="P31"><text:span text:style-name="T21">O sistema apresenta a mensagem</text:span><text:span text:style-name="T21"><office:annotation><dc:creator>Autor desconhecido</dc:creator><dc:date>2017-03-09T09:29:45</dc:date><text:list text:style-name=""><text:list-item><text:p text:style-name="P348"><text:span text:style-name="T220">???????</text:span></text:p></text:list-item></text:list></office:annotation></text:span><text:span text:style-name="T21"> </text:span><text:span text:style-name="T166">MSG0030</text:span></text:p>
          </table:table-cell>
        </table:table-row>
      </table:table>
      <text:p text:style-name="P64"/>
      <text:p text:style-name="P64"/>
      <text:p text:style-name="P64"/>
      <text:p text:style-name="P64"/>
      <text:p text:style-name="P242"><text:bookmark text:name="_zgnfpc7pm5mj"/></text:p>
      <text:p text:style-name="P64"/>
      <text:p text:style-name="P64"/>
      <text:p text:style-name="P64"/>
      <text:p text:style-name="P64"/>
      <text:p text:style-name="P64"/>
      <text:p text:style-name="P31"/>
      <text:p text:style-name="P31"/>
      <text:p text:style-name="P31"/>
      <text:p text:style-name="P64"/>
      <text:p text:style-name="P64"/>
      <text:p text:style-name="P64"/>
      <text:p text:style-name="P64"/>
      <text:p text:style-name="P31"/>
      <text:p text:style-name="P64"/>
      <text:p text:style-name="P64"><text:tab/><text:tab/><text:tab/><text:tab/><text:tab/><text:tab/><text:tab/><text:tab/><text:tab/><text:tab/><text:tab/><text:tab/><text:tab/><text:tab/><text:tab/><text:tab/><text:tab/><text:tab/><text:tab/><text:tab/><text:tab/><text:tab/><text:tab/> </text:p>
      <text:p text:style-name="P221"/>
      <text:p text:style-name="P2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Black1" svg:font-family="'Arial Black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0pt" fo:language="pt" fo:country="BR" fo:font-style="normal" style:text-underline-style="none" fo:font-weight="normal" style:letter-kerning="true" style:font-name-asian="Times New Roman1" style:font-size-asian="10pt" style:language-asian="zh" style:country-asian="CN" style:font-style-asian="normal" style:font-weight-asian="normal" style:font-name-complex="Times New Roman1" style:font-size-complex="10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Times New Roman" fo:font-size="10pt" fo:language="pt" fo:country="BR" fo:font-style="normal" style:text-underline-style="none" fo:font-weight="normal" style:letter-kerning="true" style:font-name-asian="Times New Roman1" style:font-size-asian="10pt" style:language-asian="zh" style:country-asian="CN" style:font-style-asian="normal" style:font-weight-asian="normal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762cm" fo:margin-right="0cm" fo:margin-top="0.494cm" fo:margin-bottom="0cm" loext:contextual-spacing="false" fo:line-height="100%" fo:text-align="start" style:justify-single-word="false" fo:keep-together="auto" fo:orphans="0" fo:widows="0" fo:text-indent="-0.762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Arial Black" fo:font-family="'Arial Black'" style:font-family-generic="roman" style:font-pitch="variable" fo:font-size="14pt" fo:font-style="normal" style:text-underline-style="none" fo:font-weight="normal" style:font-name-asian="Arial Black1" style:font-family-asian="'Arial Black'" style:font-family-generic-asian="system" style:font-pitch-asian="variable" style:font-size-asian="14pt" style:font-style-asian="normal" style:font-weight-asian="normal" style:font-name-complex="Arial Black1" style:font-family-complex="'Arial Black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016cm" fo:margin-right="0cm" fo:margin-top="0.212cm" fo:margin-bottom="0cm" loext:contextual-spacing="false" fo:line-height="100%" fo:text-align="start" style:justify-single-word="false" fo:keep-together="auto" fo:orphans="0" fo:widows="0" fo:text-indent="-1.016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bold" style:font-name-asian="Arial2" style:font-family-asian="Arial" style:font-family-generic-asian="system" style:font-pitch-asian="variable" style:font-size-asian="12pt" style:font-style-asian="normal" style:font-weight-asian="bold" style:font-name-complex="Arial2" style:font-family-complex="Arial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margin-top="0.212cm" fo:margin-bottom="0cm" loext:contextual-spacing="false" fo:line-height="100%" fo:text-align="start" style:justify-single-word="false" fo:keep-together="auto" fo:orphans="0" fo:widows="0" fo:text-indent="-1.27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.012cm" fo:margin-right="0cm" fo:margin-top="0cm" fo:margin-bottom="0cm" loext:contextual-spacing="false" fo:line-height="100%" fo:text-align="justify" style:justify-single-word="false" fo:keep-together="auto" fo:orphans="0" fo:widows="0" fo:text-indent="-0.762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1.778cm" fo:margin-right="0cm" fo:margin-top="0cm" fo:margin-bottom="0cm" loext:contextual-spacing="false" fo:line-height="100%" fo:text-align="start" style:justify-single-word="false" fo:keep-together="auto" fo:orphans="0" fo:widows="0" fo:text-indent="-1.778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bold" style:font-name-asian="Arial2" style:font-family-asian="Arial" style:font-family-generic-asian="system" style:font-pitch-asian="variable" style:font-size-asian="10pt" style:font-style-asian="normal" style:font-weight-asian="bold" style:font-name-complex="Arial2" style:font-family-complex="Arial" style:font-family-generic-complex="system" style:font-pitch-complex="variable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2.032cm" fo:margin-right="0cm" fo:margin-top="0.423cm" fo:margin-bottom="0.106cm" loext:contextual-spacing="false" fo:line-height="100%" fo:text-align="start" style:justify-single-word="false" fo:keep-together="auto" fo:orphans="0" fo:widows="0" fo:text-indent="-2.032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cm" fo:margin-bottom="0.423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Arial Black" fo:font-family="'Arial Black'" style:font-family-generic="roman" style:font-pitch="variable" fo:font-size="24pt" fo:font-style="normal" style:text-underline-style="none" fo:font-weight="normal" style:font-name-asian="Arial Black1" style:font-family-asian="'Arial Black'" style:font-family-generic-asian="system" style:font-pitch-asian="variable" style:font-size-asian="24pt" style:font-style-asian="normal" style:font-weight-asian="normal" style:font-name-complex="Arial Black1" style:font-family-complex="'Arial Black'" style:font-family-generic-complex="system" style:font-pitch-complex="variable" style:font-size-complex="24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.423cm" fo:margin-bottom="0.212cm" loext:contextual-spacing="false" fo:line-height="100%" fo:text-align="center" style:justify-single-word="false" fo:keep-together="auto" fo:orphans="0" fo:widows="0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4pt" fo:font-style="italic" style:text-underline-style="none" fo:font-weight="normal" style:font-name-asian="Arial2" style:font-family-asian="Arial" style:font-family-generic-asian="system" style:font-pitch-asian="variable" style:font-size-asian="14pt" style:font-style-asian="italic" style:font-weight-asian="normal" style:font-name-complex="Arial2" style:font-family-complex="Arial" style:font-family-generic-complex="system" style:font-pitch-complex="variable" style:font-size-complex="1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Quotations" style:family="paragraph" style:parent-style-name="Standard" style:class="html"/>
    <style:style style:name="ListLabel_20_1" style:display-name="ListLabel 1" style:family="text">
      <style:text-properties fo:color="#5b9bd5"/>
    </style:style>
    <style:style style:name="ListLabel_20_2" style:display-name="ListLabel 2" style:family="text">
      <style:text-properties fo:font-style="normal" fo:font-weight="bold" style:font-style-asian="normal" style:font-weight-asian="bold"/>
    </style:style>
    <style:style style:name="ListLabel_20_3" style:display-name="ListLabel 3" style:family="text">
      <style:text-properties fo:font-style="normal" style:font-style-asian="normal"/>
    </style:style>
    <style:style style:name="ListLabel_20_4" style:display-name="ListLabel 4" style:family="text">
      <style:text-properties fo:color="#5b9bd5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1.27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2.54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3.8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5.08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1.27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2.54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3.8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5.08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1.27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2.54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3.8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5.08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margin-left="0.762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margin-left="1.016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1.27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2.54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3.8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5.08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1.27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2.54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3.8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5.08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1.27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2.54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3.8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5.08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1.27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2.54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3.8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5.08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1.27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2.54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3.8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5.08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1.27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2.54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3.8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5.08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1.27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2.54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3.8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5.08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1.27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2.54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3.8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5.08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1.27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2.54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3.8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5.08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1.27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2.54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3.8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5.08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1.27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2.54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3.8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5.08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1.27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2.54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3.8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5.08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1.27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2.54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3.8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5.08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1.27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2.54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3.8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5.08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1.27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2.54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3.8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5.08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1.27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2.54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3.8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5.08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1.27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2.54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3.8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5.08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1.27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2.54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3.8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5.08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1.27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2.54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3.8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5.08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1.27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2.54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3.8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5.08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1.27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2.54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3.8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5.08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4" style:num-suffix="●" text:bullet-char="●">
        <style:list-level-properties text:list-level-position-and-space-mode="label-alignment">
          <style:list-level-label-alignment text:label-followed-by="listtab" fo:text-indent="1.408cm" fo:margin-left="2.043cm"/>
        </style:list-level-properties>
        <style:text-properties style:font-name="Arial1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2.678cm" fo:margin-left="3.313cm"/>
        </style:list-level-properties>
        <style:text-properties style:font-name="Arial1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fo:text-indent="3.948cm" fo:margin-left="4.583cm"/>
        </style:list-level-properties>
        <style:text-properties style:font-name="Arial1"/>
      </text:list-level-style-bullet>
      <text:list-level-style-bullet text:level="4" text:style-name="ListLabel_20_5" style:num-suffix="●" text:bullet-char="●">
        <style:list-level-properties text:list-level-position-and-space-mode="label-alignment">
          <style:list-level-label-alignment text:label-followed-by="listtab" fo:text-indent="5.218cm" fo:margin-left="5.853cm"/>
        </style:list-level-properties>
        <style:text-properties style:font-name="Arial1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6.488cm" fo:margin-left="7.123cm"/>
        </style:list-level-properties>
        <style:text-properties style:font-name="Arial1"/>
      </text:list-level-style-bullet>
      <text:list-level-style-bullet text:level="6" text:style-name="ListLabel_20_5" style:num-suffix="▪" text:bullet-char="▪">
        <style:list-level-properties text:list-level-position-and-space-mode="label-alignment">
          <style:list-level-label-alignment text:label-followed-by="listtab" fo:text-indent="7.758cm" fo:margin-left="8.393cm"/>
        </style:list-level-properties>
        <style:text-properties style:font-name="Arial1"/>
      </text:list-level-style-bullet>
      <text:list-level-style-bullet text:level="7" text:style-name="ListLabel_20_5" style:num-suffix="●" text:bullet-char="●">
        <style:list-level-properties text:list-level-position-and-space-mode="label-alignment">
          <style:list-level-label-alignment text:label-followed-by="listtab" fo:text-indent="9.028cm" fo:margin-left="9.663cm"/>
        </style:list-level-properties>
        <style:text-properties style:font-name="Arial1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10.298cm" fo:margin-left="10.933cm"/>
        </style:list-level-properties>
        <style:text-properties style:font-name="Arial1"/>
      </text:list-level-style-bullet>
      <text:list-level-style-bullet text:level="9" text:style-name="ListLabel_20_5" style:num-suffix="▪" text:bullet-char="▪">
        <style:list-level-properties text:list-level-position-and-space-mode="label-alignment">
          <style:list-level-label-alignment text:label-followed-by="listtab" fo:text-indent="11.568cm" fo:margin-left="12.203cm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1.27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2.54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3.8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5.08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1.27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2.54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3.8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5.08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1.27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2.54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3.8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5.08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1.27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2.54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3.8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5.08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1.27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2.54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3.8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5.08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1.27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2.54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3.8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5.08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1.27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2.54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3.8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5.08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1.27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2.54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3.8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5.08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1.27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2.54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3.8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5.08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1.27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2.54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3.8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5.08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1.27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2.54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3.8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5.08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1.27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2.54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3.8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5.08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1.27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2.54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3.8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5.08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1.27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2.54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3.8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5.08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1.27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2.54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3.8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5.08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1.27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2.54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3.8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5.08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1.27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2.54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3.8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5.08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1.27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2.54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3.8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5.08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1.27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2.54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3.8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5.08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1.27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2.54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3.8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5.08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1.27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2.54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3.8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5.08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6" style:family="table">
      <style:table-properties style:width="16.002cm" fo:margin-left="-0.201cm" fo:margin-top="0cm" fo:margin-bottom="0cm" table:align="left"/>
    </style:style>
    <style:style style:name="Tabela26.A" style:family="table-column">
      <style:table-column-properties style:column-width="14.002cm"/>
    </style:style>
    <style:style style:name="Tabela26.B" style:family="table-column">
      <style:table-column-properties style:column-width="2cm"/>
    </style:style>
    <style:style style:name="Tabela26.1" style:family="table-row">
      <style:table-row-properties style:min-row-height="0.706cm" fo:keep-together="auto"/>
    </style:style>
    <style:style style:name="Tabela26.A1" style:family="table-cell">
      <style:table-cell-properties fo:padding-left="0.191cm" fo:padding-right="0.191cm" fo:padding-top="0cm" fo:padding-bottom="0cm" fo:border-left="none" fo:border-right="none" fo:border-top="0.5pt solid #000001" fo:border-bottom="none"/>
    </style:style>
    <style:style style:name="MP1" style:family="paragraph" style:parent-style-name="Standard">
      <style:paragraph-properties fo:margin-left="0cm" fo:margin-right="-1.092cm" fo:margin-top="1.139cm" fo:margin-bottom="0cm" loext:contextual-spacing="false" fo:line-height="100%" fo:text-align="end" style:justify-single-word="false" fo:text-indent="0cm" style:auto-text-indent="false"/>
      <style:text-properties style:font-name="Arial" fo:font-weight="bold" style:font-name-asian="Arial2" style:font-weight-asian="bold" style:font-name-complex="Arial2"/>
    </style:style>
    <style:style style:name="MP2" style:family="paragraph" style:parent-style-name="Standard">
      <style:paragraph-properties fo:margin-left="0cm" fo:margin-right="-1.092cm" fo:margin-top="0cm" fo:margin-bottom="0cm" loext:contextual-spacing="false" fo:text-align="end" style:justify-single-word="false" fo:text-indent="0cm" style:auto-text-indent="false"/>
      <style:text-properties style:font-name="Arial" fo:font-style="italic" style:font-name-asian="Arial2" style:font-style-asian="italic" style:font-name-complex="Arial2"/>
    </style:style>
    <style:style style:name="MP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keep-with-next="auto"/>
    </style:style>
    <style:style style:name="MP4" style:family="paragraph" style:parent-style-name="Standard">
      <style:paragraph-properties fo:margin-top="0cm" fo:margin-bottom="0cm" loext:contextual-spacing="false"/>
      <style:text-properties style:font-name="Arial" fo:font-size="8pt" style:font-name-asian="Arial2" style:font-size-asian="8pt" style:font-name-complex="Arial2" style:font-size-complex="8pt"/>
    </style:style>
    <style:style style:name="MP5" style:family="paragraph" style:parent-style-name="Standard">
      <style:paragraph-properties fo:margin-left="0cm" fo:margin-right="0cm" fo:margin-top="0cm" fo:margin-bottom="1.139cm" loext:contextual-spacing="false" fo:line-height="100%" fo:text-align="start" style:justify-single-word="false" fo:keep-together="auto" fo:orphans="0" fo:widows="0" fo:text-indent="0cm" style:auto-text-indent="false" fo:keep-with-next="auto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6" style:family="paragraph" style:parent-style-name="Standard">
      <style:paragraph-properties fo:margin-left="0cm" fo:margin-right="0cm" fo:margin-top="0cm" fo:margin-bottom="1.139cm" loext:contextual-spacing="false" fo:line-height="100%" fo:text-align="end" style:justify-single-word="false" fo:keep-together="auto" fo:orphans="0" fo:widows="0" fo:text-indent="0cm" style:auto-text-indent="false" fo:keep-with-next="auto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7" style:family="paragraph" style:parent-style-name="Standard">
      <style:paragraph-properties fo:margin-top="0cm" fo:margin-bottom="0cm" loext:contextual-spacing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normal" style:font-name-asian="Arial2" style:font-size-asian="8pt" style:font-style-asian="normal" style:font-weight-asian="normal" style:font-name-complex="Arial2" style:font-size-complex="8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fo:background-color="#ffffff" style:writing-mode="lr-tb" style:layout-grid-color="#c0c0c0" style:layout-grid-lines="2589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66cm" fo:margin-left="0cm" fo:margin-right="0cm" fo:margin-top="1.55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Tribunal Regional do Trabalho da 8ª Região<draw:frame draw:style-name="Mfr1" draw:name="image01.png" text:anchor-type="char" svg:x="-1.078cm" svg:y="-0.252cm" svg:width="2.933cm" svg:height="1.579cm" draw:z-index="42"><draw:image xlink:href="Pictures/100000000000007A000000453F9734A6.png" xlink:type="simple" xlink:show="embed" xlink:actuate="onLoad"/></draw:frame></text:p>
        <text:p text:style-name="MP2">Secretaria de Tecnologia da Informação</text:p>
        <text:p text:style-name="MP2">Coordenadoria de Sistemas de Informação</text:p>
      </style:header>
      <style:footer>
        <text:p text:style-name="MP3"/>
        <table:table table:name="Tabela26" table:style-name="Tabela26">
          <table:table-column table:style-name="Tabela26.A"/>
          <table:table-column table:style-name="Tabela26.B"/>
          <table:table-row table:style-name="Tabela26.1">
            <table:table-cell table:style-name="Tabela26.A1" office:value-type="string">
              <text:p text:style-name="MP4">Especificação de Caso de Teste</text:p>
              <text:p text:style-name="MP5"/>
            </table:table-cell>
            <table:table-cell table:style-name="Tabela26.A1" office:value-type="string">
              <text:p text:style-name="MP6"><text:span text:style-name="MT1"><text:page-number text:select-page="current">43</text:page-number></text:span><text:span text:style-name="MT2"> de </text:span><text:span text:style-name="MT1"><text:page-count>43</text:page-count></text:span></text:p>
            </table:table-cell>
          </table:table-row>
        </table:table>
        <text:p text:style-name="MP7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8T12:01:43.388000000</dc:date>
    <meta:editing-duration>P2DT5H45M44S</meta:editing-duration>
    <meta:editing-cycles>116</meta:editing-cycles>
    <meta:generator>LibreOffice/4.3.0.4$Windows_x86 LibreOffice_project/62ad5818884a2fc2e5780dd45466868d41009ec0</meta:generator>
    <meta:document-statistic meta:table-count="26" meta:image-count="1" meta:object-count="0" meta:page-count="43" meta:paragraph-count="1700" meta:word-count="11673" meta:character-count="77570" meta:non-whitespace-character-count="67423"/>
  </office:meta>
</office:document-meta>
</file>